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BenquiatBold" svg:font-family="BenquiatBold, Calibri"/>
    <style:font-face style:name="Lohit Hindi1" svg:font-family="'Lohit Hindi'"/>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hocolateBox" svg:font-family="ChocolateBox" style:font-pitch="variable"/>
    <style:font-face style:name="Courier New" svg:font-family="'Courier New'" style:font-pitch="variable"/>
    <style:font-face style:name="Frutiger65Bold" svg:font-family="Frutiger65Bold" style:font-pitch="variable"/>
    <style:font-face style:name="Larissa Bold" svg:font-family="'Larissa Bol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text-properties style:font-name="DejaVu Sans"/>
    </style:style>
    <style:style style:name="P2" style:family="paragraph" style:parent-style-name="Contents_20_3">
      <style:text-properties style:font-name="DejaVu Sans"/>
    </style:style>
    <style:style style:name="P3" style:family="paragraph" style:parent-style-name="Contents_20_5">
      <style:text-properties style:font-name="DejaVu Sans"/>
    </style:style>
    <style:style style:name="P4"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5" style:family="paragraph" style:parent-style-name="TR_20_Alinti">
      <style:text-properties style:font-name="DejaVu Sans"/>
    </style:style>
    <style:style style:name="P6" style:family="paragraph" style:parent-style-name="TR_20_Alinti">
      <style:text-properties style:font-name="DejaVu Sans" fo:language="en" fo:country="GB"/>
    </style:style>
    <style:style style:name="P7" style:family="paragraph" style:parent-style-name="TR_20_Alinti">
      <style:text-properties style:font-name="DejaVu Sans" fo:language="tr" fo:country="TR"/>
    </style:style>
    <style:style style:name="P8" style:family="paragraph" style:parent-style-name="TR_20_Alinti_20_Italik">
      <style:text-properties style:font-name="DejaVu Sans"/>
    </style:style>
    <style:style style:name="P9" style:family="paragraph" style:parent-style-name="TR_20_Alinti_20_Italik">
      <style:text-properties style:font-name="DejaVu Sans" fo:language="en" fo:country="GB"/>
    </style:style>
    <style:style style:name="P10" style:family="paragraph" style:parent-style-name="TR_20_Alinti_20_Italik">
      <style:text-properties style:font-name="DejaVu Sans" fo:language="tr" fo:country="TR"/>
    </style:style>
    <style:style style:name="P11" style:family="paragraph" style:parent-style-name="TR_20_Alinti_20_Italik_20_bold">
      <style:text-properties style:font-name="DejaVu Sans"/>
    </style:style>
    <style:style style:name="P12" style:family="paragraph" style:parent-style-name="TR_20_Alinti_20_Italik_20_bold">
      <style:text-properties style:font-name="DejaVu Sans" fo:font-style="normal" style:font-style-asian="normal"/>
    </style:style>
    <style:style style:name="P13" style:family="paragraph" style:parent-style-name="TR_20_Ana_20_Metin">
      <style:text-properties style:text-position="super 58%" style:font-name="DejaVu Sans" fo:font-size="10.5pt" fo:language="tr" fo:country="TR" style:font-size-asian="10.5pt" style:font-size-complex="10.5pt"/>
    </style:style>
    <style:style style:name="P14" style:family="paragraph" style:parent-style-name="TR_20_Ana_20_Metin">
      <style:text-properties style:text-position="super 58%" style:font-name="DejaVu Sans" fo:language="tr" fo:country="TR"/>
    </style:style>
    <style:style style:name="P15" style:family="paragraph" style:parent-style-name="TR_20_Ana_20_Metin">
      <style:text-properties style:font-name="DejaVu Sans"/>
    </style:style>
    <style:style style:name="P16" style:family="paragraph" style:parent-style-name="TR_20_Ana_20_Metin">
      <style:text-properties style:font-name="DejaVu Sans" fo:language="tr" fo:country="TR"/>
    </style:style>
    <style:style style:name="P17" style:family="paragraph" style:parent-style-name="TR_20_Ana_20_Metin">
      <style:text-properties style:font-name="DejaVu Sans" fo:language="tr" fo:country="TR" style:text-underline-style="none"/>
    </style:style>
    <style:style style:name="P18" style:family="paragraph" style:parent-style-name="TR_20_Ana_20_Metin">
      <style:paragraph-properties fo:text-align="center" style:justify-single-word="false"/>
      <style:text-properties style:font-name="DejaVu Sans"/>
    </style:style>
    <style:style style:name="P19" style:family="paragraph" style:parent-style-name="TR_20_Ana_20_Metin">
      <style:text-properties style:font-name="DejaVu Sans" fo:language="en" fo:country="GB"/>
    </style:style>
    <style:style style:name="P20" style:family="paragraph" style:parent-style-name="TR_20_Ana_20_Metin">
      <style:text-properties style:font-name="DejaVu Sans" fo:language="en" fo:country="GB" fo:font-weight="bold" style:font-weight-asian="bold" style:font-weight-complex="bold"/>
    </style:style>
    <style:style style:name="P21" style:family="paragraph" style:parent-style-name="TR_20_Ana_20_Metin">
      <style:text-properties style:font-name="DejaVu Sans" fo:font-weight="bold" style:font-weight-asian="bold" style:font-weight-complex="bold"/>
    </style:style>
    <style:style style:name="P22" style:family="paragraph" style:parent-style-name="TR_20_Ana_20_Metin" style:list-style-name="WW8Num5">
      <style:text-properties style:font-name="DejaVu Sans"/>
    </style:style>
    <style:style style:name="P23" style:family="paragraph" style:parent-style-name="TR_20_Ana_20_Metin" style:list-style-name="WW8Num4">
      <style:text-properties style:font-name="DejaVu Sans"/>
    </style:style>
    <style:style style:name="P24" style:family="paragraph" style:parent-style-name="TR_20_Ana_20_Metin">
      <style:text-properties style:font-name="DejaVu Sans" fo:font-size="24pt" fo:letter-spacing="0.026cm" fo:language="en" fo:country="GB"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TR_20_Ana_20_Metin">
      <style:text-properties style:font-name="DejaVu Sans" fo:font-size="14pt" fo:letter-spacing="0.088cm" fo:language="tr" fo:country="TR" style:font-size-asian="14pt" style:font-name-complex="Larissa Bold" style:font-size-complex="14pt"/>
    </style:style>
    <style:style style:name="P26" style:family="paragraph" style:parent-style-name="TR_20_Ana_20_Metin">
      <style:text-properties style:font-name="DejaVu Sans" fo:font-size="14pt" fo:letter-spacing="0.088cm" fo:language="en" fo:country="GB" style:font-size-asian="14pt" style:font-name-complex="Larissa Bold" style:font-size-complex="14pt"/>
    </style:style>
    <style:style style:name="P27" style:family="paragraph" style:parent-style-name="TR_20_Ana_20_Metin">
      <style:text-properties style:font-name="DejaVu Sans" fo:font-size="14pt" fo:letter-spacing="0.088cm" style:font-size-asian="14pt" style:font-name-complex="Larissa Bold" style:font-size-complex="14pt"/>
    </style:style>
    <style:style style:name="P28" style:family="paragraph" style:parent-style-name="TR_20_Ana_20_Metin">
      <style:text-properties style:font-name="DejaVu Sans" fo:font-size="14pt" fo:letter-spacing="0.026cm" fo:language="en" fo:country="GB" style:font-size-asian="14pt" style:font-name-complex="AvantGarde[T]" style:font-size-complex="14pt"/>
    </style:style>
    <style:style style:name="P29" style:family="paragraph" style:parent-style-name="TR_20_Ana_20_Metin">
      <style:text-properties style:font-name="DejaVu Sans" fo:font-size="14pt" style:font-size-asian="14pt" style:font-name-complex="AvantGarde[T]" style:font-size-complex="14pt"/>
    </style:style>
    <style:style style:name="P30" style:family="paragraph" style:parent-style-name="TR_20_Ana_20_Metin">
      <style:text-properties style:font-name="DejaVu Sans" fo:letter-spacing="0.026cm"/>
    </style:style>
    <style:style style:name="P31" style:family="paragraph" style:parent-style-name="TR_20_Ana_20_Metin">
      <style:text-properties style:font-name="DejaVu Sans" fo:letter-spacing="0.026cm" fo:language="en" fo:country="GB" style:font-size-complex="11pt"/>
    </style:style>
    <style:style style:name="P32" style:family="paragraph" style:parent-style-name="TR_20_Ana_20_Metin" style:list-style-name="WW8Num2">
      <style:text-properties style:font-name="DejaVu Sans" fo:letter-spacing="0.026cm" style:font-size-complex="11pt"/>
    </style:style>
    <style:style style:name="P33" style:family="paragraph" style:parent-style-name="TR_20_Ana_20_Metin">
      <style:text-properties style:font-name="DejaVu Sans" fo:font-size="9.5pt" fo:language="tr" fo:country="TR" style:font-size-asian="9.5pt" style:font-name-complex="AvantGarde[T]" style:font-size-complex="9.5pt"/>
    </style:style>
    <style:style style:name="P34" style:family="paragraph" style:parent-style-name="TR_20_Ana_20_Metin">
      <style:text-properties style:font-name="DejaVu Sans" fo:font-size="9.5pt" style:font-size-asian="9.5pt" style:font-name-complex="AvantGarde[T]" style:font-size-complex="9.5pt"/>
    </style:style>
    <style:style style:name="P35" style:family="paragraph" style:parent-style-name="TR_20_Ana_20_Metin">
      <style:text-properties style:font-name="DejaVu Sans" fo:font-size="18pt" fo:language="en" fo:country="GB" style:font-size-asian="18pt" style:font-name-complex="ChocolateBox" style:font-size-complex="18pt"/>
    </style:style>
    <style:style style:name="P36" style:family="paragraph" style:parent-style-name="TR_20_Ana_20_Metin">
      <style:text-properties style:font-name="DejaVu Sans" fo:font-size="18pt" fo:letter-spacing="0.044cm" fo:language="tr" fo:country="TR" style:font-size-asian="18pt" style:font-name-complex="ChocolateBox" style:font-size-complex="18pt"/>
    </style:style>
    <style:style style:name="P37" style:family="paragraph" style:parent-style-name="TR_20_Ana_20_Metin" style:list-style-name="WW8Num6">
      <style:text-properties style:font-name="DejaVu Sans"/>
    </style:style>
    <style:style style:name="P38" style:family="paragraph" style:parent-style-name="TR_20_Ana_20_Metin" style:list-style-name="WW8Num2">
      <style:text-properties style:font-name="DejaVu Sans"/>
    </style:style>
    <style:style style:name="P39" style:family="paragraph" style:parent-style-name="TR_20_Ana_20_Metin">
      <style:text-properties style:font-name="DejaVu Sans" fo:font-style="italic" style:font-style-asian="italic"/>
    </style:style>
    <style:style style:name="P40" style:family="paragraph" style:parent-style-name="TR_20_Ana_20_Metin" style:list-style-name="WW8Num3">
      <style:text-properties style:font-name="DejaVu Sans"/>
    </style:style>
    <style:style style:name="P41" style:family="paragraph" style:parent-style-name="TR_20_Ana_20_Metin" style:list-style-name="WW8Num1">
      <style:text-properties style:font-name="DejaVu Sans"/>
    </style:style>
    <style:style style:name="P42" style:family="paragraph" style:parent-style-name="TR_20_Ana_20_Metin">
      <style:text-properties style:font-name="DejaVu Sans" fo:font-size="10.5pt" fo:language="tr" fo:country="TR" style:font-size-asian="10.5pt" style:font-size-complex="10.5pt"/>
    </style:style>
    <style:style style:name="P43" style:family="paragraph" style:parent-style-name="TR_20_Ana_20_Metin">
      <style:text-properties style:font-name="DejaVu Sans" fo:font-size="10.5pt" fo:language="tr" fo:country="TR" fo:font-style="italic" style:font-size-asian="10.5pt" style:font-style-asian="italic" style:font-size-complex="10.5pt" style:font-style-complex="italic"/>
    </style:style>
    <style:style style:name="P44" style:family="paragraph" style:parent-style-name="TR_20_Ana_20_Metin">
      <style:text-properties style:font-name="DejaVu Sans" fo:font-size="10.5pt" fo:language="tr" fo:country="TR" fo:font-weight="bold" style:font-size-asian="10.5pt" style:font-weight-asian="bold" style:font-size-complex="10.5pt" style:font-weight-complex="bold"/>
    </style:style>
    <style:style style:name="P45" style:family="paragraph" style:parent-style-name="TR_20_Ana_20_Metin">
      <style:text-properties style:font-name="DejaVu Sans" fo:font-size="10.5pt" fo:letter-spacing="-0.009cm" fo:language="tr" fo:country="TR" style:font-size-asian="10.5pt" style:font-size-complex="10.5pt"/>
    </style:style>
    <style:style style:name="P46" style:family="paragraph" style:parent-style-name="TR_20_Ana_20_Metin">
      <style:text-properties style:font-name="DejaVu Sans" fo:font-size="10.5pt" fo:letter-spacing="-0.035cm" fo:language="tr" fo:country="TR" style:font-size-asian="10.5pt" style:font-size-complex="10.5pt"/>
    </style:style>
    <style:style style:name="P47" style:family="paragraph" style:parent-style-name="TR_20_Ana_20_Metin">
      <style:text-properties style:font-name="DejaVu Sans" fo:font-size="10.5pt" fo:language="en" fo:country="GB" style:font-size-asian="10.5pt" style:font-size-complex="10.5pt"/>
    </style:style>
    <style:style style:name="P48" style:family="paragraph" style:parent-style-name="TR_20_Ana_20_Metin">
      <style:text-properties style:font-name="DejaVu Sans" fo:font-size="9pt" fo:language="tr" fo:country="TR" style:font-size-asian="9pt" style:font-name-complex="AvantGarde[T]Bold" style:font-size-complex="9pt"/>
    </style:style>
    <style:style style:name="P49" style:family="paragraph" style:parent-style-name="TR_20_Ana_20_Metin">
      <style:text-properties style:font-name="DejaVu Sans" fo:language="fr" fo:country="FR"/>
    </style:style>
    <style:style style:name="P50" style:family="paragraph" style:parent-style-name="TR_20_Ana_20_Metin">
      <style:paragraph-properties fo:text-align="center" style:justify-single-word="false" fo:break-before="page"/>
      <style:text-properties style:font-name="DejaVu Sans"/>
    </style:style>
    <style:style style:name="P51" style:family="paragraph" style:parent-style-name="TR_20_Ana_20_Metin_20_Bold">
      <style:text-properties style:font-name="DejaVu Sans"/>
    </style:style>
    <style:style style:name="P52" style:family="paragraph" style:parent-style-name="TR_20_Ana_20_Metin_20_Bold">
      <style:paragraph-properties fo:text-align="center" style:justify-single-word="false"/>
      <style:text-properties style:font-name="DejaVu Sans"/>
    </style:style>
    <style:style style:name="P53" style:family="paragraph" style:parent-style-name="TR_20_Ana_20_Metin_20_Bold" style:list-style-name="WW8Num4">
      <style:text-properties style:font-name="DejaVu Sans"/>
    </style:style>
    <style:style style:name="P54" style:family="paragraph" style:parent-style-name="TR_20_Ana_20_Metin_20_Bold_20_Italik">
      <style:text-properties style:font-name="DejaVu Sans"/>
    </style:style>
    <style:style style:name="P55" style:family="paragraph" style:parent-style-name="TR_20_Ayet">
      <style:text-properties style:font-name="DejaVu Sans"/>
    </style:style>
    <style:style style:name="P56" style:family="paragraph" style:parent-style-name="TR_20_Ayet">
      <style:text-properties style:font-name="DejaVu Sans" fo:language="en" fo:country="GB"/>
    </style:style>
    <style:style style:name="P57" style:family="paragraph" style:parent-style-name="TR_20_Baslik_20_1">
      <style:text-properties style:font-name="DejaVu Sans"/>
    </style:style>
    <style:style style:name="P58" style:family="paragraph" style:parent-style-name="TR_20_Baslik_20_1">
      <style:paragraph-properties fo:break-before="page"/>
      <style:text-properties style:font-name="DejaVu Sans"/>
    </style:style>
    <style:style style:name="P59" style:family="paragraph" style:parent-style-name="TR_20_Baslik_20_1">
      <style:paragraph-properties fo:break-before="page"/>
      <style:text-properties style:font-name="DejaVu Sans" fo:language="en" fo:country="GB"/>
    </style:style>
    <style:style style:name="P60" style:family="paragraph" style:parent-style-name="TR_20_Baslik_20_1">
      <style:paragraph-properties fo:break-before="page"/>
      <style:text-properties style:font-name="DejaVu Sans" fo:language="tr" fo:country="TR"/>
    </style:style>
    <style:style style:name="P61" style:family="paragraph" style:parent-style-name="TR_20_Baslik_20_2">
      <style:text-properties style:font-name="DejaVu Sans"/>
    </style:style>
    <style:style style:name="P62" style:family="paragraph" style:parent-style-name="TR_20_Baslik_20_2">
      <style:text-properties style:font-name="DejaVu Sans" fo:language="tr" fo:country="TR"/>
    </style:style>
    <style:style style:name="P63" style:family="paragraph" style:parent-style-name="TR_20_Baslik_20_2">
      <style:text-properties style:font-name="DejaVu Sans" fo:language="en" fo:country="GB"/>
    </style:style>
    <style:style style:name="P64" style:family="paragraph" style:parent-style-name="TR_20_Baslik_20_2">
      <style:paragraph-properties fo:break-before="page"/>
      <style:text-properties style:font-name="DejaVu Sans"/>
    </style:style>
    <style:style style:name="P65" style:family="paragraph" style:parent-style-name="TR_20_Baslik_20_2">
      <style:paragraph-properties fo:break-before="page"/>
      <style:text-properties style:font-name="DejaVu Sans" fo:language="tr" fo:country="TR"/>
    </style:style>
    <style:style style:name="P66" style:family="paragraph" style:parent-style-name="TR_20_Baslik_20_3">
      <style:text-properties style:font-name="DejaVu Sans"/>
    </style:style>
    <style:style style:name="P67" style:family="paragraph" style:parent-style-name="TR_20_Baslik_20_3">
      <style:text-properties style:font-name="DejaVu Sans" fo:language="en" fo:country="GB"/>
    </style:style>
    <style:style style:name="P68" style:family="paragraph" style:parent-style-name="TR_20_Baslik_20_3">
      <style:text-properties style:font-name="DejaVu Sans" fo:language="tr" fo:country="TR"/>
    </style:style>
    <style:style style:name="P69" style:family="paragraph" style:parent-style-name="TR_20_Baslik_20_4">
      <style:text-properties style:font-name="DejaVu Sans" fo:language="en" fo:country="GB"/>
    </style:style>
    <style:style style:name="P70" style:family="paragraph" style:parent-style-name="TR_20_Baslik_20_5">
      <style:text-properties style:font-name="DejaVu Sans"/>
    </style:style>
    <style:style style:name="P71" style:family="paragraph" style:parent-style-name="TR_20_Baslik_20_5">
      <style:text-properties style:font-name="DejaVu Sans" style:text-underline-style="none"/>
    </style:style>
    <style:style style:name="P72" style:family="paragraph" style:parent-style-name="TR_20_Baslik_20_6">
      <style:text-properties style:font-name="DejaVu Sans"/>
    </style:style>
    <style:style style:name="P73" style:family="paragraph" style:parent-style-name="TR_20_Baslik_20_7">
      <style:text-properties style:font-name="DejaVu Sans"/>
    </style:style>
    <style:style style:name="P74" style:family="paragraph" style:parent-style-name="TR_20_Kitap_20_Adi" style:master-page-name="Standard">
      <style:paragraph-properties style:page-number="auto"/>
      <style:text-properties style:font-name="DejaVu Sans"/>
    </style:style>
    <style:style style:name="P75"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76" style:family="paragraph" style:parent-style-name="TR_20_Yazar_20_Adi">
      <style:text-properties style:font-name="DejaVu Sans"/>
    </style:style>
    <style:style style:name="P77" style:family="paragraph" style:parent-style-name="Tr_20_Giris_20_1">
      <style:text-properties style:font-name="DejaVu Sans" fo:language="en" fo:country="GB"/>
    </style:style>
    <style:style style:name="P78" style:family="paragraph" style:parent-style-name="tr_20_son_20_ayet">
      <style:text-properties style:font-name="DejaVu Sans"/>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style="italic" style:font-style-asian="italic"/>
    </style:style>
    <style:style style:name="T4" style:family="text">
      <style:text-properties fo:language="tr" fo:country="TR" fo:font-style="italic" style:font-style-asian="italic" style:font-style-complex="italic"/>
    </style:style>
    <style:style style:name="T5" style:family="text">
      <style:text-properties fo:language="tr" fo:country="TR" fo:font-weight="bold" style:font-weight-asian="bold" style:font-weight-complex="bold"/>
    </style:style>
    <style:style style:name="T6" style:family="text">
      <style:text-properties fo:language="tr" fo:country="TR" style:font-name-complex="Webdings"/>
    </style:style>
    <style:style style:name="T7" style:family="text">
      <style:text-properties fo:language="tr" fo:country="TR" style:font-name-complex="PalatinoTurk"/>
    </style:style>
    <style:style style:name="T8" style:family="text">
      <style:text-properties fo:language="tr" fo:country="TR" style:font-name-complex="Frutiger65Bold"/>
    </style:style>
    <style:style style:name="T9" style:family="text">
      <style:text-properties style:font-name="Webdings" fo:language="tr" fo:country="TR" style:font-name-complex="Webdings"/>
    </style:style>
    <style:style style:name="T10" style:family="text">
      <style:text-properties style:font-name-asian="Times New Roman"/>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fo:language="en" fo:country="GB" fo:font-weight="bold" style:font-weight-asian="bold" style:font-weight-complex="bold"/>
    </style:style>
    <style:style style:name="T14" style:family="text">
      <style:text-properties fo:language="en" fo:country="GB" fo:font-weight="bold" style:font-weight-asian="bold" style:font-name-complex="PalatinoTurk" style:font-weight-complex="bold"/>
    </style:style>
    <style:style style:name="T15" style:family="text">
      <style:text-properties fo:language="en" fo:country="GB" fo:font-style="italic" style:font-style-asian="italic" style:font-style-complex="italic"/>
    </style:style>
    <style:style style:name="T16" style:family="text">
      <style:text-properties fo:language="en" fo:country="GB" fo:font-style="italic" fo:font-weight="bold" style:font-style-asian="italic" style:font-weight-asian="bold" style:font-style-complex="italic" style:font-weight-complex="bold"/>
    </style:style>
    <style:style style:name="T17" style:family="text">
      <style:text-properties fo:language="en" fo:country="GB" style:text-underline-style="solid" style:text-underline-width="auto" style:text-underline-color="font-color"/>
    </style:style>
    <style:style style:name="T18" style:family="text">
      <style:text-properties fo:language="en" fo:country="GB" style:text-underline-style="solid" style:text-underline-width="auto" style:text-underline-color="font-color" fo:font-weight="bold" style:font-weight-asian="bold" style:font-weight-complex="bold"/>
    </style:style>
    <style:style style:name="T19" style:family="text">
      <style:text-properties fo:language="en" fo:country="GB" style:font-name-complex="PalatinoTurk"/>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style>
    <style:style style:name="T26" style:family="text">
      <style:text-properties style:font-name="PalatinoTurk" fo:language="en" fo:country="GB" fo:font-weight="bold" style:font-weight-asian="bold" style:font-name-complex="PalatinoTurk" style:font-weight-complex="bold"/>
    </style:style>
    <style:style style:name="T27" style:family="text">
      <style:text-properties style:font-name="PalatinoTurk" fo:language="en" fo:country="GB" style:font-name-complex="PalatinoTurk"/>
    </style:style>
    <style:style style:name="T28" style:family="text">
      <style:text-properties style:font-name="PalatinoTurk" fo:language="tr" fo:country="TR" style:font-name-complex="PalatinoTurk"/>
    </style:style>
    <style:style style:name="T29" style:family="text">
      <style:text-properties fo:font-weight="normal" style:font-weight-asian="normal"/>
    </style:style>
    <style:style style:name="T30" style:family="text">
      <style:text-properties fo:letter-spacing="0.026cm"/>
    </style:style>
    <style:style style:name="T31" style:family="text">
      <style:text-properties fo:letter-spacing="0.026cm" fo:language="en" fo:country="GB"/>
    </style:style>
    <style:style style:name="T32" style:family="text">
      <style:text-properties fo:letter-spacing="0.026cm" style:font-size-complex="11pt"/>
    </style:style>
    <style:style style:name="T33" style:family="text">
      <style:text-properties fo:letter-spacing="0.026cm" fo:language="tr" fo:country="TR"/>
    </style:style>
    <style:style style:name="T34" style:family="text">
      <style:text-properties fo:letter-spacing="0.026cm" style:font-name-complex="Wingdings" style:font-size-complex="11pt"/>
    </style:style>
    <style:style style:name="T35" style:family="text">
      <style:text-properties style:font-name="Wingdings" fo:letter-spacing="0.026cm" style:font-name-complex="Wingdings" style:font-size-complex="11pt"/>
    </style:style>
    <style:style style:name="T36" style:family="text">
      <style:text-properties fo:font-size="11.5pt" style:font-size-asian="11.5pt" style:font-size-complex="11.5pt"/>
    </style:style>
    <style:style style:name="T37" style:family="text">
      <style:text-properties fo:font-size="11.5pt" fo:letter-spacing="0.044cm" style:font-size-asian="11.5pt" style:font-size-complex="11.5pt"/>
    </style:style>
    <style:style style:name="T38" style:family="text">
      <style:text-properties style:text-position="super 58%"/>
    </style:style>
    <style:style style:name="T39" style:family="text">
      <style:text-properties style:text-position="super 58%" fo:font-size="10pt" style:font-size-asian="10pt"/>
    </style:style>
    <style:style style:name="T40" style:family="text">
      <style:text-properties style:text-position="super 58%" fo:font-size="10pt" fo:language="en" fo:country="GB" style:font-size-asian="10pt"/>
    </style:style>
    <style:style style:name="T41" style:family="text">
      <style:text-properties style:text-position="super 58%" fo:font-size="10pt" fo:font-weight="normal" style:font-size-asian="10pt" style:font-weight-asian="normal"/>
    </style:style>
    <style:style style:name="T42" style:family="text">
      <style:text-properties style:text-position="super 58%" fo:language="tr" fo:country="TR"/>
    </style:style>
    <style:style style:name="T43" style:family="text">
      <style:text-properties style:text-position="super 58%" fo:letter-spacing="0.026cm" style:font-size-complex="11pt"/>
    </style:style>
    <style:style style:name="T44" style:family="text">
      <style:text-properties style:text-position="super 58%" fo:font-size="9.5pt" style:font-size-asian="9.5pt" style:font-size-complex="9.5pt"/>
    </style:style>
    <style:style style:name="T45" style:family="text">
      <style:text-properties style:text-position="super 58%" fo:font-size="9pt" style:font-size-asian="9pt" style:font-size-complex="9pt"/>
    </style:style>
    <style:style style:name="T46" style:family="text">
      <style:text-properties style:text-position="super 58%" fo:font-size="9pt" fo:language="tr" fo:country="TR" style:font-size-asian="9pt" style:font-size-complex="9pt"/>
    </style:style>
    <style:style style:name="T47" style:family="text">
      <style:text-properties style:text-position="super 58%" fo:font-size="9pt" fo:language="tr" fo:country="TR" style:font-size-asian="9pt" style:font-name-complex="PalatinoTurk" style:font-size-complex="9pt"/>
    </style:style>
    <style:style style:name="T48" style:family="text">
      <style:text-properties style:text-position="super 58%" fo:font-size="10.5pt" fo:language="tr" fo:country="TR" style:font-size-asian="10.5pt" style:font-size-complex="10.5pt"/>
    </style:style>
    <style:style style:name="T49" style:family="text">
      <style:text-properties style:text-position="super 58%" style:font-name="PalatinoTurk" fo:font-size="9pt" fo:language="tr" fo:country="TR" style:font-size-asian="9pt" style:font-name-complex="PalatinoTurk" style:font-size-complex="9pt"/>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font-size="30pt" style:font-size-asian="30pt" style:font-size-complex="30pt"/>
    </style:style>
    <style:style style:name="T53" style:family="text">
      <style:text-properties fo:font-size="24pt" fo:letter-spacing="0.026cm" fo:language="en" fo:country="GB" style:text-underline-style="solid" style:text-underline-width="auto" style:text-underline-color="font-color" fo:font-weight="bold" style:font-size-asian="24pt" style:font-weight-asian="bold" style:font-size-complex="24pt" style:font-weight-complex="bold"/>
    </style:style>
    <style:style style:name="T54" style:family="text">
      <style:text-properties fo:letter-spacing="0.044cm" fo:language="en" fo:country="GB"/>
    </style:style>
    <style:style style:name="T55" style:family="text">
      <style:text-properties style:font-name="Larissa Bold" fo:font-size="14pt" fo:letter-spacing="0.088cm" style:font-size-asian="14pt" style:font-name-complex="Larissa Bold" style:font-size-complex="14pt"/>
    </style:style>
    <style:style style:name="T56" style:family="text">
      <style:text-properties fo:font-size="11pt" style:font-size-asian="11pt" style:font-size-complex="11pt"/>
    </style:style>
    <style:style style:name="T57" style:family="text">
      <style:text-properties fo:font-size="12pt" style:text-underline-style="none" style:font-size-asian="12pt" style:font-size-complex="12pt"/>
    </style:style>
    <style:style style:name="T58" style:family="text">
      <style:text-properties style:font-name="AvantGarde[T]" fo:font-size="14pt" fo:letter-spacing="0.026cm" fo:language="en" fo:country="GB" style:font-size-asian="14pt" style:font-name-complex="AvantGarde[T]" style:font-size-complex="14pt"/>
    </style:style>
    <style:style style:name="T59" style:family="text">
      <style:text-properties style:font-name="AvantGarde[T]" fo:font-size="14pt" style:font-size-asian="14pt" style:font-name-complex="AvantGarde[T]" style:font-size-complex="14pt"/>
    </style:style>
    <style:style style:name="T60" style:family="text">
      <style:text-properties style:font-name="AvantGarde[T]" fo:font-size="9.5pt" style:font-size-asian="9.5pt" style:font-name-complex="AvantGarde[T]" style:font-size-complex="9.5pt"/>
    </style:style>
    <style:style style:name="T61" style:family="text">
      <style:text-properties style:font-name="AvantGarde[T]" fo:font-size="9.5pt" fo:language="tr" fo:country="TR" style:font-size-asian="9.5pt" style:font-name-complex="AvantGarde[T]" style:font-size-complex="9.5pt"/>
    </style:style>
    <style:style style:name="T62" style:family="text">
      <style:text-properties fo:font-size="9.5pt" fo:language="tr" fo:country="TR" style:font-size-asian="9.5pt" style:font-name-complex="AvantGarde[T]" style:font-size-complex="9.5pt"/>
    </style:style>
    <style:style style:name="T63" style:family="text">
      <style:text-properties style:font-name="ChocolateBox" fo:font-size="18pt" fo:language="en" fo:country="GB" style:font-size-asian="18pt" style:font-name-complex="ChocolateBox" style:font-size-complex="18pt"/>
    </style:style>
    <style:style style:name="T64" style:family="text">
      <style:text-properties style:font-name="ChocolateBox" fo:font-size="18pt" fo:letter-spacing="0.044cm" fo:language="tr" fo:country="TR" style:font-size-asian="18pt" style:font-name-complex="ChocolateBox" style:font-size-complex="18pt"/>
    </style:style>
    <style:style style:name="T65" style:family="text">
      <style:text-properties fo:font-size="8.5pt" style:font-size-asian="8.5pt" style:font-name-complex="Frutiger65Bold" style:font-size-complex="8.5pt"/>
    </style:style>
    <style:style style:name="T66" style:family="text">
      <style:text-properties style:font-name="Frutiger65Bold" fo:font-size="8.5pt" style:font-size-asian="8.5pt" style:font-name-complex="Frutiger65Bold" style:font-size-complex="8.5pt"/>
    </style:style>
    <style:style style:name="T67" style:family="text">
      <style:text-properties style:font-name="Frutiger65Bold" fo:font-size="8.5pt" fo:language="en" fo:country="GB" style:font-size-asian="8.5pt" style:font-name-complex="Frutiger65Bold" style:font-size-complex="8.5pt"/>
    </style:style>
    <style:style style:name="T68" style:family="text">
      <style:text-properties style:font-name="Frutiger65Bold" fo:language="tr" fo:country="TR" style:font-name-complex="Frutiger65Bold"/>
    </style:style>
    <style:style style:name="T69" style:family="text">
      <style:text-properties fo:font-style="normal" style:font-style-asian="normal"/>
    </style:style>
    <style:style style:name="T70" style:family="text">
      <style:text-properties fo:font-size="10.5pt" style:font-size-asian="10.5pt" style:font-name-complex="BenquiatBold" style:font-size-complex="10.5pt"/>
    </style:style>
    <style:style style:name="T71" style:family="text">
      <style:text-properties fo:font-size="10.5pt" fo:language="tr" fo:country="TR" style:font-size-asian="10.5pt" style:font-size-complex="10.5pt"/>
    </style:style>
    <style:style style:name="T72" style:family="text">
      <style:text-properties fo:font-size="10.5pt" fo:language="tr" fo:country="TR" fo:font-style="italic" style:font-size-asian="10.5pt" style:font-style-asian="italic" style:font-size-complex="10.5pt" style:font-style-complex="italic"/>
    </style:style>
    <style:style style:name="T73" style:family="text">
      <style:text-properties fo:font-size="10.5pt" fo:language="tr" fo:country="TR" fo:font-weight="bold" style:font-size-asian="10.5pt" style:font-weight-asian="bold" style:font-size-complex="10.5pt" style:font-weight-complex="bold"/>
    </style:style>
    <style:style style:name="T74" style:family="text">
      <style:text-properties fo:font-size="10.5pt" fo:letter-spacing="-0.009cm" fo:language="tr" fo:country="TR" style:font-size-asian="10.5pt" style:font-size-complex="10.5pt"/>
    </style:style>
    <style:style style:name="T75" style:family="text">
      <style:text-properties fo:font-size="10.5pt" fo:letter-spacing="-0.035cm" fo:language="tr" fo:country="TR" style:font-size-asian="10.5pt" style:font-size-complex="10.5pt"/>
    </style:style>
    <style:style style:name="T76" style:family="text">
      <style:text-properties fo:font-size="9pt" style:font-size-asian="9pt" style:font-size-complex="9pt"/>
    </style:style>
    <style:style style:name="T77" style:family="text">
      <style:text-properties style:font-name="BenquiatBold" fo:font-size="10.5pt" style:font-size-asian="10.5pt" style:font-name-complex="BenquiatBold" style:font-size-complex="10.5pt"/>
    </style:style>
    <style:style style:name="T78" style:family="text">
      <style:text-properties style:font-name="BenquiatBold" fo:font-size="10.5pt" fo:language="tr" fo:country="TR" style:font-size-asian="10.5pt" style:font-name-complex="BenquiatBold" style:font-size-complex="10.5pt"/>
    </style:style>
    <style:style style:name="T79" style:family="text">
      <style:text-properties style:font-name="AvantGarde[T]Bold" fo:font-size="9pt" fo:language="tr" fo:country="TR" style:font-size-asian="9pt" style:font-name-complex="AvantGarde[T]Bold"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THE DANGER OF A COMMUNIST KURDISTAN</text:h>
      <text:p text:style-name="P15"/>
      <text:p text:style-name="P15"/>
      <text:p text:style-name="P76">HARUN YAHYA (ADNAN OKTAR)</text:p>
      <text:p text:style-name="P15"/>
      <text:p text:style-name="P15"/>
      <text:h text:style-name="P58" text:outline-level="1">ABOUT THE AUTHOR</text:h>
      <text:p text:style-name="P15"/>
      <text:p text:style-name="P15"/>
      <text:p text:style-name="P1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6">Harun Yahya's works, translated into 72 different languages, constitute a collection for a total of more than 55,000 pages with 40,000 illustrations. </text:p>
      <text:p text:style-name="P1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6">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6">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6">This is no doubt a result of the Qur'an's wisdom and lucidity. The author modestly intends to serve as a means in humanity's search for God's right path. No material gain is sought in the publication of these works.</text:p>
      <text:p text:style-name="P16"><text:soft-page-break/>Those who encourage others to read these books, to open their minds and hearts and guide them to become more devoted servants of God, render an invaluable service. </text:p>
      <text:p text:style-name="P1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6">In this effort, the books of Harun Yahya assume a leading role. By the will of God, these books will be a means through which people in the twenty-first century will attain the peace, justice, and happiness promised in the Qur'an.</text:p>
      <text:p text:style-name="P16"/>
      <text:p text:style-name="P16"/>
      <text:p text:style-name="P50">Published by: GLOBAL PUBLISHING <text:line-break/>Kayışdağı Mah. Değirmen Sok. No: 3<text:line-break/>Ataşehir / İstanbul / Turkey <text:s/>- Tel: (+90 216) 660 00 59</text:p>
      <text:p text:style-name="P15"/>
      <text:p text:style-name="P15"/>
      <text:p text:style-name="P18">First Edition: March 2015</text:p>
      <text:p text:style-name="P15"/>
      <text:p text:style-name="P15"/>
      <text:p text:style-name="P18">All translations from the Qur'an are from <text:line-break/>The Noble Qur'an: a New Rendering of its Meaning in English <text:line-break/>by Hajj Abdalhaqq and Aisha Bewley, published by Bookwork, <text:line-break/>Norwich, UK. 1420 CE/1999 AH.</text:p>
      <text:p text:style-name="P15"/>
      <text:p text:style-name="P15"/>
      <text:p text:style-name="P18">Abbreviation used:<text:line-break/>(pbuh): Peace be upon him (following a reference to the prophets)</text:p>
      <text:p text:style-name="P15"/>
      <text:p text:style-name="P15"/>
      <text:p text:style-name="P52">www.harunyahya.com / www.harunyahyaapps.com<text:line-break/>en.a9.com.tr - http://en.harunyahya.tv</text:p>
      <text:p text:style-name="P15"/>
      <text:p text:style-name="P15"/>
      <text:h text:style-name="P58" text:outline-level="1">TO THE READER</text:h>
      <text:p text:style-name="P15"/>
      <text:p text:style-name="P16"/>
      <text:p text:style-name="P15"><text:span text:style-name="T6"></text:span><text:span text:style-name="T2"> </text:span><text:span text:style-name="T1">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15"><text:span text:style-name="T6"></text:span><text:span text:style-name="T2"> </text:span><text:span text:style-name="T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15"><text:span text:style-name="T6"></text:span><text:span text:style-name="T2"> </text:span><text:span text:style-name="T1">This and all the other books by the author can be read individually, or discussed in a group. Readers eager to profit from the books will find discussion very useful, letting them relate their reflections and experiences to one another. </text:span></text:p>
      <text:p text:style-name="P15"><text:span text:style-name="T6"></text:span><text:span text:style-name="T2"> </text:span><text:span text:style-name="T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15"><text:span text:style-name="T6"></text:span><text:span text:style-name="T2"> </text:span><text:span text:style-name="T1">We hope the reader will look through the reviews of his other books at the back of this book. His rich source material on faith-related issues is very useful, and a pleasure to read. </text:span></text:p>
      <text:p text:style-name="P15"><text:span text:style-name="T6"></text:span><text:span text:style-name="T2"> </text:span><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6"/>
      <text:p text:style-name="P16"/>
      <text:p text:style-name="P16"/>
      <text:h text:style-name="P59" text:outline-level="1">Contents</text:h>
      <text:p text:style-name="P19"/>
      <text:p text:style-name="P15"/>
      <text:h text:style-name="P3" text:outline-level="1"><text:span text:style-name="T11">INTRODUCTION<text:tab/>14</text:span></text:h>
      <text:h text:style-name="P3" text:outline-level="1"><text:span text:style-name="T11">THOSE WISHING TO DIVIDE TURKEY SHOULD <text:line-break/>READ THESE LINES WITH CARE<text:tab/>15</text:span></text:h>
      <text:h text:style-name="P1" text:outline-level="1"><text:span text:style-name="T11">Terror Can Be Brought To An End If The PKK Terror Organization<text:line-break/>Abandons Its Marxist-Leninist Ideology<text:tab/>20</text:span></text:h>
      <text:h text:style-name="P1" text:outline-level="1"><text:span text:style-name="T11">Is It Possible To Preach to Öcalan?<text:tab/>26</text:span></text:h>
      <text:h text:style-name="P1" text:outline-level="1"><text:span text:style-name="T11">Analyses By Mr. Adnan Oktar Broadcast On A9 TV - 1<text:tab/>28</text:span></text:h>
      <text:p text:style-name="P19"/>
      <text:h text:style-name="P3" text:outline-level="1"><text:span text:style-name="T11">CHAPTER 1</text:span></text:h>
      <text:h text:style-name="P3" text:outline-level="1"><text:span text:style-name="T11">WHY DO THEY WANT TO SEPARATE<text:line-break/>THE SOUTHEAST OF TURKEY?<text:tab/>38</text:span></text:h>
      <text:h text:style-name="P1" text:outline-level="1"><text:span text:style-name="T11">An artificial term; "The Kurdish Problem"<text:tab/>39</text:span></text:h>
      <text:h text:style-name="P1" text:outline-level="1"><text:span text:style-name="T11">The PKK Is a Darwinist, Marxist, Stalinist and Leninist Organization<text:tab/>42</text:span></text:h>
      <text:h text:style-name="P1" text:outline-level="1"><text:span text:style-name="T11">What Kind of Ideology is Darwinism?<text:tab/> 42</text:span></text:h>
      <text:h text:style-name="P1" text:outline-level="1"><text:span text:style-name="T11">How does Darwinism provide an intellectual basis for savagery?<text:tab/>46</text:span></text:h>
      <text:h text:style-name="P1" text:outline-level="1"><text:span text:style-name="T11">Admissions by Bloodthirsty 20th-Century Fascist and Communist <text:line-break/>Dictators That They Drew Their Basic Ideas from Those of Darwin<text:tab/>52</text:span></text:h>
      <text:h text:style-name="P1" text:outline-level="1"><text:span text:style-name="T11">What Kind of Communist Barbarity Took Place in the 20th Century?<text:tab/>58</text:span></text:h>
      <text:h text:style-name="P1" text:outline-level="1"><text:span text:style-name="T11">Bloody Communist Leaders Believed in Their Savagery <text:line-break/>as a Requirement of Communist Ideology<text:tab/>72</text:span></text:h>
      <text:h text:style-name="P1" text:outline-level="1"><text:span text:style-name="T11">Bloody Communist Leaders Reject Religion, the State and the Family<text:tab/>90</text:span></text:h>
      <text:h text:style-name="P1" text:outline-level="1"><text:soft-page-break/><text:span text:style-name="T11">Quotes from Bloody Communist Leaders Showing Their Opposition <text:line-break/>to Religion and Religious Moral Values<text:tab/>92</text:span></text:h>
      <text:h text:style-name="P1" text:outline-level="1"><text:span text:style-name="T11">Quotations from Bloody Communist Leaders <text:line-break/>About the Lack of Need for the State<text:tab/>96</text:span></text:h>
      <text:h text:style-name="P1" text:outline-level="1"><text:span text:style-name="T11">Quotations from Bloody Communist Leaders Regarding <text:line-break/>the Need to Abolish the Concept of the Family<text:tab/>98</text:span></text:h>
      <text:h text:style-name="P1" text:outline-level="1"><text:span text:style-name="T11">ANALYSES BY MR. ADNAN OKTAR BROADCAST ON A9 TV - 2<text:tab/>104</text:span></text:h>
      <text:p text:style-name="P19"/>
      <text:h text:style-name="P3" text:outline-level="1"><text:span text:style-name="T11">CHAPTER 2 </text:span></text:h>
      <text:h text:style-name="P3" text:outline-level="1"><text:span text:style-name="T11">THE EVENTUAL AIM IN SOUTHEAST TURKEY<text:line-break/>IS THE FOUNDATION OF AN INDEPENDENT<text:line-break/>COMMUNIST STATE<text:tab/>112</text:span></text:h>
      <text:h text:style-name="P1" text:outline-level="1"><text:span text:style-name="T11">The Ideology of the PKK Is Identical to That of Bloody <text:line-break/>Communist Ideologies of the 20th Century<text:tab/>113</text:span></text:h>
      <text:h text:style-name="P1" text:outline-level="1"><text:span text:style-name="T11">1. The PKK is Darwinist<text:tab/>113</text:span></text:h>
      <text:h text:style-name="P1" text:outline-level="1">2. The PKK Is Irreligious<text:tab/>116</text:h>
      <text:h text:style-name="P1" text:outline-level="1">3. The PKK Is Opposed to the Family and the State<text:tab/>118</text:h>
      <text:h text:style-name="P1" text:outline-level="1">4. The PKK Relies on Communist Terror<text:tab/>124</text:h>
      <text:h text:style-name="P1" text:outline-level="1">The PKK Terror Organization Applies the Requirement <text:line-break/>of the Communist System of Thought – Terror and Violence<text:tab/>136</text:h>
      <text:h text:style-name="P1" text:outline-level="1">Like All Communist Groups, the PKK Employs Guerrilla Tactics<text:tab/>142</text:h>
      <text:h text:style-name="P1" text:outline-level="1">ANALYSES BY MR. ADNAN OKTAR BROADCAST ON A9 TV - 3<text:tab/>150</text:h>
      <text:p text:style-name="P15"/>
      <text:h text:style-name="P3" text:outline-level="1">CHAPTER 3</text:h>
      <text:h text:style-name="P3" text:outline-level="1">THE WEST IS USING THE PKK, <text:line-break/>AND THE PKK IS USING WEST<text:tab/>154</text:h>
      <text:h text:style-name="P1" text:outline-level="1"><text:soft-page-break/>A 100-year plan<text:tab/>155</text:h>
      <text:h text:style-name="P1" text:outline-level="1">The key region: Mesopotamia<text:tab/>157</text:h>
      <text:h text:style-name="P1" text:outline-level="1">The West’s Sensitivity over Kobane<text:tab/>160</text:h>
      <text:h text:style-name="P1" text:outline-level="1">Speculation about the PYD<text:tab/>165</text:h>
      <text:h text:style-name="P1" text:outline-level="1">The PKK’s mask of imperialism<text:tab/>172</text:h>
      <text:h text:style-name="P1" text:outline-level="1">Women under the mask of imperialism<text:tab/>178</text:h>
      <text:h text:style-name="P1" text:outline-level="1">Religion under the mask of imperialism<text:tab/>183</text:h>
      <text:h text:style-name="P1" text:outline-level="1">Perception operations in the West<text:tab/>184</text:h>
      <text:h text:style-name="P1" text:outline-level="1">Pseudointellectual Sycophants in the Middle East and Asia<text:tab/> 188</text:h>
      <text:h text:style-name="P2" text:outline-level="1">The Defeatism That Stems from an Inferiority Complex<text:tab/>190</text:h>
      <text:h text:style-name="P2" text:outline-level="1">Pseudointellectual Sycophants Are Prepared <text:line-break/>Step by Step by Their Lords and Masters<text:tab/>191</text:h>
      <text:h text:style-name="P2" text:outline-level="1">The Desire for Approval, the Idea of Being Approved of by the <text:line-break/>“Lords and Masters”<text:tab/>194</text:h>
      <text:h text:style-name="P2" text:outline-level="1">They Also Offer up Their Sexuality to Their Lords and Masters<text:tab/>196</text:h>
      <text:h text:style-name="P2" text:outline-level="1">Submission to Their Masters’ Beliefs<text:tab/>198</text:h>
      <text:h text:style-name="P2" text:outline-level="1">Pseudointellectual Sycophants in Turkey<text:tab/>201</text:h>
      <text:h text:style-name="P2" text:outline-level="1">A Common Philosophy: Putting on Airs<text:tab/>204</text:h>
      <text:h text:style-name="P1" text:outline-level="1">The desired outcome from Great Kurdistan <text:tab/>208</text:h>
      <text:p text:style-name="P15"/>
      <text:h text:style-name="P3" text:outline-level="1">CHAPTER 4</text:h>
      <text:h text:style-name="P3" text:outline-level="1">THE REAL AIM OF THE SEPARATIST MOVEMENT <text:line-break/>IN THE SOUTHEAST IS TO BE ABLE TO <text:line-break/>ESTABLISH A “COMMUNIST REGIME”<text:tab/>210</text:h>
      <text:h text:style-name="P1" text:outline-level="1">The Real Aim in Southeast Turkey Is a Dictatorship of the Proletariat<text:tab/>211</text:h>
      <text:h text:style-name="P1" text:outline-level="1">A Communist Autonomous State Will Seek to <text:line-break/>Perpetrate Slaughter in the Name of "Suppressing the Bourgeoisie"<text:tab/>219</text:h>
      <text:h text:style-name="P1" text:outline-level="1"><text:soft-page-break/>The Communist State They Want to Establish in Southeast Turkey <text:line-break/>Will Seek to Be a Springboard to the Rest of the World<text:tab/>226</text:h>
      <text:h text:style-name="P1" text:outline-level="1">Those Who Say That "Communism Is Not a Danger Anymore" <text:line-break/>Are Being Deceived by the Communists<text:tab/>232</text:h>
      <text:h text:style-name="P1" text:outline-level="1">"One step forward, two steps back"<text:tab/>234</text:h>
      <text:h text:style-name="P1" text:outline-level="1">Communism Covertly Continues Its Existence<text:tab/>238</text:h>
      <text:h text:style-name="P1" text:outline-level="1">Many Muslim Countries Are under the Protection of the Shanghai Bloc<text:tab/>244</text:h>
      <text:h text:style-name="P1" text:outline-level="1">Long-standing Communists in Turkey Are Secretly Paving <text:line-break/>the Way for Communism<text:tab/>256</text:h>
      <text:h text:style-name="P1" text:outline-level="1">The Supporters of Communism Are Planning to Inflict a Disaster <text:line-break/>on Turkey and the World<text:tab/>260</text:h>
      <text:h text:style-name="P1" text:outline-level="1">THE TURKISH PEOPLE MUST BE MADE AWARE <text:line-break/>OF THE COMMUNIST THREAT!<text:tab/>261</text:h>
      <text:p text:style-name="P15"/>
      <text:h text:style-name="P3" text:outline-level="1">CHAPTER 5</text:h>
      <text:h text:style-name="P3" text:outline-level="1">THE ONE AND ONLY SOLUTION TO COMMUNISM:<text:line-break/>ANTI-DARWINIST, ANTI-MATERIALIST<text:line-break/>PROPAGANDA<text:tab/>264</text:h>
      <text:h text:style-name="P1" text:outline-level="1">It Is Darwinism That Feeds Communism, and That Ideology <text:line-break/>Must First Be Scientifically Eliminated<text:tab/>265</text:h>
      <text:h text:style-name="P1" text:outline-level="1">A Perverse Intellectual System Can Only Be Killed off by Ideas <text:line-break/>and Knowledge<text:tab/>270</text:h>
      <text:h text:style-name="P1" text:outline-level="1">The Whole World Has Surrendered to the Darwinist Dictatorship <text:line-break/>That Prepares the Infrastructure for Terror<text:tab/>273</text:h>
      <text:h text:style-name="P1" text:outline-level="1">What Kind of Intellectual Activity?<text:tab/>276</text:h>
      <text:h text:style-name="P1" text:outline-level="1">Everyone must learn the scientific evidence revealing that <text:line-break/>Darwinism is nonsense<text:tab/>276</text:h>
      <text:h text:style-name="P1" text:outline-level="1"><text:soft-page-break/>Works need to be done to stop Darwinist propaganda<text:tab/>280</text:h>
      <text:h text:style-name="P1" text:outline-level="1">The Constitution must be amended so that the scientific facts of Creation <text:line-break/>are taught alongside Darwinism in the curriculum<text:tab/>281</text:h>
      <text:h text:style-name="P1" text:outline-level="1">The scientific invalidity of the theory of evolution needs to be described <text:line-break/>in the visual and written media, and in books, brochures and magazines<text:tab/>284</text:h>
      <text:h text:style-name="P1" text:outline-level="1">Civil society organizations must discuss the scientific <text:line-break/>invalidity of Darwinism<text:tab/>286</text:h>
      <text:h text:style-name="P1" text:outline-level="1">Fossil exhibitions and conferences must be staged<text:tab/>287</text:h>
      <text:h text:style-name="P1" text:outline-level="1">Individual activities must be encouraged<text:tab/>288</text:h>
      <text:h text:style-name="P1" text:outline-level="1">It is impossible for someone who sees the invalidity <text:line-break/>of the theory of evolution to be a Darwinist again<text:tab/>292</text:h>
      <text:h text:style-name="P1" text:outline-level="1">What Will Be the Result of Anti-Darwinist and <text:line-break/>Anti-Materialist Intellectual Activity?<text:tab/>293</text:h>
      <text:h text:style-name="P1" text:outline-level="1">Anti-Darwinist Intellectual Activity Will Eliminate <text:line-break/>the Threat of Communism, Not Just in Turkey, But All over the World<text:tab/>297</text:h>
      <text:h text:style-name="P1" text:outline-level="1">After Anti-Darwinist Activity, "Turkish-Islamic Union"<text:tab/>301</text:h>
      <text:h text:style-name="P1" text:outline-level="1">What Will Turkish-Islamic Union Bring to Our Kurdish Brothers?<text:tab/>307</text:h>
      <text:p text:style-name="P15"/>
      <text:h text:style-name="P3" text:outline-level="1">CONCLUSION<text:tab/>312</text:h>
      <text:p text:style-name="P15"/>
      <text:h text:style-name="P3" text:outline-level="1">APPENDIX</text:h>
      <text:h text:style-name="P3" text:outline-level="1">THE DECEPTION OF EVOLUTION<text:tab/>318</text:h>
      <text:p text:style-name="P19"/>
      <text:p text:style-name="P19"/>
      <text:h text:style-name="P58" text:outline-level="1">INTRODUCTION</text:h>
      <text:p text:style-name="P15"/>
      <text:h text:style-name="P57" text:outline-level="1"><text:span text:style-name="T1">THOSE WISHING TO DIVIDE TURKEY SHOULD READ THESE LINES WITH CARE </text:span></text:h>
      <text:p text:style-name="P16"/>
      <text:p text:style-name="P16"/>
      <text:p text:style-name="P15"><text:span text:style-name="T11">A grubby stratagem is being played out in the Southeast of Turkey. The aim is to be able to make first the Southeast, then Turkey and ultimately the entire world communist. Crazed voices saying, "Let us sit down with the PKK" or "Let us give the PKK some land in the Southeast" are, knowingly or otherwise, serving the same end: </text:span><text:span text:style-name="T13">a communist world state. </text:span></text:p>
      <text:p text:style-name="P15">A great many people are not even aware of this grave threat. They imagine that if land is given away, that if we sit down with the PKK and if Öcalan is won over, then the terrorism in Turkish territory will come to an end. Some of those in favor of this proposed division are former communists. The majority of these people appeared to change their spots over the years and strove not to attract attention. Yet as the fiercest adherents of communism they waged a covert propaganda, and are still engaged in it even now. They are systematically trying to propagate the idea that "the best thing is to give up some land," trying to portray this cunning idea as legitimate. The Turkish people are being hypnotized into thinking "this is the only remaining solution." By doing this, they foolishly plan to inflict a disaster on our Kurdish brothers and all of Turkey. They are realizing this stratagem using soft words and gentle indoctrination, under a mask of "we are innocent, we are oppressed, but salvation lies this way." They are trying to resurrect communism and its savagery, which inflicted such pain, cruelty and conflict on the world in the 20th century. </text:p>
      <text:p text:style-name="P15"><text:span text:style-name="T11">The aim of this book is to expose the true objectives of the PKK, a communist terror organization, the stratagem being applied against our Kurdish brothers and the twisted way of thinking of those individuals who favor the division of Turkey. There is another point here that needs to be known. This separatist terror organization is not simply a terrorist group based on the aspirations of Kurdish nationalism. </text:span><text:span text:style-name="T13">THE PKK IS A DARWINIST, COMMUNIST, STALINIST AND LENINIST ORGANIZATION THAT MERELY USES KURDISH NATIONALISM AS A TOOL IN THE LIGHT OF ITS OWN INTERESTS. </text:span></text:p>
      <text:p text:style-name="P19">Awareness of this fact brings with it a perspective very different to what is generally known about the PKK and the measures that need to be taken against it. After reading this book, those who imagine that they can resolve the problem of terror in Southeast Turkey by splitting the country up and who say, "Let us give up some land and be done with it," will have a much better idea of the scourge they are dealing with. </text:p>
      <text:p text:style-name="P19"><text:soft-page-break/>Before we go on to set out the details of this terrible scourge:</text:p>
      <text:p text:style-name="P19"/>
      <text:h text:style-name="P69" text:outline-level="4">The PKK must realize this! </text:h>
      <text:p text:style-name="P15"><text:span text:style-name="T11">We will never permit a communist uprising in the Southeast of the country and </text:span><text:span text:style-name="T13">will most definitely never give up even the smallest patch of land to the PKK.</text:span><text:span text:style-name="T11"> As Mustafa Kemal Ataturk made clear, </text:span><text:span text:style-name="T15">"Communism is the worst enemy of the Turkish world. It must therefore be crushed wherever it is seen,"</text:span><text:span text:style-name="T11"> and we will abide by that principle and never allow communism to enter our country. </text:span></text:p>
      <text:p text:style-name="P51">Those who seek to prepare the way for communism by saying, "Let us give up some land and put an end to it" must realize this: </text:p>
      <text:p text:style-name="P15"><text:span text:style-name="T11">Giving land away will </text:span><text:span text:style-name="T16">not</text:span><text:span text:style-name="T11"> bring peace to Turkey; on the contrary, it will just lead to an even worse tragedy. The Turkish Nation has no problem with </text:span><text:span text:style-name="T13">giving up martyrs, but we will never allow the slightest patch of our homeland to be given up. There is not the remotest possibility of this ever happening.</text:span></text:p>
      <text:p text:style-name="P19"/>
      <text:h text:style-name="P69" text:outline-level="4">And the Turkish people must realize this:</text:h>
      <text:p text:style-name="P15">Giving up the slightest part of our motherland would mean the loss of all the character, honor, nobility, strength and very existence of the Turkish nation. <text:span text:style-name="T21">THAT WILL NEVER HAPPEN. We have but one </text:span><text:span text:style-name="T14">agreement with the PKK. The basis of that agreement is these peerless words of Ataturk's: </text:span></text:p>
      <text:p text:style-name="P11">"The essential thing is for the Turkish nation to live as a proud and honorable one. The Turk has a great and lofty character, self-esteem and ability. SUCH A NATION SHOULD RATHER DISAPPEAR THAN LIVE UNDER CAPTIVITY. INDEPENDENCE OR DEATH!" <text:span text:style-name="T29">Kemal Atatürk</text:span> </text:p>
      <text:p text:style-name="P15"><text:span text:style-name="T11">One thing that those who support the PKK separatist terror organization and communism in general, and who are trying to make a place for themselves in the East of the country must realize is that we will never allow our motherland to be divided. A second very important point is that we will never allow communism in Turkey or the world as a whole. This book shows the public the sole effective way of opposing communism. That is through an intellectual struggle and revealing the truth about Darwinism. </text:span><text:span text:style-name="T13">ANTI-DARWINIST INFORMATION IS EVERY COMMUNIST'S WORST NIGHTMARE. BY GOD'S LEAVE, THAT INTELLECTUAL STRUGGLE WILL ELIMINATE COMMUNISM FROM THE FACE OF THE EARTH. </text:span></text:p>
      <text:p text:style-name="P20"/>
      <text:p text:style-name="P15"/>
      <text:h text:style-name="P64" text:outline-level="2">TERROR CAN BE BROUGHT TO AN END IF THE PKK TERROR ORGANIZATION ABANDONS ITS MARXIST-LENINIST IDEOLOGY </text:h>
      <text:p text:style-name="P19"/>
      <text:p text:style-name="P19"/>
      <text:p text:style-name="P15"><text:span text:style-name="T11">The "Solution Process" directed toward the PKK terror organization laying down its arms, which the state and the government are pursuing with great determination, has so far been prosecuted successfully. Prime Minister Erdoğan's emphasis on "a single nation, a single flag, a single country and a single state" right from the outset and particularly in recent times, and the lack of any objections to it, is a very important and appropriate thing to say in terms of increasing the confidence of the nation. Our prime minister's rational and foresighted attitude and determined resistance to division are also a fine manifestation of his good conscience. The fact that as of this time the PKK terror organization is relatively less visible than it was in the past also increases faith in the success of this initiative.</text:span></text:p>
      <text:p text:style-name="P15"><text:span text:style-name="T11">However, various things said by Öcalan that have recently appeared in the press are also important in showing that there has been no substantial change in either his or the PKK's ideas.</text:span></text:p>
      <text:p text:style-name="P15"><text:span text:style-name="T11">It is clear from dialogues between deputies from the BDP party, known to the public as the "Imralı Minutes," and Abdullah Öcalan that he has not relinquished his mentality and perverse Stalinist philosophy that regards terror as legitimate and that he has no compunctions whatsoever about drowning the country in blood.</text:span></text:p>
      <text:p text:style-name="P51">Statements of Öcalan in these minutes:</text:p>
      <text:p text:style-name="P54"><text:span text:style-name="T34"></text:span><text:span text:style-name="T10"> </text:span><text:span text:style-name="T29">"A truth committee will be established. It will be under the supervision of 'rational figures.' That is when there will be a withdrawal. </text:span><text:span text:style-name="T22">There will be a return to the villages.</text:span><text:span text:style-name="T29"> If they do not do these things, there will be no withdrawal.</text:span> <text:span text:style-name="T22">We will grow the guerrilla movement still further wherever we withdraw to. I do not agree that the guerrilla movement will end if we withdraw. There is Syria and there is Iran. We have 50,000 in Syria, 10,000 in Kandil and 40,000 in Iran at the moment."</text:span></text:p>
      <text:p text:style-name="P54"><text:span text:style-name="T34"></text:span><text:span text:style-name="T10"> </text:span>"If they do not do this, they will find themselves looking at a more advanced agenda."</text:p>
      <text:p text:style-name="P54"><text:span text:style-name="T34"></text:span><text:span text:style-name="T10"> </text:span><text:span text:style-name="T29">"If I am successful, there will be no more KCK detainees or anyone else.</text:span> <text:span text:style-name="T22">If this does not happen, then there will be a popular war with 50,000 people. </text:span><text:span text:style-name="T29">People will die. It will not be my fault. However, everyone must know that 'We will neither live nor fight as we did before'."</text:span></text:p>
      <text:p text:style-name="P54"><text:span text:style-name="T34"></text:span><text:span text:style-name="T10"> </text:span>"Our class and people did not know how ruthless our war was."</text:p>
      <text:p text:style-name="P54"><text:span text:style-name="T34"></text:span><text:span text:style-name="T10"> </text:span>"The Kurds must develop a self-defense force."</text:p>
      <text:p text:style-name="P15"><text:soft-page-break/><text:span text:style-name="T11">As the above statements show, Öcalan thinks that in the event that the proper circumstances and conditions mature in favor of the PKK, then there will be a return to terror, Stalinist revolution and separatist violence.</text:span></text:p>
      <text:p text:style-name="P15">On the other hand, Öcalan says that use will be made of the KCK that the Supreme Court of Appeals regards as a terror organization, that there will be a rebuilding in the region and area to which the PKK terrorists withdraw, and that many more new members will be settled in the places that the PKK moves out of. In addition, Öcalan says that PKK forces are already out of the country, and that if necessary these forces can enter the country and initiate a civil war.</text:p>
      <text:p text:style-name="P19">Öcalan particularly emphasizes the idea of a 'self-defense force,' and armed force parallel to that of the state and allegedly constituted by the KCK. These illegal groupings, referred to as self-defense forces, intended to back the establishment of a PKK state and to prepare the people of the region for war, are a concept that Öcalan commands the organization to consider.</text:p>
      <text:p text:style-name="P51">To summarize;</text:p>
      <text:p text:style-name="P6">1. Öcalan speaks of popular and class war, of representing the Turkish left and of maintaining the Dev Genç revolutionary line. This shows that he has not relinquished the idea of "building a state based on Marxist-Leninist principles" as identified by the Ankara State Security Court prosecutor,</text:p>
      <text:p text:style-name="P6">2. He issues commands for work to be done to secure and build armed terrorist forces for an armed terrorist uprising,</text:p>
      <text:p text:style-name="P6">3. He orders the organization's Marxist-Leninist teachings to be stepped up and spread to the grass roots, and orders an increase in militant numbers,</text:p>
      <text:p text:style-name="P6">4. He wants the people of the region to be prepared for a civil war.</text:p>
      <text:p text:style-name="P19">In addition to all this, notes in the press also show there has been no change in Abdullah Öcalan's ideas about federation and autonomy:</text:p>
      <text:p text:style-name="P11">"The Kurds will express and rule themselves freely. It might create an allergic reaction if we legislate for it now. But it can happen in the future."</text:p>
      <text:p text:style-name="P11">"Our attitude will be such that if a fundamental principle arises we will use it. You can legislate for it or not. The democratic rights and solidarity of ethnic groups and regions are guaranteed in Spain within its territorial integrity. We argued about it yesterday. Historical and cultural identities are our inherited wealth. They have not expressed themselves freely, yet this also includes organization and administration, and they have a right to live and these are guaranteed."</text:p>
      <text:p text:style-name="P19">The reason why Öcalan and the BDP particularly refer to Spain is that the Spanish Constitution states that the autonomy given to the Basque region of Spain will not damage Spain's integrity and that the autonomous structure is under constitutional guarantee. The fact is, however, events in Spain are not turning out as hoped.</text:p>
      <text:p text:style-name="P15">Spain currently has 17 autonomous communities and two autonomous cities. The autonomous region of Catalonia, in the northeast of Spain, fought for independence for many years. At a time when the economy has hit rock bottom and unemployment has reached 25%, it now wishes to obtain economic independence from Madrid and wants various legal changes. <text:soft-page-break/>Catalonian politicians have already given signals of a breakaway by saying, "If we cannot change the status quo within Spanish law, then we will seek ways of doing this within local Catalonian law." The 1.5 million people they have mobilized marched through the streets of Barcelona to demand independence on September 11th, 2012, shouting "Catalonia, a new European state."</text:p>
      <text:p text:style-name="P15"><text:span text:style-name="T11">Writing about this phenomenon in the German magazine </text:span><text:span text:style-name="T15">Der Spiegel</text:span><text:span text:style-name="T11">, Fiona Ehlers, Hans Hoyng, Christoph Schult and Helene Zuber said, "The debt crisis is strengthening European separatists."</text:span></text:p>
      <text:p text:style-name="P15"><text:span text:style-name="T11">We must not forget that the PKK is a Marxist-Leninist terror organization that has grown strong through propaganda. Young people who go to the mountains to join it still undergo several months of ideological education in so-called 'academies'. After signing up to Marxist-Leninist ideology they are then given weapons in order to "build a Kurdistan based on this ideology." In the event that they obtain any kind of autonomy in the region, they will clearly impose an oppressive Marxist-Leninist-Stalinist system on the Kurdish people. The terror organization dreams of becoming stronger through receiving material, military and political support from the central government in the initial stages, and then plans to alter this autonomy into a fully-fledged independent communist state of Kurdistan. </text:span>This is a very dangerous plan, not only for our Kurdish citizens but for the whole of the Middle East. It would no doubt end in bloodshed. Therefore, it is vitally important to constantly bear all these perils in mind during these negotiations.</text:p>
      <text:p text:style-name="P19">The building of a Turkish-Islamic Union is a cause that the Republic of Turkey can never renounce. The sole objective in the scope of this ideal is to become strong and build a great union along the lines of the European Union, not fragmentation and division. When this objective is made a reality not only Kurds, but also Turks, Laz people, Abkhazians, Circassians and all the peoples who comprise the country and all the peoples of the region will enjoy peace, tranquility, ease and comfort.</text:p>
      <text:p text:style-name="P19"/>
      <text:p text:style-name="P19"/>
      <text:h text:style-name="P64" text:outline-level="2">IS IT POSSIBLE TO PREACH TO ÖCALAN?</text:h>
      <text:p text:style-name="P15"/>
      <text:p text:style-name="P15"/>
      <text:p text:style-name="P15">The Prophet Abraham (pbuh) preached to Nimrod. He did not just leave him to his own devices. The Prophet Moses (pbuh) did not leave Pharaoh to as he liked. He obeyed God's command and preached to him.</text:p>
      <text:p text:style-name="P19">Our Prophet (saas) preached to the antichrists of his own time, such as Abu Jahil and Abu Lahab.</text:p>
      <text:p text:style-name="P15"><text:span text:style-name="T11">Hazrat Mahdi (pbuh) will also call on all the antichrists in his own century, numbering more than 30, to believe. He will fulfill the command that God reveals in the Qur'an and for which He holds all Muslims responsible; </text:span><text:span text:style-name="T13">"amr bi'l maroof wa nahi an al-munkar" in other words, to "...command what is good and eschew what is evil."</text:span></text:p>
      <text:p text:style-name="P19">The moral values of the Qur'an require that Abdullah Öcalan be preached to and called on to believe. It is out of the question not to preach to the antichrists of this age, such as Abdullah Öcalan; it has to be done, because that is what the Qur'an requires. Then he will either accept that preaching, or not. This is what God commands in the Qur'an.</text:p>
      <text:p text:style-name="P15">As one of those in the vanguard of the Mahdi, Mr. Adnan Oktar's sending Abdullah Öcalan a copy of the Atlas of Creation and calling on Öcalan and the PKK to renounce communism and turn to Islamic Unity, to repent and to live by the Qur'an, is also what the moral values of the Qur'an require.</text:p>
      <text:p text:style-name="P51">It is incompatible with the spirit of the Qur'an to say, "How can one preach to Pharaoh or Nimrod? One cannot preach to Abu Jahil and Abu Lahab."</text:p>
      <text:p text:style-name="P19">People with no knowledge of the Qur'an may well regard this method revealed by God in the Qur'an as very strange but the right thing to do is to obey the Qur'an. </text:p>
      <text:p text:style-name="P56">"Go, you and your brother, with My Signs and do not slacken in remembering Me. Go to Pharaoh; he has overstepped the bounds." (Surah Ta Ha, 43-44)</text:p>
      <text:p text:style-name="P56">And then, after them, We sent Moses with Our Signs to Pharaoh and his ruling circle but they wrongfully rejected them. See the final fate of the corrupters! (Surat al-A'raf, 103)</text:p>
      <text:p text:style-name="P19"/>
      <text:p text:style-name="P19"/>
      <text:h text:style-name="P64" text:outline-level="2"><text:span text:style-name="T11">ANALYSES BY MR. ADNAN OKTAR BROADCAST ON A9 TV – 1</text:span></text:h>
      <text:p text:style-name="P19"/>
      <text:p text:style-name="P15"/>
      <text:h text:style-name="P73" text:outline-level="4">The PKK thinks that the armed struggle can bring results and believes that it can easily split Turkey up. We will never allow Turkey to be divided. </text:h>
      <text:p text:style-name="P15"><text:span text:style-name="T20">ADNAN OKTAR:</text:span> The PKK thinks it has a good organization in the Southeast and enjoys wide popular support there. They think that they can bring Marxist thinking to power through elections, in other words, that they can split Turkey up through elections. They believe they can get a result for separation in a referendum. And they therefore think that a Marxist, Stalinist party can easily come to power through popular vote. In other words, they are striving to suggest that the armed struggle has produced results, and by suggesting that if it does not then they will step it up until it does. The Kurds are very dear to us. We will never surrender the country or our fellow citizens to the communists. They can forget that. We will never surrender an inch of land. (January 11th, 2013; A9 TV)</text:p>
      <text:p text:style-name="P15"/>
      <text:h text:style-name="P73" text:outline-level="4">The founding of the PKK was a plot by the alleged terror organization Ergenekon </text:h>
      <text:p text:style-name="P15"><text:span text:style-name="T12">ADNAN OKTAR:</text:span><text:span text:style-name="T11"> Some circles are trying to give the impression that Öcalan is supposedly "the man to save Turkey" because he is supposedly a hero who will save us from various scourges, terror and anarchy. "The state cannot save you, but Öcalan will; in other words, he is stronger than the army and the police. He is so good and so blessed that you really need to appreciate him properly." that is the kind of impression they are trying to give. And that is a terrible thing.</text:span></text:p>
      <text:p text:style-name="P15">The man is a stone cold killer. A fanatical killer. He is someone who has caused the deaths of tens of thousands of our troops and police. I fail to understand why they say these things. What is their aim? For one thing, our opinion as a nation about that man will never change. Life imprisonment. He would normally have <text:span text:style-name="T11">been hanged, but it was commuted to life in prison. I am not saying he should be mistreated. He should be treated the same as everyone else. He should read the Qur'an and memorize its verses and inform himself. He should repent to God, pray and prepare himself for the hereafter. The hereafter is where he will have to account for himself. He will have to account for tens of thousands of our martyrs in the hereafter. He should be thinking about how he is going to explain that. He should prostrate himself in prayer day and night.</text:span></text:p>
      <text:p text:style-name="P15">They should therefore stop trying to create a good impression of this man. Our opinion as a nation will never change. We will never allow anyone to split Turkey up. We will never give up the Southeast, and we will never give the Southeast to the communists. We will never allow our mothers and sisters there to be oppressed by communist gangs. We will never allow a bloody <text:soft-page-break/>regime like that of Pol Pot there. We have no intention of needing passports to go there. We will never, ever allow it.</text:p>
      <text:p text:style-name="P15">We know what Öcalan and the PKK are. There is no need to prolong the issue. The PKK should not try to pull the wool over our eyes. Saying things like, "Who knows where we will go if there is an agreement?" You may be dropping in for a coffee and coming back again. "We will lay down our arms," they say. Yes, they will, but then they will come back with ten times newer models. What mat<text:span text:style-name="T11">ters is to lay down the abnormal thinking in their heads, and Darwinism and materialism need to be eradicated for that to happen.</text:span></text:p>
      <text:p text:style-name="P15">Abdullah Öcalan is a communist, a Marxist and a Stalinist. Neither he nor the organization will abandon their ideas. If Abdullah Öcalan tries to dismantle the organization, the organization will destroy him, if they can catch him. And they will never accept his leadership, or even take him seriously. Tens of thousands have laid down their lives for communism, and tens of thousands more have gone to prison to bring communism in. What do you expect him to say? He is not going to tell them, "You have all been wasting your time, so break up now and go home." "Why?" "Because that is how I feel today." Then we are expected to say; "What a great man Abdullah Öcalan is. He has saved Turkey from terror and anarchy."</text:p>
      <text:p text:style-name="P15">Some people in the media are seeking to legalize Abdullah Öcalan. They will first turn him into a legal, friendly figure and then say; "Look, this is the man who saved you. Why is he in prison? Are you not being ungrateful? Did he not save you? You would have been drowned in blood without him. He saved you from anarchy and terror, so what more do you want? He is stronger than the state. Shelter behind him! Respect and value him. Abdullah Öcalan is a great man." Who do these people think they are kidding? No child would even fall for that.</text:p>
      <text:p text:style-name="P15">People who are being taken in by this need to come to their senses. This is simply a project intended to legalize Abdullah Öcalan, nothing more. It will not be possible to deceive our nation with that. Go and ask people in the streets, if you like. Nobody will go along with it.</text:p>
      <text:p text:style-name="P15"><text:span text:style-name="T11">Our government will never go along with such a thing. Prime Minister Tayyip Erdoğan is highly alert. We see the KCK operations and this and that. The government has a firm stance against the PKK. Our interior minister's attitude is perfectly clear. Our prime minister's language never makes any concessions to the PKK. I regard the prime minister's behavior on this as very right and proper.</text:span></text:p>
      <text:p text:style-name="P15">But some members of the press are foolishly trying to legalize Abdullah Öcalan and portray him as a pleasant person. They are wasting their time. They have been striving to that end for months or years. They are sniffing the wind. No way! That is out of the question!</text:p>
      <text:p text:style-name="P15">I am describing what our nation thinks. Go and ask anyone in the street. My nation is a truly strong <text:span text:style-name="T11">and heroic one. It does not forget what has been done to it. We have tens of thousands of martyrs buried underground now. Mothers go and visit their martyred children's graves every day. Flags fly above them all. They water the graves every day and tend the flowers, those dear mothers of ours. They recite verses from the Qur'an.</text:span></text:p>
      <text:p text:style-name="P15">They are trying to give the impression that they were martyred for nothing, that the police officers were martyred for nothing. My brother, it was not easy for us to make Anatolia ours. Success did not come easy. Did it? It took hard work, and faith and the Qur'an. We will not give the lands we won with faith and the Qur'an away to a handful of bandits. We will not abandon our <text:soft-page-break/>mothers, sisters, brothers and grandfathers in the Southeast to communist gangs. (January 2nd, 2013; A9 TV)</text:p>
      <text:p text:style-name="P15"/>
      <text:h text:style-name="P73" text:outline-level="4">Laying down of arms is only possible with ideas. So long as ideas remain unchanged, weapons may change, but they will never be laid down. </text:h>
      <text:p text:style-name="P15"><text:span text:style-name="T12">DİDEM ÜRER:</text:span><text:span text:style-name="T11"> The terrorist Nuriye Kesebir, one of the organization leaders who sat down on behalf of the PKK at the Oslo talks, issued a statement confirming your analysis of the PKK's way of looking at its weapons. She said; "Our weapons are not a problem for us, they are our means of self-defense. Telling us to lay down our arms and go away means they do not know us. They are laughing at us. Who can tell a guerrilla movement spread out over such a wide area what to do? Those weapons can only be laid down once the aim for which they were taken up in the first place has been achieved. If a solution is reached, then we will discuss laying down our arms. And that does not mean laying them down, it means discussing the position we want to move to, namely 'autonomy.' We will not abandon our weapons until that happens.</text:span></text:p>
      <text:p text:style-name="P15"><text:span text:style-name="T20">ADNAN OKTAR: </text:span>This exactly reflects their real way of thinking. This describes what they honestly think among themselves. Why should they abandon their weapons? She says they will just change their types but they will still have weapons; they will not abandon them. Why should they? The laying down of arms can only come through ideas.</text:p>
      <text:p text:style-name="P19">When the PKK signs up to Islamic Unity, when that fine idea spreads among them, then Islamic Unity will spread rapidly all around. That will be good for them and good for the nation.</text:p>
      <text:p text:style-name="P15">What will happen when they espouse Islamic Unity? Iran will be theirs from one end to the other. Jordan will be theirs. Izmir will be theirs. They will be able to come and go everywhere. They will be able to live everywhere. I am speaking of our Southeastern brothers. Otherwise, the PKK will just pen them into the Mardin mountains. You will pen them in to the mountains of Siirt. You will be surrendering them to that cold, harsh climate. They will be penned in. Communists will come from North Korea, Chinese communists will come, missile batteries will be installed, advanced weaponry will come in and even old men of 60 will be placed under arms. They will put our mothers under arms, and a huge communist army will be established. As a nation, we will never permit such a thing, we will never let our country be divided. We will not surrender our Southeastern brothers to communist gangs. </text:p>
      <text:p text:style-name="P15"/>
      <text:h text:style-name="P73" text:outline-level="4">The reason why some Kurds in the Southeast support the PKK is that they think this is the way to escape the sufferings inflicted by the alleged terror organization Ergenekon. Yet the freedom and liberation they seek actually lie in Islamic Unity </text:h>
      <text:p text:style-name="P15"><text:span text:style-name="T12">ADNAN OKTAR:</text:span><text:span text:style-name="T11"> One characteristic of our people in the Southeast is that they dislike pressure. Everyone always wants to be free. Threats are not the only reason why some people support the PKK, as I said the other day. They may say, "If, may God forbid, there is a different structure set up, autonomy or a federation, then there will no longer be anyone looking down their noses at us." In terms of faith, a great many of them think this, "We will be free to carry out </text:span><text:soft-page-break/><text:span text:style-name="T11">our religious obligations. We will be able to dress as we wish. The headscarf will be free, and we will be able to wear turbans if we choose. We will live by Islam as we see fit." They say, 'We will be able to do business as we wish, without paying taxes." But most of all, they think, "There will be nobody above us to humiliate us."</text:span></text:p>
      <text:p text:style-name="P15">The reason why our brothers think like that is previous policies. The alleged terror organization Ergenekon and those who shared its views constantly humiliated our Southeastern brothers, never took them seriously and talked down to them. They behaved most contemptuously toward them. They made it clear in all ways that they despised and did not want them. They behaved in such a way as to claim to be much more clever and superior to them. They also tried to emphasize the idea that being Kurdish was a source of embarrassment.</text:p>
      <text:p text:style-name="P15"><text:span text:style-name="T11">In other words, they said, "We are Turks, so we are a superior people" but in genetic terms, rather than moral ones. Their idea was one of, "We are genetically superior to you. We are your lords. They have placed us over you. You must submit to your lords." Those dear ones of ours bore that arrogance patiently for many years. They were beaten and defamed and sworn at. Some of them were ashamed of being Kurds. They were Kurds but would not admit to it. Ask them where they were from and they would say, "I am from Ağrı," may God forbid, but in an icy tone. As if being a Kurd was one of the worst crimes in the world. Those dear ones of ours really felt inferior because of that, from what I have seen, from the people I have asked. They say, "I am from the Southeast" but not, "I am Kurdish." I have seen that with my own eyes, may God forbid.</text:span></text:p>
      <text:p text:style-name="P15">These vile types devoid of character so oppressed my dear ones that they put them in a state of depression. Precautions need to be taken as once to rectify this immorality and terrible state of affairs. My brother, you are an ordinary human being, a servant of God. If your moral values are defective, then what use to you is being Turkish?</text:p>
      <text:p text:style-name="P15">Some people think that Islamic Unity raised its head all of a sudden when things were going really well. They imagined that this strong belief in Islamic Unity appeared just as they were going to achieve their aims. They panicked. Islamic Unity emerged as a cause just when they thought that all of Turkey was about to be split up, may God forbid, and when they were about to turn the Southeast communist. We are now saying, "Turkish-Islamic Union." If Turkish-Islamic Union had emerged as a similarly racialist idea, had it been based on the idea of the superiority of the Turkish race, then that ideology would have been defeated right from the outset, because the whole world can see that this ideology has been defeated. Everyone knows that. The world would unite as one against the idea of the superiority of the Turkish race; they would crush it. Nobody would go along with it. Fortunately, no such claim has been or can be made.</text:p>
      <text:p text:style-name="P15"><text:span text:style-name="T11">So all that remains is Islamic Unity. Islamic Unity will be hugely invigorated with the system of the Mahdi. It will go on the (intellectual) offensive, insha'God, because Islamic Unity is a structure supported by 1.5 billion people, and one that can achieve very clear results. (January 17th, 2013; A9 TV)</text:span></text:p>
      <text:p text:style-name="P19"/>
      <text:h text:style-name="P73" text:outline-level="4"><text:soft-page-break/>The PKK is saying, 'If you give us the Southeast' there can be a temporary peace and end to the bloodshed </text:h>
      <text:p text:style-name="P15"><text:span text:style-name="T20">DİDEM ÜRER:</text:span> The first of the funerals for the three PKK members sent over from France took place in Diyarbakır, with nearly 2,000 people in attendance. Warnings were issued that trouble could flare up and major security precautions were put into place. But for perhaps the first time, a BDP mass activity passed off quietly with no trouble and no posters of Öcalan being unfurled. This report in the papers was interpreted as the BDP and PKK showing their sincere eagerness for peace and being on the side of a solution.</text:p>
      <text:p text:style-name="P15"><text:span text:style-name="T20">ADNAN OKTAR: </text:span>They are still saying the same thing. I fail to comprehend the language here. Right from the start they have been saying, "We do not want bloodshed, let us resolve the problem peacefully." They do not really say anything, they just say this. They have been saying it for 30 years. "Our desire is a very plain and simple one," they say. Not the BDP, the PKK. "There is a region there, Mardin, Diyarbakır, Siirt, and that region belongs to us. We want to establish a state there, by your leave. Do not make things difficult for us. Otherwise there will be bloodshed. So do us a favor. Then we will be good and polite and honest and well-behaved. We will not wave the flag. We will do whatever you say. But you must do this for us," they are saying. And what if we do not? "Then we will bring the roof down." They keep saying the same thing. "Peace is a fine thing, we have attained peace. Peace." Do we not know what peace is? Peace is in any case a distinguishing feature of Muslims. Who wants war? As though we have said we want bloodshed, as if the nation is baying for blood. Then they stand up and go on about peace as if they expect us to say, "Great idea. We never thought of that. This is the first time it has occurred to us." That is what they are saying, "Let us make peace." What did Stalin say? "Hand this region over to us without making a fuss." If you do that, Stalin will treat you like a good boy. But if you do not, he will bring the roof down on your head. It is the same with the PKK. They say, "We would very politely ask you to let Abdullah Öcalan go, and then he can be head of state. We want to live as a neighboring state, as a communist state." They say, "We really do not see what you could find troubling about that." They keep going on about peace, peace, peace: That is what we all want. Nobody wants war. <text:span text:style-name="T11">Bring me one normal person who wants war. Nobody wants it. (January 18th, 2013; A9 TV)</text:span></text:p>
      <text:p text:style-name="P19"/>
      <text:h text:style-name="P73" text:outline-level="4">Öcalan and the PKK should repent and turn to Islam and the Qur'an. They should espouse Islamic Unity. If they do that, there will be wealth and social justice and an air of rejoicing all over the region.</text:h>
      <text:p text:style-name="P15">ADNAN OKTAR: Shall I tell you what the PKK should do? And do you know what the best thing for Abdullah Öcalan to do would be? He should repent and turn to Islam and the Qur'an. He should read the Qur'an. That also goes for the young members of the PKK. They should read the Qur'an and turn to Islamic Unity. They should espouse Islamic Unity. The whole region would then be saved. Everyone: Afghanistan, Pakistan, the Kurds, Laz people, Circassians, they will all be able to relax. An explosion of economic growth, vast social justice, wonderful architecture and art, a great joy, a great spirit of brotherhood will enfold everywhere. There is no other way out. Otherwise they will just sink; God will never permit it. If they want to give a good impression of themselves, they must turn to God. They must not expect anything from other people. They <text:soft-page-break/>must turn to God. They should pray to God and repent. They should read the Qur'an and memorize its verses. They must see the truth. And other members of the PKK must also turn to Islam and the Qur'an. Let us spread Islamic Unity across the world; all mankind must hasten toward happiness and joy and peace. Let there be an end to wars and weaponry. Instead of weapons, that material could be used in factories for washing machines and fridges. They should strive to use the steel and copper and whatever that goes into weapons for factories and good purposes. Let us enrich the world. Let the whole world live in peace. Let everyone be brothers. Let there be the complete rule of law and justice. At the moment people are wary of the law. They do not trust the law in many parts of the world. There is a world without justice. The judicial system in much of the world is corrupt and inflicts suffering on people, as if the main task of the judicial system were to imprison people and frighten and inflict suffering on them. The main task of the judiciary should be to free people and direct them toward good works. It should work for people's good, not to do evil, but in many parts of the world the judicial system has become a tool of repression, of suffering. The system terrifies people, whereas they should regard it as a blessing and make good use of it. That is how it will be in the End Times. People will regard the judicial system as a blessing. (January 17th, 2013; A9 TV)</text:p>
      <text:p text:style-name="P15"/>
      <text:p text:style-name="P15"/>
      <text:h text:style-name="P58" text:outline-level="1">CHAPTER 1</text:h>
      <text:p text:style-name="P19"/>
      <text:h text:style-name="P57" text:outline-level="1">WHY DO THEY WANT TO SEPARATE THE SOUTHEAST OF TURKEY?</text:h>
      <text:p text:style-name="P15"/>
      <text:p text:style-name="P19"/>
      <text:h text:style-name="P61" text:outline-level="2">AN ARTIFICAL TERM; "THE KURDISH PROBLEM"</text:h>
      <text:p text:style-name="P19"/>
      <text:p text:style-name="P19"/>
      <text:p text:style-name="P19">The term "The Kurdish Problem" has been widely used in Turkey for many years now. And this term has succeeded in misleading people for many years; so much so that some people imagine they are dealing with a problem originating from our Kurdish brothers. They have come to believe as fact an artificial grudge between Turks and Kurds, as if our Kurdish brothers were traitors and not members of the Turkish Republic. The name "Kurdish Problem" thus became a propaganda tool. </text:p>
      <text:p text:style-name="P15">Yet the term "The Kurdish Problem" is an utter deception, a false phrase intended to foster division between Turks and our Kurdish brothers. With the constant use of the term "Kurdish Problem," the impression has been given that there really is a problem between Kurds and Turks and an artificial climate of distrust has ensued. The Laz people from the area of the Black Sea, Circassians, Georgians and all ethnic groups live in peace and comfort as Turks in Turkish territory. They maintain their own traditions, use their own languages freely and describe themselves as "Turks." Yet all of a sudden, Kurds have been made to question their "Turkishness." With the establishment of an artificial division between Turks and Kurds, who have lived together as Turks in the same lands for many years, a great many people have come to imagine there really is a problem and today's talk of separatism has thus found an artificial foundation. But the fact is that a sly and dangerous game is being played behind the idea of a "Kurdish Problem." </text:p>
      <text:p text:style-name="P15">This artificial question, referred to as the "Kurdish Problem" and supported by certain circles,<text:span text:style-name="T21"> is preparation for the communist, Stalinist and Leninist rule that efforts are being made to establish in the region. </text:span>As we all know, communist regimes thrive in a climate of disorder and conflict. In order for a communist regime to take over, an uprising against the rule of the state has first to be initiated and an air of conflict thus created. Since communism makes <text:soft-page-break/>conflict, savagery and terror essential (as we shall be seeing in greater detail in later chapters), once disorder has been brought about, the appropriate foundations will have been laid for a communist regime. That tactic has been employed in all countries ruled by communist regimes, such as the People's Republic of China, Cambodia and North Korea; their peoples have been incited by propaganda techniques, and the savage regimes that have subsequently been formed have since slaughtered millions of people in those countries. The stratagems being employed in Southeast Turkey are part of just such a plan. </text:p>
      <text:p text:style-name="P15">People need to be well aware that the problem in the Southeast of Turkey has nothing to do with Kurdish nationalism or the conditions in which the Kurds find themselves. And again they need to be aware of the kind of climate of disorder tried to be brought about using the pretext of the supposed "Kurdish problem." There needs to be a close examination of the ideology of the PKK in order for people to better understand how our Kurdish brothers are being misused in this wicked system. <text:span text:style-name="T21">That perverse ideology is that of Marxism, materialism, Stalinism and Leninism, and its one and only foundation is Darwinism.</text:span></text:p>
      <text:p text:style-name="P21"/>
      <text:p text:style-name="P15"/>
      <text:h text:style-name="P64" text:outline-level="2">THE PKK IS A DARWINIST, MARXIST, STALINIST AND LENINIST ORGANIZATION</text:h>
      <text:p text:style-name="P15"/>
      <text:p text:style-name="P19"/>
      <text:h text:style-name="P66" text:outline-level="3">What Kind of Ideology is Darwinism? </text:h>
      <text:p text:style-name="P15">Darwinism, or the theory of evolution, espouses the fictitious claim that life on Earth began by chance and that all the living species on Earth descended from one another, again by chance – in other words, that they evolved. According to this claim (a complete deception in scientific terms), the starting point for all the variety of life on Earth was a bacterium that formed spontaneously in muddy water and life forms assumed their present forms by descending from that bacterium. Again according to this illogical claim, human beings are also descended from some species of ape and subsequently became human. According to this facile logic of the theory of evolution, which has lost all validity in the face of modern science, in order for a chimpanzee to be able to turn into a human being, all it had to do was experiment with standing upright a few times, be able to make a bit of use of tools and lose its fur because of the heat.</text:p>
      <text:p text:style-name="P19">This is of course pure myth. The theory of evolution is the worst scientific fraud in history. Darwinists are unable to account for even a single protein possessed by the imaginary first bacterium they regard as the origin of life because it is impossible for a single protein to come into being by chance. In addition to being definitely impossible, even if we assume that life did emerge spontaneously in some way, that still changes nothing, because it is also impossible for one species to turn into another. No life form can ever possess new characteristics outside those encoded in its own genes. Genetics absolutely refutes that claim. </text:p>
      <text:p text:style-name="P19">To briefly summarize the basic points that cause the theory of evolution to collapse in the face of science: </text:p>
      <text:list xml:id="list3564190192" text:style-name="WW8Num5">
        <text:list-item>
          <text:p text:style-name="P22">Living things can never step outside their own genetic information and can never acquire new information not contained in their genes either over time or through external effects. </text:p>
        </text:list-item>
        <text:list-item>
          <text:p text:style-name="P22">Mutations can never cause progress in a living thing. They always injure the organism. They can never, ever add to the genetic information of a living thing. </text:p>
        </text:list-item>
        <text:list-item>
          <text:p text:style-name="P22">Billions of fossil records should have been discovered to document the fictitious change from one species to another, in other words there should be many "transitional forms." But THERE EXISTS NOT ONE transitional form fossil anywhere to confirm Darwinists' claims of a passage from one species to another. </text:p>
        </text:list-item>
        <text:list-item>
          <text:p text:style-name="P22">Although there are no transitional forms, there are more than <text:span text:style-name="T21">350 million</text:span> fossils showing that life forms have remained unchanged for millions of years – in other words, that they never evolved. </text:p>
        </text:list-item>
        <text:list-item>
          <text:p text:style-name="P22"><text:soft-page-break/>The most important point, however – as described above– IS THAT DARWINISTS ARE UNABLE TO ACCOUNT FOR THE SPONTANEOUS FORMATION OF A SINGLE PROTEIN. This great truth is in and of itself sufficient to totally invalidate the theory of evolution. </text:p>
        </text:list-item>
      </text:list>
      <text:p text:style-name="P15">As can be seen from all this, the theory of evolution is a massive fraud refuted by science, a theory that collapses right from the start when it fails to account for the origin of life.</text:p>
      <text:p text:style-name="P15"><text:span text:style-name="T11">(For more detail of the fraudulent nature of evolution and the scientific facts that eliminate that fraud, see </text:span><text:span text:style-name="T15">The Evolution Deceit </text:span><text:span text:style-name="T11">- Harun Yahya, and </text:span><text:span text:style-name="T15">Atlas of Creation</text:span><text:span text:style-name="T11"> - Harun Yahya) </text:span></text:p>
      <text:p text:style-name="P15">The subject we shall be concentrating on here is to reveal the ideological aspect of the theory of evolution, rather than producing scientific evidence of its invalidity. The reason for this is because Darwinism represents the supposed basis for all materialist, communist and fascist ideologies. </text:p>
      <text:p text:style-name="P15">It is exceedingly difficult to keep a fraud propped up and make people support it in the face of scientific developments. In order to do that, they first familiarize people with the logic of evolution through demagoguery and propaganda. The Darwinist dictatorship is at work to that end. After taking over states, governments, the media in all countries, universities, schools and scientists, the Darwinist dictatorship then began using them to spread this fraud. People who opposed evolution were silenced, one-sided instruction in evolutionary theory was given in schools and a biased pro-evolutionary indoctrination was carried out in the media. Thus, people were obliged to either believe in evolution or at least appear to believe in it. In this way, the idea of evolution entered everyone's minds as an indisputable concept. </text:p>
      <text:p text:style-name="P15"/>
      <text:h text:style-name="P66" text:outline-level="3">How does Darwinism provide an intellectual basis for savagery? </text:h>
      <text:p text:style-name="P19">What we have seen so far is the essential logic of Darwinism. It is important that this should be known, because this ideology is responsible for savagery, slaughter, terror, hatred and conflict. </text:p>
      <text:p text:style-name="P15">Darwinists regard man as a highly developed species of animal. Therefore, in the perverse eyes of a Darwinist, human beings are of equal value to animals. For a Darwinist, a human being possesses the same value and importance as an animal. To put it another way, human beings "are of no value or importance" for a Darwinist at all. </text:p>
      <text:p text:style-name="P15">According to Darwinism, if a living thing in nature is to develop and become strong and advantaged, the presence of a climate in which the strong eliminate the weak is essential. In other words, there needs to be constant competition in nature. In this fictitious, Darwinist climate of conflict, one species will supposedly try to eliminate all other species, and it is thus always the strong that survive. This struggle also goes on between members of the same species, and even of the same family. Every individual enters the fray for its own selfish existence. This false tale represents the basis of Darwinism. </text:p>
      <text:p text:style-name="P15">This tale constitutes the basis of Darwinists' theories and worldview. Because of this supposed conflict that they believe exists in nature, Darwinists constantly speak of a "nature red in tooth and claw" in which the weak are eliminated. According to their erroneous beliefs, since <text:soft-page-break/>human beings are also a species of animal, the same conflict and elimination must also apply to human societies. Therefore, under this perverse logic, the weak can only be eliminated through conflict, war and terror. </text:p>
      <text:p text:style-name="P15"><text:span text:style-name="T11">This is, of course, totally false. Of course nature is not a battlefield in which living things are in a competition to the death. Living things exhibit amazing instances of affection, compassion and altruism, not only to their own species and offspring, but also toward other species. This represents a powerful challenge to Darwinism. The existence of an entity that risks its own life for its community, that is willing to starve </text:span>or even die for its offspring and that even protects the offspring of species other than its own is by itself more than sufficient to refute Darwinism's perverse claim that "The strong have to eliminate the weak in order to survive." That is why Darwinists are very careful to avoid mentioning these amazing characteristics in living things, because when evidence is produced that affection, solidarity and compassion, not a ruthless struggle, reign in nature, Darwinism will no longer be able to represent the foundation for the claim that life consists of fighting and conflict. To put it another way, bloodthirsty communist and fascist ideologies will lose their intellectual foundations. </text:p>
      <text:p text:style-name="P15"><text:span text:style-name="T11">The essential logic of the theory of evolution thus prepares the groundwork for aggression, rebellion and killing between people and communities. Social Darwinists believed that the conflict they believe exists in nature must also be present between human communities and peoples, and that this is the only way in which favored and privileged species and generations can emerge. "Dialectical materialism" was therefore imposed on communities. </text:span>Under this, a thesis is proposed. There must also be an anti-thesis. When the thesis and anti-thesis clash, the result is a synthesis of the two. The synthesis son becomes a new thesis, and a new anti-thesis to clash with it is produced, and the conflict goes on ad infinitum. Therefore, according to that belief, societies are places in which there needs to be intense conflict. This conflict will give rise to "elimination." When the desired end, the "synthesis," is achieved, fictitious "progress" from the primitive to the more developed will be brought about. </text:p>
      <text:p text:style-name="P19">The fascist and communist dictatorships that emerged in the 20th century applied this peculiar Darwinist logic to societies word for word. All fascist and communist dictatorships openly stated that they drew their ideas from those of Darwin as they imposed their brutal and ruthless systems of elimination. </text:p>
      <text:p text:style-name="P19"/>
      <text:h text:style-name="P66" text:outline-level="3">Admissions by Bloodthirsty 20th-Century Fascist and Communist Dictators That They Drew Their Basic Ideas from Those of Darwin </text:h>
      <text:p text:style-name="P15"/>
      <text:h text:style-name="P70" text:outline-level="4">Joseph Stalin: </text:h>
      <text:p text:style-name="P8">"In order to disabuse the minds of our seminary students of the myth that the world was created in six days, we had to acquaint ourselves with the geological origin and age of the earth, and be able to prove them in argument; we had to familiarize ourselves with <text:span text:style-name="T21">Darwin's teachings." </text:span><text:span text:style-name="T39">1</text:span></text:p>
      <text:h text:style-name="P70" text:outline-level="4"><text:soft-page-break/>Mao Zedong: </text:h>
      <text:p text:style-name="P8">"The foundation of Chinese Socialism rests on Darwin and the theory of evolution." <text:span text:style-name="T39">2</text:span></text:p>
      <text:h text:style-name="P70" text:outline-level="4">Friedrich Engels and Karl Marx:</text:h>
      <text:p text:style-name="P8"><text:span text:style-name="T11">From a letter by Engels to Marx: "</text:span><text:span text:style-name="T13">Darwin</text:span><text:span text:style-name="T11">, whom I am just now reading, </text:span><text:span text:style-name="T13">is splendid." </text:span><text:span text:style-name="T40">3</text:span></text:p>
      <text:p text:style-name="P8"><text:span text:style-name="T11">Marx's reply to Engels written on 19 December 1860: </text:span><text:span text:style-name="T13">"… this is the book which contains the basis in natural history for our view." </text:span><text:span text:style-name="T40">4</text:span></text:p>
      <text:p text:style-name="P8"><text:span text:style-name="T50">Marx</text:span>: <text:span text:style-name="T20">"Darwin's book is very important and serves me as a basis in natural science for the class struggle in history."</text:span> <text:span text:style-name="T39">5</text:span></text:p>
      <text:p text:style-name="P8"><text:span text:style-name="T11">In the German edition of his Das Kapital, which he dedicated to Darwin, Marx wrote in his own hand: </text:span><text:span text:style-name="T13">"To Charles Darwin from a true admirer, from Karl Marx." </text:span><text:span text:style-name="T40">6</text:span></text:p>
      <text:p text:style-name="P8"><text:span text:style-name="T17">Engels</text:span><text:span text:style-name="T11">: </text:span><text:span text:style-name="T12">"… nature works dialectically and not metaphysically . . . In this connection, Darwin must be named before all others."</text:span><text:span text:style-name="T11"> </text:span><text:span text:style-name="T40">7</text:span></text:p>
      <text:p text:style-name="P8"><text:span text:style-name="T50">Engels</text:span>: <text:span text:style-name="T20">"Just as Darwin discovered the law of evolution in organic nature, so Marx discovered the law of evolution in human history."</text:span> <text:span text:style-name="T39">8</text:span></text:p>
      <text:h text:style-name="P70" text:outline-level="4">Leon Trotsky :</text:h>
      <text:p text:style-name="P11">"Darwinism … was the highest triumph of the dialectic in the whole field of organic matter."<text:span text:style-name="T29"> </text:span><text:span text:style-name="T41">9</text:span></text:p>
      <text:p text:style-name="P8"><text:span text:style-name="T11">"What is man? </text:span><text:span text:style-name="T12">He is by no means a finished or harmonious being. No, he is still a highly awkward creature. Man, as an animal, has not evolved by plan but spontaneously … To produce a new, 'improved version' of man — that is the future task of Communism… Man must look at himself and see himself as a raw material, or at best as a semi-manufactured product…"</text:span><text:span text:style-name="T11"> </text:span><text:span text:style-name="T40">10</text:span></text:p>
      <text:h text:style-name="P70" text:outline-level="4">Adolf Hitler :</text:h>
      <text:p text:style-name="P8">"Take away the Nordic Germans <text:span text:style-name="T20">and nothing remains but the dance of apes."</text:span> <text:span text:style-name="T39">11</text:span></text:p>
      <text:h text:style-name="P70" text:outline-level="4">Benito Mussolini:</text:h>
      <text:p text:style-name="P8"><text:span text:style-name="T11">For the fascist leader Mussolini </text:span><text:span text:style-name="T13">"... the reluctance of England to engage in war only proved the evolutionary decadence of the British Empire." </text:span><text:span text:style-name="T40">12</text:span></text:p>
      <text:p text:style-name="P19"/>
      <text:p text:style-name="P15">As the words of these bloodthirsty leaders in question, who claimed that nature functioned in a dialectical manner, openly express, they applied the idea of "conflict in nature" directly to human societies. It is clear that <text:span text:style-name="T21">Darwinism is the sole reason for the shameless and ruthless bloodshed perpetrated before the eyes of the world by fascist and communist dictatorships in the 20th century.</text:span> What we shall be concentrating on in this book is not so much fascism as communism, so the way that Darwinist ideology shaped and fed communism shall be dealt with in more detail. </text:p>
      <text:p text:style-name="P15"><text:soft-page-break/>A brief reminder of 20th-century communist barbarity will be useful in realizing what a terrible scourge communism, which draws its strength from Darwinist ideology, truly is.</text:p>
      <text:p text:style-name="P19"/>
      <text:p text:style-name="P19"/>
      <text:h text:style-name="P64" text:outline-level="2"><text:span text:style-name="T1">WHAT KIND OF COMMUNIST BARBARITY TOOK PLACE IN THE 20TH CENTURY? </text:span></text:h>
      <text:p text:style-name="P16"/>
      <text:p text:style-name="P16"/>
      <text:p text:style-name="P15">Communist savagery began with the Bolshevik Revolution in Russia in 1917. After the consolidation of the newly established Soviet Union, it spread to Eastern Europe, China, Korea, Vietnam, Cambodia, Latin American countries, Cuba and Africa. </text:p>
      <text:p text:style-name="P51"><text:span text:style-name="T50">More than 350 million people</text:span> lost their lives, directly or indirectly, during or after the two World Wars of the 20th century. One hundred twenty million of these were civilians. The communist savagery that took place in countries may be summarized as follows:</text:p>
      <text:p text:style-name="P15"/>
      <text:h text:style-name="P72" text:outline-level="4">The Soviet Union</text:h>
      <text:p text:style-name="P15">In the Soviet Union, the Communist Party that grew under Lenin's leadership carried out a revolution using the method of <text:span text:style-name="T21">armed struggle and propaganda.</text:span> In Lenin's time, both units of the Red Army and the secret police organization set up by him, known as the <text:span text:style-name="T24">"Cheka,"</text:span> <text:span text:style-name="T21">inflicted terror</text:span> on all parts of society they regarded as being counter-revolutionary. Militants even <text:span text:style-name="T21">developed special forms of savagery</text:span> against the people.</text:p>
      <text:p text:style-name="P15">Bolshevik militants, the <text:span text:style-name="T24">Cheka</text:span> secret police and units of the <text:span text:style-name="T21">Red Army raided villages all over Russia and began rounding up the harvests of the peasants, who were already living under very difficult conditions, at gunpoint. The result of this policy was terrible famine in the country. </text:span></text:p>
      <text:p text:style-name="P15">Six million people starved to death because of a famine caused by Stalin, with hundreds of thousands of children falling victim to the disaster. </text:p>
      <text:p text:style-name="P15"><text:span text:style-name="T11">Those resisting collectivization </text:span><text:span text:style-name="T13">were shot, and others were sent into exile with their wives and children and the elderly. </text:span><text:span text:style-name="T11">Many of these people</text:span><text:span text:style-name="T13"> were unable to bear the harsh conditions in exile and died. </text:span></text:p>
      <text:p text:style-name="P20"/>
      <text:h text:style-name="P72" text:outline-level="4">The toll of the communist savagery in the time of Lenin and Stalin: </text:h>
      <text:list xml:id="list1180303570" text:style-name="WW8Num4">
        <text:list-item>
          <text:p text:style-name="P53">The shooting of tens of thousands of hostages detained without trial and the killing of hundreds of thousands of peasants and workers <text:span text:style-name="T29">who rebelled in 1918-1922;</text:span> </text:p>
        </text:list-item>
        <text:list-item>
          <text:p text:style-name="P53">The famine of 1922 leading to the death of 5 million people; </text:p>
        </text:list-item>
        <text:list-item>
          <text:p text:style-name="P53"><text:soft-page-break/><text:span text:style-name="T22">The forced exile</text:span> <text:span text:style-name="T29">of the Cossacks living in the Don region in 1920;</text:span> </text:p>
        </text:list-item>
        <text:list-item>
          <text:p text:style-name="P53">The killing of tens of thousands of people in concentration <text:span text:style-name="T29">camps in 1918-1930;</text:span> </text:p>
        </text:list-item>
        <text:list-item>
          <text:p text:style-name="P23"><text:span text:style-name="T21">The killing of approximately </text:span>690,000 people in the Great Purge of 1937-1938; </text:p>
        </text:list-item>
        <text:list-item>
          <text:p text:style-name="P23"><text:span text:style-name="T21">The death of 6 million Ukrainians as a result of deliberate famine</text:span> in 1932-1933; (the famine, known as the Holodomor, was not the result of insufficient crops being produced in the Soviet Union, <text:span text:style-name="T21">but rather of the Communist Party refusing to allow crops to be handed out.</text:span> In other words, <text:span text:style-name="T21">this was a deliberate mass slaughter.)</text:span></text:p>
        </text:list-item>
        <text:list-item>
          <text:p text:style-name="P23"><text:span text:style-name="T20">The exiling of hundreds of thousands of Poles, Ukrainians, people from the Baltic states, Moldavians and Bessarabians,</text:span> first in 1939-1941 and then again in 1944-1945; </text:p>
        </text:list-item>
        <text:list-item>
          <text:p text:style-name="P23"><text:span text:style-name="T20">The exiling of the Volga Germans</text:span> in 1941; </text:p>
        </text:list-item>
        <text:list-item>
          <text:p text:style-name="P23"><text:span text:style-name="T12">The sending into exile of the Crimean Tartars</text:span><text:span text:style-name="T11"> in 1944 </text:span><text:span text:style-name="T12">and their being abandoned to die;</text:span><text:span text:style-name="T11"> </text:span></text:p>
        </text:list-item>
        <text:list-item>
          <text:p text:style-name="P53">The exiling and abandonment to die of the Ingushetians in <text:span text:style-name="T29">1944</text:span>.</text:p>
        </text:list-item>
        <text:list-item>
          <text:p text:style-name="P53">European countries such as Poland, Hungary, Czechoslovakia, Romania, Albania and East Germany falling under the control of Stalin's bloody regime in the Soviet period. </text:p>
        </text:list-item>
      </text:list>
      <text:p text:style-name="P15"/>
      <text:h text:style-name="P72" text:outline-level="4">China </text:h>
      <text:p text:style-name="P15">Communist guerrillas led by Mao Zedong seized control of China in 1949. For China, that meant murder, slaughter, torture, famine, impoverishment, corruption and a terrified, inward-looking society. </text:p>
      <text:p text:style-name="P15">Millions of people regarded as exhibiting the slightest negative behavior with regard to communism were considered enemies of communism and arrested for no crime at all, imprisoned, and often killed in <text:span text:style-name="T21">public executions </text:span>in the squares of large cities. </text:p>
      <text:p text:style-name="P15">It is estimated that in that period <text:span text:style-name="T21">6 and 10 million people </text:span>were killed under Mao's directives. Some <text:span text:style-name="T21">20 million people branded as "counter-revolutionaries" spent much of their lives in prison, being treated like animals. </text:span></text:p>
      <text:p text:style-name="P19">The Tiananmen Square Massacre in June 1989 (around 1,000 dead) is just one example of savagery from China's recent past.</text:p>
      <text:p text:style-name="P15"><text:span text:style-name="T21">Policies in the field of agriculture resulted in terrible famine and suffering for the people of </text:span><text:span text:style-name="T13">China. People who opposed these policies were punished by forced starvation. The death rate from famine in some villages exceeded 50%.</text:span><text:span text:style-name="T11"> The number of people dying from starvation in that period is estimated at around </text:span><text:span text:style-name="T13">40 million.</text:span></text:p>
      <text:p text:style-name="P15">The Dalai Lama, who directed the Tibetan resistance to China for many years, described the savagery inflicted on his people by Chinese communism as follows: </text:p>
      <text:p text:style-name="P11"><text:soft-page-break/>"Tibetans not only were shot, but also were beaten to death, crucified, burned alive, drowned, mutilated, starved, strangled, hanged, boiled alive, buried alive, drawn and quartered, and beheaded." <text:span text:style-name="T41">13</text:span></text:p>
      <text:p text:style-name="P15">The Uighur Turks were subjected to <text:span text:style-name="T21">systematic genocide </text:span>after Mao came to power in 1949. China <text:span text:style-name="T21">carried out nuclear tests</text:span> in the Uighur Autonomous regions with no safety precautions being taken. As a result of <text:span text:style-name="T21">these nuclear tests there was a huge rise in cancer rates among the Uighur Turks and many children were born handicapped or dead.</text:span></text:p>
      <text:p text:style-name="P15">Uighur Turks were forbidden to have more than one child in East Turkestan. The children of those who disobeyed <text:span text:style-name="T21">were killed inside their mothers' wombs. </text:span>As a result of the policy of assimilation pursued since 1953, <text:span text:style-name="T21">Muslims who represented 75% of the population in the Uighur Autonomous region now represent only 35%. East Turkestan Muslims, with a population of some 25 million are still subjected to Chinese persecution today.</text:span></text:p>
      <text:p text:style-name="P15"><text:span text:style-name="T24">The Black Book of Communism</text:span>, a book put together by a team of historians in which the crimes committed under the name of communism were collected together, describes the savagery of communism in China as follows: </text:p>
      <text:p text:style-name="P11">The whole people were invited to public trials of "counterrevolutionaries," who almost invariably were condemned to death. Everyone participated in the executions, shouting out ""kill, kill"" to the Red Guards whose task it was to cut victims into pieces. Sometimes the pieces were cooked and eaten, or force-fed to members of the victim's family who were still alive and looking on. Everyone was then invited to a banquet, where the liver and heart of the former landowner were shared out, and to meetings where a speaker would address rows of severed heads freshly skewered on stakes. This fascination for vengeful cannibalism, which later became common under the Pol Pot regime, echoes a very ancient East Asian archetype that appears often at cataclysmic moments of Chinese history. <text:span text:style-name="T41">14</text:span></text:p>
      <text:p text:style-name="P19"/>
      <text:h text:style-name="P72" text:outline-level="4">Cambodia</text:h>
      <text:p text:style-name="P19">The communist Khmer Rouge came to power in April 1975 under the leadership of a fanatical Maoist called Pol Pot (his real name was Saloth Sar) and emptied out all towns and cities. </text:p>
      <text:p text:style-name="P15">The Khmer Rouge regime is regarded as <text:span text:style-name="T21">the apex of communist genocide. </text:span></text:p>
      <text:p text:style-name="P15"><text:span text:style-name="T21">One of the worst mass slaughters in the world took place under Pol Pot's regime.</text:span> Between 1975 and 1979 alone, some 3.3 million people out of a total population of 9 million <text:span text:style-name="T21">were killed by being shot in the head, suffocated by having plastic bags put over their heads, pickaxe blows to the head or starvation.</text:span></text:p>
      <text:p text:style-name="P15">Under Pol Pot's rule, the party decided that for the sake of the country, the only duty of a communist was to work to death in the rice paddies, and it duly forced the entire population of Cambodia to work in the rice paddies. Tens of thousands of city-dwellers – <text:span text:style-name="T21">politicians, civil servants, teachers and intellectuals –</text:span> were exiled to the countryside and forced to labor on collective farms <text:span text:style-name="T21">under terribly harsh conditions.</text:span></text:p>
      <text:p text:style-name="P51"><text:soft-page-break/>Shirking, eating even a tiny piece of produce without permission or performing any religious observance were regarded as "counter-revolutionary activities," and under that pretext, killing at the level of almost one person a minute was initiated. At least one member of every family lost their lives during this slaughter. </text:p>
      <text:p text:style-name="P15">People who spoke more than one language, those who were doctors or <text:span text:style-name="T11">teachers, or even those who could simply read or wore eyeglasses were tortured and slaughtered as "parasite intellectuals" or "under the influence of depraved foreign cultures." </text:span></text:p>
      <text:p text:style-name="P15"><text:span text:style-name="T11">Under the Pol Pot regime, people to be killed were </text:span><text:span text:style-name="T13">executed with a bullet to the head at first; however,</text:span><text:span text:style-name="T11"> it was later decided that this was a </text:span><text:span text:style-name="T13">waste of bullets </text:span><text:span text:style-name="T11">and more barbaric methods were employed.</text:span></text:p>
      <text:p text:style-name="P15">The Khmer Rouge regime finally came to an end when the Vietnamese launched the invasion of Cambodia in 1979. In order to expose the savagery of the previous regime, the Vietnamese <text:span text:style-name="T21">dug up the rice paddies, known as the "killing fields," produced the bodies and put them on display. </text:span></text:p>
      <text:p text:style-name="P21"/>
      <text:h text:style-name="P72" text:outline-level="4">North Korea</text:h>
      <text:p text:style-name="P15">The Red barbarism in Asia was by no means limited to China and Cambodia; the communist regimes in North Korea have also inflicted a ruthless terror on their own people. The "Juche" (<text:span text:style-name="T24">Juche</text:span> meaning "spirit of self-reliance" or "independent stand") doctrine, even more ruthless than Mao's policies, was implemented in the country. </text:p>
      <text:p text:style-name="P15">Falls in production, famine and mass deaths have taken place because of communist agricultural policies. It is estimated that some <text:span text:style-name="T21">2 million</text:span> people starved to death in North Korea in the 1990s, though the true figure may have been as high as 4 million. While the people starve, <text:span text:style-name="T21">spending on the military, ballistic missiles and the nation's pursuit of nuclear weapons continues to consume the country's resources. </text:span></text:p>
      <text:p text:style-name="P15">Though very little is known about the internal life of the country beyond what their carefully managed propaganda and state media chooses to release to the wider world, there are the testimonies of those who have defected and speak of horrors such as "Camp 22", officially Penal Labor Colony #22, a concentration camp in North Hamgyong Province, where the inmates, sometimes whole families, are isolated, forced to work all day regardless of weather conditions, systematically starved and abused, and frequently executed or tortured to death. There are also disturbing testimonies of medical experimentation similar to that practiced by the Nazis at Auschwitz. </text:p>
      <text:p text:style-name="P19"/>
      <text:p text:style-name="P19"/>
      <text:h text:style-name="P64" text:outline-level="2">BLOODY COMMUNIST LEADERS BELIEVED IN THEIR SAVAGERY AS A REQUIREMENT OF COMMUNIST IDEOLOGY</text:h>
      <text:p text:style-name="P15"/>
      <text:p text:style-name="P15"/>
      <text:p text:style-name="P19">No communist has ever admitted that this balance sheet of horror in communist countries was a mistake. Savagery is a requirement of communism. Pol Pot, who killed 3.3 million people, thought that when he said on his deathbed in 1998, "My conscience is clear." Bloodthirsty communist leaders have always been proud of the savagery and slaughter they committed because they always think they are serving communist ideology by killing, destroying, creating famines and plundering the state treasuries. They invariably have this Darwinist ideology in their minds that tells them that their actions are legitimate. One can clearly see this in the communists' own words: </text:p>
      <text:p text:style-name="P19"/>
      <text:h text:style-name="P70" text:outline-level="4">Lenin :</text:h>
      <text:p text:style-name="P11">"They must arm themselves as best they can (rifles, revolvers, bombs, knives, knuckle-dusters, sticks, rags soaked in kerosene for starting fires, ropes or rope ladders, shovels for building barricades, pyroxylin cartridges, barbed wire, nails, etc., etc.). …</text:p>
      <text:p text:style-name="P11">Even without arms, the groups can play a most important part: 1) by leading the mass; 2) BY ATTACKING, WHENEVER A FAVOURABLE OPPORTUNITY PRESENTS ITSELF, POLICEMEN . . . AND SEIZING THEIR ARMS; 3) BY RESCUING THE ARRESTED OR INJURED, WHEN THERE ARE ONLY FEW POLICE ABOUT; 4) BY GETTING ON TO THE ROOFS OR UPPER STOREYS OF HOUSES, ETC., AND SHOWERING STONES OR POURING BOILING WATER ON THE TROOPS, ETC. …</text:p>
      <text:p text:style-name="P11">…<text:span text:style-name="T10"> </text:span>TO LAUNCH ATTACKS UNDER FAVOURABLE CIRCUMSTANCES IS NOT ONLY EVERY REVOLUTIONARY'S RIGHT, BUT HIS PLAIN DUTY. THE KILLING OF SPIES, POLICEMEN, GENDARMES, THE BLOWING UP OF POLICE STATIONS, THE LIBERATION OF PRISONERS, THE SEIZURE OF GOVERNMENT FUNDS FOR THE NEEDS OF THE UPRISING. . . every detachment of the revolutionary army must be ready to start such operations at a moment's notice." <text:span text:style-name="T39">15</text:span></text:p>
      <text:p text:style-name="P8">"The propagandists must supply each group with brief and simple recipes for making bombs… Squads must at once begin military training by launching operations immediately, at once. <text:span text:style-name="T21">SOME MAY AT ONCE UNDERTAKE TO KILL A SPY OR BLOW UP A POLICE STATION, OTHERS TO RAID A BANK TO CONFISCATE FUNDS FOR THE INSURRECTION…" </text:span><text:span text:style-name="T39">16</text:span></text:p>
      <text:p text:style-name="P11"><text:soft-page-break/>"WE CANNOT REJECT TERROR, AS IT IS THE ONE FORM OF MILITARY ACTION WHICH MAY BE PERFECTLY SUITABLE OR EVEN ESSENTIAL AT A DEFINITE JUNCTURE IN BATTLE." <text:span text:style-name="T39">17</text:span></text:p>
      <text:p text:style-name="P11">"... WHEN PEOPLE CHARGE US WITH HARSHNESS we wonder how they can forget the rudiments of Marxism." <text:span text:style-name="T39">18</text:span></text:p>
      <text:p text:style-name="P11">"… WE ARE NOT AT ALL OPPOSED TO POLITICAL KILLING … Only in direct, immediate connection with the mass movement can and must individual terrorist acts be of value." <text:span text:style-name="T39">19</text:span></text:p>
      <text:p text:style-name="P8"><text:span text:style-name="T21">"When I see Social-Democrats proudly and smugly declaring 'we are not anarchists, thieves, robbers, we are superior to all this, we reject guerrilla warfare',—I ask myself: DO THESE PEOPLE REALISE WHAT THEY ARE SAYING? </text:span>Armed clashes and conflicts between the Black-Hundred government and the population are taking place all over the country.<text:span text:style-name="T21"> THIS IS AN ABSOLUTELY INEVITABLE PHENOMENON AT THE PRESENT STAGE OF DEVELOPMENT OF THE REVOLUTION." </text:span><text:span text:style-name="T39">20</text:span></text:p>
      <text:p text:style-name="P8">"You cannot do anything without rousing the masses to action. <text:span text:style-name="T21">… WE CAN'T EXPECT TO GET ANYWHERE UNLESS WE RESORT TO TERRORISM: SPECULATORS MUST BE SHOT ON THE SPOT." </text:span><text:span text:style-name="T39">21</text:span></text:p>
      <text:p text:style-name="P8">"In reality, the state is nothing but a machine for the suppression of one class by another. Dictatorship is rule <text:span text:style-name="T21">based directly on force and </text:span>unrestricted by any laws. The revolutionary dictatorship of the proletariat is <text:span text:style-name="T21">RULE WON AND MAINTAINED THROUGH THE USE OF VIOLENCE BY THE PROLETARIAT AGAINST THE BOURGEOISIE, RULE THAT IS UNRESTRICTED BY ANY LAWS." </text:span><text:span text:style-name="T39">22</text:span></text:p>
      <text:p text:style-name="P8"><text:span text:style-name="T13">"THE PHENOMENON IN WHICH WE ARE INTERESTED IS THE ARMED STRUGGLE. </text:span><text:span text:style-name="T11">It is conducted by individuals and by small groups. Some belong to revolutionary organizations, while others (the majority in certain parts of Russia) do not belong to any revolutionary organization. Armed struggle pursues two different aims, which must be strictly distinguished: </text:span><text:span text:style-name="T13">IN THE FIRST PLACE, THIS STRUGGLE AIMS AT ASSASSINATING INDIVIDUALS, CHIEFS AND SUBORDINATES IN THE ARMY AND POLICE; IN THE SECOND PLACE, IT AIMS AT THE CONFISCATION OF MONETARY FUNDS BOTH FROM THE GOVERNMENT AND FROM PRIVATE PERSONS." </text:span><text:span text:style-name="T40">23</text:span></text:p>
      <text:p text:style-name="P8">"The emancipation of the oppressed class is impossible <text:span text:style-name="T21">NOT ONLY WITHOUT A VIOLENT REVOLUTION, </text:span>but also without the destruction of the apparatus of state power which was created by the ruling class." <text:span text:style-name="T39">24</text:span></text:p>
      <text:p text:style-name="P8"><text:span text:style-name="T11">"The proletariat must carry to completion the democratic revolution,</text:span><text:span text:style-name="T13"> BY ALLYING TO ITSELF THE MASS OF THE PEASANTRY IN ORDER TO CRUSH BY FORCE THE RESISTANCE OF THE AUTOCRACY </text:span><text:span text:style-name="T11">and to paralyse the instability of the bourgeoisie. The proletariat must accomplish the socialist revolution, by allying to itself the mass of the semi-proletarian elements of the population </text:span><text:span text:style-name="T13">IN ORDER TO CRUSH BY FORCE THE RESISTANCE OF THE BOURGEOISIE AND TO PARALYSE THE INSTABILITY OF THE PEASANTRY AND THE PETTY BOURGEOISIE." </text:span><text:span text:style-name="T40">25</text:span></text:p>
      <text:p text:style-name="P24"><text:soft-page-break/></text:p>
      <text:h text:style-name="P70" text:outline-level="4">Mao :</text:h>
      <text:p text:style-name="P8">"A revolution is not a dinner party, or writing an essay, or painting a picture, or doing embroidery; it cannot be so refined, so leisurely and gentle, so temperate, kind, courteous, restrained and magnanimous. <text:span text:style-name="T21">A REVOLUTION IS AN INSURRECTION, AN ACT OF VIOLENCE BY WHICH ONE CLASS OVERTHROWS ANOTHER."</text:span><text:span text:style-name="T39"> 26</text:span></text:p>
      <text:p text:style-name="P20"/>
      <text:h text:style-name="P70" text:outline-level="4">Leon Trotsky :</text:h>
      <text:p text:style-name="P8">"The question as to who is to rule the country, i.e., of the life or death of the bourgeoisie, <text:span text:style-name="T21">WILL BE DECIDED </text:span>on either side, not by references to the paragraphs of the constitution, but <text:span text:style-name="T21">BY THE EMPLOYMENT OF ALL FORMS OF VIOLENCE. … THE RED TERROR IS A WEAPON UTILIZED AGAINST A CLASS, DOOMED TO DESTRUCTION, WHICH DOES NOT WISH TO PERISH." </text:span><text:span text:style-name="T39">27</text:span></text:p>
      <text:p text:style-name="P8">"… the revolution does require of the revolutionary class that it should attain its end by all methods at its disposal <text:span text:style-name="T21">– IF NECESSARY, BY AN ARMED RISING; IF REQUIRED, BY TERRORISM."</text:span><text:span text:style-name="T39"> 28</text:span></text:p>
      <text:p text:style-name="P21"/>
      <text:h text:style-name="P70" text:outline-level="4">Joseph Stalin :</text:h>
      <text:p text:style-name="P8"><text:span text:style-name="T11">"Can such a radical transformation of the old bourgeois order be achieved </text:span><text:span text:style-name="T13">WITHOUT A VIOLENT REVOLUTION, WITHOUT THE DICTATORSHIP OF THE PROLETARIAT?"</text:span><text:span text:style-name="T40"> 29</text:span></text:p>
      <text:p text:style-name="P8"><text:span text:style-name="T11">"To think that such a revolution can be carried out </text:span><text:span text:style-name="T13">PEACEFULLY, </text:span><text:span text:style-name="T11">within the framework of bourgeois democracy, which is adapted to the rule of the bourgeoisie, </text:span><text:span text:style-name="T13">MEANS THAT ONE HAS EITHER GONE OUT OF ONE'S MIND AND LOST NORMAL HUMAN UNDERSTANDING, OR HAS GROSSLY AND OPENLY REPUDIATED THE PROLETARIAN REVOLUTION."</text:span><text:span text:style-name="T40"> 30</text:span></text:p>
      <text:p text:style-name="P20"/>
      <text:h text:style-name="P70" text:outline-level="4">Che Guevara :</text:h>
      <text:p text:style-name="P8"><text:span text:style-name="T11">"This means a long war. And, once more we repeat it, a cruel war. </text:span><text:span text:style-name="T13">LET NO ONE FOOL HIMSELF AT THE OUTSTART AND LET NO ONE HESITATE TO START OUT </text:span><text:span text:style-name="T11">for fear of the consequences it may bring to his people. </text:span><text:span text:style-name="T13">IT IS ALMOST OUR SOLE HOPE FOR VICTORY." </text:span><text:span text:style-name="T40">31</text:span></text:p>
      <text:p text:style-name="P8"><text:span text:style-name="T11">"My Marxism has taken root and become purified.</text:span><text:span text:style-name="T13"> I BELIEVE IN ARMED STRUGGLE … , AND I AM CONSISTENT WITH MY BELIEFS." </text:span><text:span text:style-name="T40">32</text:span></text:p>
      <text:p text:style-name="P8"><text:span text:style-name="T11">"All the oligarchies' powers of repression,</text:span><text:span text:style-name="T13"> all their capacity for BRUTALITY AND DEMAGOGUERY will be placed at the service of their cause. Our mission, in the first hour, shall be to survive; later, WE SHALL FOLLOW THE PERENNIAL EXAMPLE OF THE GUERILLA, CARRYING OUT ARMED PROPAGANDA … THE GREAT </text:span><text:soft-page-break/><text:span text:style-name="T13">LESSON OF THE INVINCIBILITY OF THE GUERRILLAS TAKING ROOT IN THE DISPOSSESSED MASSES. </text:span><text:span text:style-name="T11">The galvanizing of the national spirit, the preparation for harder tasks, for resisting even more violent repressions. </text:span><text:span text:style-name="T13">Hatred as an element of the struggle; a relentless hatred of the enemy, impelling us over </text:span><text:span text:style-name="T21">and beyond the natural limitations that man is heir to and TRANSFORMING HIM INTO AN EFFECTIVE, VIOLENT, SELECTIVE AND COLD KILLING MACHINE. </text:span>Our soldiers must be thus; <text:span text:style-name="T21">a people without hatred cannot vanquish a brutal enemy." </text:span><text:span text:style-name="T39">33</text:span></text:p>
      <text:p text:style-name="P8"><text:span text:style-name="T11">"We must carry the war into every corner the enemy happens to carry it: </text:span><text:span text:style-name="T13">TO HIS HOME, TO HIS CENTERS OF ENTERTAINMENT; A TOTAL WAR. IT IS NECESSARY TO PREVENT HIM FROM HAVING A MOMENT OF PEACE, A QUIET MOMENT OUTSIDE HIS BARRACKS OR EVEN INSIDE; WE MUST ATTACK HIM WHEREVER HE MAY BE, MAKE HIM FEEL LIKE A CORNERED BEAST WHEREVER HE MAY MOVE. Then HIS MORAL FIBER SHALL BEGIN TO DECLINE. </text:span><text:span text:style-name="T11">He will even become more beastly, but we shall notice how the signs of decadence begin to appear."</text:span><text:span text:style-name="T40"> 34</text:span></text:p>
      <text:p text:style-name="P20"/>
      <text:h text:style-name="P70" text:outline-level="4">Pol Pot :</text:h>
      <text:p text:style-name="P8"><text:span text:style-name="T21">"IN CONFORMITY WITH MARXIST-LENINIST PRINCIPLES, IT IS NECESSARY TO …. REDUCE PROGRESSIVELY THIS DEFECT WHICH IS THE STATE UNTIL IT IS EXTINGUISHED COMPLETELY, </text:span>giving place to [a system of] self-management of factories by the proletariat and of agriculture by the peasants."<text:span text:style-name="T39"> 35</text:span></text:p>
      <text:p text:style-name="P15"/>
      <text:p text:style-name="P19">That is communist savagery. Communist ideology as summed up in the bloodthirsty communist leaders' own words: a system of barbarity, </text:p>
      <text:p text:style-name="P51">•<text:tab/>that seeks to leave not a moment of peace, </text:p>
      <text:p text:style-name="P51">•<text:tab/>that turns human beings into effective, violent and cold killing machines, </text:p>
      <text:p text:style-name="P51">•<text:tab/>that applies terror as a principle,</text:p>
      <text:p text:style-name="P51">•<text:tab/>that believes that anyone opposing the revolution must have a bullet put in his head,</text:p>
      <text:p text:style-name="P51">•<text:tab/>that survives through the violence committed against the bourgeoisie by the proletariat,</text:p>
      <text:p text:style-name="P51">•<text:tab/>that is unrestricted by any law,</text:p>
      <text:p text:style-name="P51">•<text:tab/>that regards it as essential to kill leaders, soldiers and the police,</text:p>
      <text:p text:style-name="P51">•<text:tab/>that seized their financial resources,</text:p>
      <text:p text:style-name="P51">•<text:tab/>that imposes red terror against a class "doomed to destruction,"</text:p>
      <text:p text:style-name="P51">•<text:tab/>that believes the only way to achieve its aim is through armed insurrection and terror, </text:p>
      <text:p text:style-name="P51">•<text:tab/>that describes those who think the aim can be achieved through peaceful means as having "lost their senses" or having abandoned communist principles,</text:p>
      <text:p text:style-name="P51"><text:soft-page-break/>•<text:tab/>that makes it essential for the military not to be given a moment's peace, inside or outside their barracks,</text:p>
      <text:p text:style-name="P51">•<text:tab/>and that seeks to totally destroy the state.</text:p>
      <text:p text:style-name="P19">These were not just words. Bloodthirsty communist leaders have applied this savagery they described in the passages quoted above before the eyes of the entire world. This scenario is no imaginary one. People who regard all human beings, themselves included, as a more advanced species of animal and who believe that the supposed conflict in nature also needs to be applied to human societies implemented the savagery described above in an even more extreme manner. Their ideology convinced them that what they were doing was not only right but also absolutely necessary. This perverse ideology created a belief and purpose in their brains. They never hesitated for a moment when it came to this mass slaughter, which they perpetrated for the sake of this belief which they had transformed into nothing less than a false religion. Communist barbarity is a cause of fear and horror for the great majority of people, but for a communist it is essential and something that simply had to be acted on. </text:p>
      <text:p text:style-name="P15"><text:span text:style-name="T11">Communism, developed and prepared by the Darwinist mindset, is truly a barbaric ideology. For that reason, it is impossible to prevent such mass slaughter without shattering this false belief system in a communist's brain. There is just about no other way of convincing a communist of the illogicality of the savagery he espouses apart from convincing him scientifically of the invalidity of Darwinism. The reason for our consideration of past communist slaughter here </text:span><text:span text:style-name="T18">is to be able to show that, given the opportunity, the communist barbarity they seek to apply in the southeast of Turkey will be no different </text:span><text:span text:style-name="T13">because the terrorist and communist PKK draws its strength from the same intellectual foundation, Darwinism. </text:span><text:span text:style-name="T11">We shall be looking at this in detail in later chapters. </text:span></text:p>
      <text:h text:style-name="P65" text:outline-level="2">BLOODY COMMUNIST LEADERS REJECT RELIGION, THE STATE AND THE FAMILY</text:h>
      <text:p text:style-name="P25"/>
      <text:p text:style-name="P16"/>
      <text:p text:style-name="P15"><text:span text:style-name="T11">Since communism is based on Darwinism, it shares all the characteristics of the polluted morality that the Darwinist ideology imposes on people and communities. In the same way that communist savagery and barbarity are founded on Darwinism, it also draws its irreligious nature and way of regarding the state, the family and moral virtues as bad things from that same Darwinism. The theory of evolution, which takes chance as its false deity and was launched solely for the purpose of denying the existence of Almighty God (surely God is beyond that), represents, in Marx's words, "...the basis in natural history" for communism. Therefore, both ideologies serve the same aim. It is of course impossible for a Darwinist who believes that chance is a creative force (surely God is beyond that) to believe in God. And a commu</text:span>nist absorbs all these perverse ideas and applies them with no compunction whatsoever. </text:p>
      <text:p text:style-name="P15">Communist ideology, which maintains that "Man came into being by chance and is an unfettered animal," will also seek to spread irreligion in all those regions in which it disseminates communism. Since a communist society recognizes no religion, it will also not recognize moral values, the family, moral virtues or the existence of the state. As we shall be seeing in more detail in due course, it is a complete waste of time to invite someone with a communist mindset to have a conscience, recognize moral virtues, the warmth of the family, love or compassion and to be forgiving, or to criticize anything that he may do. </text:p>
      <text:p text:style-name="P15">We can see the kind of irreligious environment, far removed from any kind of spirituality, that communism seeks to impose from the words of bloodthirsty communist leaders: </text:p>
      <text:p text:style-name="P19"/>
      <text:h text:style-name="P67" text:outline-level="3">Quotes from Bloody Communist Leaders Showing Their Opposition to Religion and Religious Moral Values </text:h>
      <text:p text:style-name="P19"/>
      <text:h text:style-name="P70" text:outline-level="4">(Surely God is beyond this) </text:h>
      <text:p text:style-name="P15"/>
      <text:h text:style-name="P70" text:outline-level="4">Vladimir Ilich Lenin:</text:h>
      <text:p text:style-name="P8"><text:span text:style-name="T11">"Religion is one of the forms of spiritual oppression …"</text:span><text:span text:style-name="T40"> 36</text:span></text:p>
      <text:p text:style-name="P8"><text:soft-page-break/><text:span text:style-name="T11">"… any religious idea, any idea of any god at all, any flirtation even with a god, is the most inexpressible foulness, … for that very reason it is the most dangerous foulness, the most shameful 'infection'."</text:span><text:span text:style-name="T40"> 37</text:span></text:p>
      <text:p text:style-name="P8"><text:span text:style-name="T11">"There can be nothing more abominable than religion."</text:span><text:span text:style-name="T40"> 38</text:span></text:p>
      <text:p text:style-name="P8">"We must combat religion—that is the ABC of all materialism, and consequently of Marxism."<text:span text:style-name="T39"> 39</text:span></text:p>
      <text:p text:style-name="P8">"… to be an atheist, which every socialist is, …"<text:span text:style-name="T39"> 40</text:span></text:p>
      <text:p text:style-name="P8"><text:span text:style-name="T11">"Even the bare mention of a citizen's religion in official documents should unquestionably be eliminated. No subsidies should be granted to the established church nor state allowances made to ecclesiastical and religious societies."</text:span><text:span text:style-name="T40"> 41</text:span></text:p>
      <text:p text:style-name="P8">"The philosophical basis of Marxism, as Marx and Engels repeatedly declared, is dialectical materialism … —a materialism which is absolutely atheistic and positively hostile to all religion."<text:span text:style-name="T39"> 42</text:span></text:p>
      <text:p text:style-name="P8"><text:span text:style-name="T11">"Religion is the opium of the people—this dictum by Marx is the corner-stone of the whole Marxist outlook on religion." </text:span><text:span text:style-name="T40">43</text:span></text:p>
      <text:p text:style-name="P8"><text:span text:style-name="T11">"Marxism is materialism. As such, it is as relentlessly hostile to religion …" </text:span><text:span text:style-name="T40">44</text:span></text:p>
      <text:p text:style-name="P8"><text:span text:style-name="T11">"Our program necessarily includes the propaganda of atheism." </text:span><text:span text:style-name="T40">45</text:span></text:p>
      <text:p text:style-name="P8"><text:span text:style-name="T11">"Our Party is an association of class-conscious, advanced fighters for the emancipation of the working class. Such an association cannot and must not be indifferent to lack of class-consciousness, ignorance or obscurantism in the shape of religious beliefs. We demand complete disestablishment of the Church so as to be able to combat the religious fog with purely ideological and solely ideological weapons, by means of our press and by word of mouth. But we founded our association, the Russian Social-Democratic Labour Party, precisely for such a struggle against every religious bamboozling of the workers. And to us the ideological struggle is not a private affair, but the affair of the whole Party, of the whole proletariat."</text:span><text:span text:style-name="T40"> 46</text:span></text:p>
      <text:p text:style-name="P19"/>
      <text:h text:style-name="P70" text:outline-level="4">Karl Marx:</text:h>
      <text:p text:style-name="P8"><text:span text:style-name="T11">"For Germany, the criticism of religion has been essentially completed, and the criticism of religion is the prerequisite of all criticism." </text:span><text:span text:style-name="T40">47</text:span></text:p>
      <text:p text:style-name="P8"><text:span text:style-name="T11">"The abolition of religion as the illusory happiness of the people is the demand for their real happiness." </text:span><text:span text:style-name="T40">48</text:span></text:p>
      <text:p text:style-name="P8"><text:span text:style-name="T11">"Man makes religion, religion does not make man. … This state and this society produce religion, which is an inverted consciousness of the world, because they are an inverted world." </text:span><text:span text:style-name="T40">49</text:span></text:p>
      <text:p text:style-name="P20"/>
      <text:h text:style-name="P70" text:outline-level="4"><text:soft-page-break/>Joseph Stalin :</text:h>
      <text:p text:style-name="P8"><text:span text:style-name="T11">"Then Devil is with us, and together we will win." (In response to Churchill's "God is with us", during WW2) </text:span><text:span text:style-name="T40">50</text:span></text:p>
      <text:p text:style-name="P8">"We carry on and will continue to carry on propaganda against religious prejudices. … The Party cannot be neutral towards religion and does conduct anti-religious propaganda against all and every religious prejudice…"<text:span text:style-name="T39">51</text:span></text:p>
      <text:p text:style-name="P21"/>
      <text:h text:style-name="P70" text:outline-level="4">Nikita Khrushchev: <text:span text:style-name="T57">(Secretary General of the Soviet Communist Party, 1953)</text:span> </text:h>
      <text:p text:style-name="P8"><text:span text:style-name="T11">"Communism has not changed its attitude of opposition to religion. We are doing everything we can to eliminate the bewitching power of the opium of religion." </text:span><text:span text:style-name="T40">52</text:span></text:p>
      <text:p text:style-name="P28"/>
      <text:h text:style-name="P66" text:outline-level="3">Quotations from Bloody Communist Leaders About the Lack of Need for the State </text:h>
      <text:p text:style-name="P15">Communism represents a huge threat because of its perverted view of God, the Divine religions and Holy books and religious morality. In the same way that communism is inimical to religion and spiritual values, so it does not believe in the state. Communist thinking employs a concept of "oppressed peoples" invented by itself. Communist thinking portrays itself as the supposed liberator of those oppressed by the bourgeoisie. According to their nonsensical view, the state must only exist on a temporary basis, following which all the resources of the state must belong to the communist system. Indeed, communism seeks world domination and is based on the elimination of national boundaries and thus of states. Communism's aim is a communist world state. </text:p>
      <text:p text:style-name="P19">Communist leaders' words on this subject are crystal clear: </text:p>
      <text:p text:style-name="P11">From a lecture delivered by Lenin at the Sverdlov University;</text:p>
      <text:p text:style-name="P30"/>
      <text:h text:style-name="P70" text:outline-level="4">Vladimir Ilich Lenin:</text:h>
      <text:p text:style-name="P9">"The doctrine of the state SERVES TO JUSTIFY SOCIAL PRIVILEGE, THE EXISTENCE OF EXPLOITATION, THE EXISTENCE OF CAPITALISM…" </text:p>
      <text:p text:style-name="P9">"IT [THE STATE] APPEARS WHEREVER AND WHENEVER A DIVISION OF SOCIETY INTO CLASSES APPEARS, WHENEVER EXPLOITERS AND EXPLOITED APPEAR."</text:p>
      <text:p text:style-name="P9">"… a certain apparatus of coercion, an apparatus of violence, such as is represented at the present time, as you all realise, by armed contingents of troops, prisons and other means of subjugating the will of others by force—all that which constitutes THE ESSENCE OF THE STATE."</text:p>
      <text:p text:style-name="P9">"THE STATE IS A MACHINE FOR MAINTAINING THE RULE OF ONE CLASS OVER ANOTHER."</text:p>
      <text:p text:style-name="P8"><text:soft-page-break/><text:span text:style-name="T11">"And WE SHALL PLACE THIS MACHINE IN THE HANDS OF THE CLASS THAT IS TO OVERTHROW THE POWER OF CAPITAL. We shall reject all the old prejudices about the state meaning universal equality—for that is a fraud: as long as there is exploitation there cannot be equality. … THEN THERE WILL BE NO STATE AND NO EXPLOITATION. Such is the view of our Communist Party." </text:span><text:span text:style-name="T40">53</text:span></text:p>
      <text:p text:style-name="P19"/>
      <text:h text:style-name="P66" text:outline-level="3">Quotations from Bloody Communist Leaders Regarding the Need to Abolish the Concept of the Family </text:h>
      <text:p text:style-name="P15">In the same way, for a communist the family is a concept that should never exist. Communists regard familiar relations as feudal relationships (a local, hierarchical relationship between the protected and the protector). It is the construction of a small, nuclear unit instead of a broad community. When the concept of the family enters the equation, communists claim that the individual loses his priority values, abandons the broad community he serves and seeks instead to further the interests of his family. For that reason, according to communism, and as set out mostly in the writings of Engels, the institution of the family must be done away with altogether. The concept of the family is expressed as follows in communism: </text:p>
      <text:p text:style-name="P11">"Revolutionary elements who marry, establish a family or are part of a family, for whatever reason, are in a state of contradiction." <text:span text:style-name="T39">54</text:span></text:p>
      <text:p text:style-name="P15">The first thing that Pol Pot did, for example, was to split families up, since he regarded them as an obstacle to communist objectives. By forcing people to live in communes, he kept family members apart from one another and attempted to eliminate the very concept of the family. </text:p>
      <text:p text:style-name="P15">The same thing was done by Stalin in Russia. Peasants' lands were first taken away. Then great care was taken that the small plots they were given back should be scattered and far away from one another. As a result, family members were forced to live in different places in order to work their lands consisting of very small plots. Declarations were made that stated "...the revolution will remain weak so long as family ties and the concept of the family survive," at meetings of the Communist Party, and indoctrination was conducted along that line.</text:p>
      <text:p text:style-name="P19">That is the terrifying and barbaric view of social life that a communist will hold. For a communist, words about virtue and moral values are meaningless. </text:p>
      <text:p text:style-name="P15"><text:span text:style-name="T11">Since a communist rejects the concept of the state, he will also disregard the laws of that state. He cannot be won over with the concept of the family; sentimental approaches such as "return to your family" or "go home to your mother" will never have any impact on a terrorist. </text:span><text:span text:style-name="T13">For a communist, moral values, the state and the concept of the family are meaningless. Therefore, neither state laws, nor calls to moral virtue nor the family will have any effect in stopping a communist. </text:span><text:span text:style-name="T11">In order to stop a communist, the intellectual system that made all these concepts so worthless has itself to be eliminated. That means the Darwinist, materialist, Stalinist and communist intellectual system.</text:span></text:p>
      <text:p text:style-name="P19"/>
      <text:p text:style-name="P19"/>
      <text:h text:style-name="P64" text:outline-level="2">ANALYSES BY MR. ADNAN OKTAR BROADCAST ON A9 TV – 2</text:h>
      <text:p text:style-name="P15"/>
      <text:p text:style-name="P15"/>
      <text:h text:style-name="P73" text:outline-level="4">Öcalan will never regret being a Marxist or renounce Marxist thinking. He will never regret what he has done </text:h>
      <text:p text:style-name="P15"><text:span text:style-name="T12">DİDEM ÜRER: </text:span><text:span text:style-name="T11">Our Hodja Ahmet Taşgetiren has said that Öcalan has undergone a huge change and decided on a democratic unitary state, and that Öcalan has personally stated this. Ahmet Taşgetiren went on to say that because of his change of mind, Öcalan had abandoned his idea of an independent state and of democratic autonomy, but that the time has now come for him to apologize. He then said, "Öcalan has undergone a change of mind, but he led 40,000 people into the flames before that happened. I am disgusted by the way that such people come to their senses after thousands of people have lost their lives, after the passage of many years, and under their leadership."</text:span></text:p>
      <text:p text:style-name="P15"><text:span text:style-name="T20">ADNAN OKTAR:</text:span> Anti-Darwinist and anti-materialist education are essential. Abdullah Öcalan will not renounce his Marxist way of thinking. Solely because he is unhappy in prison, he now thinks that he can send messages that people will find pleasing. He thinks that he can gain sympathy in that way. Abdullah Öcalan included, nobody who has had an intensive Marxist education will renounce Marxism and will never repent of their past deeds. He should be sorry for being a Marxist and in order to be sorry he needs to have faith; in order for him to have faith, he must not be a Darwinist-materialist. That is very hard. (January 17th, 2013, A9 TV)</text:p>
      <text:p text:style-name="P15"/>
      <text:h text:style-name="P73" text:outline-level="4">The PKK is the fanatical army of the alleged terror organization Ergenekon. What it fears most is the enlightenment of the people.</text:h>
      <text:p text:style-name="P15"><text:span text:style-name="T12">ADNAN OKTAR:</text:span><text:span text:style-name="T11"> PKK communists act hand in hand with the alleged terror organization Ergenekon. The alleged terror organization Ergenekon is the founder of that devilish and satanic organization known as the PKK. The alleged terror organization Ergenekon planned this as far back as the 1970s. It brought the PKK out in the 1980s. It has always used the PKK as its bloody puppet. They have martyred our troops and police. They are still doing it. They think they can now enjoy a bit of rest and recuperation.</text:span></text:p>
      <text:p text:style-name="P15"><text:span text:style-name="T11">What the PKK, its ferocious army of killers, fears most is the enlightenment of the people. That is why they attack schools. They attack exhibitions. They attack libraries. They burn books. They thus try to prevent people from learning the truth. But they cannot possibly succeed. They have panicked in the face of the way that people have recently come to see the invalidity of Darwinism and materialism because the collapse of Darwinism means the collapse of the PKK's entire system. That is why the PKK thinks it is being very clever by sending hired killers, the alleged terror organization Ergenekon's leftovers, to attack places where people can be enlightened. They attack libraries and burn cars; there is no disgrace they </text:span>do not perpetrate. <text:soft-page-break/>They foolishly imagine they can in this way prevent people becoming enlightened. Yet, quite the contrary, and thanks be to God, such activities are continuing apace, with a huge rise in fervor. Things are increasing in multiples of 10, insha'Allah. (January 2nd, 2013; A9 TV)</text:p>
      <text:p text:style-name="P19"/>
      <text:h text:style-name="P73" text:outline-level="4">The PKK will not lay down its arms without being intellectually defeated. There needs to be propaganda against all ideas that might damage the structure of the nation.</text:h>
      <text:p text:style-name="P15"><text:span text:style-name="T12">DİDEM ÜRER:</text:span><text:span text:style-name="T11"> The British daily The Guardian has referred to the İmralı process and suggested that "The PKK will lay down its arms in a matter of days." The paper said that if the process is successful, the PKK will turn its weapons over to Mesut Barzani in Erbil.</text:span></text:p>
      <text:p text:style-name="P15"><text:span text:style-name="T20">ADNAN OKTAR:</text:span> Well, let us see them lay their weapons down. There will be no lying down of arms or anything until they are intellectually defeated because <text:span text:style-name="T11">their intellectual campaign is continuing. This campaign waged by the communists is far more effective than the armed struggle. Their intellectual campaign is continuing. They are continuing to spread their ideas and propaganda. The PKK and the deputies from the BDP have embraced one another this time, and even that is a major propaganda coup. Intensive propaganda is going on. And scientific and artistic propaganda is also going on in all of Europe. There is scientific propaganda in Greece, Syria, Russia and everywhere. Marxist propaganda and Darwinist-Materialist propaganda are still continuing. What Turkey is doing is to tell young people about Darwinism and materialism. That is all Turkey is doing. It is not making any counter-propaganda; they do not even want to speak of it. They never say, "Counter-propaganda, scientific propaganda is needed." Do you ever hear anyone say, "There needs to be scientific propaganda against the PKK"? Maybe sometimes in the most veiled of terms, along the lines of, "Various social responses need to be made to them" but never anything explicit. This needs to be explained explic</text:span>itly. The state needs to have its own relevant unit. Counter-propaganda. There could be a relevant directorate even. There needs to be all kinds of propaganda activities aimed against all ideas that might damage our national structure. If this is not done, then there is something wrong. (February 9th, 2013; A9 TV)</text:p>
      <text:p text:style-name="P15"/>
      <text:h text:style-name="P73" text:outline-level="4">"The PKK is the religion of the antichrist and the exact opposite of Islam. There is currently a struggle between these two diametrically opposed faiths."</text:h>
      <text:p text:style-name="P15"><text:span text:style-name="T12">DİDEM ÜRER:</text:span><text:span text:style-name="T11"> "One of those accused on charges of taking part in PKK and KCK activities made a statement concerning the kind of ideological education they use to win students over to the organization. He said that provinces have their PKK educational institutions, that students arriving from the East and Southeast are exposed to terror organization propaganda in these institutions and that after completing their theoretical training, they are then given practical training up in the mountains."</text:span></text:p>
      <text:p text:style-name="P15"><text:span text:style-name="T20">ADNAN OKTAR: </text:span>These are not hollow men of straw. They are cultured and well read. They have examined and believe in Marx and Stalin and Lenin, the lives of all the Marxist guerrilla leaders and materialist philosophy. Because this is a religion, the religion of the antichrist and the system of the antichrist. The antichrist appeared in the form of Darwin, but that perverse <text:soft-page-break/>religion has its own sects and priests. There is Marx and Lenin and Stalin, for instance. That religion has its own rituals and places of worship. They stage their show parades, for instance. Those are their acts of worship. It has its flags and pictures, and there are religious observances.</text:p>
      <text:p text:style-name="P15">That religion has its laws. For example, while it is a sin to kill in Islam, in that religion it is lawful and useful. While destruction is unlawful in Islam, in that religion it is lawful and useful. The family is sacred, but not in that religion. It recognizes no families. Moral values are sacred in Islam, but no such values are recognized in that faith; they are regarded as simply a man-made institution. Personal property is permitted in Islam, but not in that religion, which harbors the belief that property belongs to all. Therefore, that religion is the exact opposite of everything that Islam says. Since it is the religion of satan, it has its own satanic rituals. Since they have given themselves up to satan, as Almighty God says, <text:span text:style-name="T50">"We assign him a satan who becomes his bosom friend" </text:span>(Surat az-Zukhruf, 36) – He says,<text:span text:style-name="T50"> "And We have assigned them (devils as) intimate companions (in this world), so they have made fair-seeming to them what is between their hands (i.e., in front of them) and what is behind them (i.e., , what awaits them);"</text:span> (Surat al-Fussilat, 25) Once people have entered that mindset, satan is all round them like a shell and they become impervious to religion, Islam and the Qur'an. </text:p>
      <text:p text:style-name="P15">In one verse Almighty God says; <text:span text:style-name="T50">We created many of the jinn and mankind for Hell. They have hearts they do not understand with. They have eyes they do not see with. They have ears they do not hear with. Such people are like cattle. No, they are even further astray! They are the unaware.</text:span> (Surat al-A'raf, 179)</text:p>
      <text:p text:style-name="P15">Someone who undergoes PKK education, a member of the organization, literally becomes crazy because he has entered the religion of satan. For example, in their perverse faith, may God forbid, killing is lawful, killing other people is lawful. Killing oneself or others is a sin in Islam. These two are diametrically opposed faiths. There is currently a struggle between these two diametrically opposed faiths but our Southeastern brothers are unaware that they are under siege by the antichrist. The antichrist approaches them pleasantly, in a manner appropriate to them. For example, the antichrist says, "I will give you mountains of food and mountains of water and mountains of broth and mountains of meat; I promise you paradise."</text:p>
      <text:p text:style-name="P5"><text:span text:style-name="T11">"THE ANTICHRIST WILL BE ACCOMPANIED BY MOUNTAINS OF BREAD AND MEAT, AND WILL HAVE RIVERS OF WATER..." (Portents of Doomsday, Muhammad ibn 'Abd al-Rasul al-Barzanji, Pamuk Press, Trans. Naim Erdoğan p. 214)</text:span></text:p>
      <text:p text:style-name="P6">"THE ANTICHRIST WILL HAVE WITH HIM A MOUNTAIN OF BROTH, HOT MEAT THAT NEVER COOLS, A FLOWING RIVER, a forest made of green gardens and a mountain of smoke and fire... He will say this is my paradise and that is my hell... THIS IS THEIR FOOD AND THIS THEIR DRINK, HE WILL SAY..." (Portents of Doomsday, Muhammad ibn 'Abd al-Rasul al-Barzanji, Pamuk Yayınları, Trans. Naim Erdoğan p. 214)</text:p>
      <text:p text:style-name="P15"><text:span text:style-name="T11">And the antichrist acts very quickly and dazzles them. He approaches them by speaking of religion, as if he were a spiritual guide. That even appears in the hadiths, "When the antichrist first appears, he will portray himself as a spiritual guide," says our Prophet (saas):</text:span></text:p>
      <text:p text:style-name="P5"><text:span text:style-name="T11">When he (the antichrist) appears ... EVERYONE WILL FOLLOW HIM AS IF HE WERE A GENUINE SPIRITUAL TEACHER, he will continue with the same activi</text:span>ties when he comes to Kufa, IN SAYING THIS HE WILL CLAIM TO BE A PROPHET... Rational people who see this will then depart from him... HE WILL LATER CLAIM TO BE DIVINE... May God forbid, he will say, <text:soft-page-break/>"I am God."... (Al-Tabarani narrated this from the Companion bin Mutamar.) (Portents of Doomsday, Muhammad ibn 'Abd al-Rasul al-Barzanji, Pamuk Press, Trans. Naim Erdoğan p. 212)</text:p>
      <text:p text:style-name="P5">He (the antichrist) will first say: "I AM A PROPHET." Yet there will be no prophets after me. Then he will make a second claim and say, "I AM YOUR LORD." Yet you will not see your Lord until you die... (Sunan Ibn Majah, 4077)</text:p>
      <text:p text:style-name="P15">The PKK says, "Let us perform the Friday prayer en masse in the Southeast." Look, "The antichrist will appear as a spiritual teacher when he first comes." "Then when people realize this, they will turn away from him," he says. "The antichrist will have a particular effect on rural dwellers, people of rural backgrounds, but people who are ignorant," he says. He says that the antichrist will "influence women and children faster." And when we look at the Southeast, we do see that these brothers are generally the antichrists targets. (January 17th, 2013; A9 TV)</text:p>
      <text:p text:style-name="P15"/>
      <text:h text:style-name="P73" text:outline-level="4">A federated state system is what certain foreign powers want in order to divide and redesign Turkey and thus rule it more easily </text:h>
      <text:p text:style-name="P15"><text:span text:style-name="T12">ADNAN OKTAR:</text:span><text:span text:style-name="T11"> The "Kurdish problem" is an artificial cause. Some countries want to see the Southeast break away and imagine that they can thus redesign Turkey more easily. They want the Black Sea region and Central Anatolia to break away. Once it is divided it will be easier to rule. That is the issue: That and nothing else.</text:span></text:p>
      <text:p text:style-name="P19">In that event, every mini-state they make will have its own little army. The Black Sea will have a separate army, the Southeast will have a separate army. Lots of little armies and little states. Russia could run them all over with its tanks in five minutes because each one would be an independent state. And lots of little states could not hold out like one large one.</text:p>
      <text:p text:style-name="P15">A federated state, a miniature state. What they mean by federated state is independent states. They want to see lots of little states. They want Turkey to be divided into separate statelets. That is an idea held by Europe and others to impose their will on it. Small states are easy to manage because it is easy to stare them down; they are easily frightened. That is why they want them to be small. It would be much harder to manage them if they are large. They cannot do it, they cannot manage them.</text:p>
      <text:p text:style-name="P15">For example, during the American invasion of Iraq they told Turkey, "Allow us to pass through your territory, let us use all that Turkey has and open your air space to us." Turkey refused. But had it been a small state, there would have been no need even to ask. "Here we are, hello," they would have said, and they would have walked straight through; no need even to ask. But when one is a great state, a large state, then people have to ask. (February 23rd, 2013; A9 TV)</text:p>
      <text:p text:style-name="P33"/>
      <text:h text:style-name="P73" text:outline-level="4">Prime Minister Recep Tayyip Erdoğan will never allow the Southeast to come under the control of the PKK.</text:h>
      <text:p text:style-name="P15"><text:span text:style-name="T12">DİDEM ÜRER: </text:span><text:span text:style-name="T11">Devlet Bahçeli has issued a new statement about the PKK. He suggests that there is a desire to bring down and fragment the Turkey that was acquired through great struggle. He went on to say, "A mentality that has no place in our existence and unity has </text:span><text:soft-page-break/><text:span text:style-name="T11">decided to take Turkey away from us in a separatist flea market. What did the prime minister mean or intend to suggest by talking of politics and negotiations?"</text:span></text:p>
      <text:p text:style-name="P15"><text:span text:style-name="T12">ADNAN OKTAR:</text:span><text:span text:style-name="T11"> No. The prime minister will never do such a thing. He will never give away land and put the Southeast under the control of the PKK. That is not possible. The Turkish nation as a whole would never permit such a thing. Those beloved martyrs of ours surrendered their blessed souls to Almighty God for this country. It might be possible; there are 70 million of us, and if they martyr us all, then they can take wherever they choose, but that is the only way. It is out of the question. That is why I am quite relaxed. Nobody could even suggest or think of such an outrageous idea. Nobody can bring that about. The prime minister is a highly alert man. Tayyip Hodja is a great man. He is not someone to fall for such a thing. He loves the country and nation. So there can never ever be such a suggestion even, insha'Allah.</text:span></text:p>
      <text:p text:style-name="P19"/>
      <text:p text:style-name="P15"/>
      <text:h text:style-name="P58" text:outline-level="1"><text:span text:style-name="T11">CHAPTER 2</text:span></text:h>
      <text:p text:style-name="P19"/>
      <text:h text:style-name="P57" text:outline-level="1">THE EVENTUAL AIM IN SOUTHEAST TURKEY IS THE FOUNDATION OF AN INDEPENDENT COMMUNIST STATE</text:h>
      <text:p text:style-name="P35"/>
      <text:p text:style-name="P15"/>
      <text:h text:style-name="P61" text:outline-level="2">THE IDEOLOGY OF THE PKK IS IDENTICAL TO THAT OF BLOODY COMMUNIST IDEOLOGIES OF THE 20<text:span text:style-name="T38">TH</text:span> CENTURY</text:h>
      <text:p text:style-name="P15"/>
      <text:h text:style-name="P71" text:outline-level="4">- Surely God is beyond this - </text:h>
      <text:p text:style-name="P17"/>
      <text:p text:style-name="P15">It is of great importance to provide evidence from the words of those communist leaders who drowned the world in blood in the 20th century if their perverse ideologies and perspectives are to be fully understood. This is because the terrorist movement in Southeast Turkey is also rooted in communism. It is far easier to understand the perverse ideological system of the separatist PKK terrorist organization when one sees the scale of the barbarity that the terrifying attitudes of bloody communist leaders have inflicted on millions of people. The general strategy and policies of the terrorist PKK and the words of Abdullah Öcalan, the child killer who led it, provide a very good idea on the subject: </text:p>
      <text:p text:style-name="P19"/>
      <text:h text:style-name="P67" text:outline-level="3">1. The PKK is Darwinist</text:h>
      <text:p text:style-name="P19">All the bloody communist leaders of the 20th century were Darwinists and, as we have already seen in some detail, each one openly expressed his admiration of Darwin and Darwinism. </text:p>
      <text:p text:style-name="P51"><text:soft-page-break/>In the same way, Abdullah Öcalan, the child-killer and leader of the PKK terrorist organization, also frequently expresses his admiration for Charles Darwin and his false theory. Examples are as follows: </text:p>
      <text:p text:style-name="P8"><text:span text:style-name="T11">"In this rule of dialectics, thesis and antithesis persist in a richer form in a synthesis. </text:span><text:span text:style-name="T13">THE ENTIRE EVOLUTION CONFIRMS THIS RULE.</text:span><text:span text:style-name="T11">" (Extract from the chapter "Natural Society" from the book "Bir Halkı Savunmak" ["Defending a People"] by the separatist leader Abdullah Öcalan, published in 2004)</text:span></text:p>
      <text:p text:style-name="P8"><text:span text:style-name="T11">"In general, the natural process of evolution in all living things apart from man, also continues in human societies in a conscious manner with his own comprehension and expression. </text:span><text:span text:style-name="T13">The great advance in the conceptual process that led to today's speech in the human race, Homo sapiens, made a great advance in the development of conscious societies possible. During the primitive stage of society, human groups lived at the level of groups of some developed animals..."</text:span></text:p>
      <text:p text:style-name="P8"><text:span text:style-name="T11">"Being entirely with nature is a transition from a divided nature to an integrated one. And that leads to the creation of democratic and socialist society. </text:span><text:span text:style-name="T13">There is a great inter-relation.</text:span><text:span text:style-name="T11"> It is respect for THE EVOLUTIONARY CHAIN that creates man." (Extract from the chapter "The Present Situation and Likely Developments in the Middle East" from Abdullah Öcalan's book "Bir Halkı Savunmak" ["Defending a People."])</text:span></text:p>
      <text:p text:style-name="P8"><text:span text:style-name="T19">"As the discoveries of tools and fire increase, products will also </text:span>increase, and as they increase the species will develop more rapidly <text:span text:style-name="T21">and the distance between [man] and primates will grow. THE NATURAL LAWS OF EVOLUTION determine progress.</text:span>" (From the chapter "Natural Society" from Abdullah Öcalan's book "Bir Halkı Savunmak" ["Defending a People."])</text:p>
      <text:p text:style-name="P8"><text:span text:style-name="T11">"Sociality is a precondition for the existence of human species. It is a fact of social science that</text:span><text:span text:style-name="T13"> he split away from the PRIMATE species (the family closest to man)</text:span><text:span text:style-name="T11"> and humanized, and advanced at the social level." (Extract from the chapter "Social Realism and the Individual" from Abdullah Öcalan's book "Bir Halkı Savunmak" ["Defending a People."])</text:span></text:p>
      <text:p text:style-name="P19"/>
      <text:h text:style-name="P66" text:outline-level="3"><text:span text:style-name="T11">2. The PKK Is Irreligious </text:span></text:h>
      <text:p text:style-name="P19">All the bloody communist leaders of the 20th century were atheists and encouraged irreligion by indoctrinating people with the idea that religion has no place in communist society. </text:p>
      <text:p text:style-name="P51">Abdullah Öcalan, the bloody leader of the PKK, is also an atheist, and the entire PKK, which also shares the Darwinist perspective, adheres to the same ideological system. One can see the kind of attitude to religion held by members of the PKK terror organization from Öcalan's statements: </text:p>
      <text:p text:style-name="P15"><text:span text:style-name="T11">[Surely God and His Prophet (saas) are beyond this]  </text:span></text:p>
      <text:p text:style-name="P8"><text:span text:style-name="T13">"God is a kind of medieval feudal manifesto, basic law and declaration."</text:span><text:span text:style-name="T11"> (Abdullah Öcalan, "Sümer Rahip Devletinden Demokratik Uygarlığa" [From the Priestly Sumerian State to Democratic Civilization], Vol. 1, December 2001, p. 313)</text:span></text:p>
      <text:p text:style-name="P8"><text:soft-page-break/><text:span text:style-name="T21">"We have nothing to do with religion. Our people must break away from God and that ideology.</text:span> I strove hard, and eventually<text:span text:style-name="T21"> broke away from God. </text:span></text:p>
      <text:p text:style-name="P8"><text:span text:style-name="T13">I went past God.</text:span><text:span text:style-name="T11"> And I was thus able to become Abdullah Öcalan. </text:span><text:span text:style-name="T13">Islam has given our women nothing. We will replace it with socialist morality."</text:span></text:p>
      <text:p text:style-name="P8"><text:span text:style-name="T11">"When we look at progress in history, we see quite clearly that they sought unity and power through the worship of GOD. </text:span><text:span text:style-name="T13">Concepts such as the beloved servant going to paradise are the fantastical elements of the matter, the literary bits."</text:span></text:p>
      <text:p text:style-name="P8"><text:span text:style-name="T13">"Monotheistic religious ideologies are political ideologies from beginning to end. </text:span><text:span text:style-name="T11">Religious accounts, concepts such as GOD, the prophets and the angels </text:span><text:span text:style-name="T13">are the political literature of the time.</text:span><text:span text:style-name="T11">" (Abdullah Öcalan, "Sümer Rahip Devletinden Demokratik Uygarlığa" ["From the Priestly Sumerian State to Democratic Civilization"], Vol. 1, December 2001, p. 204)</text:span></text:p>
      <text:p text:style-name="P8"><text:span text:style-name="T11">"I experienced a great philosophical depression in my high school days.</text:span><text:span text:style-name="T13"> I waged war on God, after emerging victorious from that war I became a semi-God myself.</text:span><text:span text:style-name="T11">" (Abdullah Öcalan, "Özgür Yaşamla Diyaloglar" ["Dialogues with Free Living"], October 2002, p. 257) </text:span></text:p>
      <text:p text:style-name="P8"><text:span text:style-name="T13">"In general terms, the [salat] prayer is also a piece of theater." </text:span><text:span text:style-name="T11">(Abdullah Ocalan, "Sümer Rahip Devletinden Demokratik Uygarlığa" ["From the Priestly Sumerian State to Democratic Civilization"], Vol. 1, December 2001, p. 354)</text:span></text:p>
      <text:p text:style-name="P8"><text:span text:style-name="T21">"The God of Muhammad expresses the need for the main tribes to unite and become strong.</text:span> It is the common conception of the Bedouin tribes, <text:span text:style-name="T21">the power of a united Arab tribes. No community had any compunction about redesigning its own God</text:span> to the extent they strengthened themselves. That is the historic and social reality. Today's God is the essence of science."</text:p>
      <text:p text:style-name="P11">The Noble Qur'an: "Is a transition of Sumerian mythology carried out at the level of ideological identity, its third great version."</text:p>
      <text:p text:style-name="P19"/>
      <text:h text:style-name="P67" text:outline-level="3">3. The PKK Is Opposed to the Family and the State </text:h>
      <text:p text:style-name="P19">All the bloodthirsty leaders of communism have been against the family and the state. During their dictatorships they made strenuous efforts to eliminate the concepts of the family and the state. </text:p>
      <text:p text:style-name="P51">In the same way, the child-killer Öcalan also maintains that the family is a concept that needs to be done away with. The terrorist Öcalan says this on the subject: </text:p>
      <text:p text:style-name="P19">In his 81-page defense presented to the Imrali Court, the terrorist Ocalan describes his childhood as follows:</text:p>
      <text:p text:style-name="P8"><text:span text:style-name="T11">"My reaction was against feudal family ties. One might say that my first rebellion </text:span><text:span text:style-name="T13">developed against the structure of the family and the village</text:span><text:span text:style-name="T11"> which was a far cry </text:span><text:soft-page-break/><text:span text:style-name="T11">from responding to a child's expectations... </text:span><text:span text:style-name="T18">I broke away from the family … with a major conflict at an early age.</text:span></text:p>
      <text:p text:style-name="P15">From the book <text:span text:style-name="T24">Kürdistan'da</text:span> <text:span text:style-name="T24">Kadin ve Aile (Woman and the Family in Kurdistan):</text:span></text:p>
      <text:p text:style-name="P8"><text:span text:style-name="T11">"In the same way, all of Western Europe is suffering a profound trauma on this subject. </text:span><text:span text:style-name="T18">The institution of the family has literally become a scourge for them.</text:span><text:span text:style-name="T13">" (pp. 27-28)</text:span></text:p>
      <text:p text:style-name="P8"><text:span text:style-name="T11">"Like military wars, a concentrated political expression, peace policies and cultural wars, </text:span><text:span text:style-name="T13">wars waged in the field of the family also represent a significant part of that general warfare. If we are not to think of war solely as clashes between armies, then it is clear that one of the greatest battles in </text:span><text:span text:style-name="T21">human society is mental warfare, </text:span>that warfare within the body of the family must not be ignored." <text:span text:style-name="T21">(p. 30)</text:span></text:p>
      <text:p text:style-name="P8"><text:span text:style-name="T11">"They are debating whether the dangers of the institution of the family can be consigned to history. </text:span><text:span text:style-name="T18">An unsteady nuclear family has emerged. </text:span></text:p>
      <text:p text:style-name="P8"><text:span text:style-name="T13">That conception itself will disappear spontaneously with the disappearance of capitalism."</text:span><text:span text:style-name="T11"> (p. 44)</text:span></text:p>
      <text:p text:style-name="P8"><text:span text:style-name="T11">"(The family) </text:span><text:span text:style-name="T18">is a hugely enslaving relationship that by itself will cause a person to cease to exist...</text:span><text:span text:style-name="T13"> We reject and are terrified by stale familial relationships </text:span><text:span text:style-name="T11">in every village and town in Kurdistan." </text:span><text:span text:style-name="T13">(p. 47)</text:span></text:p>
      <text:p text:style-name="P8"><text:span text:style-name="T11">"It will be of use to regard confusion in the body of the family and that the problems are at the highest level objectively. We need to adopt a political approach to the institution of the family, that had not advanced of its own accord in hundreds of years. </text:span><text:span text:style-name="T18">The family is a most dangerous institution that imposes a very dangerous, ideological, political, moral, cultural and economic backwardness,</text:span><text:span text:style-name="T13"> that some forces are seeking to reinforce by settling crutches to left and right." (p. 48)</text:span></text:p>
      <text:p text:style-name="P8"><text:span text:style-name="T18">"The family is the institution we have the most difficulty with. </text:span><text:span text:style-name="T11">Instead of regarding the family as an institution with immunity and always deserving of respect, </text:span><text:span text:style-name="T13">it is an institution within close binds of colonialism and is the firm foundation of its ideological policy within the country, and it leaves our people in a state of despair and deprived of a </text:span><text:span text:style-name="T21">future,</text:span> living by the height of irresponsibility, and it must be exposed to a revolutionary criticism and revolutionary process. <text:span text:style-name="T21">We must see all aspects of the obstacle posed by the family in the process of our national liberation. This is a sharp obstacle they are trying to erect, like Mount Ağrı." (p. 50)</text:span></text:p>
      <text:p text:style-name="P8"><text:span text:style-name="T11">"With us, </text:span><text:span text:style-name="T13">the family,</text:span><text:span text:style-name="T11"> in a state of disorder, </text:span><text:span text:style-name="T18">is like a Bermuda Triangle in which thought is buried and free will is turned into a jigsaw puzzle and scattered.</text:span><text:span text:style-name="T11"> That is why we put the family at the top of those institutions needing to be exposed to the revolutionary process. A revolutionary must carefully consider his duty on this subject. We cannot consider this intangible and reactionary family relationship as a simple matter of pride. We are not responsible for this relationship, but we have a duty to make it revolutionary." (pp. 52-53)</text:span></text:p>
      <text:p text:style-name="P8"><text:span text:style-name="T11">"We are trying to transform our people, who have been brought down by the enemy and </text:span><text:span text:style-name="T13">trapped within the narrow bounds of the family,</text:span><text:span text:style-name="T11"> into powerful revolutionists. </text:span><text:span text:style-name="T18">Were </text:span><text:soft-page-break/><text:span text:style-name="T18">you all within the ranks of the family today, you could not avoid being crippled men and women.</text:span></text:p>
      <text:p text:style-name="P8"><text:span text:style-name="T13">Although it inflicts nothing but chaos</text:span><text:span text:style-name="T11"> on the individual – men, women and children – the family is still the institution that most occupies people's minds. So much so that this is a fact not just in society as a whole, but also in terms of the individuals in our party ranks. </text:span><text:span text:style-name="T18">Many comrades cannot improve themselves since their thoughts are mainly centered on familyism.</text:span><text:span text:style-name="T13"> </text:span><text:span text:style-name="T11">Bearing all this in mind, </text:span><text:span text:style-name="T13">the struggle against familyism and the resolution thereof is as important among us as the res</text:span><text:span text:style-name="T21">olution of colonialism.</text:span> The inconsistencies of that institution must be exposed and <text:span text:style-name="T21">combatted</text:span> at least as much as those of colonialism." (p. 57)</text:p>
      <text:p text:style-name="P11">"Engels' analysis and criticism of the origin and structure of the family is well-known. This is a definition and theoretical framework we need to consider with great care. It is a fact that this problem is <text:span text:style-name="T50">the source of deep-rooted sicknesses </text:span>among us." (p. 67)</text:p>
      <text:p text:style-name="P8"><text:span text:style-name="T18">"If every family could transform the existing relations that cannot be escaped into revolutionary relations, then the Turkish Republic could not survive for even two days, and would at once collapse. </text:span><text:span text:style-name="T11">If families combined and imposed such an education among themselves, the Turkish Republic could not survive. Among us, since the family is closed to the outside it can work like a secret force in the revolution. The issue of why we cannot use this secret force is another matter." (p. 74)</text:span></text:p>
      <text:p text:style-name="P11">"We have nothing to learn from the family. One cannot learn politics from the family. Our fathers at the head of this deceived institution are in a wretched position; and the position of the mothers is even worse." <text:span text:style-name="T29">(p. 75)</text:span></text:p>
      <text:p text:style-name="P26"/>
      <text:h text:style-name="P66" text:outline-level="3">4. The PKK Relies on Communist Terror </text:h>
      <text:p text:style-name="P15">All the bloody communists of the 20th century have said that the armed struggle and terror are essential if communism is to survive and have consequently translated these ideas into action. </text:p>
      <text:p text:style-name="P51">Abdullah Öcalan, the leader of the communist organization the PKK, also states that armed struggle and terror are essential for its survival and makes it clear that communism requires that this be put into action: </text:p>
      <text:p text:style-name="P11">"... <text:span text:style-name="T50">THE ARMED STRUGGLE, POPULAR REVOLUTION AND ORGANIZATION POSSESS FEATURES THAT COMPLETELY DEVELOP TOGETHER AND MAKE ONE ANOTHER ESSENTIAL</text:span>..." (Abdullah Öcalan, Selected Writings, Vol. 1, p. 195)</text:p>
      <text:p text:style-name="P8"><text:span text:style-name="T11">"... We state that in order to raise the national liberation struggle to the level of an advanced war </text:span><text:span text:style-name="T18">IT IS NECESSARY TO BEGIN WITH ARMED PROPAGANDA, and ARMED PROPAGANDA WILL BE</text:span><text:span text:style-name="T13"> </text:span><text:span text:style-name="T11">the main vehicle for the success of the tasks of agitation, propaganda and organization, and </text:span><text:span text:style-name="T18">ARMED PROPAGANDA WİLL SERVE</text:span><text:span text:style-name="T13"> as the basic pier in the creation of a revolutionary structure..." </text:span><text:span text:style-name="T11">(Abdullah Öcalan, Selected Writings, Vol. 1. p. 213)</text:span></text:p>
      <text:p text:style-name="P11"><text:soft-page-break/>"... Ho Chi Minh says this on the subject, under the conditions facing Vietnam before 1944; '... We can initiate neither a guerrilla war nor a popular uprising. But WE NEED TO APPLY ARMED PROPAGANDA to prepare these.' And this is an even clearer and more obligatory fact under the conditions of Kurdistan..." (Abdullah Öcalan, Selected Writings, Vol. 1. p. 213)</text:p>
      <text:p text:style-name="P31"/>
      <text:p text:style-name="P19"/>
      <text:h text:style-name="P64" text:outline-level="2">THE PKK TERROR ORGANIZATION APPLIES THE REQUIREMENT OF THE COMMUNIST SYSTEM OF THOUGHT-TERROR AND VIOLENCE</text:h>
      <text:p text:style-name="P15"/>
      <text:p text:style-name="P15"/>
      <text:p text:style-name="P19">The communist, Stalinist, Leninist and Darwinist mindset that led to the barbaric slaughter of scores of millions of innocent people in the 20th century is identical to the separatist ideology being attempted to be translated into reality now in Southeast Turkey. In trying to portray the situation there as a local problem, some people are unaware of the stratagems being implemented in Southeast Turkey, while others are pretending to be unaware. These people interpret the treacherous traps set for Turkish troops with a most astonishing naiveté, and imagine they can achieve results by calling on the terrorists up in the mountains to behave in accordance with good conscience, issuing calls for peace or else condemning them outright. The fact is that the dominant mentality there is a materialist, communist and Darwinist one. To put it another way, it is the mindset of Pol Pot as he murdered 3.5 million people. </text:p>
      <text:p text:style-name="P15">By claiming that the Pol Pot regime and the terror going on in Turkey have different foundations, those people who try to give the impression that this separatist terror in Turkey is a question of regional nationalism are preventing the realization that we are facing a communist threat. This is a blatant deception. The communist mindset is the same wherever and whenever it may exist. It is based on the same perverse ideology – Darwinism – and serves the same aim. <text:span text:style-name="T21">Therefore, the savagery that took place in Russia, China and Cambodia in the 20th century is the only way for the separatist PKK terrorist organization to achieve its own aims. </text:span></text:p>
      <text:p text:style-name="P15">Since someone raised with a Darwinist-communist mindset will imagine he has brought about the elimination of the weak required by nature when he kills another person, he will think that his own death will serve that same aim of elimination. Therefore, for a PKK terrorist with a Darwinist mindset, killing or dying is a natural outcome of the laws of nature, and must absolutely be made to happen as a requirement of Darwinist ideology. Under this perverse mindset, which regards human beings as equivalent to animals, the elimination of the weak is essential and benefits "those who achieve an advantage," in other words, "the survivors." The idea that Darwin emphasized in his book <text:span text:style-name="T24">The Descent of Man</text:span>, devoid of any scientific foundations, of "the preservation of favored races and the survival of superior races," can only be brought about in this way. </text:p>
      <text:p text:style-name="P15">Therefore, telling a terrorist with such a perverse perspective to "heed the voice of your conscience and do not kill people," or to threaten him with death, will do no good whatsoever, and is most certainly not doing any good now. </text:p>
      <text:p text:style-name="P15"><text:span text:style-name="T11">So for all these reasons, asking PKK terrorists who martyr Turkish troops in the Southeast of the country, "Have you no compassion?" or "Do you feel no pangs of conscience?" is pointless; </text:span><text:soft-page-break/><text:span text:style-name="T11">they are merely empty words. Telling a community that has adopted killing as an ideology and way of life that "You are on the wrong road," "You are behaving disgracefully," "You are behaving like barbarians" or "This is inhuman behavior" is merely to say that, "We are distracting ourselves by saying this instead of embarking on an intellectual struggle." This is an utterly feeble approach that will do absolutely no good. Newspaper headlines over the last 30 years wholly refute this perspective. In the </text:span>same way that headlines such as "Have you no compassion?" from 30 years ago achieved no results then, so they are likewise achieving no results now, and it is impossible for them to ever do so. But these headlines, a statement of weakness and despair, still appear in the newspapers of today. The aim is not to put an end to the evil of the PKK, but rather to give an impression that "We are not remaining silent in the face of this evil." </text:p>
      <text:p text:style-name="P15">In the same way, telling a PKK terrorist indoctrinated under the communist ideology, "You are very cruel and ruthless" is an expression of that very same naiveté. This is just what a communist wants to hear. Perpetrating an effective action as required by communism is a most important objective for him. Cruelty, oppression, terrifying the enemy, causing terror among the <text:span text:style-name="T11">enemy and spreading panic are not words of criticism, but rather words of praise for him. It is only through the employment of such words that he can realize he is achieving his aim.  </text:span></text:p>
      <text:p text:style-name="P15">Lenin gave this answer to those who criticized him for his ruthlessness: </text:p>
      <text:p text:style-name="P8">"... WHEN PEOPLE CHARGE US WITH HARSHNESS<text:span text:style-name="T21"> we wonder how they can forget the rudiments of Marxism." </text:span><text:span text:style-name="T39">55</text:span></text:p>
      <text:p text:style-name="P19">The PKK acts according to the same Marxist principles mentioned by Lenin in this quotation. Criticizing the communist PKK for its terror and ruthlessness will therefore do nothing but perhaps amuse these terrorists. Those who do not apply ruthlessness, terror and barbarity are accused of not being Marxists, of flying in the face of science and of denying the fundamental claim of Darwinism, that of "...the strong eliminating the weak and the conflict of opposites." Terrorists up in the mountains are told, "It is essential for the oppressed class to fight the exploiter class and for it to win that struggle, and for them to adapt to the [imaginary] natural course of history, the dialectic." By brainwashing terrorists it becomes possible to make them commit savagery and barbarity. Yet the fact remains that Darwinism is not scientific, the conflict of opposites and the strong eliminating the weak is not a fact of life and the dialectic does not actually operate in nature. These claims are lies that have been imposed on people for many years by materialists and Darwinists. But minds that have been thoroughly indoctrinated by Darwinist ideology cannot think along any other lines. And that is the greatest danger of the communist mindset. </text:p>
      <text:p text:style-name="P15"><text:span text:style-name="T11">Some people say that if a democratic environment is established, if PKK terrorists are promised families, warm homes and hot food, and told, "Your mothers are missing you," this will somehow have an effect on the terrorists. They think they will repent and come down from the </text:span>mountains, and frequently say as much. But the truth of the matter is that the Darwinist ideology and the communist mentality it gives rise to reject democracy. They know nothing of human rights. They know nothing of sympathy, affection, love or compassion. They reject the family. They do not want brotherhood, peace and friendship. The only thing that Darwinist and communist ideologies want is savagery, terror and barbarity. Terrorists do what they are told to do by the Marxist, Leninist, Darwinist and materialist education given to them in schools, academies and on the radio and television from a very early age. Because of that education, <text:soft-page-break/>they regard themselves as being in the right and on the right path. That is why propaganda in Southeast Turkey aimed at encouraging love and brotherhood and the family and stirring people's consciences has never borne any fruit at all. So long as the Darwinist mindset persists within the separatist PKK terrorist organization it is impossible for this empty propaganda to produce any results.</text:p>
      <text:p text:style-name="P19"/>
      <text:p text:style-name="P15"/>
      <text:h text:style-name="P64" text:outline-level="2">LIKE ALL COMMUNIST GROUPS, THE PKK EMPLOYS GUERRILLA TACTICS </text:h>
      <text:p text:style-name="P15"/>
      <text:p text:style-name="P15"/>
      <text:p text:style-name="P15">The separatist, terrorist PKK, a ruthless group that constantly lies in ambush for Turkish troops, shoots them in the back, that attacks them in the barracks or in police stations during ceasefires and that perpetrates various and sundry attacks against the civilian population in city centers, is simply employing the most cunning tactic of the communist mentality – guerrilla warfare. Some writers or state officials from time to time criticize the terror organization for "behaving disgracefully" by committing these treacherous attacks, or "breaking the rules." But these messages of condemnation will produce no results, and are in fact just what communist PKK militants want to hear because communism is an ideology that draws its strength from savagery, bloodshed and terror and grows by means of treacherous guerrilla tactics. A communist militant has no feelings of compassion, love, affection or sympathy, and such people certainly recognize no bounds, rules or legal standards. Communists' greatest objectives are to attack, in whatever way possible, to carry out acts of violence, using whatever method is available, and to kill as many people as possible. In order to achieve these aims, faced by an army with military rules and the laws of war, the most effective and productive thing for them to do is <text:span text:style-name="T11">to ignore the rules of war and use cunning and treacherous techniques, in other words, guerrilla warfare. Obtaining intelligence, food and drink by inspiring terror in the people and ensuring artificial support by sowing fear amongst the population brings about the requisite framework for guerrilla methods. Telling a communist, terrorist group that is proud of employing cowardly techniques and regards it as essential to shoot people in the back that "You are committing treason" and imagining that results can possibly come of this is, to put it mildly, the height of naiveté. </text:span></text:p>
      <text:p text:style-name="P15">As we have already said, changes of time and place have absolutely no effect on communist principles because the basis of communist thinking is Darwinism, which never changes as the years pass by or from country to country. Therefore, the guerrilla techniques used during the Vietnam War in the 1960s are largely the same as that applied in the southeast of Turkey today. People who maintain that, "There is no resemblance between communist terror in the Southeast and Vietnam" are totally mistaken. These people are either unaware of what the communist mindset actually is, or else they are trying to misrepresent the danger here as something simple and different from what it really is. It will be of use to remind these people that the child killer and leader of the PKK terrorist organization, Abdullah Öcalan, said that the communist uprising in the Southeast needed to adopt Vietnam as a role model: </text:p>
      <text:p text:style-name="P8">"... Ho Chi Minh says this on the subject, under the conditions facing Vietnam before 1944; '... We can initiate neither a guerrilla war nor a popular uprising. But <text:span text:style-name="T51">WE NEED TO APPLY ARMED PROPAGANDA</text:span> to prepare these.' <text:span text:style-name="T21">And this is an even clearer and more obligatory fact under the conditions of Kurdistan..."</text:span> (Abdullah Öcalan, Selected Writings, Vol. 1. p. 213)</text:p>
      <text:p text:style-name="P15"><text:soft-page-break/>The child killer thus says that terror needs to be applied in the same way as in Vietnam. We need to return to the example of Vietnam here: the war in Vietnam, the alliance between the anti-communist South Vietnam, the United States of America and various militia forces against the communist North Vietnam, lasted for many years. An army of around 1.5 million, consisting of 900,000 South Vietnamese, 580,000 Americans and 1,480 militia, faced a much smaller North Vietnamese army of just 320,000. In the course of just three years, 500,000 tons of bombs were dropped on North Vietnam. </text:p>
      <text:p text:style-name="P19">Yet despite all of these significant disadvantages, communist North Vietnam won the war by employing very cunning guerrilla tactics. The North Vietnamese Army and Viet Cong guerrillas initiated a guerrilla attack against 36 provincial centers in 1968; this was the Tet Offensive. </text:p>
      <text:p text:style-name="P15">The U.S Army lost a total of almost 60,000 troops in that war over roughly a ten-year period. Eventually, when attacks from the air and sea by U.S. troops all came to nothing, America finally decided to abandon South Vietnam. The country was conquered by North Vietnamese troops in April 1975, forever remembered in the West as the Fall of Saigon. </text:p>
      <text:p text:style-name="P15">The sole reason why communist North Vietnam, with its relatively few soldiers, emerged victorious from the war against an adversary with an overwhelming technological advantage was the way that they consistently struck from behind, set ambushes, failed to abide by agreements and ceasefires, attracted the populace to their own side by their skillful use of propaganda and the frequent slaughter of innocent people in the most horrible ways, making no distinction between military and non-military targets. To put it another way, they applied the communist tactics espoused and applied by the communist Chinese leader Mao. </text:p>
      <text:p text:style-name="P15"><text:span text:style-name="T11">The terror perpetrated in Southeast Turkey is just that same communist terror. PKK terrorists set what Turkey calls "treacherous ambushes" with great ease as a requirement and tactic of communism. The mountainous region they inhabit is ideally suited to guerrilla warfare. They wage intensive Darwinist, materialist and communist propaganda at the local populace, indoctrinating them and frightening them, and thus try to bring large masses of people under their control. </text:span>They are easily able to meet such needs as intelligence, arms, food and drink through this policy of intimidation. </text:p>
      <text:p text:style-name="P19">A militant from this organization is not bound by conventional rules. He is highly mobile, and can strike when and where he likes. Because of these characteristics, the communist PKK is able to obtain almost all the advantages of guerrilla warfare. They can attack our Turkish troops who stand guard in police stations and are bound by laws and regulations from every direction. It therefore seems impossible to successfully oppose a terrorist group that employs such cowardly methods – even if their numbers are far fewer than those of the powerful Turkish Army – using conventional military tactics. </text:p>
      <text:p text:style-name="P15">What needs to be done in order to eliminate such a cunning movement is to wage a multi-faceted intellectual campaign. Communist terror can only be defeated when its foundation, its intellectual system, is annihilated. What one has to do is analogous to drying up the swamps where mosquitoes breed, rather than trying to swat them all one by one. In summary, what needs to be done as a matter of urgency is to eliminate the Darwinist, materialist mindset that lays the foundations for communism through intellectual activities. </text:p>
      <text:p text:style-name="P15"><text:soft-page-break/>The form that this intellectual activity needs to take is considered in detail in a later chapter. Before that, however, we need to look at the finer details and key points of the type of communist movement being aimed for in the Southeast. </text:p>
      <text:p text:style-name="P19"/>
      <text:p text:style-name="P19"/>
      <text:h text:style-name="P64" text:outline-level="2">ANALYSES BY MR. ADNAN OKTAR BROADCAST ON A9 TV – 3</text:h>
      <text:p text:style-name="P15"/>
      <text:p text:style-name="P15"/>
      <text:h text:style-name="P73" text:outline-level="4">All the Communists in the World Support the PKK </text:h>
      <text:p text:style-name="P15"><text:span text:style-name="T20">ADNAN OKTAR: </text:span>All the communist organizations backed the PKK in the latest marches in France. The PKK has a communist structure. All the communists in the world support the terror organization. People need to see this danger. They describe the PKK's actions in a one-sided way. You must respond to the PKK's ideas with your own ideas; do work that will intellectually eradicate Darwinism, Marxism and Leninism.</text:p>
      <text:p text:style-name="P19">Our state should engage in that kind of activity. Or it should support those engaged in anti-communist activity in the region. Many states are still unaware they have fallen under the control of the antichrist. Darwinism is still discussed in books in Turkey. They continue to tell people about Haeckel's drawings, even though all scientists agree that these are invalid. The state should talk about Darwinism. I will respond if they will let me have just three pages in school text books to repudiate Darwinism.</text:p>
      <text:p text:style-name="P15">Southeastern businessmen came here the other day. They said, "The KCK is more of a danger in the region than the PKK. They are telling people about communism and Leninism. It is really they who are trying to mislead the public." The state needs to take precautions against that.</text:p>
      <text:p text:style-name="P15">Some media commentators say, "The PKK will stop doing what they are doing with our methods." Of course, if you give the region to the PKK they will stop what they are doing for a time. Why not, if you give them what they want, if the country is split up? That is what they want. But they will never renounce terror until communism is defeated. </text:p>
      <text:p text:style-name="P15">(January 13th, 2013; A9 TV)</text:p>
      <text:p text:style-name="P16"/>
      <text:h text:style-name="P73" text:outline-level="4">The PKK Will Not Bring Freedom for Believers. On the Contrary, It Will Prevent People Living by Religious Moral Values </text:h>
      <text:p text:style-name="P15"><text:span text:style-name="T20">DİDEM ÜRER:</text:span> Star newspaper columnist Hakan Albayrak was asked this question on a program broadcast on the Habertürk channel: "If the BDP grass roots are secular grass roots, then is it right to emphasize the concepts of Islam and the Islamic Community in order to win those grass roots over?" Hakan Albayrak replied, "Ten million people voted for the BDP, but the grass roots are not like them. There is not a huge atheist, Marxist and Stalinist mass in Turkey. These are religious people. However, there is a racial, tribal element here. If you give the Kurds their rights, and not as if you are doing them a big favor, then the BDP will lose much of its grass roots." In addition, there may be some religious Kurds alongside the Marxist Öcalan, and that is interesting, of course," he said.</text:p>
      <text:p text:style-name="P15"><text:span text:style-name="T20">ADNAN OKTAR:</text:span> We must emphasize the brotherhood of Islam more strongly. We must convince people that Islamic Unity will remove this scourge. Some Muslims may think, "At least <text:soft-page-break/>we will be able to escape." We will be able to live as Muslims more easily, in other words. But there is such a thing as out of the frying pan and into the fire. They would lose all the benefits they enjoy if they fell into the hands of ruthless, savage Stalinism, may God forbid. They would burn mosques, rape young girls, eliminate the concept of the family and allow believers and religion no room to breathe. That is why our brothers may go along with PKK propaganda, since they are unaware of the scale of the tragedy awaiting. The PKK tells them. "You cannot live by your faith or tell people about Islam at the moment. But when we come to power you will be free to dress as you like, to pray as you like and to talk as you like, without interference." And that is quite attractive to some of our brothers. But this is just one of Marxism's ways of deceiving people. It is the start of a terrible disaster and tragedy. The attitude toward religion is now more positive in Turkey. It seems much more positive, and will be even more positive in the future. Since the system of the Mahdi will soon begin directly making its presence felt across the world. Muslims, Christians and Jews, not just in Turkey but everywhere in the world, will all be able to live at ease. People of other beliefs will also live at ease. There will be no despising of people, nor more wars or terror, no more social injustice, and wealth will be shared out equally. We will therefore enjoy very happy and fine days, insha'God. (January 19th, 2013; A9 TV)</text:p>
      <text:p text:style-name="P16"/>
      <text:h text:style-name="P73" text:outline-level="4">The Alleged Terror Organization Ergenekon Established the PKK </text:h>
      <text:p text:style-name="P15"><text:span text:style-name="T20">ADNAN OKTAR:</text:span> The PKK is not the only problem in Turkey. There is also the scourge of the alleged terror organization Ergenekon. It was these killers who founded the PKK, you know. Whenever they talk to one another, they talk only of blood and war.</text:p>
      <text:p text:style-name="P15">These killers hate everyone. They perpetrated terrible persecution in the Southeast. They were so horrible to our Southeastern brothers because their aim was to make them hostile to the state and to break away. But out dear ones in the Southeast were not so easily deceived. These killers tried to portray the followers of Bediüzzaman as enemies of the state, too. They tried to portray our Süleymanlı brothers as enemies, they gave the state the impression that all religious communities were hostile. The important members [of Ergenekon] are overseas. In Russia and Kazakhstan in particular; the state there has fallen entirely into the hands of these killers. Members of the alleged terror organization Ergenekon go there and seize all the assets of a company and nobody says a thing in protest. These people are in complete control of the state. These killers are in Russia, Iraq and Syria now. The government should not allow these killers room to breathe. </text:p>
      <text:p text:style-name="P19">Let me also say this. When I refer to the alleged terror organization Ergenekon, I am not speaking of those on trial now. They are on trial, and whatever the judicial process reveals, so be it.</text:p>
      <text:p text:style-name="P15">The only way of putting an (intellectual) end to the alleged terror organization Ergenekon and the PKK is by establishing Islamic Unity; ideas such as getting them to lay down their weapons will be of no use. Let us open up the borders and unite Russia and Iran and all the Islamic countries. Everyone must at once sign up to this highly reasonable solution."</text:p>
      <text:p text:style-name="P15"/>
      <text:p text:style-name="P15"/>
      <text:h text:style-name="P58" text:outline-level="1">CHAPTER 3</text:h>
      <text:p text:style-name="P36"/>
      <text:h text:style-name="P57" text:outline-level="1">THE WEST IS USING THE PKK,  AND THE PKK IS USING WEST<text:span text:style-name="T1"> </text:span></text:h>
      <text:p text:style-name="P16"/>
      <text:p text:style-name="P16"/>
      <text:h text:style-name="P62" text:outline-level="2">A 100-year plan </text:h>
      <text:p text:style-name="P16"/>
      <text:p text:style-name="P16"/>
      <text:p text:style-name="P15"><text:span text:style-name="T1">There is a Middle Eastern scenario that was dreamed up approximately one hundred years ago. That scenario was actually shaped on the basis of a project that some evangelical Christians dreamed up on the basis of the Bible, and has actually been set in motion. Under this plan, the Middle East has to be broken up and the Battle of Armageddon, in which all Muslims and most Jews will be killed, must be initiated. According to evangelical belief, that battle is a portent of the return to Earth of the Prophet Jesus (pbuh) and absolutely must take place. (In fact, this battle is a sign of the End Times. What those evangelicals who believe that this battle will take place do not know is that Armageddon is over and done with. The 2003 Iraq War is the great battle that is the portent of the End Times. This is the war -God knows the truth- identified as Armageddon in the Gospels and described with all its signs in the hadiths and the Torah. Further detail on this subject can be found in the chapter “Some Christians’ Error Regarding Armageddon” in Harun Yahya’s book </text:span><text:span text:style-name="T4">Christians Must Heed Jesus</text:span><text:span text:style-name="T1">.) </text:span></text:p>
      <text:p text:style-name="P16">Of course, not all Christians hold such beliefs and expectations; not all Evangelicals have such expectations, either. However, although those Evangelicals who do expect such a great battle are not many in number, they are quite influential and are able act together in this respect with many different views and people who have plans for the Middle East. The main proponents of the view in question today are the neo-conservatives (neo-cons). The neo-cons are actively working, particularly in the US, on plans for the Middle East. </text:p>
      <text:p text:style-name="P16">Let me say that the intention here is not to criticize these Evangelicals or neo-cons. These people may well think that they are doing the right thing in the light of their beliefs. The aim here is to point out that there are a number of errors in this objective and the path and methods adopted in the light of that objective, as well as to reveal the cost of such errors that will be made in the Middle East. If the facts on these matters are set out, there will be a much greater possibility of building a better and more peaceful Middle East together with the neo-cons, America and Europe. </text:p>
      <text:p text:style-name="P16"/>
      <text:h text:style-name="P62" text:outline-level="2"><text:soft-page-break/>The Key Region: Mesopotamia</text:h>
      <text:p text:style-name="P16">To return to the 100-year plan, the most essential condition for this plan is to have the countries of the Middle East ready for war and turmoil. This plan has been relatively easy to put into operation because of the divisions among Muslims and their adoption of a false conception of religion based on superstitions. The Middle East is now suffering the worst turmoil since the fall of the Ottoman Empire. However, the real target of these plans for the Middle East is the area of Mesopotamia because, according to the belief in question, that is where Armageddon will take place and where dominance will be established. </text:p>
      <text:p text:style-name="P16">Mesopotamia, as is known, is a region that covers the Southeast of Turkey, the Southwest of Iran and a part of Iraq and Syria. The important thing about the area is that it is also predominantly where Kurdish people live. Therefore the longstanding aim of Evangelical Christians and their political allies is to break up the powerful states in the region – Turkey, Iran, Syria and Iraq – and to establish a new Kurdish state there. That state must have two important features; it must be an unconditional ally of the U.S. and Europe, and furthermore it must be a pawn that goes along with all the demands of the U.S. and Europe. </text:p>
      <text:p text:style-name="P16">This puppet state will thus provide the West with a highly strategic area in the Middle East and at the same time provide the means, the climate and the location for the awaited war. The people of the region will no doubt be the first community to be slaughtered in that battle. Although this objective is never stated explicitly, this is the main idea that lies behind the belief in question. </text:p>
      <text:p text:style-name="P16">This plan is in fact in action. The Kurdish Autonomous Region, the foundation of which was prepared when the area to the north of the 36th parallel was declared a safe zone after the Iraq War, was established on Iraqi territory. The worsening turmoil in Iraq at this time has led to the Kurdish autonomous administration's making statements saying, “We may declare independence.” As a matter of fact, the Iraqi Constitution permits that. So long as the inhabitants approve, the autonomous administration can break away as an independent state. However, the present moment is too early for that to happen, because similar conditions also need to emerge in Iran, Syria and Turkey. Until then, the Kurdish autonomous administration in Iraq will continue to exist as a de facto established state. </text:p>
      <text:p text:style-name="P16">The second stage in the plan, which is the awaited progress in terms of the Syrian Kurds, also appears to have been achieved. The Kurdish administration here, which is divided into cantons, frequently declares autonomy but because of the ongoing civil war in Syria, it fails to find an audience and then reverts again to the already existing system. However, in this particular stage, there is one noteworthy point, which is the extreme sensitivity displayed by the Western countries towards the Kurdish region in Syria. Let us examine this under another heading. </text:p>
      <text:p text:style-name="P16"/>
      <text:h text:style-name="P62" text:outline-level="2">The West’s Sensitivity over Kobane </text:h>
      <text:p text:style-name="P16">We know that the Arab Spring protests that broke out in 2011 had a particularly damaging impact on Syria. It will be remembered that ISIL (Islamic State of Iraq and the Levant, or Islamic State as of June 2014), which became increasingly powerful on Syrian territory, took over a number of strategic points and moved into Iraq. The interesting thing is that as ISIL took over <text:soft-page-break/>areas such as Ar-Raqqah and Deir ez-Zor, cities of strategic importance in terms of oil and their proximity to the border, they captured Fallujah, Ramadi and eventually Mosul in Iraq and assumed control over the Turkmen town of Tuz Khormato, then continued to move through Al Anbar governorate and approached the Iraqi capital Baghdad. The West had remained silent so far, but when ISIL changed its existing plan and started targeting Kurdish areas, the West went into action. The moment an attack on the Kurdish region in Iraq was sensed, the West, which had until then turned a deaf ear to calls for action against ISIL, established a powerful coalition to protect those areas. The second and more important impetus came with ISIL’s attack on Kobane. </text:p>
      <text:p text:style-name="P16">Readers will remember that after allowing safe passage for civilians in the canton of Kobane, ISIL then initiated a guerrilla operation against the PYD (the Syrian wing of the PKK terror organization), the controlling force in the area. Coalition forces rapidly and unwaveringly lined up alongside the PYD and started bombing occupied areas and providing military assistance for the YPG, the armed forces of the PYD. At that point, as if in agreement, the entire Western press made Kobane their main story, gave the impression that a tragedy the like of which has never been seen before was unfolding, while the mainstream TV channels covered almost nothing else. A massive support campaign, the like of which has rarely been seen, was initiated on the social media for Kobane. An extraordinary international protest was started, as if this tiny town were the only place that had been captured by ISIL. Yet ISIL, which declared that it had founded an “Islamic State” while all this was going on, had established its own system in key cities such as ar-Raqqah, Mosul, Ramadi and Fallujah. It had imposed its own educational curriculum, enforced its own laws and set up its own judicial system. Yet nobody even mentioned those places. </text:p>
      <text:p text:style-name="P16">Of course we have no wish to see anyone anywhere, be it in a village, town, city or country, being wronged; the people of Kobane are our people. Indeed, Turkey was the only country to exhibit any humane sensitivity in the immediate wake of the attack on Kobane, admitting some 200,000 Kobane Kurds as refugees. Consequently, the people of Kobane were already placed under protection. </text:p>
      <text:p text:style-name="P16">It also needs to be stated that it is not possible for us to take part in the consortium known as the coalition, established to carry out military operations against ISIL. In the same way that we did not support the coalition’s military operations aimed at Mosul, ar-Raqqah or any other area in order to neutralize ISIL, it is not possible for us to support attacks aimed at Kobane. Peaceful solution can only be brought to the region through a rational, scientific approach, not through the use of weapons. Arms have never provided a solution, and can never do so.</text:p>
      <text:p text:style-name="P16">This point will be explained in detail in the pages that follow. </text:p>
      <text:p text:style-name="P16">What we wish to note here are the West’s sensitive areas. The way that coalition forces only took immediate action when Kurdish areas in Iraq and Syria were captured once again confirms that these lands are the most vitally important ones for the West. The turmoil and fragmentation in Syria and Iraq were not taken all that seriously. That is because under the plan, the Middle East needs to be brought to this state through a range of factors. That is the reason why coalition forces had no qualms about intervening the day Kobane was occupied but said not a word about the civil war in Syria. </text:p>
      <text:p text:style-name="P16">No harm must befall the Kurdish region, however. The West’s protectiveness over the Kurdish region emerged perhaps most clearly during these events. And this is now being openly discussed by numerous Americans and Europeans. </text:p>
      <text:p text:style-name="P16"><text:soft-page-break/></text:p>
      <text:h text:style-name="P62" text:outline-level="2">Speculation About the PYD </text:h>
      <text:p text:style-name="P16">The most striking thing about this protectiveness regarding Kobane has been the speculation over the PYD (The Democratic Union Party, Kurdish: Partiya Yekîtiya Demokrat), which controls the Kurdish part of Syria. This indoctrination conducted especially by the Western media and some neo-cons is sometimes deliberate and sometimes stems from ignorance. Various points of which many people are unaware about this subject therefore need to be set out. </text:p>
      <text:p text:style-name="P15"><text:span text:style-name="T1">The PYD was founded in 2003 and is an extension of the PKK. It was founded by those members of the PKK who remained in Syria after Öcalan and other PKK leaders had to leave the country because of pressure from Turkey. Although, just like the PKK, it has today assumed a mask of imperialism, it is also, just like the PKK, communist and Leninist. Abdullah Öcalan is the spiritual leader of both groups. Its official identification states that it was founded as an organization affiliated to the PKK, that it recognizes Öcalan as its ideological leader and it declares Kongra-Gel (the political wing of the PKK) as “the supreme legislative authority of the Kurdish people.” Indeed, information regarding the PYD appeared in the second indictment prepared in 2012 in the context of the KCK investigation in Turkey. The indictment stated that Öcalan sent a letter of collaboration in April 2011 to Bashar Al-Assad through his lawyer, in which he said that the PYD would support the regime in return for being given administrative powers in the north of the region. </text:span><text:span text:style-name="T42">1</text:span></text:p>
      <text:p text:style-name="P16">In October 2014, Mardin High Criminal Court No. 2 sentenced a person from Rojava who had been brought to Turkey to prison on charges of being a member of a “terror organization” on the grounds that he was from the YPG. With this court ruling, the PYD and YPG, which had not been on the list of terror organizations before, were recognized as terror organizations. </text:p>
      <text:p text:style-name="P15"><text:span text:style-name="T1">Thusly, Salih Müslim, co-leader of the PYD, holds PYD conferences under posters of Öcalan, and YPG militants carry pictures of Öcalan in their pockets and put them up in their homes. </text:span></text:p>
      <text:p text:style-name="P16">Retired Major General Armağan Kuloğlu says the following on the subject: </text:p>
      <text:p text:style-name="P11">“The YPG was not founded as an independent terror organization. It is an extension of the PKK in the north of Syria. When events broke out in the north of Syria, a Kurdish organization appeared in the north. The YPG was established by the PKK as an organization controlling the area and the people in it. It is an organization under the control of the PKK; it is an extension of the PKK. Since the PKK is a terror organization, the YPG is also a terror organization.” <text:span text:style-name="T43">2</text:span></text:p>
      <text:p text:style-name="P16">It is interesting that a fact known to almost all politicians and explicitly admitted by the PYD itself, the link between the PKK and the PYD, should still somehow be denied by some individuals and countries. It is of course a fact that many politicians and writers in the West are genuinely unaware of the truth about the PYD in Syria. In their eyes, there are people of ethnic Kurdish origins in the southeast of Turkey and northern Syria, and these people are only waging a struggle for freedom. It is because of this lack of information that they fail to grasp the reason for Turkey’s reaction to these alleged “freedom fighters” and why Turkey refused to support the “Kurdish fighters” in the region during the Kobane operations. They vehemently accuse Turkey <text:soft-page-break/>and the Turkish government of ethnic discrimination. What is truly surprising is that there are even politicians and writers in Turkey who do this. </text:p>
      <text:p text:style-name="P16">The fact of the matter is this; the people who fought ISIL in Kobane are not “Kurdish fighters” but a terrorist group that is an extension of the PKK. The PKK is a despicable terror organization that has been engaging in separatist propaganda in Turkey, has been attacking us repeatedly and has inflicted terror on our Kurdish citizens in particular and has martyred tens of thousands of people and our troops for more than 30 years. One would have to be extraordinarily lacking in awareness or have ulterior motives in order to want Turkey to help such a terror organization in Kobane. Of course the Turkish government will not help a cowardly and treacherous terror organization that has been stabbing it in the back and trying to break the country up for years on end. The people fighting ISIL in Kobane are the very same people who have been the enemies of the Turkish people for more than 30 years. </text:p>
      <text:p text:style-name="P16">Certainly, those people who accuse Turkey of discrimination are not only those who are uninformed about this subject. Various intelligence agents, politicians and writers who are trying to prepare the ground for the establishment of a Kurdish state in the region, despite being well aware of the true nature of the PYD, are desperate to turn the situation there to their own advantage. Almost the entire mainstream media have been used to that end, and American and European politicians have issued serious, if specious, criticisms of the Turkish government. Time and time again, Turkey has been asked why it refuses to help the terrorists of the YPG, and Turkey was placed under international pressure from an international dictatorship. Right now Turkey is perhaps the only country in the history of the world to be asked “Why are you not helping bloody-minded terrorists whose hands are red with the blood of your citizens?” This extraordinary state of affairs is somehow never seriously mentioned by almost anyone, and Turkey was made the target of an expertly planned smear campaign by the international media dictatorship in particular. </text:p>
      <text:p text:style-name="P16">Let us make it clear that the PKK has been greatly pressuring our Kurdish citizens in the Southeast of Turkey for many years now. Kurds constitute the great majority of the people it has slaughtered. The same thing applies in the Rojava region in northern Syria. Our Kurdish brothers there have for years been violently repressed by the PYD, the extension of the PKK. </text:p>
      <text:p text:style-name="P16">Indeed, when the civil war in Syria first broke out, the first Kurdish refugees to reach Turkey from Rojava came from the Jazira Canton. These brothers of ours explicitly said that they were fleeing, not persecution conducted by Al-Assad, but by the PYD. In fact, since the PYD was collaborating with Assad in Syria, Assad never attacked those areas at that time. Later on, people sought to take advantage of the turmoil in the country and seized the opportunity to flee persecution conducted for years by the PYD and sought refuge in Turkey. Consequently, in total contrast to the image the PYD seeks to present to the international community, the PYD is an extraordinarily dangerous terror organization that has imposed a Leninist system upon and oppresses its own people, just like the PKK. </text:p>
      <text:p text:style-name="P15"><text:span text:style-name="T1">What Abu Abdullah al-Kurdi, the leader of the Syrian Kurdish Islamic Front which speaks for the religious Kurdish community in Rojava, said about this matter is highly significant; </text:span><text:span text:style-name="T4">“We came out of Al-Assad’s dungeons and entered the dungeons of the PYD. These two are the same for us.” </text:span><text:span text:style-name="T42">3</text:span></text:p>
      <text:p text:style-name="P15"><text:soft-page-break/><text:span text:style-name="T1">Indeed, in the wake of events in Kobane religious Kurds confirmed in a press statement that they never supported the PKK: </text:span><text:span text:style-name="T4">“There is no doubt that Muslims are strong enough to respond to these cowardly gangs [members of the PKK] who are fleeing Kobane like rabbits.” </text:span><text:span text:style-name="T42">4</text:span></text:p>
      <text:p text:style-name="P16">As it can be seen, the Kurdish people in the Kurdish area of Syria, Rojava, regard the controlling PYD as a scourge and want to be freed from their oppression. It should be remembered that the same thing applies to Turkey, that the Kurds in Turkey can never be regarded as one with the PKK and that the Kurds in Turkey are always among PKK’s targets. </text:p>
      <text:p text:style-name="P15"><text:span text:style-name="T1">The Human Rights Watch report is most significant in proving the situation in question in the Kurdish part of Syria. According to this report, PYD forces are implicated in arbitrary arrests, human rights violations and unsolved killings and kidnappings. HRW met with a number of detainees in prisons, who stated that prisoners were held in the absence of any arrest warrant, prevented from speaking to their lawyers, not brought before the courts and were constantly beaten by officials. It is also reported that their children were given guns and used as militants, and dozens of other human rights violations were listed. The report explicitly emphasizes that the PYD is directly part of the PKK terror organization in Turkey and says that ever since the Syrian government pulled out of the region because of the civil war in 2012, the organization has behaved arbitrarily with local courts, prisons and police. The report emphasizes that the practices in question are worrisome. </text:span><text:span text:style-name="T42">5</text:span></text:p>
      <text:p text:style-name="P16">On that basis, it is very important to properly assess the fact that Kurdish people living there have been fleeing to Turkey to get away from persecution by the PYD since 2011. The wretched people there are trying to escape a Leninist terror organization that has declared control over the region. The fact that they prefer to go to Turkey and know they will be safe there should be an important sign for the West, which either distorts or fails to grasp the situation. Turkey proudly and lovingly embraces all those who flee to her and stood up for these Kurdish brothers of ours in a magnificent way and ensured that they can live in security: Yet at the point where we are today, it is Turkey that is being blamed for not helping the PYD terror organization in the Kurdish part of Syria. Due to the huge efforts made by the global media dictatorship against Turkey, very few people are aware of this remarkable state of affairs. </text:p>
      <text:p text:style-name="P16"/>
      <text:h text:style-name="P62" text:outline-level="2">The PKK’s Mask of Imperialism </text:h>
      <text:p text:style-name="P16">Readers may be wondering how we can describe the PKK and the PYD as Leninist organizations when their supporters seem so imperialist, receive direct support from the U.S., are favored by Europe and hold U.S. flags in their hands. The reason is this; the PKK and its extension the PYD have worn an expertly crafted mask, particularly since the early 2000s. This strategy, which the PKK was forced into adopting in the wake of heavy defeats inflicted by Turkey, was strengthened by the U.S. occupation of Iraq. At that time Turkey refused to allow military forces to enter Iraq from Turkish territory and with that decision, Turkey became closed to all interventions against Iraq. Consequently Turkey had no means of taking action against the PKK camps on Mount Kandil. </text:p>
      <text:p text:style-name="P16">The PKK seized this opportunity to give the impression of being a U.S. ally, using the Iranian card against the U.S. It was no longer any secret by then that the U.S. administration of the time had sent various forms of aid to the PKK camps north of the 46th parallel, a declared safe zone. <text:soft-page-break/>The PKK therefore emerged as an imperialist, Kurdish nationalist movement and an important ally. The U.S. and the other coalition forces were taken in by this mask and concluded that the organization was an ideal candidate for the plan of a Great Kurdistan. That imperialist mask benefitted the PKK enormously after that. </text:p>
      <text:p text:style-name="P16">So convincing is this mask that Westerners, who regard a Kurdish state in the Middle East as being to their advantage, were very willing to be taken in by it. The PKK made great use of that desire and suddenly began adopting imperialist language. That mask deceived communists and extreme leftists, even in Turkey. This cunning and well-crafted stratagem is in fact a well-known communist tactic. In order to see that, we need to look at previous examples from history. </text:p>
      <text:p text:style-name="P16">Stalin, for example, was one of the bloodiest representatives of the communist ideology and used extremely harsh language against religion, as communism demanded: </text:p>
      <text:p text:style-name="P11">"We carry on and will continue to carry on propaganda against religious prejudices. … The Party cannot be neutral towards religion and does conduct anti-religious propaganda against all and every religious prejudice…" <text:s/><text:span text:style-name="T43">6</text:span></text:p>
      <text:p text:style-name="P16">That same Stalin who spoke of anti-religious propaganda against all faiths signed an accord with the Russian Orthodox Church in the early years of the Second World War, permitting the reopening of tens of thousands of churches and the rebuilding of the hierarchy under Church leadership. In addition, Islamic Sharia was recognized in the south, Buddhism was supported in the east and anti-Semitism was strongly disapproved of. There was just one reason for that strange accommodation; to be able to eliminate fascism, which had escalated into an existential danger to communism in the war and to attract support in the fight to defeat Hitler. Stalin used the influence of the Church for a long time in order to oppose the Nazis. </text:p>
      <text:p text:style-name="P16">Lenin set about a short-term change of economic policy in order to reinvigorate the collapsing Russian economy and reach the levels of capitalist countries, and adopted the principles of capitalism. Under this system, known as the New Economic Policy (NEP), a policy allowing small businesses to continue with the aim of making a profit, as in capitalism, was adopted. The Bolsheviks regarded the NEP as a temporary measure, and those policies adopted from capitalist economy were criticized within the party. The NEP, a policy at complete variance with the communist conception of the economy, was adopted as an essential measure and then abandoned once sufficient economic growth had been achieved. The same tactic can be seen today in China’s Hong Kong policy. </text:p>
      <text:p text:style-name="P15"><text:span text:style-name="T1">Another interesting example of the communist shape-changing and withdrawal policies can be seen in their approaches to the family and the state. As we have seen in detail in previous sections, communism is violently opposed to the family and the state and regards these two institutions as obstacles in the fight to return to communal societies. Nonetheless, communists generally resort to a stratagem and say that a strong state is needed in order to do away with the institution of the family and in order for the state to be strong, the institution of the family has to be strengthened first. They therefore first take one step back and strengthen the family. The communist state is thus strengthened, after which the institution of the family is gradually done away with. The next stage involves doing away with the state, and that is easy for communists in a society with no more family or religious values. </text:span><text:span text:style-name="T42">7</text:span></text:p>
      <text:p text:style-name="P16">Communist tactics have been applied in a determined manner by most communist leaders and have been regarded as essential for communism to grow and flourish. To put it another way, <text:soft-page-break/>all possible masks are worn for the sake of a powerful communist state. It was clear that Stalin would never support the churches; however, when circumstances so required, a mask was adopted with great mastery. And no concession was made on that deceptive appearance. </text:p>
      <text:p text:style-name="P16">The PKK are currently employing the same technique. The PKK realized that the way to settle in the region and obtain autonomy was by drawing closer to the West. They are aware of the fact that standing with a communist identity would attract a negative response from the world superpower, the U.S., and that such a reaction would inevitably result in failure. </text:p>
      <text:p text:style-name="P16">In addition, despite being fiercely opposed to the state system and organized with the intention of destroying it, the organization changed its way of speaking and began describing the existence of the Republic of Turkey as a guarantee for them; that was a separate tactic. Of course they really imagine that in the autonomy stage, the Republic of Turkey would be a guarantor for them and that the republic would be their main source of funding, weapons and infrastructure. That is why the PKK and its supporters are always talking about the importance of the existence of the state. The real aim, however, is once they have established a state of their own, to eliminate all the states in the region, including the Republic of Turkey, and to proceed in this fashion until the objective of a communist world state has been achieved. This talk is therefore no more than a tactic. </text:p>
      <text:p text:style-name="P16"/>
      <text:h text:style-name="P62" text:outline-level="2">Women Under the Mask of Imperialism </text:h>
      <text:p text:style-name="P16">As the PKK began the tactical change in question in the 2000s it also began admitting women to the organization. Major divisions had broken out within the organization at that time, and it had been weakened and suffered severe losses. Consequently, the real aim behind the admission of women to the Party was to use women as fighters to encourage male terrorists. As the PKK began producing female fighters from that time, the way to competition among the male majority was opened and men were encouraged by that means. </text:p>
      <text:p text:style-name="P16">From that time on, the PKK made women a significant part of its mask of imperialism. It manifested itself as a group that spoke of women’s rights and giving women prominence in the Middle East, where women are all too often regarded as second-class citizens on the basis of radical ideas. This is a very sensitive point for the West, and the PKK skillfully exploited this sensitivity. It attracted the West’s attention as the only community to speak of women’s rights in a fundamentalist region that attached no value to women at all. </text:p>
      <text:p text:style-name="P16">It needs to be made clear that it is of course essential to espouse the freedom and superiority of women, and that it is one of the basic principles of our religion. In that sense, the Middle East is a very backward region, the main reason being that Islamic territories long ago turned away from the Qur’an toward superstitions instead. Turkey must be a pioneer when it comes to valuing women and must represent an immaculate role model for the Middle East. </text:p>
      <text:p text:style-name="P16">The subject of criticism here is not what the PKK says on the subject, but its hypocrisy. The PKK has adopted this language and these policies regarding women solely because that is the <text:soft-page-break/>easiest way of currying favor with the West. What women inside the organization say, however, suggests the very opposite of those fine words. </text:p>
      <text:p text:style-name="P16">One female PKK member, code-named Zelal, says: </text:p>
      <text:p text:style-name="P11">“I criticized Öcalan for his attitudes and policies. I criticized the organization’s internal democracy and people’s backwardness... They put me in jail for two months. When I came out, Öcalan accused me of speaking against him, in the presence of 500 people in a training area. One has no right to say anything against a deity. If you speak against a deity, you will be struck down. In other words, he ascribed divine status to himself. I wanted to leave the organization, but they threatened me with death. I had never been so terrified in my life.” <text:span text:style-name="T43">8</text:span></text:p>
      <text:p text:style-name="P16">The person code-named Bese, who was active in the organization during the transition in question, says: </text:p>
      <text:p text:style-name="P11">“When I joined the PKK I was up in the mountains. I had a gun, so I thought I was free. But as time passed, I realized this was not freedom. Because I had no identity of my own. I could not freely express my ideas or criticisms. I wanted to leave the organization, but I could not leave.” <text:span text:style-name="T43">9</text:span></text:p>
      <text:p text:style-name="P16">A woman by the code-name Leyla says: </text:p>
      <text:p text:style-name="P11">“Nothing was done about freedom for women in the PKK apart from things done on the symbolic and show level. And what was done just damaged women’s freedom a bit more. Because it was Öcalan, a man, who developed this ideology in the name of women, organized them and took and implemented all the decisions. I was free before joining the PKK, too. I had no individual opinion regarding the present or future in the PKK, nor could I ever have.” <text:span text:style-name="T43">10</text:span></text:p>
      <text:p text:style-name="P16">The writer Necati Alkan said this in his book written on the basis of his own observations and interviews: </text:p>
      <text:p text:style-name="P11">“Women, who were given various roles and duties by the PKK from the 1990s on, became the main force keeping the organization alive. All the women interviewed said that the ‘organizational structure’ would collapse if that force were to leave. Ronahi says, ‘If there were no women, you could not keep the men in the organization,’ Beritan says, ‘Men remain up in the mountains for the women,’ Ejin says, ‘Not one man would remain up in the mountains if it were not for the women,’ Revşen says, ‘If the women left the organization nobody would remain up in the mountains,’ and Pelin says, ‘if the women left, the men would not remain up in the mountains for a moment.’ All of these comments are highly significant in this context.” <text:span text:style-name="T43">11</text:span></text:p>
      <text:p text:style-name="P15"><text:span text:style-name="T1">In fact, according to Alkan’s analysis, women, who were regarded by the PKK as “slaves to be freed” in the early years, were referred to as “comrades” from the 1990s when they began taking part in armed attacks and as “goddesses” when they began taking part in suicide attacks from 1996. However, despite all this purple prose, it appears that in actual practice inside the organization, women are looked down on by men, not regarded as equal and undervalued. Many women who were uneasy at the discrepancies between the organization’s words and deeds and </text:span><text:soft-page-break/><text:span text:style-name="T1">its promises and actions wished to leave it. Some escaped, and others were caught trying to escape, denounced as traitors and punished. </text:span><text:span text:style-name="T42">12</text:span></text:p>
      <text:p text:style-name="P15"><text:span text:style-name="T1">It is no surprise that despite all that talk, women say their only role in the PKK was “to be used.” Women have always regarded as worthless entities under communist systems. The same thing therefore applies within the PKK. Indeed, since as a result of his Marxist-Leninist ideology Öcalan regarded family, the law, education, religion, tribe as upper structure establishments, in his first writings he referred to women as people who “lower and debase men.” </text:span><text:span text:style-name="T42">13</text:span></text:p>
      <text:p text:style-name="P16">Furthermore, since communism is an ideology that desires a communal system, there can be no question of “women’s worth” in such a system. Under the system desired by communism, women are regarded as communal property, just like children and all other goods. In an environment in which there is no family and moral system, in which everything is regarded as a "commodity" to be exploited in the communal arena, the kind of a "value" that could be attached to women could easily be understood. </text:p>
      <text:p text:style-name="P16"/>
      <text:h text:style-name="P62" text:outline-level="2">Religion Under the Mask of Imperialism </text:h>
      <text:p text:style-name="P15"><text:span text:style-name="T1">The PKK wears the same mask when it comes to religion. Western politicians and writers are generally taken in by the “moderate” Muslim impression given by the PKK, and the organization scores very highly in the West under that guise. Some Western commentators point to the fact that the Middle East has turned into a sea of blood because of radicalism and consider an ally coming forward with moderate statements quite suitable for their own norms. Indeed, the author Bernard-Henri Levy sets this out explicitly: </text:span><text:span text:style-name="T4">“[In Kurdish areas] one finds a level of gender equality, a respect for secularism and minorities, and a modern, moderate, and ecumenical conception of Islam that are, to say the least, rare in the region.”</text:span><text:span text:style-name="T42">14</text:span></text:p>
      <text:p text:style-name="P16">These key and misleading factors make an ally that can be well used in a region of strategic importance that will also be well used, highly valuable for the West. Yet this is just another one of the PKK’s deceptive tactics. </text:p>
      <text:p text:style-name="P15"><text:span text:style-name="T1">As we saw in detail with supporting evidence at the beginning of this book, communism emerged together with the ideology of atheism, and all communist leaders have in fact engaged in atheist propaganda. The concepts of religion, morality and family will be abandoned in the communist state they plan to found anyway. The attitude of the PKK leader Öcalan who once said, </text:span><text:span text:style-name="T4">“I broke away from God and went past God,”</text:span><text:span text:style-name="T1"> (surely God is beyond that) regarding religion has also been set out in detail in preceding sections. Indeed, the PKK was shaped around that irreligious ideology. Consequently the fact that the PKK started using a perception of moderate Islam after a certain date is nothing but a convenient facade. They are opposed to religion of all kinds yet some people in the West believe what they want to believe, and they fondly imagine that the PKK embodies the model they picture in their minds for years, and are flat-out being deceived by it. </text:span></text:p>
      <text:p text:style-name="P16"/>
      <text:h text:style-name="P62" text:outline-level="2"><text:soft-page-break/>Perception Operations in the West </text:h>
      <text:p text:style-name="P16">As we have already seen, in order to carry out this 100-year plan, some Western writers have embarked on an intensive operation since they genuinely believe in the mask being worn by the PKK. We, of course, need to make mention of the dominant global media dictatorship here. The countries, people, systems, ideologies and institutions that the world’s leading mainstream media organizations will support or oppose have all been defined right now. The project is based upon supporting those supported by the powerful and denigrating as much as possible those they do not support; those that are part of the global media can never step outside that line. News reports must be broadcast in that context, and commentators must write their pieces in that context, too. Since the system in question is a dictatorship, anyone who fails to abide by these rules should definitely be marginalized. Under this system, which the whole world is aware of but silently acquiesces in, perception engineering is carried out accordingly. Those in charge of the global media easily achieve their aims by involving various people they think they can use in the region in question. </text:p>
      <text:p text:style-name="P15"><text:span text:style-name="T1">The global media have recently begun using this technique quite intensively for the PKK. Under the influence of the perception management in question, some countries even started to talk about taking the PKK off the list of terror organizations. So much so that members of this treacherous organization, one that has ruthlessly murdered Turkish soldiers and Kurdish people over the last 30 years and that knows nothing other than shooting people in the back, were photographed holding a baby bear, under the caption: </text:span><text:span text:style-name="T4">“Turkey still thinks this guy holding a baby bear is a terrorist. Is he?”</text:span><text:span text:style-name="T42">15</text:span></text:p>
      <text:p text:style-name="P16">Depicting a terrorist as a symbol of affection in one of the world’s leading dailies, and selecting Middle Eastern writers in particular to give that impression, is a tactic of this perception engineering in question. The Western secret states implement this tactic using such crude and well-known methods, and so blatantly, that it does not care whether people realize its real aim, or not. After all there is no one who is capable of criticizing or putting a brake on the media dictatorship in question. </text:p>
      <text:p text:style-name="P16">The impact of this perception management is incalculable. With the information they glean only from these sources, people in the West in particular regard the PKK as an innocent community and are unaware that it is in fact an exceedingly dangerous organization that treacherously shoots people in the back, that has been killing innocent people for decades and that also carries out countless executions within its own ranks. It is of course easy, thanks to this operation, to give the impression that it is “Turkey persecuting the Kurds.” Westerners in particular imagine that the PKK represents the Kurds, and that Turkey detests all Kurds. In fact, the Kurdish people are of inestimable value as symbols of Turkey’s character, honor, honesty and decency. The PKK, on the other hand, is a vile and treacherous terror organization that oppresses our Kurdish brothers first and foremost. The difference between the two is as sharp as that. </text:p>
      <text:p text:style-name="P16">The aim behind this cunning method employed by one part of the media is to smear Turkey’s name as well as whitewashing the PKK. As we have already seen in detail, the plan is to break Turkey up in order to realize the dream of a Great Kurdistan. Turkey being a powerful country that others listen to poses a danger from that perspective. For that reason, Turkey’s opposition <text:soft-page-break/>to the PKK is presented as a kind of crime, and Turkey is alienated in the international arena for failing to support a terror organization in Kobane that also attacks itself. </text:p>
      <text:p text:style-name="P16">This is probably a first in the history of the world. No country in the world has ever been forced to help a terror organization that treacherously attacks its domestic peace, government and citizens and that appears on almost all the world’s lists of terror organizations. No country has ever been isolated for criticizing a terror organization attacking it. No country has ever been told, “Why do you not like this terror organization that is causing you such pain?” or “Why do you refuse to provide it with weapons?” This extraordinary state of affairs, the first of its kind, has been depicted as something completely reasonable by the global media dictatorship. The world blamed Turkey with a single voice saying, " Why do you not give arms to your sworn enemy?" As a matter of fact, the majority of these people have no idea what they are talking about. </text:p>
      <text:p text:style-name="P16">The global media dictatorship is powerful enough to easily portray black as white, and white as black. People who are unaware of this cunning tactic are those who can easily be misdirected by this perception management. Sad to say, the numbers of such people are very great. </text:p>
      <text:p text:style-name="P16"/>
      <text:h text:style-name="P62" text:outline-level="2">Pseudointellectual Sycophants in the Middle East and Asia </text:h>
      <text:p text:style-name="P16">It is most important to be well acquainted with the flaws of character and logic of those who prefer to support the American, British, German and other secret states instead of the interests of Islam and Muslims. The most distinguishing features of these pseudointellectual sycophants is their sense of inferiority and the way they try to cover it up by putting on airs. Such people, who are frequently found in Asia and the Middle East, make numerous foolish concessions in order to acquire prestige and, even worse, encourage others to make such concessions, too. This character defect – that no Muslim who believes in God and who knows that all might and power belong to Him would ever exhibit – is spreading rapidly, by being encouraged by such types in most countries. It is of the greatest importance to perform an accurate analysis in order to take the necessary precautions before this turns into a societal disease and for these people’s moral and intellectual flaws to be exposed.</text:p>
      <text:p text:style-name="P15"><text:span text:style-name="T1">One of the main activities of intelligence organizations such as the CIA and think tanks that are the extensions of such organizations is to identify people they can control inside Middle Eastern and Asian societies. However, the CIA and other intelligence organizations tend not to deal with them directly, but use various think tanks or writers and go-betweens. Having identified such people with their sense of inferiority, they then win them over with clichéd language and ideas. They start approaching such people by saying things like, </text:span><text:span text:style-name="T4">“You are very talented, you could be a great and famous author,”</text:span><text:span text:style-name="T1"> </text:span><text:span text:style-name="T4">“You are very clever, your cleverness stands out among other people”</text:span><text:span text:style-name="T1"> or </text:span><text:span text:style-name="T4">“You are different from the rest.”</text:span><text:span text:style-name="T1"> One of the tactics they frequently employ to influence people with that pseudointellectual sycophant character is to “manipulate” them by saying, </text:span><text:span text:style-name="T4">“You are clever and modern. Muslims are misunderstood, it would have a great impact if people could see you.”</text:span><text:span text:style-name="T1"> Since they accurately identify the other person’s sense of inferiority and know that they can easily influence them with such manipulation they frequently resort to such ideas. </text:span></text:p>
      <text:p text:style-name="P15"><text:soft-page-break/><text:span text:style-name="T1">The next stage is to control the writings of such writers with their sense of inferiority. In fact, most of these people are not particularly talented writers anyway, but they are in one way or another made into authors. These people are first provided with an opportunity to write for the domestic market and later for international web sites or newspapers. They then become “famous.” And all these writings are supervised and generally totally rewritten by those who provide those opportunities. It begins with advice along the lines of </text:span><text:span text:style-name="T4">“Do you not think it might be better to say such and such instead?”</text:span><text:span text:style-name="T1"> after which these writings gradually come to entirely support the views and interests of those sinister forces. That is the trickery lying behind dozens of articles in the international arena against a Muslim country or Muslims that obviously all share a common source.</text:span></text:p>
      <text:p text:style-name="P16">At the basis of this system is the pseudointellectual sycophantic character of various writers in the Middle East and Asia. Let us now look at that pseudointellectual sycophant character in more detail: </text:p>
      <text:p text:style-name="P16"/>
      <text:h text:style-name="P68" text:outline-level="3">The Defeatism That Stems from an Inferiority Complex</text:h>
      <text:p text:style-name="P16">Inferiority complex is a widespread psychological problem in the Middle East and Asia. The complex derives from a person regarding himself as unworthy in the face of someone else, particularly someone whom he regards as superior. Many people from Asia and the Middle East are self-conscious right from the outset, due to the color of their skins, the different languages they speak or the fact that their resources are relatively less than those of the West. According to such people’s sickly mindset, being born in a Middle Eastern or Asian country, being an Arab, Pakistani, Indian, or Egyptian, is enough to feel inferior. Those born in the West must necessarily be superior to them.</text:p>
      <text:p text:style-name="P15"><text:span text:style-name="T1">Since they have no self-respect, these people are unable to develop a character that will be respected by others. They are literally pained by their feelings of inferiority in the face of those they regard as their “superiors” and they strive to cover that sense of inferiority up by striving to be happy and content. They are always trying to prove themselves to the people for whom they act as pseudointellectual sycophants. They therefore advocate not their own ideas, but those imposed on them by others, and imagine that they will enjoy greater esteem by doing so. They live, not a true life, but one shaped by the idea of, </text:span><text:span text:style-name="T4">“if you do this, you will be admired.”</text:span></text:p>
      <text:p text:style-name="P16"/>
      <text:h text:style-name="P68" text:outline-level="3">Pseudointellectual Sycophants Are Prepared Step by Step by Their Lords and Masters</text:h>
      <text:p text:style-name="P16">Pseudointellectual sycophants are easily employable tools for intelligence agencies and the various think tanks that are extensions of them. The bodies in question generally use these people to raise issues they could not bring up themselves or that might provoke a negative reaction. For example, it would not be that significant among the international public if an American were to make comments against Turkey, and it would be most unwelcome among the Turkish public. Yet if a Turkish writer says things against Turkey, then that will be very <text:soft-page-break/>sensational indeed. That is why the identification and training of pseudointellectual sycophants and making them ready for use is such an important process.</text:p>
      <text:p text:style-name="P15"><text:span text:style-name="T1">Once such pseudointellectual sycophant characters have been identified, they go through a lengthy and fastidious grooming process. These people are first approached by telling them, </text:span><text:span text:style-name="T4">“You are an intellectual, and very different from the others.”</text:span><text:span text:style-name="T1"> Then they are gradually molded into the desired form. And during this process, it is the pseudointellectual sycophants’ immense efforts to gain approval that most serve the interests of their “lords and masters.” They begin influencing such a person by first praising his/her “intelligence” and “knowledge,” while inculcating that person with their own philosophies on the one hand and turning him or her into a writer on the other. Guidance along the lines of </text:span><text:span text:style-name="T4">“This sentence on that subject is not exactly right,” </text:span><text:span text:style-name="T1">or</text:span><text:span text:style-name="T4"> “Why not put it this way instead?”</text:span><text:span text:style-name="T1"> is actually part of the training. Through this detailed training these people are both turned into writers and indoctrinated with a specific philosophy. After minor corrections of sentences in their articles, this then turns into, </text:span><text:span text:style-name="T4">“Why not let me write this section for you?”</text:span><text:span text:style-name="T1">. Whole paragraphs are added or removed. During this time the pseudointellectual sycophant starts to learn what form the “ideal” written text should take. The result is a conveyor belt production of numerous papers, the work of a common mind and defending the same way of thinking. Many articles you read overseas in particular are prepared in that way.</text:span></text:p>
      <text:p text:style-name="P16">Pseudointellectual sycophants’ education is not limited to their writings. They are also taught in fine detail how to behave in which environment, what to wear where, what subjects to make jokes about and how to react to events. They are told to adhere to this model if they want to be famous in the West, to be admired by those around them and to be regarded as “someone very important” in their own country. The eventual result is people with no beliefs, analyses or ideas of their own, and who are totally devoted to the beliefs, philosophies and life styles of their “lords and masters.”</text:p>
      <text:p text:style-name="P16">At this point, the person imagines that they have made friends within a terribly important social circle. The idea that they have acquired such a circle of friends goes some way to lightening their inferiority complex. The people in charge of the system are also very careful to give that same impression. The German journalist Udo Ulfkotte, who admitted working for the CIA, summarized how the system works very clearly:</text:p>
      <text:p text:style-name="P11">“The reason I agreed was that I came from a poor family. It was like a penniless child suddenly finding himself in a candy shop, and everything was free … Instead of money, they game me gifts that money could not buy. For example, an honorary citizenship award in the U.S. state of Oklahoma, gold watches, 5-star trips and even women. But most important of all I was being included in a 5-star business network. I could call for help whenever I was in any difficulty because I knew the highest-ranking figures in the network. You are chosen to be present in the same diplomatic environments as chancellors. You are placed next to influential people when you travel to foreign countries. They trust you. That was a lovely feeling.”</text:p>
      <text:p text:style-name="P16">As we have seen, the system satisfies feelings such as “being famous,” “rubbing shoulders with famous people” and “being admired,” on the part of those whom it wishes to win over. Rubbing shoulders with cabinet ministers and members of Parliament, in other words giving the impression that “you are important, too,” is far more important than money to such people.</text:p>
      <text:p text:style-name="P16"><text:soft-page-break/></text:p>
      <text:h text:style-name="P68" text:outline-level="3">The Desire for Approval, the Idea of Being Approved of by the “Lords and Masters”</text:h>
      <text:p text:style-name="P16">The most sensitive point of people with an inferiority complex is “being taken seriously.” Those who know how to do that can easily make these people devoted to them through small gifts and gestures. </text:p>
      <text:p text:style-name="P16">There is no need for expensive gifts in order to win over the pseudointellectual sycophant. While they may appear to be greedy, they do not actually expect a very lofty position or title. The most important thing to satisfy them is to receive the approval of those from whom they seek it because their true sense of inferiority is actually in the face of those people. Even if they become involved in the running of their own countries or become the CEO of a very large company, they are still unable to shake off that feeling of inferiority toward those to whom they behave as pseudointellectual sycophants. That means that they can never escape the desire to be liked and approved of by them.</text:p>
      <text:p text:style-name="P15"><text:span text:style-name="T1">Since their aim is to be liked, approved, honored and esteemed, hearing things like </text:span><text:span text:style-name="T4">“Well done, that was a good piece of writing”</text:span><text:span text:style-name="T1"> or </text:span><text:span text:style-name="T4">“That was a good speech,”</text:span><text:span text:style-name="T1"> cause them to walk on air. They have no hesitation about writing negative things about their own circles, loved ones or countries in order to hear the words, </text:span><text:span text:style-name="T4">“Well done.”</text:span><text:span text:style-name="T1"> They ruthlessly denigrate and look down on everyone. The main subject of their writings generally consists of such denigration. They imagine that the more they speak out against Muslims, the more they foolishly criticize Muslims and the more they look down on Muslims, the more praise they will receive. They even tend to put on airs along the lines of, </text:span><text:span text:style-name="T4">“Look, nobody can criticize Muslims as much as me. I know them best and I put them down best.”</text:span><text:span text:style-name="T1"> Or they imagine that the more they denigrate their own countries as “antidemocratic,” “backward” or “oppressive,” the more “first-rate” analyses they will be producing. The way that a great many writers denigrate their own countries to foreigners and look down their noses at their own people is based on sending the message that </text:span><text:span text:style-name="T4">“I am different from them. I am in fact one of you.”</text:span><text:span text:style-name="T1"> The aim behind their writings and analyses is not to produce genuine criticisms and solutions, but to make propaganda and hear the words </text:span><text:span text:style-name="T4">“Well done.”</text:span></text:p>
      <text:p text:style-name="P16">Of course Muslims or the countries they live in may very well have attitudes deserving of criticism, and that criticism needs to be made. But the aim of these pseudointellectual sycophants is not to be instrumental in the correction of errors through criticism, but to earn the approval of the people whose approval they seek. That means that their writings and analyses and statements go no further than being propaganda for the circles in question. </text:p>
      <text:p text:style-name="P16"/>
      <text:h text:style-name="P68" text:outline-level="3">They Also Offer up Their Sexuality to Their Lords and Masters</text:h>
      <text:p text:style-name="P16">One of the most terrifying aspects of this clan-like order is the way that the pseudointellectual sycophants of the Middle East and Asia also offer up their sexuality to their “lords and masters.” Male or female, these pseudointellectual sycophants also attempt to earn the physical and sexual approval of those they regard as superior to them. Young girls of the Middle East and Asia <text:soft-page-break/>are made available for the enjoyment of middle-aged people belonging to secretive organizations in the West with wide material means at their disposal.</text:p>
      <text:p text:style-name="P16">In the same way that young girls who wish to become famous in the movie industry from time to time offer up their sexuality to people they believe can help them become stars, some Middle Eastern and Asian women with affectations and feelings of inferiority will also make their bodies available so that their articles can appear in a well-known newspaper or so their views can be heard on a well-known channel. It is known that many young Palestinian, Pakistani or Egyptian women seek to be a part of certain circles by building and using such relationships.</text:p>
      <text:p text:style-name="P16">These young women who offer up their own sexuality for the sake of acceptance have also become included in a very strange system. They not only have to offer their sexuality to the lords and masters they are directly associated with, but also to other people those masters refer them to. Although this is a humiliating situation, it is not regarded as in any way extraordinary in those circles. One often sees an attractive Palestinian woman entering into a relationship with a well-known Israeli businessman, being made part of the circle she has wanted to enter all her life as a result and also entering into relations with other “lords and masters” in order to be able to remain in that circle. Many politicians are known to have taken advantage of this in murky U.S. and British politics. Many Middle Eastern and Asian girls are used in this painful way by personalities that include former ministers, former prime ministers and former lawmakers. </text:p>
      <text:p text:style-name="P16">As the public read their daily papers or watch analyses on TV they are unaware of this painful truth. They imagine that these people are setting out their own ideas and thinking and researching for themselves. The fact is, however, that these people who have fallen under the influence of those circles, even in sexual terms, cannot possibly set out their own opinions or conclusions. </text:p>
      <text:p text:style-name="P16"/>
      <text:h text:style-name="P68" text:outline-level="3">Submission to Their Masters’ Beliefs</text:h>
      <text:p text:style-name="P16">Another one of the most striking features of Middle Eastern and Asian pseudointellectual sycophants is their submission to their masters’ beliefs. In other words, these people sign up to a belief system that is developed for them, rather than acting in the light of the truth inspired by God in the Qur’an, our Prophet (saas) and their own consciences. Since they completely subscribe to the worldview of their lords and masters, they also shape their beliefs on the basis of those masters’ opinions. They do not regard what God says as at all import ant – may God forbid – but regard what the secret state in America or Great Britain says as most significant. They do not apply what is written in the Qur’an, but implement everything the masters, whom they deify, say. They never think of the interests of Muslims or Islamic lands, but defend the interests of the circles, which they are enslaved right to the bitter end. That attitude is actually an external manifestation of their subconscious hatred for Muslims and the anger and inferiority they feel at being born in the Islamic world.</text:p>
      <text:p text:style-name="P15"><text:span text:style-name="T1">For example, the fact that Muslims may be harmed by an idea they espouse causes these people no distress at all. They place innocent Muslims in a terrible predicament under the guise of saying, </text:span><text:span text:style-name="T4">“I am making a stand against terror” or “This is not part of the real Islam.”</text:span><text:span text:style-name="T1"> Defending the air attacks taking place in numerous countries, such as Iraq and Syria in particular, and also places like Pakistan, Yemen and Afghanistan, is one instance of this. </text:span></text:p>
      <text:p text:style-name="P15"><text:soft-page-break/><text:span text:style-name="T1">Aerial bombardments are a form of mass punishment that destroy everyone in the selected target area, making no allowances for women and children, or the sick and the elderly. It is a violation of both good conscience and human rights law. Whole towns and villages are not destroyed in any democratic country for the sake of catching people who have committed serious crimes. Nobody, not even a crazed killer, is killed by having bombs rained down on him, before he is even put on trial, in any democratic country. But when it comes to Islamic lands, however, these secret forces put the law and democratic values on the back burner. It is at this point that the responsibility for portraying such an inhumane and unconscionable policy as something “reasonable” to the public opinion falls to the pseudointellectual criticisms of the Middle East and Asia. These people passionately espouse tactics that wreak destruction and havoc in Islamic lands and lead to the deaths of large numbers of civilians under the name of the “fight against terror.” If their masters say, </text:span><text:span text:style-name="T4">“Let us kill,”</text:span><text:span text:style-name="T1"> then they say, </text:span><text:span text:style-name="T4">“Let us kill,”</text:span><text:span text:style-name="T1"> too. If their masters say, </text:span><text:span text:style-name="T4">“Let us bomb people,”</text:span><text:span text:style-name="T1"> then they say </text:span><text:span text:style-name="T4">“Let us bomb people,” </text:span><text:span text:style-name="T1">too, or </text:span><text:span text:style-name="T4">“Let us do even more than that.”</text:span><text:span text:style-name="T1"> Yet someone who really wants to fight terror will know that the intellectual foundation of terror needs to be demolished; he will know that no solution will be forthcoming through guns and bombs without intellectual activity, as well. Even more importantly, he will know that violence always leads to more violence. Yet what matters for these people is not the truth, but for the people these pseudointellectual sycophants serve to tell them, </text:span><text:span text:style-name="T4">“Well done!” </text:span><text:span text:style-name="T1">Merely for the sake of a </text:span><text:span text:style-name="T4">“Well done!”</text:span><text:span text:style-name="T1"> and gaining even more approval, they enthusiastically espouse ruthless policies that are totally incompatible with the Qur’an and are willing to stand in the ranks of murderers.</text:span></text:p>
      <text:p text:style-name="P15"><text:span text:style-name="T1">Another striking example of the surrender of beliefs on the part of these pseudointellectual sycophants is the way they never refer to Islamic Unity and even, on the contrary, describe how in their eyes such a thing is impossible. Even though God commands Muslims to be united and even though numerous verses of the Qur’an tell them to be brothers and live in unity, these people insist on opposing unity. They reveal their opposition through rather cunning tactics. For example, they do not openly stand up and say, </text:span><text:span text:style-name="T4">“Let us not be united”</text:span><text:span text:style-name="T1"> because they know that will attract criticism. They use fabricated hadiths instead. They use a false hadith attributed to our Prophet (saas) but which was never spoken by him, which reads, </text:span><text:span text:style-name="T4">“Disagreement among my community is a mercy.”</text:span><text:span text:style-name="T1"> They thus seek to influence Muslims by saying </text:span><text:span text:style-name="T4">“Look, even our Prophet (saas) says there is no need to be united.”</text:span><text:span text:style-name="T1"> Yet our Prophet (saas) would never say anything that was incompatible with the Qur’an. He would never say there is mercy in division when dozens of verses of the Qur’an command Muslims to be united. Unity is a blessing for Muslims because that is God’s command. Yet for people with a pseudointellectual character, it is not God’s command that matters, but the interests of the masters whose satellites they are.</text:span></text:p>
      <text:p text:style-name="P16"/>
      <text:h text:style-name="P68" text:outline-level="3">Pseudointellectual Sycophants in Turkey</text:h>
      <text:p text:style-name="P16">Close inspection will also reveal the presence of the pseudointellectual sycophant character, which is so widespread in the Middle East and Asia, also in Turkey. One of the most distinguishing characteristics of these people, who live far removed from the spiritual values of their own country – or who, to be more accurate, imitate foreign culture – who are ignorant of Turkey’s shared values, who seek to give the impression of being unaware of popular values and beliefs, who despise ordinary people and regard themselves as terribly important and who <text:soft-page-break/>analyze events from a remarkably narrow perspective is that they care absolutely nothing for Turkey’s interests.</text:p>
      <text:p text:style-name="P15"><text:span text:style-name="T1">Just like the examples from other countries, these people denigrate Turkey at great length, make comments contemptuous of the Turkish people and, even more painfully, passionately espouse ideas that may damage the country in the long term, all for the sake of a </text:span><text:span text:style-name="T4">“Well done!”</text:span><text:span text:style-name="T1"> The recent increase in writings and statements that seek to portray the PKK as a group of freedom fighters, that try to bring Turkey to heel using the threat of the PKK, that threaten Turkey along the lines of </text:span><text:span text:style-name="T4">“Either you support the PKK or else you must suffer the consequences,”</text:span><text:span text:style-name="T1"> and that prepare the way for the breaking up of the country is one indication of this. These people, who espouse the ideas served up to them by various think tanks in the West on a word-for-word basis, never stop to think where the line they espouse may lead. They espouse whatever they are indoctrinated with for the sake of approval, fame or even just seeing their name under a column in a foreign newspaper. When they promote these ideas they imagine that they will be perceived as ultra-modern, capable of seeing what ordinary people cannot and making the most accurate analyses. The fact is, however, that they are people, who merely recite what is told to them, have lost all character and self-esteem and are regarded with pity by the majority of people.</text:span></text:p>
      <text:p text:style-name="P15"><text:span text:style-name="T1">Pseudointellectual sycophants also compete with one another in terms of pseudointellectual sycophancy. The competition involves seeing who can secure most “well dones” and who can be most pseudointellectually sycophantic. In order to win that contest, they entirely abandon the interests of their own country and merely wonder how to make themselves even more popular. It is this competition over pseudointellectual sycophancy that lies behind the way they shower praise upon the PKK, even though they know it is a traitorous terror organization that still continues to martyr our troops and police, raise the subject of an amnesty for terrorists and even shamelessly advocate the idea of Turkey providing the terrorists with weaponry. The anti-Turkish writings, or comments within those writings, that frequently appear in the foreign press, are a manifestation of that competition. The pseudointellectual sycophancy contest waged out of a hope that </text:span><text:span text:style-name="T4">“maybe they will include me among them and then my name will be mentioned in the same breath as theirs,”</text:span><text:span text:style-name="T1"> will eventually cause damage that leads the person concerned to sign up to all kinds of ugliness; instead of sacred values such as their own cause or ideal, the family, nation and country, these people are worried about what their “masters” think.</text:span></text:p>
      <text:p text:style-name="P16">Another humiliating behavioral defect that the people in question learn from their masters is that of putting on airs.</text:p>
      <text:p text:style-name="P16"/>
      <text:h text:style-name="P68" text:outline-level="3">A Common Philosophy: Putting on Airs</text:h>
      <text:p text:style-name="P15"><text:span text:style-name="T1">Putting on airs is a behavioral and moral defect that is widespread in Western countries. These people, whose language consists of a mixture of showiness and </text:span><text:span text:style-name="T4">“I know best”</text:span><text:span text:style-name="T1"> attitude have a common tone of voice, accentuation, way of sitting and placing the spotlight on themselves. Their desire is to emphasize this state of being “rather special,” which regards themselves as different to other people, in their every gesture and action. Some of the best known aspects of putting on airs are using exaggerated facial expressions, insisting on using foreign words all the time when speaking, speaking while chewing gum, describing things they would never normally like in terms of admiration, describing places they may never have been to </text:span><text:soft-page-break/><text:span text:style-name="T1">as if they knew them well and people they may never have met as if they were close friends, and talking about music they have never heard as if they liked it very much and about films and art they have never seen or understood as if they understand them very deeply. Being able to sit in the lobby of a five-star hotel, blowing the smoke from a cigar given to them as a gift by that hotel into other people’s faces, posing with a wine glass in their hand and being seen at the entrance to a famous restaurant are all terribly important to people who put on airs.</text:span></text:p>
      <text:p text:style-name="P15"><text:span text:style-name="T1">Details about the routine matters in the lives of high-quality and noble people are of exaggerated importance in the lives of those who put on airs. They imagine they can become esteemed and gain importance through them. They make every effort to show that importance they imagine they possess to other people. Every action in the philosophy of putting on airs is intended to tell those whom the individual admires so greatly that </text:span><text:span text:style-name="T4">“I am one of you.” </text:span><text:span text:style-name="T1">That is why in one sense, putting on airs represents a common language and philosophy among superficial folk. Someone who puts on airs will immediately recognize another of that ilk, and someone who puts on airs will best understand the language of another of that kind.</text:span></text:p>
      <text:p text:style-name="P16">Although putting on airs is an embarrassing and humiliating state of mind, many ignorant people feel a sincere admiration for those who do so. Those who put on airs from high school on enjoy great prestige among other people, while modest and well-mannered people are generally undervalued. That is the reason why difficult, spoiled and showy people enjoy great esteem in high school. Putting on airs then continues to grow apace after high school. While the pop music groups they listen to, the concerts people go to and what they buy in the shops are all tools for putting on airs in school years, in the years that follow it is temporary phenomena such as one’s social circle, the places one chooses to go on holiday, the exhibitions one attends, rank and position, the car one drives and the area of town one lives in, that acquire importance. Each one of these is used as a tool to psychologically put down more humble folk.</text:p>
      <text:p text:style-name="P16">Putting on airs is a common philosophy between pseudointellectual sycophants in the Middle East and Asia and their masters. However, pseudointellectual sycophants never put on the airs they learned from their masters in front of them. They only display such attitude to put down ordinary people whom they regard as beneath them and inferior. In the presence of their masters, they are very humble and sycophantic; they would never think of putting on airs to them. It is not hard to imagine the kind of language that someone in Egypt, Bangladesh or Palestine who has seen Europe will use, or the way he will look down on ordinary people. People who live in a state of great feelings of inferiority in Europe or America, and slavishly do everything they are told, suddenly develop an entirely different character when they return to their own countries, as if that despised person had not really been them at all. That is another manifestation of putting on airs. What is embarrassing is that poor, ordinary people are generally mightily impressed by such airs and regard the person concerned as terribly special.</text:p>
      <text:p text:style-name="P16">Yet the moral values and qualities that should really be admired are those of the believer. The character of the believer, who knows that God is the Lord of all blessings, that power and might belong to Him alone and who is fully submitted to Him, is as steady as a rock. It is sturdy and unshakeable. That person knows that he is dealing with shadow entities and that God witnesses him at all times. He never stoops to the facile. He is ultra modern and high-quality. He lives by the moral values desired by God, not by those of the people who would wish to shape him. He knows that the lords and masters, whom the pseudointellectual sycophants regard as very important and enslave themselves to, are just helpless servants of God and mortal beings. The <text:soft-page-break/>respect and value he places on someone is directly proportional to that person’s love and fear of God. He will never be rude to anyone, but he knows how humiliating it is to feel inferior in the face of weak and helpless human beings. The only entity to Whom the believer will sincerely submit himself is God.</text:p>
      <text:p text:style-name="P16"/>
      <text:h text:style-name="P62" text:outline-level="2">The Desired Outcome from Great Kurdistan </text:h>
      <text:p text:style-name="P16">Looking at the present picture it is clear that the PKK is engaged in a comprehensive stratagem intended to bring global support behind it and is trying to use the climate in the Middle East as a starting point for the communist world state it is planning. The West’s stance at this point is very important: Some secret forces are without doubt well-aware of what is going on within the Great Middle East Project. They therefore know full well the kind of policy the PKK has adopted and that it exists for the sake of its Leninist ideology. Even though they are themselves opposed to communism, the secret forces in question support the existence and strengthening of the PKK in the region. That is solely because, with this policy, they wish to establish a designated ally, or a “base” that belongs to them, to put it more accurately, by making use of a Leninist terror organization or any other way. The aim has never been one of “contributing to the Kurds’ fight for existence.” As a matter of fact, the first thing the forces in question will do when the objective is reached will be to chuck the PKK and the Kurds in the region aside; their real objective is to seize control of the Middle East and prepare for an apocalyptic war. Those people in the Western world who are unknowingly backing this project must become aware of this state of affairs. </text:p>
      <text:p text:style-name="P16">This is the plan. But this is very likely not the way things will work out. As we have seen in detail throughout this book, the region in question will become the basis for a communist world state. Although the region is under the control of secret imperialist forces, communist violence will manifest itself and with the support of communists from across the world, that step forward, one that has been planned for such a long time, will be taken. The capitalist world, which in one sense is allied against communism, will have brought about a communist world state by its own hands, albeit unwillingly. </text:p>
      <text:p text:style-name="P15"><text:span text:style-name="T1">If the true nature of the PKK in Turkey, the PYD in Syria and the PJAK in Iran is not properly grasped, if their true objective is not realized and if dangerous stratagems are enacted in this key part of the Middle East, despite all the warnings, this will lead to disaster for the entire world. The communists’ ultimate aim has always been to secure a state in this strategic but also very fragile region, from which they can reach out to the rest of the world; with the backing of imperialist forces they are moving step by step closer to achieving that. Imperialist forces must not support a savage system that will end up stabbing them in the back. Astonishing things are happening in the Middle East today. A communist state that emerges out of such a plan will grow strong and soon become able to spread terror across the world. Under such circumstances the West will be unable to afford the luxury of sitting back and saying, </text:span><text:span text:style-name="T4">“Let us not get involved, and let events just take their course in the Middle East,”</text:span><text:span text:style-name="T1"> because the scourge will definitely reach out to everywhere. We of course have no desire to see such horror in the Middle East or the West. However, that is probably what will happen given the facts as they now stand and it is essential </text:span><text:soft-page-break/><text:span text:style-name="T1">that we issue the appropriate warnings against this threat. The aim here is not to present a pessimistic perspective, but to open people’s eyes. </text:span></text:p>
      <text:p text:style-name="P16"/>
      <text:p text:style-name="P16"/>
      <text:h text:style-name="P60" text:outline-level="1">NOTES</text:h>
      <text:p text:style-name="P16"/>
      <text:p text:style-name="P15"/>
      <text:p text:style-name="P16">1. http://ajanshaber.com/-ypg-pkk-tarafindan-kuruldu-haberi/132098</text:p>
      <text:p text:style-name="P16">2. http://ajanshaber.com/-ypg-pkk-tarafindan-kuruldu-haberi/132098</text:p>
      <text:p text:style-name="P15"><text:span text:style-name="T1">3. <text:line-break/>http://www.timeturk.com/tr/2013/08/01/esed-in-zindanlarindan-ciktik-pyd-zindanlarina-girmeyiz.html#.VJZcxsBGo</text:span></text:p>
      <text:p text:style-name="P16">4. http://www.haber10.com/haber/540076/</text:p>
      <text:p text:style-name="P16">5. http://www.hrw.org/news/2014/06/18/syria-abuses-kurdish-run-enclaves</text:p>
      <text:p text:style-name="P15"><text:span text:style-name="T1">6. Questions &amp; Answers to American Trade Unionists: Stalin's Interview With the First American Trade Union Delegation to Soviet Russia, Pravda September 15, 1927; <text:line-break/>http://www.marxists.org/reference/archive/stalin/works/1927/09/15.HTM</text:span></text:p>
      <text:p text:style-name="P16">7. Komünistler Nasıl Yalan Söyler (How do communists Lie?), Dr. Fred C. Schwarz, p. 215-216</text:p>
      <text:p text:style-name="P16">8. Necati Alkan, PKK’da semboller, aktörler ve kadınlar (Symbols, actors and women in the PKK), 2012, Karakutu Publishing, p. 104</text:p>
      <text:p text:style-name="P16">9. Necati Alkan, PKK’da semboller, aktörler ve kadınlar (Symbols, actors and women in the PKK), 2012, Karakutu Publishing, p. 256</text:p>
      <text:p text:style-name="P16">10. Necati Alkan, PKK’da semboller, aktörler ve kadınlar (Symbols, actors and women in the PKK), 2012, Karakutu Publishing, p. 256</text:p>
      <text:p text:style-name="P16">11. Necati Alkan, PKK’da semboller, aktörler ve kadınlar (Symbols, actors and women in the PKK) , 2012, Karakutu Publishing, p. 258</text:p>
      <text:p text:style-name="P16">12. Necati Alkan, PKK’da semboller, aktörler ve kadınlar (Symbols, actors and women in the PKK), 2012, Karakutu Publishing, p. 91</text:p>
      <text:p text:style-name="P16">13. Necati Alkan, PKK’da semboller, aktörler ve kadınlar (Symbols, actors and women in the PKK), 2012, Karakutu Publishing, p. 77</text:p>
      <text:p text:style-name="P16">14. http://www.washingtonpost.com/blogs/worldviews/wp/2014/10/27/turkey-still-thinks-this-guy-holding-a-baby-bear-is-a-terrorist-is-he</text:p>
      <text:p text:style-name="P15"><text:span text:style-name="T1">15. http://www.washingtonpost.com/blogs/worldviews/wp/2014/10/27/turkey-still-thinks-this-guy-holding-a-baby-bear-is-a-terrorist-is-he</text:span></text:p>
      <text:p text:style-name="P16"/>
      <text:p text:style-name="P15"/>
      <text:h text:style-name="P58" text:outline-level="1">CHAPTER 4</text:h>
      <text:p text:style-name="P15"/>
      <text:h text:style-name="P57" text:outline-level="1">THE REAL AIM OF THE SEPARATIST MOVEMENT IN THE SOUTHEAST IS TO BE ABLE TO ESTABLISH A "COMMUNIST REGIME" </text:h>
      <text:p text:style-name="P15"/>
      <text:p text:style-name="P15"/>
      <text:h text:style-name="P63" text:outline-level="2">THE REAL AIM IN SOUTHEAST TURKEY IS A DICTATORSHIP OF THE PROLETARIAT</text:h>
      <text:p text:style-name="P19"/>
      <text:p text:style-name="P15"/>
      <text:p text:style-name="P77">"There needs to be a referendum in the east to see whether the Kurdish people want autonomy or not," </text:p>
      <text:p text:style-name="P77">"The best solution is a federation," </text:p>
      <text:p text:style-name="P77">"Terror will come to an end when autonomy is granted "... </text:p>
      <text:p text:style-name="P19"/>
      <text:p text:style-name="P15">These and similar notions in the newspapers have been, and still are, being written by journalists who are either unaware of the real threat in Southeast Turkey or who possesses a communist mindset. Some of the authors of such characterizations are apparently blissfully unaware of what will befall them, while others are trying to lay the groundwork for a communist state.</text:p>
      <text:p text:style-name="P15">In order to warn those who are unaware of the danger and to expose the underhand stratagems of columnists with a communist mindset, let us together examine the true danger in the Southeast:</text:p>
      <text:p text:style-name="P15"><text:soft-page-break/>The danger is this: <text:span text:style-name="T21">once a federal state is formed, when Turkey is split up, when a part of Turkish territory is set aside for the Kurds alone and when autonomy is granted in that region, this WILL SPELL DISASTER FOR TURKEY, FOR OUR KURDISH BROTHERS AND FOR THE WHOLE WORLD.</text:span> The PKK's aim in demanding an autonomous state is not for Kurds to enjoy favored status there, for them to be able to freely express their own ethnic identities or for them to be able to enjoy greater physical and psychological freedom. The PKK is merely making use of our Kurdish brothers' nationalist sentiment. <text:span text:style-name="T21">THE PKK'S SOLE AIM IS TO BE ABLE TO BRING ABOUT A COMMUNIST ADMINISTRATION IN THE REGION AND IMPOSE A MATERIALIST, DARWINIST, STALINIST AND LENINIST WORLD VIEW.</text:span> After achieving that, it will be able to further weaken an already enfeebled and fragmented Turkey and <text:span text:style-name="T21">TO SPREAD COMMUNISM RIGHT ACROSS IT. </text:span>It will not take long to do that in a Turkey that has suffered profound physical and psychological wounds by giving away land. Have managed that, the limits will be exceeded for its ultimate aim: <text:span text:style-name="T21">THE DREAM OF A "COMMUNIST WORLD" THAT SOME PEOPLE HAVE BEEN STRIVING TO BRING ABOUT FOR DECADES. </text:span></text:p>
      <text:p text:style-name="P15">In the event that a communist, autonomous Kurdish state is established, Turkey will quickly become a springboard for communists. In short, the fundamental plan in seeking autonomy in the Southeast <text:span text:style-name="T21">IS TO QUICKLY BE ABLE TO OPEN UP TO THE OUTSIDE WORLD FROM TURKEY,</text:span> which occupies a most important area and assumes important responsibilities. </text:p>
      <text:p text:style-name="P15">Lenin's idea of "a state under the sovereignty of the proletariat" now represents the PKK's dream and ideal for Southeast Turkey. A state under the sovereignty of the proletariat is a machine used to crush the middle class. When the PKK establishes communist rule in the region, when it establishes a Kurdish-communist state equipped with heavy weapons, it will have achieved its aim of founding "a state under the sovereignty of the proletariat" which they claim will be founded on workers and peasants. This is the first stage. As we have seen, the important thing here is not Kurdish nationalism but a communist state supposedly under the leadership of workers and peasants, as required by communism. </text:p>
      <text:p text:style-name="P15">But this in no way reflects the true facts. No communist state really wants an administration that values workers and peasants and wishes them to live at ease. Countries such as Russia and China are highly significant examples of this fact. The peoples of those countries suffered the worst oppression in communist times, when millions of people were imprisoned without having committed any crimes, millions of innocent people were murdered and millions more systematically and deliberately starved to death. That oppression is still going on today in communist China. Pol Pot's insanely cruel regime in Cambodia, which we have already described, forced intellectuals, workers and peasants to labor in the rice paddies, and then left them to starve to death. The communist movement that emerged in the name of "workers and peasants rights" attaches no value to human beings, and seeks to exploit workers and peasants by awarding them the status of animals. As a requirement of Darwinist logic, those who cannot be exploited are to be eliminated under this system, and so the terror and savagery continue. </text:p>
      <text:p text:style-name="P15">This also applies to the PKK, a communist terror organization. Our Kurdish brothers or their nationalist feelings and aspirations mean nothing to the PKK. In the same way that they attach no importance to any human beings, themselves included, they attach no human importance to our Kurdish brothers, either. In the same way that Pol Pot cynically deceived his people with promises of equality and justice, so they are trying to deceive our Kurdish brothers. The communist Pol Pot regime, that used to say, <text:span text:style-name="T24">"To keep you is no benefit, to destroy you is no </text:span><text:soft-page-break/><text:span text:style-name="T24">loss,"</text:span> quickly and ruthlessly slaughtered 3.3 million people. In the same way that the Cambodian people meant nothing to Pol Pot, so the Kurdish people mean nothing to the PKK. </text:p>
      <text:p text:style-name="P15">Concepts such as the state, nation and race have, in any case, no place in the communist mindset. The only concept is that of the people, the "masses." The communist mindset seeks to eliminate states and replace them with communal systems made up of peoples. Statements such as "Everything for the Kurdish nation!" are therefore merely intended to deceive. This is a technique employed by this terror organization to deceive people and encourage them to rebellion and revolution. They merely wish to use the Kurdish people as a tool of provocation. It particularly needs to be repeated that the <text:span text:style-name="T21">PKK, a terrorist organization, is not a nationalist movement that espouses the rights of the Kurdish people. It is a wholly Leninist, Stalinist, Darwinist and communist terrorist organization.</text:span> Once it achieves its dream of a communist state becoming reality, the first thing the PKK will turn on is the people, the innocent Kurdish people in Eastern Turkey. Such a thing cannot, of course, ever be allowed.</text:p>
      <text:p text:style-name="P15"/>
      <text:h text:style-name="P64" text:outline-level="2">A COMMUNIST AUTONOMOUS STATE WILL SEEK TO PERPETRATE SLAUGHTER IN THE NAME OF “SUPPRESSING THE BOURGEOISIE”</text:h>
      <text:p text:style-name="P27"/>
      <text:p text:style-name="P15"/>
      <text:p text:style-name="P15">The primary aim of a communist Kurdish state established in Southeast Turkey will be to "suppress the bourgeoisie" because that is what communism fundamentally requires. "The bourgeoisie" means various people they think dominate the state today. They want to realize Lenin's idea of <text:span text:style-name="T21">"... rule based directly on force and unrestricted by any laws."</text:span> Since they want rule based on force, the greatest need of the PKK in the Southeast at the moment is heavy weaponry and a state to provide that. </text:p>
      <text:p text:style-name="P15">Therefore, it would be the height of naiveté to expect the separatist PKK terror organization to suddenly turn to peace. Since violence is an indispensable requirement of Marxist-Leninist thinking, peaceful solutions are always unacceptable. The PKK has acquired weapons for violence and terror. But for the PKK an unarmed form of struggle is weakness, a retrograde step and a deviation from its target. In point of fact, communists regard a climate of terror stemming from violence, terror and uprising as fertile ground for them to grow in. Because people are in a state of fear in a climate of violence, the communists make use of that fear; they are very well aware that communism can never come to power by democratic means. And there has never been any effort to try to bring communism to power by democratic means. Communism has always come to power through violence. As a result, communism never, ever regards peace as a method worth pursuing. And as a result of that, the PKK also engages in the politics of violence.</text:p>
      <text:p text:style-name="P15">The Turkish government and the Turkish people have to understand what this terrorist separatist organization really wants in order to eliminate this threat of terror and prevent a communist uprising in Southeast Turkey. If the PKK is given any area of territory, it will try to use the "revolutionary dictatorship of the proletariat" established there in order to survive, expand, strengthen and grow in all areas <text:span text:style-name="T21">by applying violence against the middle class and thus the state. </text:span>According to the communist mindset, all wealthy people, religious believers, soldiers, police, intellectuals, teachers, lawyers, doctors, engineers, scientists and writers are part of the "bourgeois class" in question. Therefore, this communist state they want to see established will only survive so long as <text:span text:style-name="T21">all intellectuals are suppressed.</text:span> The same policy as that adopted by Pol Pot will be implemented, and the entire people will be subjected to oppression, violence and terror. </text:p>
      <text:p text:style-name="P15">Let us here have a look at the kind of results an organization based on the ideas of Lenin, whom we have already quoted, can give rise to: the autonomous state that will arise in the event the land demanded by the PKK in Southeast Turkey is given will be <text:span text:style-name="T21">"maintained through the use of violence by the proletariat against the bourgeoisie,"</text:span> as Lenin said. And since it is <text:span text:style-name="T21">"unrestricted by any laws,"</text:span> it will be a state entirely based on violence and that will attach no <text:soft-page-break/>value to the laws of the Turkish state. Therefore, any autonomous Kurdish state established there must be regarded as a purely symbolic one. They will regard being run by a Turkish state from Ankara as a purely transitional stage; a Turkish state that governs in name alone will be one that effectively does not exist for them because the communist PKK will continue to enforce its own communist system, its "dictatorship of the proletariat." It will not heed the police or the military, it will recognize no laws and will abide by no agreements. It will persist with its communist uprising with all the violence, disobedience and rebellion demanded by the communist mindset, after which the state will become an entirely independent one. </text:p>
      <text:p text:style-name="P15">In the event that an autonomous state is established in the region, that communist state will want its own police force and military and to set up its own regular army. Then it will adopt a different flag from that of the Republic of Turkey. It will use that flag, though it will perhaps allow the Turkish flag to be flown for a short period of time. The Turkish flag will continue to exist as a symbolic one, like the Turkish flags flown in other countries. The communist administration in question will also make regular demands for money from the Turkish state. All its needs will be met by the Turkish state, and that autonomous state will easily be able to arm itself. It will be the Turkish state and the citizens of the Republic of Turkey who, albeit unwillingly, give them money for troops and weapons. </text:p>
      <text:p text:style-name="P15">This communist administration, with its own independent army and police force, which is now armed and recognizes no laws of the state of Turkey, will soon begin resorting to violence again. It will always respond to calls for peace and reconciliation with violence, terror and aggression. It will ban the ballot box and elections. It will prohibit the following of a democratic system, in other words. It will impose intense pressure on the country's leading institutions, and their sanctions will therefore be of no importance for this communist state. No law proposed or brought into force will have any effect on this communist state, because the communists in question will heed no laws or judicial process. They will respond to democratic, friendly overtures with terror, violence and rebellion, but they will never, ever heed calls for peace. Thus, in the same way that the separatist PKK terror organization cannot be put down with laws and rules in Southeast Turkey, in the event that any territory is given up, it will become even more impossible to put down as a "state" in its own right with its own army, police force and weaponry. As a state in its own right, with flag and army, it will be impossible to keep such an organization at bay through military precautions. </text:p>
      <text:p text:style-name="P15">At this point, Turkey will suffer a heavy blow from the autonomy granted. In addition to material losses, it will suffer severe psychological trauma. A wounded Turkey that has lost its psychological belief in the homeland, the republic and the military will become an easy target for the communist state in question. The public will be put into a state of panic through violence and will have to accept what communism imposes by violence. Following that, demands for full independence will follow just as surely as night follows day. Since communist regimes make use of the existence of "peoples" and their demands in order to achieve their own aims, the communist administration in question will encourage all different peoples to demand independence and favor a communist style of administration. </text:p>
      <text:p text:style-name="P15">Calls for independence are indeed starting to be heard from other minority peoples. Such a communist force that wants to divide Turkey in 22 regions, to produce 22 different communist regimes, and that wants each ethnic minority to have its own parliament, will also seek to use these duplicitous communist tactics to achieve power over a Turkish government that is unable <text:soft-page-break/>to cope with it. So if the communists are given just one single piece of Turkish territory, it will be easy (may God forbid) for communism to spread right across Turkey, and from there, the whole world. </text:p>
      <text:p text:style-name="P15"/>
      <text:p text:style-name="P15"/>
      <text:h text:style-name="P64" text:outline-level="2">THE COMMUNIST STATE THEY WANT TO ESTABLISH IN SOUTHEAST TURKEY WILL SEEK TO BE A SPRINGBOARD TO THE REST OF THE WORLD</text:h>
      <text:p text:style-name="P15"/>
      <text:p text:style-name="P15"/>
      <text:p text:style-name="P15">As we have already seen, the real aim of the separatist PKK terrorist organization is to establish a communist regime, first in Turkey and then the rest of the world. All communists regard the communist regime that was set up in Russia, but that subsequently collapsed, as a failed attempt. They believe that since the Russian Revolution failed in its aim of making the whole world communist there is still some matter of unfinished business to be completed. What they essentially say is this; "We are communists. We have declared a holy war on God, religion and spiritual things (may God forbid). We hold Marxist-Leninist and materialist views. It is true that Russian communists failed to rule the world, but we will do that. We will complete the unfinished business." Therefore, their true aim in demanding an autonomous state is not to be able to live in peace, to raise families and settle down, to live with their mothers and never leave them, to drink soup or to enjoy some fine spring weather among the flowers in the park. If they do establish the communist autonomous state they seek, then the first thing communist militants do will be to split families up and establish a system based on fear and oppression. They will use force and intimidation to force all people to obey them and seek to achieve their dream of a communist world.</text:p>
      <text:p text:style-name="P15">No communist engages in an armed struggle so he can take it easy. He does not undergo training night and day to take it easy, nor live in difficult conditions up in the mountains to take it easy. He does not slaughter innocent people or risk his own life in order to take it easy. So long as there is no change in a communist's materialist and communist worldview, he will never renounce violence and his dreams of revolution. There is no end to the revolution in communism. Another new country (or people) is always declared to be "fascist" and an armed struggle set in motion against it. Under that mindset, so long as the world exists, there must always be a communist struggle and communist violence because a communist believes there are always conflicts in society. He believes that the cycle of thesis and antithesis will always and endlessly renew itself. He therefore always believes there is a need for conflict and contradiction and the violence that is based on these. For these reasons, revolution is always ongoing for a communist. Once one place is made communist, it is the turn of the next, and so on, until<text:span text:style-name="T21"> the communist world state they dream of is achieved.</text:span></text:p>
      <text:p text:style-name="P15">That is the true aim of the communist Kurdish state sought by the separatist, terrorist PKK. Their aim is not to achieve their own state, but to acquire legitimacy by establishing an autonomous state, and then to secure world rule through a series of revolutions. This has been their <text:span text:style-name="T24">modus operandi </text:span>since the time of Lenin.</text:p>
      <text:p text:style-name="P15"><text:soft-page-break/>Communists will recognize no obstacles to the achievement of their aims. They will immediately exploit the Kurdish people they have spent so many years using as a tool to impose their own ideology on the region and turn them into wretched pawns of the communist regime. Following the establishment of an autonomous communist state, the Kurdish people will find themselves subjected to the most intense oppression, violence, poverty and misery. Deaths will follow closely on one another's heels. As with all communist regimes, this communist regime will impose a reign of terror on its own people; indeed, in this fact the communists are nothing if not consistent. The most persecuted and wretched, and those suffering the worst losses, will be the very Kurdish people the communists have been cynically manipulating for many years. </text:p>
      <text:p text:style-name="P15">Calls for peace and to an end to the violence will not even be taken seriously by the communist regime in question; they will laugh uproariously at the suggestion. This is because according to the communist way of thinking, if a communist regime feels sorry for its enemy and turns to peace, if it turns away from a government based on terror and violence, then it will collapse and cease to exist. As communist thinkers and leaders frequently state, "Communism draws its strength from violence, terror and savagery." Therefore – as at the present moment – everyone issuing calls to peace will be put down, and all calls for peace will be met with violence. </text:p>
      <text:p text:style-name="P15">We now need to remind ourselves of the subject we looked at in detail above: the communist PKK movement in Southeast Turkey is not one that seeks Kurdish communism alone. Communism claims that only the oppressed people of the world have any sort of rights and that a dictatorship of the proletariat is required. Therefore, autonomy granted to the communists in the Southeast will soon become a scourge upon the whole of Turkey. The first target, as it opens up to the outside world after Turkey, will be for Azerbaijan and Armenia to be ruled by communist regimes. And they will start making our brothers there promises of autonomous ethnicities and independent territories there, too. The people of Azerbaijan and Armenia, who have already spent long years under the brutal yoke of communism, will begin being oppressed again. Once communist rule is established in those regions, major progress will have been made, and communism will continue to reach out to new peoples from there. Of course, it will inevitably be using the guerrilla tactics, terror, savagery and violence for which it is so infamous. </text:p>
      <text:p text:style-name="P15">This is not some mere conspiracy theory. The same stratagems are being employed in Turkey today as were previously, and successfully, used in China, Cambodia and Russia in the 20th century. This mindset, which divided, Vietnam and Germany then and continues to divide the Korean Peninsula to this day, and created a communist structure by imposing its rule on their peoples, is exactly the same as the mindset of the PKK today. The communist uprising in Turkey is an effort to compensate for the communist movement failed in the 20th century. In other words, communists <text:span text:style-name="T21">ARE SIMPLY CARRYING ON FROM WHERE THEY LEFT OFF. </text:span></text:p>
      <text:p text:style-name="P15">There is never any change in communists' methods, strategies, guerrilla tactics or objectives. Their need for violence and savagery is always the same. They are merely seeking a suitable environment and location in order to repeat the savagery they inflicted upon mankind in the 20th century. If Turkey – may God forbid – gives land in the Southeast to the PKK, a communist, separatist terrorist organization, then it will have made the environment being sought for this policy of terror available to them. Those who say, "Let us give them some land, so we can sleep safely at home in our beds," will have seen with their own eyes the sheer savagery that results from surrendering the country's territory to a Marxist and communist terror organization, and will end up longing for the comfortable lives they enjoyed in the past. </text:p>
      <text:p text:style-name="P15"><text:soft-page-break/>Therefore, giving up land in the Southeast to a communist terror organization will not bring peace and ease to anyone. On the contrary, it will end in nothing but the most terrible suffering and destruction. </text:p>
      <text:p text:style-name="P15"/>
      <text:p text:style-name="P15"/>
      <text:h text:style-name="P64" text:outline-level="2">THOSE WHO SAY THAT “COMMUNISM IS NOT A DANGER ANYMORE” ARE BEING DECEIVED BY THE COMMUNISTS</text:h>
      <text:p text:style-name="P15"/>
      <text:p text:style-name="P15"/>
      <text:p text:style-name="P15">Some people in our country, just like some in the world, are unaware of the things that they might be facing and are now claiming that there is no longer any danger of communism in our day. They assume that communism was simply a scourge of the 20th century and that it had been lived through and ended in that period, and that it is no longer a threat. They are very much invested in that idea and they are neither aware of the dangers they are facing, nor able to take precautions against them. On the contrary, by saying that there is no danger of communism, they are dragging people around them into a state of complacency and thus drag themselves into that scourge as well. With such an approach, they give way to the communist mentality to easily become stronger and find a door with which to gain entry. The pages of history bear witness that communism gains strength and expands at times when people are lulled into complacency as they say, "There is no communist threat anymore" and do not take any precautions against this scourge. </text:p>
      <text:p text:style-name="P15">People who say that, "The danger of communism ended in the 20th century" are in a state of grave delusion. Communism has never ceased to exist. So long as Darwinism continues to exist, communism will continue to exist as well. That is because fundamentally both of these rest on a shared philosophy: Dialectic Materialism. Charles Darwin adapted this thought to nature and Karl Marx adapted it to history and society. Consequently, just as in the 20th century, Marxism continues to exist today as well and so long as Darwinism continues to exist, it will never disappear from the world politics. </text:p>
      <text:p text:style-name="P15">Indeed, at the moment, the "Darwinist dictatorship" reigns in almost all the states, educational institutions and the press. This reign nourishes the communist thought system and the system of education continues to educate communist militants without slowing down. To say it in brief, <text:span text:style-name="T21">communism is only in ambush</text:span> at the moment. </text:p>
      <text:p text:style-name="P15">As we have stated before, the communists attribute the unsuccessful result of Soviet communism in the 20th century to the incorrect application of Marxism. Now they think that they can resuscitate the communist system without making those same mistakes. This thought is being advocated by many organizations, think tanks and non-governmental organizations all over the world who still believe in Marxism. Those modern communists separated the communist regimes in the former Soviet Union and Eastern Bloc from Marxist ideology even while they still existed. They used to call the current communist regimes "real socialism," meaning practiced socialism, and claimed that the socialist ideology is not bound to these regimes and would remain a viable ideology even if those regimes collapsed. </text:p>
      <text:p text:style-name="P15"><text:soft-page-break/>Today they are voicing this claim even more effectively. Their claims are as follows; according to Marx, each society should go through some certain phases. They should first have feudalism, then capitalism, then socialism and then proceed to communism. However in Russia, and in the other communist regimes of the 20th century, they had a sudden transition to socialism from what were more-or-less feudal agricultural societies. The capitalist phase in between was skipped over. Consequently, according to the Marxists, it is natural for these regimes to be unsuccessful. Now with these countries embracing capitalism, the "capitalist phase" mentioned by Marx will be experienced and after that socialism will return more permanently and strongly. All communists, in their hiding places, have waited for this moment since capitalism started to rule the world. </text:p>
      <text:p text:style-name="P15"/>
      <text:h text:style-name="P66" text:outline-level="3">"One step forward, two steps back"</text:h>
      <text:p text:style-name="P15">The scenario we have stressed in the previous section is Lenin's well- known "one step forward, two steps back" tactic. According to this tactic, in order to reach their goals, communists will occasionally take a few steps back whenever it is necessary and appear as if they have distanced themselves from their goals. However, they simply wait in ambush. This principle, that Lenin wrote a pamphlet about, is being executed at the moment. </text:p>
      <text:p text:style-name="P15">Lenin explained this situation with the following words: </text:p>
      <text:p text:style-name="P8">"One step forward, two steps back.... It happens in the lives of individuals, and it happens in the history of nations and in the development of parties. <text:span text:style-name="T21">It would be the most criminal cowardice to doubt even for a moment the inevitable and complete triumph </text:span>of the principles of revolutionary Social-Democracy, of proletarian organisation and Party discipline."<text:span text:style-name="T44"> 56</text:span></text:p>
      <text:p text:style-name="P15">As it can be clearly understood from these words of Lenin, it is not possible for a communist to give up communism or even to doubt communism's eventual success. At the moment, they only have taken a step back and are waiting for an appropriate moment to switch to the communist system. That appropriate moment will be the period in which capitalism has become most widespread all over the world. Among the states that practice wild capitalism, there will be a fight over capital, people will show an inclination to material things instead of spiritual values, and thus will become remote from religion. Societies becoming broadly and generally irreligious would, of course, be most advantageous for the communists. The first condition necessary for the establishment of communist societies, which is to keep people far removed from religion, moral and spiritual values, would thus ironically be ensured by the capitalist system. After this step, the duty on the communists lying in wait is to confiscate capital, neutralize the bourgeois and abolish the concepts of family and state. They believe that to realize this in an aimless and spiritually empty society which has significantly lost its beliefs and moral values would be considerably easy. </text:p>
      <text:p text:style-name="P15">The things going on in the world at the moment are developing just in the way that communists want and wait for. Countries are practicing a most ruthless form of capitalism in the perfect sense of the word. The inclination to material possessions has genuinely caused people to drift away from spiritual and moral values and gave way to the establishment of aimless societies that are lost and far removed from the morality of religion. At the moment, the <text:soft-page-break/>communists in Russia are making an arrangement in their own way because of the disruption in their historical order (namely, the transition to communism from capitalism). That is the reason why they have rendered the Russian public into the hands of oligarchs, plutocrats and organized criminals and prepared the way for classical capitalism. Through the system they have established, they are having their people severely oppressed and thus they are trying to make them say, "There is no other solution, the only way out is communism." </text:p>
      <text:p text:style-name="P15">The capitalist system of life creates an effect on people that is almost similar to hypnosis because people in these societies are generally after making money, living in comfort and consumption, and they are generally not aware of the dangers waiting for them in ambush. They are not in an alert state of mind; their senses are dulled by their never-ending quest for material gain. Communists are keenly aware of this. They frequently state that people fail to realize that the communist way of thinking is gaining strength because they are consumed by their ambitions for goods and income, and thus are constantly defeated by communism. Even though they see that they will be swallowed by the communist thinking, the vast majority becomes blind because of their greed for possessions and earthly desires, and thus they lose their defensive reflexes. It is as Lenin once sarcastically remarked, "The capitalists will sell us the rope with which we shall hang them." That environment is the most suitable environment for communists to take action. </text:p>
      <text:p text:style-name="P15"/>
      <text:h text:style-name="P66" text:outline-level="3">Communism Covertly Continues Its Existence </text:h>
      <text:p text:style-name="P15">As a result of the "one step forward, two steps back" strategy, communism still covertly maintains its existence. Especially in Russia, where the entire leadership of the government and the bureaucracy consists of former communists. Those people, who are well-trained in dialectic materialism, have not given up their dreams about communism. On the contrary, those who believe that communism requires a passage through a capitalist stage are merely looking on as capitalism is practiced, in order to realize the necessity of becoming a "communist." Because they are real communists, they are practicing and advocating capitalism at the moment. </text:p>
      <text:p text:style-name="P15">This is the situation today not only in Russia but in many parts of the world. In almost every country of Europe, communist parties maintain their existence and moreover in some countries, they are getting a quite decent share of the electorate. In almost every country of the former East Bloc, there are socialist parties managed by the former communist staff. Communist authors and artists silently continue their existence in a quiet corner and give covert messages that place a communist way of thinking into the subconscious minds of the people. In fact nothing has changed. They are only waiting patiently for capitalism to prepare the proper environment for them. Thus, they are only behaving in accordance with the recommendations of Marx. </text:p>
      <text:p text:style-name="P15">However, perhaps the one thing that most serves the interests of communists is the economic crisis that engulfs the world at the moment. Even though until recently there was a belief that economic and democratic structures could never be harmed, the massive economic crisis plaguing the whole world, in addition to people's political tendencies, has also changed people's way of looking at life considerably. And this is an important means of advantage for communists. As it will be remembered, this was previously experienced in history as well; as the result of the Great Depression beginning in 1929, a great economic crisis occurred in the whole <text:soft-page-break/>world, and the popularity of both communist and fascist parties in Europe increased exponentially. Communists, who evaluated the Great Depression as the "collapse of the capitalist system," thus gained the opportunity to influence the masses very easily. In their desperation, people were left obliged to accept that communism was the only way out. </text:p>
      <text:p text:style-name="P15">Such a danger is also valid today. All the former communists waiting in ambush, the new communist groups trained by them and the communist youth are making great use of the present economic crisis. Consequently, the years that we are living in right now are highly suitable for the danger of communism to once more reassert an effective place in world politics. Most of the communist parties regard the economic crisis as an opportunity to drag their countries into the communist swamp. </text:p>
      <text:p text:style-name="P15"/>
      <text:p text:style-name="P15"/>
      <text:h text:style-name="P64" text:outline-level="2">MANY MUSLIM COUNTRIES ARE UNDER THE PROTECTION OF THE SHANGHAI BLOC</text:h>
      <text:p text:style-name="P27"/>
      <text:p text:style-name="P15"/>
      <text:p text:style-name="P15">Communism does not only prevail in the former communist countries. It is also a dominant regime in countries that possess Islamic titles, and even those ones bearing the title of "Islamic Republic." When we look at the conflicts that have arisen in some Middle Eastern and North African countries under the name of the Arab Spring, this situation can be easily discerned. </text:p>
      <text:p text:style-name="P15">As is known, in countries like Egypt, Syria, Libya, Palestine and Iraq, the ideology of "Arab socialism" is very dominant. In these countries, the communist understanding brought by the Marxist mindset has reigned for many years. The fact is, the communist mindset has never lost its influence despite the fact that these countries have remained in existence with different appearances and under different names. States were administered behind the scenes in compliance with such regimes. </text:p>
      <text:p text:style-name="P15">These countries are the representatives of the communist bloc led by Russia and China. In response to it, there exists the capitalist, liberal bloc led by America. For instance in Iran, one of the main representatives of the communist bloc, although there seems to be an Islamic administration, a Marxist-communist mindset prevails beneath. As one would remember, the Iranian Islamic Republic came into being by a revolution. This revolution was accomplished largely with the cooperation of the Tudeh, the Communist Party of Iran. The purpose was to create a communist understanding. It is also possible to understand this from this act. "Revolution" is a communist concept and the word "revolution" and Islam are incompatible concepts. Consequently, the name of the Islamic Republic of Iran is indeed deceiving. The administration in Iran is not really an Islamic one; it is essentially a communist regime masking itself as a theocratic state. </text:p>
      <text:p text:style-name="P15">Once the communist regime reigns, people's speaking about Islam, their Islamic identities or its being referred to as an Islamic Republic does not change anything for communists. They already implement the tenets of Darwinism, materialism and communist ideologies in these countries without facing any problems. Consequently, they proceed on their way. </text:p>
      <text:p text:style-name="P15">The Shanghai Bloc, which is broadly representative of the communist bloc, has embraced many countries in the Middle East. A glance into the general policies of these countries is sufficient to grasp this fact. For instance Iran, Syria, Egypt and other countries have always been in general cooperation with the communist countries of the world. Darwinism holds sway over their state administrations. In schools, Darwinism is imposed upon the pupils. People are raised in a way to make them embrace the communist viewpoint. Rather than the merciful, warm, peaceful and friendly style we can see in the Ottoman times, which is compatible with the belief of Ahl al-Sunnah, a sort of aggressive, merciless and loveless communist style prone to bloodshed is prevalent. (The ones we have been criticizing here are those who have adopted the <text:soft-page-break/>bloody policy of communism as a way of life and see no harm in spreading their ideologies. Our brothers, whose hearts are full of the beauties brought by the morality of Islam, who are conscientious and thus have remained desperate due to the prevailing system of persecution, are surely beyond this.)</text:p>
      <text:p text:style-name="P15">For instance, the sole reason for the disorder that prevails currently in Syria is the imposition of communism upon pure Muslims there. Although inner conflicts have been continuously portrayed as conflicts among some Islamic schools in some certain media outlets, what prevails currently in Syria is essentially a struggle between communists and Muslims. Since the time of Hafez al-Assad, Syria has been under Marxist-Stalinist-communist rule. With this aspect, Syria is the one of the leading representatives of Arab socialism. </text:p>
      <text:p text:style-name="P15">As one will remember, during the administration of Hafez al-Assad, which had been enjoying very warm relations with the former Soviet Union, the advocacy of all views, other than the communist ideology embraced by the Arab Socialist Ba'ath Party, was banned. All Islamic movements were restricted, Islamic leaders were arrested and martyred, and Muslims went through a time of great oppression, violence and torture. In 1982, Hafez al-Assad and his brother Rifat al-Assad committed a horrific massacre in the city of Hama, martyring some forty thousand Muslims. Today, with Syria led by Bashar al-Assad, the son of Hafez al-Assad, the incessant massacres occurring on a daily basis simply prove that the socialist-communist ideology prevalent in the country has not changed one bit. (For further information, please refer to http://darwinistcorruptioninthearabworld.com/) </text:p>
      <text:p text:style-name="P15">The Ba'athist mindset of Hafez al-Assad is still going on in the country. Currently, the Syrian administration is almost completely under the control of Russia. Almost all the military and technical experts in Syria are Russians. The Syrian youth and officers generally receive their training in either Russia or China. They speak Russian and Chinese fluently. It is possible to see Syrians in every corner of Russia, for this is a communist bloc and communist structure which has been unceasingly existing for decades. The conflicts going on in Syria today are the Muslim's struggle to remove this communist system. For the first time in its history, Syria is facing a resolute and strong resistance against communism. Before the very eyes of the world, they see no harm in massacring their own people, for they no longer know what to do. </text:p>
      <text:p text:style-name="P15">The dominance of the Shanghai Bloc is not solely limited to the Middle East. The communist parties in Egypt, Morocco, Tunisia and Algeria have, for instance, remained very strong. North European countries are under the direct control of communist parties. The communist administrations are already in power in the majority of the South American countries. Since roughly the end of World War Two, the administrations in countries such as China, Laos, Cambodia and Vietnam have essentially never changed. </text:p>
      <text:p text:style-name="P15">As all these suggest, the Shanghai Bloc, which is the major representative of the communist ideology, holds control over a very important part of the world. </text:p>
      <text:p text:style-name="P15">All these facts must lead us to grasp the dimensions of the threat very well. It is evident that apart from the short-term measures, essentially long-term measures must be taken against the conflicts occurring in these Islamic countries which have assumed the task of being the spokesmen for the Shanghai Bloc, against the tension felt over a likely nuclear attack and the unrest among the peoples of Iran and these Arab countries. The UN, NATO, The EU, America and the European countries' embargoing the Syrian administration due to the ongoing conflicts and <text:soft-page-break/>Iran, in the case of any threat, would be, as a first resort, dissuasive. But of course this is not a definite solution that will eradicate the communist threat in those regions. The absolute solution is the removal of the communist mindset and the perverted materialist mindset, in other words, the underlying ideology. This materialistic, Darwinist and communist ideology in the minds of the people has been formed with great effort by decades of education and highly sophisticated propaganda. <text:span text:style-name="T21">Elimination of this ideology is again possible only by education, a very serious intellectual campaign and great effort. </text:span>What has to be accomplished is to reveal the invalidity of Darwinism, which is the basis of communism, by means of scientific evidence and prove that the fake truths brought by the communist mindset are deprived of any scientific basis. Once this superstitious creed is eliminated from their minds, violence, massacres, hatred, and conflicts will also lose their ideological basis, the communist bloc will fade into history, and people will learn to experience love in their lives.</text:p>
      <text:p text:style-name="P15"/>
      <text:p text:style-name="P15"/>
      <text:h text:style-name="P64" text:outline-level="2">LONG-STANDING COMMUNISTS IN TURKEY ARE SECRETLY PAVING THE WAY FOR COMMUNISM</text:h>
      <text:p text:style-name="P15"/>
      <text:p text:style-name="P15"/>
      <text:p text:style-name="P15">The communist danger lying in wait across the world has also been lying dormant in Turkey for many years. The talk of autonomy being heard in the context of the Southeast has been spread by the propaganda of the communists in question. What this propaganda means is this: "We have now established the capitalist system that is the precondition for communism. We have taken away people's moral and religious values and put the world into a grave predicament through the economic crisis. The time is now right for communism." The communist terrorist organization, the PKK, has now decided that this is the ideal time to take steps to establish an autonomous communist state, in other words for Turkey to be turned communist. It has come out from where it was lying in wait and has openly begun talking about its aim. The only thing left is to put it into action. </text:p>
      <text:p text:style-name="P15">Öcalan's message on the thirteenth anniversary of the foundation of the PKK is highly significant: </text:p>
      <text:p text:style-name="P8">"The best reply to those who say, 'Communism has collapsed' is that we say, 'On the contrary,<text:span text:style-name="T21"> the PKK has brought about the most powerful, the most accurate and the greatest form of communism'." </text:span></text:p>
      <text:p text:style-name="P15">All the communists lying in wait are performing their tasks in secret. Some former communist writers have gradually assumed posts on the major newspapers and become highly respected. These former communists never actually renounced communism at all. They merely changed their spots until the time was right, making themselves unrecognizable. This is a camouflage movement. By adopting the guise of a different ideology they continued their struggle using covert methods. For years, they kept their communist identities under wraps and managed to occupy many important positions. </text:p>
      <text:p text:style-name="P15">Such people underhandedly produce what they imagine to be very cunning writings about the establishment of a separate state in Southeast Turkey and make their voices heard in a number of ways. These people, who are all in fact nothing more than PKK sympathizers, are preparing the groundwork for the PKK to be able to take the region over by spreading the terror organization's propaganda. They do not express this openly or blatantly, and so they attract no attention to themselves. But they set out ideas that effectively encourage the establishment of an autonomous state. These are, in any case, people who are desperately keen for communism to rule the whole world. Therefore, when these people speak along the lines of, "The only solution is to give our Kurdish brothers in the Southeast a separate state" or call for "A referendum on an autonomous state there," we must not ignore the true and underlying objectives behind these statements.</text:p>
      <text:p text:style-name="P15"><text:soft-page-break/>The idea that the communists in question are trying to spread in people's minds is this: "The struggle in Southeast Turkey has produced no results. Let them set up a communist state there. Then we can relax, as well!" By saying these things, they are spreading propaganda for a communist state that will use Turkey as a springboard to the world. They do not openly use communist slogans, but that is nonetheless what they are spreading using underhanded techniques of indoctrination. </text:p>
      <text:p text:style-name="P15">Communism is an idea that can maintain power with just 5% or 10% of the people. Therefore, just a little indoctrination and propaganda may be enough for communism to spread in the region. It is not, therefore, essential for all of a community to support the communist ideology. Once the climate is right, when the conditions reach the point they seek, then even a very small minority can bring about communist rule. This is something explicitly stated by Lenin, Stalin and Marx. When a communist minority wishes to establish control over a region, it will do everything by way of the most flagrant terror, persecution and violence, and will recognize no obstacles. It will not allow anyone to speak out against communism. It will ban the expression of anti-communist ideas and all kinds of democratic institutions. Nobody will be allowed to vote at the ballot box in free elections. The communist dictatorial regime will impose a system based entirely on fear, intimidation and terror.</text:p>
      <text:p text:style-name="P15"/>
      <text:p text:style-name="P15"/>
      <text:h text:style-name="P64" text:outline-level="2">THE SUPPORTERS OF COMMUNISM ARE PLANNING TO INFLICT A DISASTER ON TURKEY AND THE WORLD </text:h>
      <text:p text:style-name="P27"/>
      <text:p text:style-name="P15"/>
      <text:p text:style-name="P15">Everyone needs to know this: Giving communists even the smallest patch of land in the Southeast will deprive the Turkish nation of two very important values: </text:p>
      <text:p text:style-name="P51">1. The honor, good name, good character and pride of the Turkish nation </text:p>
      <text:p text:style-name="P51">2. The independence and democratic structure of the Turkish nation </text:p>
      <text:p text:style-name="P15">Giving up land to the PKK out of a desire to "live in peace" would be the worst possible mistake conceivable. Giving up land to a communist community would open the door to all the disasters described in detail above. The very words of Abdullah Öcalan, the leader of the terrorist PKK separatist organization, would be confirmed, the most powerful form of communism would settle in the country and Turkey would be confronted by a terrible disaster, from top to bottom. Some people, who hold the reins of the global deep state and who generally hold communist views, will watch the tragedy that befalls Turkey with great excitement, and the communist dictatorship will have taken the first steps toward its ideal of a communist world state of which they have been dreaming since the 1960s. </text:p>
      <text:p text:style-name="P15"/>
      <text:h text:style-name="P66" text:outline-level="3">THE TURKISH PEOPLE MUST BE MADE AWARE OF THE COMMUNIST THREAT! </text:h>
      <text:p text:style-name="P15">The Darwinist and materialist mindset, precautions against which have still not been taken, <text:span text:style-name="T21">WILL INFLICT AN UNIMAGINABLY TERRIBLE DISASTER</text:span> on the country through its propaganda message of, "Let us give up some land and be done with it." When the climate and the conditions are right, it is an easy matter for communism to spread. Constant calls to "give up land so we can be done with it" provide this climate and these conditions for communists. Those who imagine that problems can be resolved by giving up land are unaware of the terrible destruction they will wreak. Those who think along the lines of, "If we just give up some land, the problem of terror will disappear and we will be able to relax and go back to the good old days of fun," may suddenly find themselves under a communist dictatorship they cannot flee nor escape. That is, if they survive the countless acts of terror and other attacks that take place first, of course.</text:p>
      <text:p text:style-name="P15">First of all, the Turkish state, and its politicians, writers, intellectuals and people must properly understand the kind of threat we are facing. <text:span text:style-name="T21">The threat is a communist hegemony that targets the entire world.</text:span></text:p>
      <text:p text:style-name="P15"><text:soft-page-break/>Second, the Turkish state, and its politicians, writers, intellectuals and people <text:span text:style-name="T21">must realize that the solution to this threat is not to criticize and condemn, nor to call on terrorists to be people of good conscience and return to the family hearth and home. </text:span>For the communist mindset, such criticisms and sentiments are a laughing matter. </text:p>
      <text:p text:style-name="P15">Third, the Turkish state, and its politicians, writers, intellectuals and people <text:span text:style-name="T21">must understand that military measures are no solution at all to the scourge of communism.</text:span> It is impossible to wear down with death a mind that regards martyring others, and even its own death, as a distinct service to society. No matter how many PKK militants are "neutralized" through military operations, replacements will always appear because they are in the swamps of Darwinism, and that swamp will continue to breed communist terrorists and militants. Therefore, while those who say, "Let us give up some land and be done with it" are busily seeking their own comfort, communist militants will be mustering all their resources to brainwash young minds with Darwinist nonsense. </text:p>
      <text:p text:style-name="P15"/>
      <text:p text:style-name="P51">SO WHAT IS THE ANSWER? </text:p>
      <text:p text:style-name="P51">THE ANSWER IS TO DRY THAT SWAMP OUT! IN OTHER WORDS, <text:span text:style-name="T50">TO ELIMINATE</text:span> THE BASIC IDEA THAT INFLUENCES COMMUNIST MINDS: </text:p>
      <text:p text:style-name="P51">"<text:span text:style-name="T50">DARWINIST IDEOLOGY</text:span>." </text:p>
      <text:p text:style-name="P51">ONCE THE IDEA OF KILLING HAS BEEN ERADICATED, THERE WILL BE NO MORE KILLERS. </text:p>
      <text:p text:style-name="P15"/>
      <text:p text:style-name="P15"/>
      <text:h text:style-name="P58" text:outline-level="1">CHAPTER 5</text:h>
      <text:p text:style-name="P15"/>
      <text:h text:style-name="P57" text:outline-level="1">THE ONE AND ONLY SOLUTION TO COMMUNISM: ANTI-DARWINIST, ANTI-MATERIALIST PROPAGANDA</text:h>
      <text:p text:style-name="P15"/>
      <text:p text:style-name="P15"/>
      <text:h text:style-name="P61" text:outline-level="2">IT IS DARWINISM THAT FEEDS COMMUNISM, AND THAT IDEOLOGY MUST FIRST BE SCIENTIFICALLY ELIMINATED</text:h>
      <text:p text:style-name="P15"/>
      <text:p text:style-name="P15"/>
      <text:p text:style-name="P15">Great efforts have been made in Turkey to free it from the scourge of the separatist PKK terror organization: </text:p>
      <text:list xml:id="list953951708" text:style-name="WW8Num6">
        <text:list-item>
          <text:p text:style-name="P37">Countless troops have been sent to the Southeast of the country, and countless clashes have taken place there. </text:p>
        </text:list-item>
      </text:list>
      <text:list xml:id="list2628036231" text:style-name="WW8Num2">
        <text:list-item>
          <text:p text:style-name="P38">Billions of dollars have been spent, and rockets, bombs, guns and tanks have been purchased. </text:p>
        </text:list-item>
        <text:list-item>
          <text:p text:style-name="P38">Reconnaissance planes and Herons have been put into operation. </text:p>
        </text:list-item>
        <text:list-item>
          <text:p text:style-name="P38">Field studies have been conducted. </text:p>
        </text:list-item>
        <text:list-item>
          <text:p text:style-name="P38">Specially trained military units have been set up. New tactics have been developed. </text:p>
        </text:list-item>
        <text:list-item>
          <text:p text:style-name="P38">Defensive techniques have been developed.</text:p>
        </text:list-item>
        <text:list-item>
          <text:p text:style-name="P38">Scenarios of an agreement with the leader of the separatist terror organization, Öcalan, have been proposed and attempts have been made to involve intermediaries. </text:p>
        </text:list-item>
        <text:list-item>
          <text:p text:style-name="P38">Political<text:span text:style-name="T32"> maneuvering has been attempted, and people have thought that a solution can be reached through demagogic methods and the terror organization's leadership or terrorist militants won over. </text:span></text:p>
        </text:list-item>
        <text:list-item>
          <text:p text:style-name="P38">Ceasefire<text:span text:style-name="T32"> agreements have been made. </text:span></text:p>
        </text:list-item>
        <text:list-item>
          <text:p text:style-name="P38"><text:soft-page-break/>Attempts<text:span text:style-name="T32"> have been made to bring PKK terror organization militants down from the mountains by such feeble approaches as saying, "Go home to your mothers and eat her soup." </text:span></text:p>
        </text:list-item>
        <text:list-item>
          <text:p text:style-name="P38">Laments<text:span text:style-name="T32"> have been sung at the funerals of martyrs, and these have been carried in the newspapers and for hours on the television in the belief that this will have a psychological impact on terrorists. </text:span></text:p>
        </text:list-item>
        <text:list-item>
          <text:p text:style-name="P38">Communist<text:span text:style-name="T32"> PKK militants have been called on to "...heed their consciences and be compassionate and loving." </text:span></text:p>
        </text:list-item>
        <text:list-item>
          <text:p text:style-name="P38">Communist<text:span text:style-name="T32"> PKK terrorists, who utterly reject the concepts of the state, religion and the family and who know no other path than violence and terror, have been "condemned." </text:span></text:p>
        </text:list-item>
        <text:list-item>
          <text:p text:style-name="P38">Communist<text:span text:style-name="T32"> PKK militants have been called on to "...come down from the mountains and live as brothers." </text:span></text:p>
        </text:list-item>
        <text:list-item>
          <text:p text:style-name="P38"><text:span text:style-name="T32">People have imagined that if communist terrorists are invited to "...return to their fathers' homes and eat </text:span>their<text:span text:style-name="T32"> mothers' soups," if they are married off and made promises about making homes for themselves, then that will win them over. </text:span></text:p>
        </text:list-item>
        <text:list-item>
          <text:p text:style-name="P32">Finally, nonsense along the lines of "...let us give the terrorists the Southeast so we can all relax," has begun being spouted. </text:p>
        </text:list-item>
      </text:list>
      <text:p text:style-name="P15">While all this has been happening, clashes in Southeast Turkey have been going on uninterruptedly. Turkish troops fighting to protect the homeland and its citizens for God's approval have continued to be martyred. Neither sending reinforcements there, nor any of the artificial solutions listed above have done any good. And it is impossible for them to do so, because either there has been a failure to properly grasp the problem, or else proper understanding has been deliberately obstructed. And given the failure to properly grasp the problem, it is impossible to find a solution to it. </text:p>
      <text:p text:style-name="P15">It is of course impossible for feeble, ineffectual and weak precautions aimed at communist militants who act for entirely out of ideological concerns to produce any results. The fundamental solution is overlooked; but people imagine the problems can be resolved by testing new weapons, sending more troops to the region, training professional troops, engaging in psychological propaganda against communist militants, agreements and calls for peace and ceasefires. But the fact is that;</text:p>
      <text:list xml:id="list221916110428155" text:continue-numbering="true" text:style-name="WW8Num2">
        <text:list-item>
          <text:p text:style-name="P32">No communist ever attaches any importance to calls for him to behave with good conscience. For him, the first road to achieving his aims is violence, and no psychological ways of winning him over ever work. A terrorist regards feelings of love, compassion and sympathy as mere weakness and sickness, emotions to be eliminated as a matter of urgency. And he will treat those who approach him in such a way as laughingstocks.</text:p>
        </text:list-item>
        <text:list-item>
          <text:p text:style-name="P32">A communist will never find calls for him to "...return to the parental home and eat his mother's soup" at all logical. Under his own ideology, the family <text:soft-page-break/>is in any case a concept needing to be eliminated, and he is merely acting accordingly. </text:p>
        </text:list-item>
        <text:list-item>
          <text:p text:style-name="P32">The tears and lamentations of the mothers of martyrs always delight a communist. They make him feel he is achieving his aims, because what he does as a requirement of his ideology is reported to the world in newspaper headlines and on the television. Those who imagine that weeping mothers will elicit feelings of pity in communist militants are unaware of the scale of the disaster. The more reports of martyrs that PKK militants hear, and the more weeping mothers they see, the more their devotion to the organization grows and is strengthened. </text:p>
        </text:list-item>
        <text:list-item>
          <text:p text:style-name="P32">Condemnation along the lines of "How monstrous you are!" always delights the communist. He imagines that by behaving in a monstrous way, he is abiding by Lenin's legacy to him in the most perfect way. The more frightfully he behaves, the better he is implementing communist ideology. Feelings of pity for the enemy are regarded as a betrayal of communist thinking. </text:p>
        </text:list-item>
      </text:list>
      <text:p text:style-name="P15">Therefore;</text:p>
      <text:p text:style-name="P15">Although the military measures we look at throughout this book are indeed necessary and important to the national fight against terror, they can never represent a definitive solution to the communist terror in Southeast Turkey. </text:p>
      <text:p text:style-name="P15">Even if separatist terrorist PKK militants were neutralized and were convinced to come down from the mountains, even if the places they live were identified and their traps all thwarted, that will never prevent the emergence of new communists and new acts of terror, and will never fully rid those territories of the threat of communism. </text:p>
      <text:p text:style-name="P15">Why is this? Because;</text:p>
      <text:p text:style-name="P12">The "IDEOLOGY" that feeds communism is still alive. So long as the swamp survives untouched it will keep producing communist militants. The only way of drying the swamp out is through a scientific and intellectual campaign. </text:p>
      <text:p text:style-name="P39"/>
      <text:h text:style-name="P64" text:outline-level="2">A PERVERSE INTELLECTUAL SYSTEM CAN ONLY BE KILLED OFF BY IDEAS AND KNOWLEDGE </text:h>
      <text:p text:style-name="P27"/>
      <text:p text:style-name="P15"/>
      <text:p text:style-name="P15">A PKK terrorist undergoes Darwinist and materialist education long before he undergoes weapons training. From a very early age, he learns the basis of Darwinist and materialist thinking in the schools set up by the separatist terror organizations and at its meetings. He is taught to apply the requirements of Stalinist, Marxist and Leninist ideology. Books, magazines and radio and television programs are intensively used to that end. Physical instruction comes later. Mental and ideological training has to be completed first. A perverse belief system is thus established in their brains. In other words, a one-sided education soon has a hypnotic effect. Since the young person in question only experiences Darwinist and materialist education, and since he is wide open to demagoguery, the Darwinist perspective quickly takes root in his mind. He begins regarding life as a battlefield and human beings as animals. He regards such lofty virtues as moral values, religious beliefs, love, compassion and altruism as, may God forbid, weakness and sickness. According to this perverse belief, natural selection – the idea of the strong eliminating the weak in order to survive – is a perfectly ordinary matter. He begins becoming devoted to the false ideological rules of Darwinism as a belief system. Once that infrastructure has been established, it is easy to put a gun in his hand and send him off to fight. With this perverse belief installed in his mind, he will do what Marxism requires. He will either kill or die. He has already signed up to that idea ideologically. He regards it as simple, and acts on it very easily.</text:p>
      <text:p text:style-name="P15">The danger confronting us is not therefore guns, bullets and weapons, but <text:span text:style-name="T21">only an idea. </text:span>It is not terror that is the danger in Southeast Turkey and the world; the danger is a materialist, Darwinist and communist ideology. And this perverse ideology cannot be defeated with guns, condemnation and feeble policies. <text:span text:style-name="T21">IDEOLOGY CAN ONLY EVER BE DEFEATED BY IDEAS AND IDEOLOGY. THERE IS SIMPLY NO OTHER WAY. </text:span></text:p>
      <text:p text:style-name="P15">If the world wishes to be free from the scourge of communist terror, then there needs to be a worldwide anti-communist and anti-materialist intellectual struggle. Those who regard such a struggle as ineffective and unnecessary, who regard Darwinism as a theory limited strictly to natural events, are generally unaware of the danger they are dealing with. The logic of the PKK terror organization is exactly the same as that used by Stalin, Lenin, Mao and Pol Pot as they carried out the ideological requirements of Darwinism. Although these communist leaders had very few supporters to begin with, because of their fanatical devotion to their perverse ideology, they were soon able to inflict communist terror, savagery and oppression on large swathes of territory. What made them undefeatable at the time <text:span text:style-name="T21">was that they had an ideology, albeit a perverse one, and that they believed in it totally. </text:span>The only reason why they could not be stopped in their own time, and why the whole world sat back and watched the barbarity going on in their countries,<text:span text:style-name="T21"> was that the other side had no ideology, and no ideological response to give to that barbarity. </text:span></text:p>
      <text:p text:style-name="P15"><text:soft-page-break/>No ideological response could be made because the whole world was obliged to defend Darwinism, which represents the infrastructure for communist savagery. Those who did fight against communism, terror and savagery basically had to defend the same ideology as the communist terrorists themselves. That is the Darwinist dictatorship that reigns across the world. That dictatorship is still around in an exceedingly powerful form. So much so that, because of the pressure from that dictatorship, academics who have exposed the invalidity of Darwinism have found it impossible to remain in their universities. The theory of evolution is taught on a compulsory basis in educational institutions just about everywhere in the world, while discussing the fact of Creation is PROHIBITED. This applies in just about all countries of the world, including Islamic countries such as Iran, Syria, Egypt and Algeria and such a religiously-based state as Israel. So long as Darwinism persists, the threat of communist will also persist. THE SOLE – SOLE –MEANS OF ESCAPING THAT SCOURGE IS THE TOTAL INTELLECTUAL ANNIHILATION OF DARWINISM.</text:p>
      <text:p text:style-name="P15"/>
      <text:p text:style-name="P15"/>
      <text:h text:style-name="P64" text:outline-level="2">THE WHOLE WORLD HAS SURRENDERED TO THE DARWINIST DICTATORSHIP THAT PREPARES THE INFRASTRUCTURE FOR TERROR</text:h>
      <text:p text:style-name="P27"/>
      <text:p text:style-name="P15"/>
      <text:p text:style-name="P15">Since the world <text:span text:style-name="T21">has surrendered to the Darwinist dictatorship, </text:span>Darwinist education is imposed in universities, high schools, middle schools, educational institutions of all kinds in other words, in just about every country in the world. Official teaching of the fact of Creation and saying, "God exists" is banned in schools. All educational institutions are obliged to teach a false religion that has adopted chance as its supposed god. Those who work in educational institutions are forced to say, "Evolution is a fact." Professors in all universities have to advocate and teach Darwinism. All the main press and media outlets belong to Darwinists and represent a significant part of Darwinist propaganda. Students cannot question Darwinism in schools, and it is impossible for those who do so to move on through their classes. A university professor who questions the truth of the theory of evolution will definitely be removed from his post, and will be blocked from moving on in his academic career. This is such a powerful dictatorship that churches in Europe have had to apologize to Darwin. The Pope, the very representative of Christianity, has had to hold a conference defending the theory of evolution in his own home, the Vatican. </text:p>
      <text:p text:style-name="P15">That being the case, it is not surprising that communism continues to pose a threat. Communism is constantly nourished by Darwinism. Under these conditions, it is even more surprising that some people are surprised by the existence of terror in the world. Darwinist ideology, the infrastructure of terror, literally rules right across the world. It is taught all the time. Just about everyone sets out in life with that knowledge from a very early age. Therefore, by supporting Darwinism, people are also acting as supporters of communism, whether they are aware of it or not. If those who say, "I am opposed to terrorism" or "I want world peace and well-being" also defend Darwinism, then they are causing, albeit indirectly, the murder, death and fighting around the world and supporting its intellectual foundation. Communist terror is constantly fed by this cunning stratagem, and its intellectual infrastructure is kept strong. </text:p>
      <text:p text:style-name="P15">The ideological foundation that supports communism, Darwinism in other words, is directly supported by governments and official bodies, making it very difficult to tell terrorists to abandon their weapons. Therefore, a wide-ranging intellectual struggle against communism, an intellectual struggle involving all the countries of the world, is a matter of the greatest urgency. </text:p>
      <text:p text:style-name="P15"/>
      <text:p text:style-name="P15"/>
      <text:h text:style-name="P64" text:outline-level="2">WHAT KIND OF INTELLECTUAL ACTIVITY? </text:h>
      <text:p text:style-name="P15"/>
      <text:p text:style-name="P15"/>
      <text:h text:style-name="P66" text:outline-level="3">Everyone must learn the scientific evidence revealing that Darwinism is nonsense:</text:h>
      <text:p text:style-name="P15">Let us first of all remind ourselves that Darwinism, the communists' intellectual foundation, the theory of evolution in other words, IS A FRAUD. The intellectual struggle against communism must begin by describing the nonsensical nature of Darwinism, and <text:span text:style-name="T21">scientific evidence</text:span> must be set out for that purpose. Essentially, what needs to be explained and known in order to expose the invalidity of this rotten theory are the following: </text:p>
      <text:list xml:id="list3819221614" text:style-name="WW8Num3">
        <text:list-item>
          <text:p text:style-name="P40">It is impossible for even a single protein to come into being by chance, and that the idea that life formed spontaneously is therefore fraudulent, </text:p>
        </text:list-item>
        <text:list-item>
          <text:p text:style-name="P40">It is impossible for life forms to turn into one another through random mutations and chance events, </text:p>
        </text:list-item>
        <text:list-item>
          <text:p text:style-name="P40">Not a single transitional fossil exists to show that life forms turn into one another, </text:p>
        </text:list-item>
        <text:list-item>
          <text:p text:style-name="P40">On the contrary, more than 350 million fossils document that life forms never change, but remain exactly the same, over millions of years, </text:p>
        </text:list-item>
        <text:list-item>
          <text:p text:style-name="P40">Darwinists have perpetrated all kinds of hoaxes in order to impose their theories, which are devoid of any scientific evidence, on people for many years; they have published hoax fossils in scientific journals and exhibited them in museums, </text:p>
        </text:list-item>
        <text:list-item>
          <text:p text:style-name="P40">They are still teaching fossils that have been exposed as hoaxes in school text books, </text:p>
        </text:list-item>
        <text:list-item>
          <text:p text:style-name="P40">In contrast, fossils proving that living things are created have been kept hidden away by Darwinists in museum store rooms, and </text:p>
        </text:list-item>
        <text:list-item>
          <text:p text:style-name="P40">Irreducibly complex structures in living things, such as the eye, can never, ever come into being through the fictitious process of evolution. </text:p>
        </text:list-item>
      </text:list>
      <text:p text:style-name="P5">(For greater detail on the subject, see <text:span text:style-name="T24">Darwinism Refuted</text:span> and <text:span text:style-name="T24">Atlas of Creation</text:span>, both by Harun Yahya) </text:p>
      <text:p text:style-name="P34"/>
      <text:h text:style-name="P66" text:outline-level="3">Works need to be done to stop Darwinist propaganda </text:h>
      <text:p text:style-name="P15">One of the first steps in the intellectual struggle against the separatist terrorist organization the PKK must be to bring Darwinist propaganda to a halt. The state must be prevented by law from providing education on its own radio and television stations, under the influence of the Darwinist dictatorship, that feeds the ideology of the PKK, that is Darwinism, and from engaging <text:soft-page-break/>in that same propaganda. Therefore, the support that the state gives to Darwinist ideology by its own hand must first be cut off.</text:p>
      <text:p text:style-name="P16"/>
      <text:h text:style-name="P66" text:outline-level="3">The Constitution must be amended so that the scientific facts of Creation are taught alongside Darwinism in the curriculum </text:h>
      <text:p text:style-name="P15">Due to the pressure from the Darwinist dictatorship that currently controls the world, the states make it compulsory for Darwinism to be taught in schools. This needs to be ended with an immediate amendment to the Turkish Constitution. If Darwinist education cannot be completely eliminated in schools, then the Constitution must be amended in order to permit an education program in which the evidence for Creation is set out alongside Darwinism. To put it another way, Darwinism can still be taught as a theory if so desired, but the scientific response to this must also be set out in schools and universities. </text:p>
      <text:p text:style-name="P15">For example, if the Darwinist claim that "Life began by chance from muddy water" is to be included in school books, the scientific fact that "Not one single protein can come into being by chance" also needs to be set out. For instance, if the unscientific Darwinist claim that "All species are descended from one another, and billions of transitional species have existed at one time or another" is to appear in school books, then the fact that "Not a single transitional fossil exists" also needs to be set out. Students need to be told, in the face of this Darwinist claim, that there are more than 350 million perfect fossils showing that living things have never evolved. </text:p>
      <text:p text:style-name="P15">Under this modification to the curriculum, the evidence discovered by science will be set out in the face of the claims of the theory of evolution. We are not referring to Qur'anic or religious education here. The setting out of the scientific facts is the form that education should in any case take, and this essential adjustment needs to be made at once through an amendment to the Constitution. </text:p>
      <text:p text:style-name="P15"/>
      <text:h text:style-name="P66" text:outline-level="3">The scientific invalidity of the theory of evolution needs to be described in the visual and written media, and in books, brochures and magazines </text:h>
      <text:p text:style-name="P15">We need to be able to reach every home, school and coffee house, in Turkey in particular, through the television and radio, through books and brochures. It is very important for people to be shown, by all possible means, that Darwinism is the worst scientific fraud ever perpetrated. Various TV channels must be set aside for that alone, and books with anti-Darwinist content must be handed out, particularly in the Southeast. Information programs must be prepared for children, and the true face of Darwinist nonsense must be exposed through radio and television programs. </text:p>
      <text:p text:style-name="P15"/>
      <text:h text:style-name="P66" text:outline-level="3"><text:soft-page-break/>Civil society organizations must discuss the scientific invalidity of Darwinism </text:h>
      <text:p text:style-name="P15">If the state cannot halt Darwinist propaganda in its own institutions because of the destructive and oppressive influence of the Darwinist dictatorship, then civil society organizations must become involved. National and local private television stations must undertake effective activities on the subject. Films and documentaries setting out the invalidity of the theory of evolution must be shown on an almost hourly basis, and wide-ranging scientific information on the subject must be provided. Various associations must prepare informative leaflets on the subject, and meetings must be held, especially in educational institutions, to inform the public against the danger of communism and the theory of evolution. </text:p>
      <text:p text:style-name="P15"/>
      <text:h text:style-name="P66" text:outline-level="3">Fossil exhibitions and conferences must be staged </text:h>
      <text:p text:style-name="P15">One of the most effective ways of showing the invalidity of Darwinism is the arranging of fossil exhibitions. Free of charge fossil exhibitions will both attract people's interest and also convince people who see that fossilized life forms have remained unchanged for millions of years that evolution never happened. In addition, small meetings or conferences will also be very influential. Someone seeing the scientific evidence of the invalidity of the theory of evolution at a conference will never forget it throughout his life. And furthermore, he will tell what he learns to everyone around him. </text:p>
      <text:p text:style-name="P15"/>
      <text:h text:style-name="P66" text:outline-level="3">Individual activities must be encouraged </text:h>
      <text:p text:style-name="P15">Individual activities are also exceedingly important in anti-Darwinist propaganda. Our people can buy as many books refuting Darwinism as they can and hand them out free of charge. They can prepare little leaflets, containing brief details regarding the invalidity of Darwinism and hand them out in villages and townships. They can give talks about the untruth of Darwinism where people generally meet together, in cafes, coffee houses, restaurants, train stations and the like. </text:p>
      <text:p text:style-name="P15">It is not essential for someone who wants to do these kinds of things to possess vast amounts of knowledge. The theory of evolution will collapse under the weight of just two points: </text:p>
      <text:p text:style-name="P15">1) The fact that it is impossible for even a single protein to come into being by chance, </text:p>
      <text:p text:style-name="P15">2) The fact that although not one single transitional fossil exists, there are more than 350 million fossils showing that life forms remain the same, in other words, that they are created. </text:p>
      <text:p text:style-name="P15">It is enough to be informed on these two points alone, and to spread that information, for Darwinism to come tumbling down. The works of Harun Yahya are the most effective sources that can be used in such activities. All kinds of works can be downloaded free of charge from the Harun Yahya web sites and free books are handed out all over the country. Harun Yahya documentaries can be broadcast freely on TV stations of all kinds across the country. Moreover, since these works prove the scientific invalidity of Darwinism in a wide-ranging and accessible <text:soft-page-break/>way they are highly valuable reference sources. Even very brief activity based on these works will be very effective. </text:p>
      <text:p text:style-name="P29"/>
      <text:h text:style-name="P66" text:outline-level="3">It is impossible for someone who sees the invalidity of the theory of evolution to be a Darwinist again </text:h>
      <text:p text:style-name="P15">This point needs to be emphasized: once someone has learned that the theory of evolution is a fraud being propped up by demagoguery, there is no way to ever get him to believe in evolution again. Some people may sometimes appear to still be evolutionists even after seeing the scientific proofs that evolution is a lie. They may even give the impression of strongly opposing the facts that disprove evolution. But that is not actually true. Such a person will definitely have concluded that evolution is nonsense. But concern for his career, an unwillingness to lose his Darwinist friends or perhaps an inability to admit that a theory he espoused for many years is really nonsense may prevent him from stating as much out loud. But he will definitely – DEFINITELY – have come to such a conclusion privately. </text:p>
      <text:p text:style-name="P15">It is easy to convince someone in a dark room that everything is also dark on the outside. But once he has seen the Sun through a crack in the window for just one second, it will be impossible to again convince him that the outside is in darkness. It is the same with Darwinist nonsense. It is enough for people to just once become aware of the scientific evidence that refutes evolution. After that, no matter what Darwinists do, there is no way of convincing that person that evolution is true. Therefore, no matter where anti-Darwinist activity takes place, or how, or how many people it is aimed at, it will always, every single time, produce results. The important thing is for everyone to be mobilized to engage in this intellectual struggle in the most comprehensive and effective way. </text:p>
      <text:p text:style-name="P15"/>
      <text:p text:style-name="P15"/>
      <text:h text:style-name="P64" text:outline-level="2">WHAT WILL BE THE RESULT OF ANTI-DARWINIST AND ANTI-MATERIALIST INTELLECTUAL ACTIVITY?</text:h>
      <text:p text:style-name="P27"/>
      <text:p text:style-name="P15"/>
      <text:p text:style-name="P15">At the moment, there is no intellectual system opposed to that of communism. The ideological infrastructure of communism is disseminated through intensive education, and the lack of any opposed intellectual system is a major gap. The present scourges stem from that deficiency. </text:p>
      <text:p text:style-name="P15"><text:span text:style-name="T21">Anti-Darwinist and anti-materialist informational activity will fill that gap, because activity on that front is what communists desire and expect the least.</text:span> This is what communists and all terrorists have feared most, literally their worst nightmare, ever since the time of Lenin. A communist is not afraid of going into a shoot-out, living in the mountains, going hungry or killing. But <text:span text:style-name="T21">the idea of the collapse of the Darwinist and materialist ideology fills him with terror</text:span> because the collapse of the Darwinist and materialist ideology will eliminate everything he believes in and trusts. In this way, the superstition in his brain will vanish. And he will have no more strength to engage in training in the mountains, nor carry a gun, nor die nor kill. </text:p>
      <text:p text:style-name="P15">Anti-Darwinist and anti-materialist activity will strike at the heart of the communist movement. Someone who until then has believed all the indoctrination of the theory of evolution, that he and the universe came into existence by chance, that no entity in the world has any purpose and that all human beings are merely a species of animal will suddenly realize he was not created for no reason. He will lose the perverse belief in his brain. Espousing communist ideology and killing or dying for the sake of that ideology will suddenly become meaningless. There will be no encouragement to kill and die. He will be terrified to realize he has been working for an empty and foolish aim and that the promises made by the Darwinist ideology are hollow. Terror, violence, attacking people, corruption, treachery and oppressing others will vanish from his mind in a moment, and he will no longer have the strength to believe in communism. </text:p>
      <text:p text:style-name="P15">It is enough for it to be proved to him just one time that Darwinism is nonsense. No matter how much he denies it, or how much he tries to remain loyal to his ideology, that strength will definitely disappear. And as he loses his strength and determination, no cause will be left. There will be no need to convince such a person not to kill, and to put an end to terror and violence. That opinion will form naturally in his brain as his ideology collapses. All the ideas he believed in and was devoted to as a Darwinist will suddenly lose all their meaning. </text:p>
      <text:p text:style-name="P15">Someone who realizes that Darwinism is nonsense will also realize that he is not living for no reason, and will therefore ask, "What is the point of my existence in the world?" When he realizes there is a purpose to his existence, he will surely grasp the absolute existence of God. He will realize that God created other people, like him, as jewels of creation, that he is a valuable servant, that he has a soul and is subject to destiny. The only thing remaining to be done will be <text:soft-page-break/>to make such a person know God and show him His Might and Power. The most effective way of doing that<text:span text:style-name="T21"> is by describing the signs leading to faith. </text:span></text:p>
      <text:p text:style-name="P15">Signs leading to faith are works of art that draw people closer to God. It is essential to closely examine what God creates and to see the glorious detail in them in order to properly know and appreciate Him. The extraordinary workings of the human body, the development of a baby in the mother's womb and the miracle of birth, the immaculate structure of the cell, the astonishing data capacity and the sheer artistry of DNA, the flawless structure of the eye, the amazing details in insect flight, the spider's ability to weave its web, the bee's construction of the honeycomb, the photosynthetic system on Earth; in short, everything in nature, are all signs leading to faith. Only when someone sees and investigates these proofs of perfect creation in nature and his own body can he appreciate the Lord of these works of art. And this enables him to grow in faith. Someone who passionately loves God by examining His creations, who comprehends His might and power, will thenceforth do everything for God, his beloved. For that reason, the second important intellectual action after anti-Darwinist and anti-materialist activity is to tell people of the signs leading to faith. </text:p>
      <text:p text:style-name="P15"/>
      <text:h text:style-name="P66" text:outline-level="3">Anti-Darwinist Intellectual Activity Will Eliminate the Threat of Communism, Not Just in Turkey, But All over the World </text:h>
      <text:p text:style-name="P15">Anti-Darwinist and anti-materialist activity must take place across the world. The aim here is not simply for Turkey to be rid of the scourge of terrorism and communism, but for the whole world to be freed from it. For that reason, anti-Darwinist and anti-materialist activity needs to be spread across the world. When that happens, all countries living under the threat of terror will be able to relax, countries that threaten one another with war will quiet down, and Western countries now heading toward the scourges of racism, prejudice and xenophobia will see the truth. Arab countries, like all other countries, will escape the corruption of Darwinism and, in short, all the strife going on in the world will come to an end, and the world will become a safe place, one of peace and tranquility. </text:p>
      <text:p text:style-name="P15">Because North Korea is communist, it is currently carrying out nuclear tests before the eyes of the world. Because China is Darwinist, it constantly eliminates its own citizens. The reason why brother fights against brother in Egypt, Libya and Syria is because of the dominion of Darwinism. The savage tribal wars in African countries all appeared with the deliberate spread to those countries of the false Darwinist logic of superior races. The mindset that used the heads of people killed in Rwanda as footballs is the Darwinist mindset. The mindset that keeps the fingers of the martyred in Afghanistan as grotesque souvenirs is the Darwinist mindset. Darwinism lies at the root of the racist savagery exhibited by fascist terror in European countries solely because people have a different skin color or come from a different country. It is Darwinism that turns people from such superior virtues as love, compassion and altruism, that makes them soulless and intolerant, that leaves them vulnerable to scourges, anger and hatred. Darwinism is therefore a major threat, not just to Turkey, but to the entire world. It must absolutely be eliminated. The only way to do that is the anti-Darwinist, anti-materialist intellectual activity described in detail above. </text:p>
      <text:p text:style-name="P15"><text:soft-page-break/>It is astonishing how some people today still manage to resist this solution that will produce a definitive solution. They fail to heed the clearest and most certain solution to terrorism because they do not look at matters honestly and rationally. The idea of the need for anti-Darwinist and anti-materialist activity is the most valuable and important path to a solution put before them. Failing to use such a path to a solution, resisting such a powerful idea and then pretending to look for a solution through weak and unsuccessful methods and political maneuvering is the height of intellectual dishonesty. <text:span text:style-name="T21">There is no way of striving against terror apart from through an intellectual campaign. There is a huge swamp of terrorism, and the sole way of draining that swamp has been set out in great detail. But to resist that idea and still fail to carry out the intellectual activities required means nothing less than turning the world over to communist terror. Those who refuse to see the only answer to the scourge of terror will have to bear this great responsibility. </text:span></text:p>
      <text:p text:style-name="P21"/>
      <text:p text:style-name="P15"/>
      <text:h text:style-name="P64" text:outline-level="2">AFTER ANTI-DARWINIST ACTIVITY, “TURKISH-ISLAMIC UNION”</text:h>
      <text:p text:style-name="P15"/>
      <text:p text:style-name="P15"/>
      <text:p text:style-name="P15">Our Kurdish brothers living in the southeast of Turkey are highly devout, honest, virtuous and unselfish people. Communist terrorists must be prevented from threatening our radiant people there without delay. In order to protect those fine and immaculate moral values and to ensure that they can live in peace and security, <text:span text:style-name="T21">the Darwinist, materialist and communist mindset must be cleaned out of the region and Turkish-Islamic Union established as a matter of urgency. </text:span></text:p>
      <text:p text:style-name="P15">Turkish-Islamic Union is a union of love and the heart. Turkey will assume the role of an older brother, a pioneer, a servant in that union. That is why the union will be known as the Turkish-Islamic Union. Since according to Islam, no race can be superior to any other, there will be no conception of "racial superiority" in this union. All "Turkish" citizens living in Turkey- Kurdish, Circassian, Zara, Laz, Bosnian, Georgian, Arab, etc. – will be included in the union, as well as all Muslim countries and societies in the world. </text:p>
      <text:p text:style-name="P15">Being united will bestow a huge strength upon the Turkish-Islamic world. It will be impossible, unless God so wishes, for this union based on the soundest foundation in the world, love of God, to be weakened or fall apart.</text:p>
      <text:p text:style-name="P15">Turkish-Islamic Union will resolve all misunderstandings between Muslim countries and bring peace to the Islamic world, while it will also be a preventive force that stands against every kind of movement that incites war and conflict in the world as a whole. Therefore, <text:span text:style-name="T21">with the foundation of Turkish-Islamic Union America, Europe, China, Russia, Israel, in short all the countries of the world, Muslim or not, will live at ease and in peace.</text:span> The problem of terror will come to an end, access to subterranean resources and raw materials will be guaranteed, the economic and social order will be protected and cultural and social conflicts will be completely eliminated. </text:p>
      <text:p text:style-name="P15">As the Master, Bediüzzaman, said, Turkish-Islamic Union will come about with an alliance of Muslims, Christians and Jews. The stratagems of those who have to date sought to spread strife among believers will be thwarted, and believers across the world will join forces to create a union. Therefore, for the first time in the history of the world, a giant force will appear in opposition to all perverse communist and materialist systems. Therefore, Turkish-Islamic Union will spell salvation, not just for Muslims, but also for all Christians and Jews. </text:p>
      <text:p text:style-name="P15">Nobody will suffer under Turkish-Islamic Union. Nobody will be killed because of his faith, the color of his skin or his beliefs. None will be persecuted, and none will be poor or oppressed. There will be no fear, and no problems in the legal and justice system. There will be no unsolved crimes. There will be no poverty and want. None will be condemned to hunger while others are very wealthy. There will be no despair, and everyone will live in hope and joy and ease. Nobody will be left ignorant and uninformed. Great importance will be attached to education, and exceedingly cultured and well-educated societies will emerge. </text:p>
      <text:p text:style-name="P15"><text:soft-page-break/>Commerce will come to life under Turkish-Islamic Union, and the economy will strengthen. The integral whole that develops among the countries of the world in the economic, political and cultural arenas will permit the less developed to make rapid advances and will allow resources to be used in the most efficient manner. Economic growth will increase investment in science and technology. With economic growth will come a natural rise in education levels and society will grow in many directions. </text:p>
      <text:p text:style-name="P15">By means of the common market that will be set up, goods produced in one country will easily be able to be sold in another, without becoming caught up in customs and quota problems. The commercial sphere will expand, all countries' market shares will increase, exports will grow and the industrialization process will accelerate as a result. Regeneration in the economy will be reflected in advances in technology.</text:p>
      <text:p text:style-name="P15">The economic crisis will disappear. This state of affairs will therefore spread across the world. The whole world will grow rich and trade will grow apace. </text:p>
      <text:p text:style-name="P15">A major responsibility falls to the Turkish nation in this context. Turkey's duty is to lead the Turkish-Islamic world that will bring peace, plenty and well-being to the entire world. Leadership of the Turkish-Islamic world will be one of Turkey's greatest tasks ever. <text:span text:style-name="T21">THIS IS ONE OF THE MOST VITAL DUTIES FACING THE TURKISH NATION. In other words, the duty of the Turkish nation is not to save Turkey alone, but all countries of the world and to bring about world peace and well-being.</text:span></text:p>
      <text:p text:style-name="P21"/>
      <text:h text:style-name="P66" text:outline-level="3">What Will Turkish-Islamic Union Bring to Our Kurdish Brothers? </text:h>
      <text:p text:style-name="P15">When Turkish-Islamic Union is brought up, some people ask the rather ignorant question, "So won't the Kurds be allowed in this union?" That question stems from their failure to understand the aim and objectives of the union. </text:p>
      <text:p text:style-name="P51">When Turkish-Islamic Union is established, our Kurdish brothers will be one of the first groups to take their place in it. </text:p>
      <text:p text:style-name="P15">Being both Turkish and Muslim, our Kurdish brothers will naturally be a part of this community. The rumors in question are part of the same sickly mindset that always tries to portray our Kurdish brothers as somehow inherently separate from us. Such attitudes must never be permitted, and all the endeavors of people with ulterior motives who seek to spread strife between Turks and Kurds must be brought to nothing. </text:p>
      <text:p text:style-name="P15">Turkish-Islamic Union is the only solution by which our Kurdish brothers can also live at ease in peace and plenty, freed from the oppression of the separatist PKK terror organization. The current aim of the separatist terror organization, as we have already discussed in detail, is to imprison our Kurdish brothers inside a very small region by deceiving them with talk of establishing their own state, to use them in every way possible and to inflict all kinds of troubles and difficulties on them. And the communist mindset can never, and has never, brought with it anything else but suffering and grief. </text:p>
      <text:p text:style-name="P15"><text:soft-page-break/>Turkish-Islamic Union will do away with this ugly ruse the separatist terror organization wants to perpetrate on our Kurdish brothers. In particular, once Turkish-Islamic Union has been set up, the PKK threat will become history. The PKK, which currently regards itself as very strong under the effect of the Darwinist dictatorship and the divisions between Muslims, is terrified at the prospect of such a union. Once Turkish-Islamic Union is established there will be no need for deterrent methods against the communist terror organization, efforts to win it over or even armed struggle against it. <text:span text:style-name="T21">The terror organization will fade away from the region OF ITS OWN VOLITION within a few hours of the establishment of Turkish-Islamic Union. The threat from the communist, separatist terror organization will be consigned to the footnotes of history. </text:span></text:p>
      <text:p text:style-name="P15">At present, the PKK wants to enclose our Kurdish brothers inside a very small area of land. Turkish-Islamic Union will thwart that scheme. Our Kurdish brothers will be freed from being pressured into living in a very small territory and will be opened up to the world. As one might expect, once Turkish-Islamic Union is established, national borders will be purely symbolic. Travel between countries that are united under the umbrella of Turkish-Islamic Union will take place with identity cards alone, not passports and visas. States and political structures will remain as they are, but the borders will be opened up to love and friendship. The first steps toward this have already been taken. Visa requirements between Turkey and many other countries have been abolished. Passport requirements have even begun being done away with. These things are harbingers of excellent progress toward Turkish-Islamic Union. </text:p>
      <text:p text:style-name="P15">Since the borders of the Turkish-Islamic Union will include the whole world, our Kurdish brothers can continue to live in their lands in the Southeast under the union if they so wish. Or if they prefer, they can travel to other countries, without fear of threats or harassment. </text:p>
      <text:p text:style-name="P15">In addition, our Kurdish brothers will be freed from the horrible imputation that they are somehow second-class citizens, one that the separatist PKK terror organization systematically seeks to impose. Our Kurdish brothers are most valued people who possess the loftiest virtues and whose moral virtues are those of completely Islamic values. When Turkish-Islamic Union is established, their rights will always be protected and they will never, ever be victimized. Indeed, as they live in the climate of wealth, security and well-being brought with it by Turkish-Islamic Union, they will also enjoy the love and respect that comes from the beauties bestowed by Islam. Never again in their lives will they be oppressed and exposed to communist threats and pressure. Turkish-Islamic Union will mean that our Kurdish brothers will enjoy the lives they deserve, in the most perfect form, the climate in which they can be happiest. </text:p>
      <text:p text:style-name="P15">That is our Almighty Lord's promise. Insha'Allah, by coming together and living in peace, all Muslims will have fulfilled their greatest obligation to God. Our Lord says in one verse:</text:p>
      <text:p text:style-name="P55">God loves those who fight in His Way in ranks like well-built walls. (Surat as-Saff, 4)</text:p>
      <text:p text:style-name="P15"/>
      <text:p text:style-name="P15"/>
      <text:h text:style-name="P58" text:outline-level="1">CONCLUSION</text:h>
      <text:p text:style-name="P15"/>
      <text:p text:style-name="P15"/>
      <text:p text:style-name="P15">No other devilish philosophy has ever enveloped the world and affected whole societies as much as the communist ideology. This is such a dangerous philosophy that it has imprisoned the Muslim, Christian and Judaic worlds, pagans, atheists, Buddhists and, simply put, people from all beliefs and cultures and nations, and nobody has been able to stand up to communist ideology and put an end to it. </text:p>
      <text:p text:style-name="P15">Communist ideology has been in existence, uninterruptedly, since the day it first appeared. Sometimes it has been much in evidence and taken power, while at others it has withdrawn and continued its activities in secret. But it has never been possible to get rid of it entirely. The 20th century, and the End Times, when the influence of the antichrist has been seen by the whole world, have been the time of this bloody and dangerous ideology and its worst savagery and ruthlessness. Many countries of the world have more or less openly surrendered to the communist ideology. Darwinism, which represents the infrastructure of communism, has become all countries' official ideology. While many countries have strongly criticized communist dictators, they ironically teach the intellectual system that feeds them, Darwinism and materialism, in their own schools to their own children, as if it were a scientific fact. Children brought up with a Darwinist basic education can easily pass on to a communist mindset. Countries' governments therefore constantly produce new communist militants with their own hands. </text:p>
      <text:p text:style-name="P15">That is why one of the greatest portents revealed by our Prophet Muhammad (saas) is coming about in the century in which we are living – the world is being dragged toward disasters in great disorder. Rulers of countries command that their own peoples be slaughtered, states threaten to use nuclear weapons every day, terrorist actions are perpetrated one after the other and treacherous attacks, coming when nobody knows, are terrifying people. The bodies of young soldiers, mothers and children lie in the roads and streets of Muslim countries, while the world makes do with watching events more or less passively from the sidelines and offering meaningless platitudes. The name of the scourge that is inflicting this on the world is communism, and communism is growing stronger all the time, progressing more with each passing day toward world dominion. </text:p>
      <text:p text:style-name="P15">Those who sit back and watch events, who ask, "Does communism still exist in the world?" or "Do people still believe in Darwinism?," those who imprison themselves in their own tiny worlds and fail to see the tragedy mankind is heading toward, are primarily responsible for this climate of fear and terror. Those who refuse to go into action, when the main cause of the terror and savagery are clear for all to see, and what needs to be done to completely eliminate this huge threat has been set out in full detail, those who act passively or knowingly support the Darwinist-communist system, have attracted to themselves the curses of Turkish martyrs and of our brothers martyred in other Islamic countries. Meekly surrendering to the atheist-communist system that has brought the whole world under its influence, feebly watching what is going on and accepting the dominion of this bloody system is not something that any Muslim could ever <text:soft-page-break/>do. These are the actions of the weak and feeble, who have no belief, ideology and cause, who have no aim or hope, and who merely wish to live and eat and sleep. </text:p>
      <text:p text:style-name="P15">The communist system may be a powerful ideology across the world; but it is a surprisingly simple matter to intellectually annihilate this false and superstitious ideology through a powerful belief in the Truth. Every intellectual system, ideology, philosophy and belief is assuredly under the control of our Almighty Lord, and will collapse and vanish when God so commands. However, Almighty God wishes to use Muslims as instruments in the collapse of this communist ideology that seeks to drown the world in blood. For that reason, Muslims must:</text:p>
      <text:list xml:id="list3134702613" text:style-name="WW8Num1">
        <text:list-item>
          <text:p text:style-name="P41">Be bound to God with a deep faith,</text:p>
        </text:list-item>
        <text:list-item>
          <text:p text:style-name="P41">Bring about Islamic Unity and put an end to the division in the Islamic world,</text:p>
        </text:list-item>
        <text:list-item>
          <text:p text:style-name="P41">Engage in scientific, anti-Darwinist activity that will eliminate Darwinist-materialist ideology across the world, </text:p>
        </text:list-item>
        <text:list-item>
          <text:p text:style-name="P41">Unite against false ideologies, </text:p>
        </text:list-item>
        <text:list-item>
          <text:p text:style-name="P41">Bring about the system of love, peace, brotherhood and tranquility commanded in the Qur'an. </text:p>
        </text:list-item>
      </text:list>
      <text:p text:style-name="P15">It must not be forgotten that the main reason for the disorder, strife and scourges in the world is that Muslims are not united. God has revealed the division among Muslims as the cause of turmoil and corruption as follows: </text:p>
      <text:p text:style-name="P55">Those who are unbelievers are the friends and protectors of one another. If you do not act in this way [help and befriend one another], there will be turmoil in the land and great corruption. (Surat al-Anfal, 73)</text:p>
      <text:p text:style-name="P15">People who watch the television in their homes, unaware of the oppression going on all over the world, who eat their dinners and seek only money and comfort, and say that everyone must look out for himself, those Muslims who abandon the struggle against atheist-Darwinist-communist ideologies at a time when these have smothered the world, and who are hostile to other Muslims, must fear being the cause of the turmoil and corruption mentioned in the verse. Almighty God wants Muslims to be united. And He will make a Muslim union in which everyone is closely bound to everyone else in love and brotherhood, one that strives on God's path with all its might, a very powerful one. In another verse, our Lord says, <text:span text:style-name="T21">"God loves those who fight in His Way in ranks like well-built walls."</text:span> (Surat as-Saff, 4). Such a union will inevitably be victorious. Darwinist-communist ideology, which has so far gone unchallenged and has not been silenced by any belief or ideology, will be crushed and disappear in the face of true belief and faith for the first time in 5,000 years. For that purpose, it is essential that Muslims have faith and courage and determination, that they trust in God, that they be full of fervor and enthusiasm and that they always act together. All might and power belong to God, and He will install the Islamic moral values that will eliminate falsehood: </text:p>
      <text:p text:style-name="P55">God has promised those of you who have faith and do right actions that He will make them successors in the land as He made those before them successors, and will firmly establish for them their religion with which He is pleased and give them, in place of their fear, security. "They worship Me, not associating <text:soft-page-break/>anything with Me." Any who are unbelievers after that, such people are deviators. (Surat an-Nur, 55)</text:p>
      <text:p text:style-name="P15"/>
      <text:p text:style-name="P15"/>
      <text:h text:style-name="P60" text:outline-level="1">APPENDIX</text:h>
      <text:p text:style-name="P16"/>
      <text:h text:style-name="P57" text:outline-level="1"><text:span text:style-name="T1">THE DECEPTION OF EVOLUTION</text:span></text:h>
      <text:p text:style-name="P16"/>
      <text:p text:style-name="P16"/>
      <text:p text:style-name="P15">D<text:span text:style-name="T1">arwinism, in other words the theory of evolution, was put forward with the aim of denying the fact of Creation, but is in truth nothing but failed, unscientific nonsense. </text:span><text:span text:style-name="T5">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God created the universe and the living things in it.</text:span><text:span text:style-name="T1"> The propaganda carried out today in order to keep the theory of evolution alive is based solely on the distortion of the scientific facts, biased interpretation, and lies and falsehoods disguised as science.</text:span></text:p>
      <text:p text:style-name="P15"><text:span text:style-name="T1">Yet this propaganda cannot conceal the truth. The fact that </text:span><text:span text:style-name="T5">the theory of evolution is the greatest deception in the history of science</text:span><text:span text:style-name="T1">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6"/>
      <text:h text:style-name="P68" text:outline-level="3">The Scientific Collapse of Darwinism</text:h>
      <text:p text:style-name="P16">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6">Darwin invested all of his hopes in new scientific discoveries, which he expected to solve these difficulties. However, contrary to his expectations, scientific findings expanded the <text:soft-page-break/>dimensions of these difficulties. The defeat of Darwinism in the face of science can be reviewed under three basic topics:</text:p>
      <text:p text:style-name="P16">1) The theory cannot explain how life originated on Earth. </text:p>
      <text:p text:style-name="P16">2) No scientific finding shows that the "evolutionary mechanisms" proposed by the theory have any evolutionary power at all. </text:p>
      <text:p text:style-name="P16">3) The fossil record proves the exact opposite of what the theory suggests.</text:p>
      <text:p text:style-name="P16">In this section, we will examine these three basic points in general outlines:</text:p>
      <text:p text:style-name="P42"/>
      <text:h text:style-name="P68" text:outline-level="3">The First Insurmountable Step: The Origin of Life</text:h>
      <text:p text:style-name="P15"><text:span text:style-name="T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5">How did this "first cell" originate?</text:span></text:p>
      <text:p text:style-name="P15"><text:span text:style-name="T5">Since the theory of evolution ignorantly denies Creation, it maintains that the "first cell" originated as a product of blind coincidences within the laws of nature, without any plan or arrangement.</text:span><text:span text:style-name="T1"> According to the theory, inanimate matter must have produced a living cell as a result of coincidences. Such a claim, however, is inconsistent with the most unassailable rules of biology. </text:span></text:p>
      <text:p text:style-name="P45"/>
      <text:h text:style-name="P68" text:outline-level="3">"Life Comes From Life"</text:h>
      <text:p text:style-name="P1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5"><text:span text:style-name="T1">Similarly, maggots developing in rotting meat was assumed to be evidence of spontaneous generation. However,</text:span><text:span text:style-name="T5"> it was later understood that worms did not appear on meat spontaneously, but were carried there by flies in the form of larvae, invisible to the naked eye. </text:span></text:p>
      <text:p text:style-name="P16">Even when Darwin wrote The Origin of Species, the belief that bacteria could come into existence from non-living matter was widely accepted in the world of science. </text:p>
      <text:p text:style-name="P15"><text:span text:style-name="T1">However, </text:span><text:span text:style-name="T5">five years after the publication of Darwin's book, Louis Pasteur announced his results after long studies and experiments, that disproved spontaneous </text:span><text:soft-page-break/><text:span text:style-name="T5">generation, a cornerstone of Darwin's theory. </text:span><text:span text:style-name="T1">In his triumphal lecture at the Sorbonne in 1864, </text:span><text:span text:style-name="T5">Pasteur said: "Never will the doctrine of spontaneous generation recover from the mortal blow struck by this simple experiment."</text:span><text:span text:style-name="T46">57</text:span></text:p>
      <text:p text:style-name="P1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6"/>
      <text:h text:style-name="P68" text:outline-level="3">Inconclusive Efforts of the Twentieth Century</text:h>
      <text:p text:style-name="P1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text:span text:style-name="T1">Unfortunately, however, the problem of the origin of the cell is perhaps the most obscure point in the whole study of the evolution of organisms.</text:span><text:span text:style-name="T46">58</text:span></text:p>
      <text:p text:style-name="P1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5"><text:span text:style-name="T1">Barely a few years had passed before it was revealed that </text:span><text:span text:style-name="T5">this experiment, which was then presented as an important step in the name of evolution, was invalid, for the atmosphere used in the experiment was very different from the real Earth conditions.</text:span><text:span text:style-name="T46">59</text:span></text:p>
      <text:p text:style-name="P15"><text:span text:style-name="T1">After a long silence,</text:span><text:span text:style-name="T5"> Miller confessed that the atmosphere medium he used was unrealistic.</text:span><text:span text:style-name="T46">60</text:span></text:p>
      <text:p text:style-name="P15"><text:span text:style-name="T5">All the evolutionists' efforts throughout the twentieth century to explain the origin of life ended in failure. </text:span><text:span text:style-name="T1">The geochemist Jeffrey Bada, from the San Diego Scripps Institute accepts this fact in an article published in </text:span><text:span text:style-name="T4">Earth</text:span><text:span text:style-name="T1"> magazine in 1998:</text:span></text:p>
      <text:p text:style-name="P5"><text:span text:style-name="T1">Today as we leave the twentieth century, we still face the biggest unsolved problem that we had when we entered the twentieth century: How did life originate on Earth?</text:span><text:span text:style-name="T46">61</text:span></text:p>
      <text:p text:style-name="P13"/>
      <text:h text:style-name="P68" text:outline-level="3">The Complex Structure of Life </text:h>
      <text:p text:style-name="P15"><text:span text:style-name="T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5">Today, even in the most developed laboratories of the world, no single protein of the cell, let alone a living cell itself, can be produced by bringing organic chemicals together.</text:span></text:p>
      <text:p text:style-name="P16">The conditions required for the formation of a cell are too great in quantity to be explained away by coincidences. However, there is no need to explain the situation with these details. <text:soft-page-break/>Evolutionists are at a dead-end even before reaching the stage of the cell. That is because the probability of just a single protein, an essential building block of the cell, coming into being by chance is mathematically "0."</text:p>
      <text:p text:style-name="P51">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51">Protein cannot be synthesized without enzymes, and enzymes are all proteins.</text:p>
      <text:p text:style-name="P51">Around 100 proteins need to be present in order for a single protein to be synthesized. There therefore need to be proteins for proteins to exist. </text:p>
      <text:p text:style-name="P51">DNA manufactures the protein-synthesizing enzymes. Protein cannot be synthesized without DNA. DNA is therefore also needed in order for proteins to form.</text:p>
      <text:p text:style-name="P51">All the organelles in the cell have important tasks in protein synthesis. In other words, in order for proteins to form a perfect and fully functioning cell needs to exist together with all its organelles.</text:p>
      <text:p text:style-name="P1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5"><text:span text:style-name="T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Scientific American</text:span><text:span text:style-name="T1"> magazine:</text:span></text:p>
      <text:p text:style-name="P5"><text:span text:style-name="T5">It is extremely improbable that proteins and nucleic acids, both of which are structurally complex, arose spontaneously in the same place at the same time. Yet </text:span><text:span text:style-name="T1">it also seems impossible to have one without the other. And so, at first glance, one might have to conclude that life could never, in fact, have originated by chemical means.</text:span><text:span text:style-name="T46">62</text:span></text:p>
      <text:p text:style-name="P15"><text:span text:style-name="T1">No doubt, if it is impossible for life to have originated spontaneously as a result of blind coincidences, then it has to be accepted that life was </text:span><text:span text:style-name="T5">created</text:span><text:span text:style-name="T1">. This fact explicitly invalidates the theory of evolution, whose main purpose is to deny Creation. </text:span></text:p>
      <text:p text:style-name="P46"/>
      <text:h text:style-name="P68" text:outline-level="3">Imaginary Mechanism of Evolution </text:h>
      <text:p text:style-name="P16">The second important point that negates Darwin's theory is that both concepts put forward by the theory as "evolutionary mechanisms" were understood to have, in reality, no evolutionary power. </text:p>
      <text:p text:style-name="P16">Darwin based his evolution allegation entirely on the mechanism of "natural selection." The importance he placed on this mechanism was evident in the name of his book: The Origin of Species, By Means of Natural Selection…</text:p>
      <text:p text:style-name="P16"><text:soft-page-break/>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5"><text:span text:style-name="T1">Therefore, </text:span><text:span text:style-name="T5">the mechanism of natural selection has no evolutionary power. Darwin was also aware of this fact</text:span><text:span text:style-name="T1"> and had to state this in his book </text:span><text:span text:style-name="T4">The Origin of Species</text:span><text:span text:style-name="T1">:</text:span></text:p>
      <text:p text:style-name="P5"><text:span text:style-name="T1">Natural selection can do nothing until favourable individual differences or variations occur.</text:span><text:span text:style-name="T42">63</text:span></text:p>
      <text:p text:style-name="P14"/>
      <text:h text:style-name="P68" text:outline-level="3">Lamarck's Impact</text:h>
      <text:p text:style-name="P1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5"><text:span text:style-name="T1">Darwin also gave similar examples. In his book </text:span><text:span text:style-name="T4">The Origin of Species, </text:span><text:span text:style-name="T1">for instance, he said that some bears going into water to find food transformed themselves into whales over time.</text:span><text:span text:style-name="T46">64</text:span></text:p>
      <text:p text:style-name="P1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42"/>
      <text:h text:style-name="P68" text:outline-level="3">Neo-Darwinism and Mutations</text:h>
      <text:p text:style-name="P1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5"><text:span text:style-name="T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5">Mutations do not cause living beings to develop; on the contrary, they are always harmful. </text:span></text:p>
      <text:p text:style-name="P15"><text:span text:style-name="T1">The reason for this is very simple: </text:span><text:span text:style-name="T5">DNA has a very complex structure, and random effects can only harm it. </text:span><text:span text:style-name="T1">The American geneticist B. G. Ranganathan explains this as follows:</text:span></text:p>
      <text:p text:style-name="P5"><text:soft-page-break/><text:span text:style-name="T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5">if an earthquake were to shake a highly ordered structure such as a building, there would be a random change in the framework of the building which, in all probability, would not be an improvement.</text:span><text:span text:style-name="T42">65</text:span></text:p>
      <text:p text:style-name="P15"><text:span text:style-name="T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5">there is no "evolutionary mechanism" in nature. </text:span><text:span text:style-name="T1">Since no evolutionary mechanism exists, no such imaginary process called "evolution" could have taken place.</text:span></text:p>
      <text:p text:style-name="P16"/>
      <text:h text:style-name="P68" text:outline-level="3">The Fossil Record: No Sign of Intermediate Forms</text:h>
      <text:p text:style-name="P16">The clearest evidence that the scenario suggested by the theory of evolution did not take place is the fossil record. </text:p>
      <text:p text:style-name="P1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6">Had this been the case, numerous intermediary species should have existed and lived within this long transformation period. </text:p>
      <text:p text:style-name="P1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1">If such animals ever really existed, there should be millions and even billions of them in number and variety. More importantly, the remains of these strange creatures should be present in the fossil record. <text:span text:style-name="T29">In </text:span><text:span text:style-name="T25">The Origin of Species</text:span><text:span text:style-name="T29">, Darwin explained:</text:span></text:p>
      <text:p text:style-name="P5">If my theory be true, numberless intermediate varieties, linking most closely all of the species of the same group together must assuredly have existed... Consequently, evidence of their former existence could be found only amongst fossil remains.<text:span text:style-name="T45">66</text:span></text:p>
      <text:p text:style-name="P15"><text:soft-page-break/><text:span text:style-name="T1">However, </text:span><text:span text:style-name="T5">Darwin was well aware that no fossils of these intermediate forms had yet been found.</text:span><text:span text:style-name="T1"> He regarded this as a major difficulty for his theory. In one chapter of his book titled "Difficulties on Theory," he wrote:</text:span></text:p>
      <text:p text:style-name="P15"><text:span text:style-name="T5">Why</text:span><text:span text:style-name="T1">, if species have descended from other species by insensibly fine gradations, </text:span><text:span text:style-name="T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 </text:span><text:span text:style-name="T46">67</text:span><text:span text:style-name="T72"> </text:span></text:p>
      <text:p text:style-name="P43"/>
      <text:h text:style-name="P68" text:outline-level="3">Darwin's Hopes Shattered</text:h>
      <text:p text:style-name="P15"><text:span text:style-name="T1">However, although evolutionists have been making strenuous efforts to find fossils since the middle of the nineteenth century all over the world, </text:span><text:span text:style-name="T5">no transitional forms have yet been uncovered. </text:span><text:span text:style-name="T1">All of the fossils, contrary to the evolutionists' expectations, show that </text:span><text:span text:style-name="T5">life appeared on Earth all of a sudden and fully-formed. </text:span></text:p>
      <text:p text:style-name="P16">One famous British paleontologist, Derek V. Ager, admits this fact, even though he is an evolutionist:</text:p>
      <text:p text:style-name="P5"><text:span text:style-name="T1">The point emerges that if we examine the fossil record in deta</text:span><text:span text:style-name="T7">il, whether at the level of orders or of species, </text:span><text:span text:style-name="T20">we find – over and over again – not gradual evolution, but the sudden explosion of one group at the expense of another.</text:span><text:span text:style-name="T47">68</text:span></text:p>
      <text:p text:style-name="P15"><text:span text:style-name="T1">This means that in </text:span><text:span text:style-name="T5">the fossil record, all living species suddenly emerge as fully formed, without any intermediate forms in between.</text:span><text:span text:style-name="T1"> This is just the opposite of Darwin's assumptions. Also, this is very strong evidence that </text:span><text:span text:style-name="T5">all living things are created.</text:span><text:span text:style-name="T1"> The only explanation of a living species emerging suddenly and complete in every detail without any evolutionary ancestor is that it was created. This fact is admitted also by the widely known evolutionist biologist Douglas Futuyma:</text:span></text:p>
      <text:p text:style-name="P15"><text:span text:style-name="T1">Creation and evolution, between them, exhaust the possible explanations for the origin of living things. Organisms either appeared on the earth fully developed or they did not. If they did not, they must </text:span>have developed from pre-existing species by some process of modification. If they did appear in a fully developed state, they must indeed have been created by some omnipotent intelligence.<text:span text:style-name="T47">69</text:span></text:p>
      <text:p text:style-name="P15"><text:span text:style-name="T5">Fossils show that living beings emerged fully developed and in a perfect state on the Earth.</text:span><text:span text:style-name="T1"> That means that "the origin of species," contrary to Darwin's supposition, is not evolution, but </text:span><text:span text:style-name="T5">Creation</text:span><text:span text:style-name="T1">.</text:span></text:p>
      <text:p text:style-name="P44"/>
      <text:h text:style-name="P68" text:outline-level="3">The Tale of Human Evolution</text:h>
      <text:p text:style-name="P16">The subject most often brought up by advocates of the theory of evolution is the subject of the origin of man. The Darwinist claim holds that man evolved from so-called ape-like creatures. During this alleged evolutionary process, which is supposed to have started 4-5 million years <text:soft-page-break/>ago, some "transitional forms" between man and his imaginary ancestors are supposed to have existed. According to this completely imaginary scenario, four basic "categories" are listed: </text:p>
      <text:p text:style-name="P10">1. Australopithecus </text:p>
      <text:p text:style-name="P10">2. Homo habilis</text:p>
      <text:p text:style-name="P10">3. Homo erectus</text:p>
      <text:p text:style-name="P10">4. Homo sapiens</text:p>
      <text:p text:style-name="P15"><text:span text:style-name="T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46">70</text:span></text:p>
      <text:p text:style-name="P15"><text:span text:style-name="T1">Evolutionists classify the next stage of human evolution as "homo," that is "man." According to their claim, the living beings in the Homo series are more developed than Australopithecus. Evolutionists </text:span>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47">71</text:span></text:p>
      <text:p text:style-name="P15"><text:span text:style-name="T1">By outlining the link chain as </text:span><text:span text:style-name="T4">Australopithecus &gt; Homo habilis &gt; Homo erectus &gt; Homo sapiens</text:span><text:span text:style-name="T1">, evolutionists imply that each of these species is one another's ancestor. However, recent findings of paleoanthropologists have revealed that </text:span><text:span text:style-name="T4">Australopithecus, Homo habilis</text:span><text:span text:style-name="T1">, and </text:span><text:span text:style-name="T4">Homo erectus</text:span><text:span text:style-name="T1"> lived at different parts of the world at the same time.</text:span><text:span text:style-name="T46">72</text:span></text:p>
      <text:p text:style-name="P15"><text:span text:style-name="T1">Moreover, a certain segment of humans classified as Homo erectus have lived up until very modern times. </text:span><text:span text:style-name="T5">Homo sapiens neandarthalensis and Homo sapiens sapiens (man) co-existed in the same region.</text:span><text:span text:style-name="T46">73</text:span></text:p>
      <text:p text:style-name="P1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5"><text:span text:style-name="T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46">74</text:span></text:p>
      <text:p text:style-name="P15"><text:span text:style-name="T1">Put briefly, the scenario of human evolution, which is "upheld" with the help of various drawings of some "half ape, half human" creatures appearing in the media and course books, that is, frankly, by means of propaganda, is nothing but </text:span><text:span text:style-name="T5">a tale with no scientific foundation. </text:span></text:p>
      <text:p text:style-name="P15"><text:span text:style-name="T1">Lord Solly Zuckerman, one of the most famous and respected scientists in the U.K., who carried out research on this subject for years and studied Australopithecus fossils for 15 years, finally concluded, despite being an evolutionist himself, </text:span><text:span text:style-name="T5">that there is, in fact, no such family tree branching out from ape-like creatures to man. </text:span></text:p>
      <text:p text:style-name="P16"><text:soft-page-break/>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5"><text:span text:style-name="T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46">75</text:span></text:p>
      <text:p text:style-name="P15"><text:span text:style-name="T5">The tale of human evolution</text:span><text:span text:style-name="T1"> boils down to nothing but the prejudiced interpretations of some fossils unearthed by certain people, who blindly adhere to their theory.</text:span></text:p>
      <text:p text:style-name="P16"/>
      <text:h text:style-name="P68" text:outline-level="3">Darwinian Formula!</text:h>
      <text:p text:style-name="P16">Besides all the technical evidence we have dealt with so far, let us now for once, examine what kind of a superstition the evolutionists have with an example so simple as to be understood even by children:</text:p>
      <text:p text:style-name="P15"><text:span text:style-name="T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5">"Darwinian formula"</text:span><text:span text:style-name="T1">:</text:span></text:p>
      <text:p text:style-name="P15"><text:span text:style-name="T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5">No matter what they do, they cannot produce from these barrels a human, say a professor that examines his cell structure under the electron microscope.</text:span><text:span text:style-name="T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5"><text:soft-page-break/><text:span text:style-name="T1">Briefly, </text:span><text:span text:style-name="T5">unconscious atoms cannot form the cell</text:span><text:span text:style-name="T1"> by coming together. They cannot take a new decision and divide this cell into two, then take other decisions and create the professors who first invent the electron microscope and then examine their own cell structure under that microscope. </text:span><text:span text:style-name="T5">Matter is an unconscious, lifeless heap, and it comes to life with God's superior creation. </text:span></text:p>
      <text:p text:style-name="P16">The theory of evolution, which claims the opposite, is a total fallacy completely contrary to reason. Thinking even a little bit on the claims of evolutionists discloses this reality, just as in the above example.</text:p>
      <text:p text:style-name="P47"/>
      <text:h text:style-name="P68" text:outline-level="3">Technology in the Eye and the Ear</text:h>
      <text:p text:style-name="P16">Another subject that remains unanswered by evolutionary theory is the excellent quality of perception in the eye and the ear. </text:p>
      <text:p text:style-name="P1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5"><text:span text:style-name="T5">The brain is insulated from light.</text:span><text:span text:style-name="T1">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5"><text:span text:style-name="T5">The image formed in the eye is so sharp and distinct that even the technology of the twentieth century has not been able to attain it. </text:span><text:span text:style-name="T1">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6">Evolutionists claim that the mechanism producing this sharp and distinct image has been formed by chance. Now, if somebody told you that the television in your room was formed as a <text:soft-page-break/>result of chance, that all of its atoms just happened to come together and make up this device that produces an image, what would you think? How can atoms do what thousands of people cannot?</text:p>
      <text:p text:style-name="P15"><text:span text:style-name="T1">If a device producing a more primitive image than </text:span><text:span text:style-name="T5">the eye could not have been formed by chance,</text:span><text:span text:style-name="T1"> then it is very evident that the eye </text:span>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5"><text:span text:style-name="T1">The situation in the eye is also true for the ear. That is, </text:span><text:span text:style-name="T5">the brain is insulated from sound</text:span><text:span text:style-name="T1"> just as it is from light. It does not let any sound in. Therefore, no matter how noisy is the outside, the inside of the brain is completely silent. Nevertheless, the sharpest sounds are perceived in the brain. In</text:span><text:span text:style-name="T5"> your completely silent brain, you listen to symphonies, and hear all of the noises in a crowded place.</text:span><text:span text:style-name="T1"> However, were the sound level in your brain measured by a precise device at that moment, complete silence would be found to be prevailing there. </text:span></text:p>
      <text:p text:style-name="P15"><text:span text:style-name="T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5">the creation of man</text:span><text:span text:style-name="T1">.</text:span></text:p>
      <text:p text:style-name="P16">So far, no man-made visual or recording apparatus has been as sensitive and successful in perceiving sensory data as are the eye and the ear. However, as far as seeing and hearing are concerned, a far greater truth lies beyond all this. </text:p>
      <text:p text:style-name="P16"/>
      <text:h text:style-name="P68" text:outline-level="3">To Whom Does the Consciousness that Sees and Hears within the Brain Belong? </text:h>
      <text:p text:style-name="P16">Who watches an alluring world in the brain, listens to symphonies and the twittering of birds, and smells the rose?</text:p>
      <text:p text:style-name="P15"><text:span text:style-name="T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5">There is a consciousness in the brain that perceives all this without feeling any need for an eye, an ear, and a nose.</text:span><text:span text:style-name="T1"> To whom does this </text:span><text:soft-page-break/><text:span text:style-name="T1">consciousness belong? Of course it does not belong to the nerves, the fat layer, and neurons comprising the brain. This is why Darwinist-materialists, who believe that everything is comprised of matter, cannot answer these questions. </text:span></text:p>
      <text:p text:style-name="P15"><text:span text:style-name="T1">For </text:span><text:span text:style-name="T5">this consciousness is the spirit created by God,</text:span><text:span text:style-name="T1"> which needs neither the eye to watch the images nor the ear to hear the sounds. Furthermore, it does not need the brain to think. </text:span></text:p>
      <text:p text:style-name="P16">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6"/>
      <text:h text:style-name="P68" text:outline-level="3">A Materialist Faith</text:h>
      <text:p text:style-name="P15"><text:span text:style-name="T1">The information we have presented so far shows us that </text:span><text:span text:style-name="T5">the theory of evolution is incompatible with scientific findings.</text:span><text:span text:style-name="T1"> The theory's claim regarding the origin of life is inconsistent with science, the evolutionary mechanisms it proposes have no evolutionary power, and fossils demonstrate that </text:span><text:span text:style-name="T5">the required intermediate forms have never existed.</text:span><text:span text:style-name="T1"> So, it certainly follows that the theory of evolution should be pushed aside as an unscientific idea. This is how many ideas, such as the Earth-centered universe model, have been taken out of the agenda of science throughout history. </text:span></text:p>
      <text:p text:style-name="P16">However, the theory of evolution is kept on the agenda of science. Some people even try to represent criticisms directed against it as an "attack on science." Why?</text:p>
      <text:p text:style-name="P15"><text:span text:style-name="T1">The reason is that this theory is an indispensable dogmatic belief for some circles. These circles are </text:span><text:span text:style-name="T5">blindly devoted</text:span><text:span text:style-name="T1"> to materialist philo</text:span>sophy and adopt Darwinism because it is the only materialist explanation that can be put forward to explain the workings of nature.</text:p>
      <text:p text:style-name="P16">Interestingly enough, they also confess this fact from time to time. A well-known geneticist and an outspoken evolutionist, Richard C. Lewontin from Harvard University, confesses that he is "first and foremost a materialist and then a scientist":</text:p>
      <text:p text:style-name="P5"><text:span text:style-name="T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42">76</text:span></text:p>
      <text:p text:style-name="P15"><text:span text:style-name="T1">These are explicit statements that </text:span><text:span text:style-name="T5">Darwinism is a dogma </text:span><text:span text:style-name="T1">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span></text:p>
      <text:p text:style-name="P15"><text:soft-page-break/><text:span text:style-name="T1">Anyone who does not look at the origin of living beings with a materialist prejudice sees this evident truth: </text:span><text:span text:style-name="T5">All living beings are works of a Creator,</text:span><text:span text:style-name="T1"> Who is All-Powerful, All-Wise, and All-Knowing. </text:span><text:span text:style-name="T5">This Creator is God,</text:span><text:span text:style-name="T1"> Who created the whole universe from non-existence, in the most perfect form, and fashioned all living beings.</text:span></text:p>
      <text:p text:style-name="P42"/>
      <text:h text:style-name="P68" text:outline-level="3">The Theory of Evolution: The Most Potent Spell in the World </text:h>
      <text:p text:style-name="P1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5"><text:span text:style-name="T1">As explained above, those who believe in the theory of evolution think that a few atoms and molecules thrown into a huge vat could produce thinking, reasoning professors and university students; such </text:span>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6">In fact, God has pointed to this lack of reason in the Qur'an. In many verses, He reveals that some peoples' minds will be closed and that they will be powerless to see the truth. Some of these verses are as follows:</text:p>
      <text:p text:style-name="P56">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56">…<text:span text:style-name="T10"> </text:span>They have hearts with which they do not understand. They have eyes with which they do not see. They have ears with which they do not hear. Such people are like cattle. No, they are even further astray! They are the unaware. (Surat al-A'raf, 179)</text:p>
      <text:p text:style-name="P56">Even if We opened up to them a door into heaven, and they spent the day ascending through it, they would only say: "Our eyesight is befuddled! Or rather we have been put under a spell!" (Surat al-Hijr, 14-15) </text:p>
      <text:p text:style-name="P1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text:soft-page-break/>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6">In fact, in the Qur'an God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56">He said: "You throw." And when they threw, they cast a spell on the people's eyes and caused them to feel great fear of them. They produced an extremely powerful magic. (Surat al-A'raf, 116)</text:p>
      <text:p text:style-name="P16">As we have seen, Pharaoh's magicians were able to deceive everyone, apart from the Prophet Moses (as) and those who believed in him. However, his evidence broke the spell, or "swallowed up what they had forged," as revealed in the verse:</text:p>
      <text:p text:style-name="P56">We revealed to Moses: "Throw down your staff." And it immediately swallowed up what they had forged. So the Truth took place and what they did was shown to be false. (Surat al-A'raf, 117-118)</text:p>
      <text:p text:style-name="P15"><text:span text:style-name="T1">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pan text:style-name="T7">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5"><text:span text:style-name="T1">I myself am convinced that the </text:span><text:span text:style-name="T5">theory of evolution,</text:span><text:span text:style-name="T1"> especially the extent to which it's been applied,</text:span><text:span text:style-name="T5"> will be one of the great jokes in the history books in the future.</text:span><text:span text:style-name="T1"> Posterity will marvel that so very flimsy and dubious an hypothesis could be accepted with the incredible credulity that it has.</text:span><text:span text:style-name="T46">77</text:span></text:p>
      <text:p text:style-name="P15"><text:span text:style-name="T1">That future is not far off: On the contrary, people will soon see that "chance" is not a deity, and will look back on </text:span><text:span text:style-name="T5">the theory of evolution as the worst deceit and the most terrible spell in the world.</text:span><text:span text:style-name="T1"> That spell is already rapidly beginning to be lifted from the shoulders of people all over the world. Many people who see its true face are wondering with amazement how they could ever have been taken in by it.</text:span></text:p>
      <text:p text:style-name="P16"/>
      <text:p text:style-name="P16"/>
      <text:p text:style-name="P78">They said 'Glory be to You! We have no knowledge except what You have taught us. You are the All-Knowing, the All-Wise.' (Surat al-Baqara: 32)</text:p>
      <text:p text:style-name="P15"><text:soft-page-break/></text:p>
      <text:p text:style-name="P15"/>
      <text:h text:style-name="P58" text:outline-level="1">NOTES:</text:h>
      <text:p text:style-name="P19"/>
      <text:p text:style-name="P19"/>
      <text:p text:style-name="P15">1. Kent Hovind, The False Religion of Evolution, http://www.hsv.tis.net/….ke4vol/evolve/ndxng.html</text:p>
      <text:p text:style-name="P15">2. K. Mehnert, Kampf um Mao's Erbe, Deutsche Verlags-Anstalt, 1977</text:p>
      <text:p text:style-name="P15">3. Conway Zirkle, Evolution, Marxian Biology and the Social Scene, Philadelphia; 4. The University of Pennsylvania Press, 1959, p.527</text:p>
      <text:p text:style-name="P15">4. Marx and Engels, Letters, p. 426</text:p>
      <text:p text:style-name="P16">5. Marxism in Our Time, by Leon Trotsky, Coyoacan, D.F., Mexico., April 18, 1939., http://www.marxist.com/science/marxismanddarwinism.html</text:p>
      <text:p text:style-name="P15">6. Conway Zirkle, Evolution, Marxian Biology, and the Social Scene (Philadelphia: University of Pennsylvania Press, 1959), pp. 85-87</text:p>
      <text:p text:style-name="P15">7. Friedrich Engels, Utopian Socialism-Scientific Socialism, Sol Press, 1990, p.85</text:p>
      <text:p text:style-name="P15">8. Gertrude Himmelfarb. Darwin and the Darwinian Revolution. Chatto &amp; Windus, London, 1959. p. 348</text:p>
      <text:p text:style-name="P15">9. Hickman, R., Biocreation, Science Press, Worthington, OH, pp. 51-52, 1983; Jerry Bergman, "Darwinism and the Nazi Race Holocaust", Creation Ex Nihilo Technical Journal 13 (2): 101-111, 1999</text:p>
      <text:p text:style-name="P15">10. Orlando Figes, A People's Tragedy, A History of the Russian Revolution, p. 734</text:p>
      <text:p text:style-name="P15">11. Carl Cohen (ed). Communism, Fascism and Democracy, Random House Publishing, New York, 1967, pp. 408-409.</text:p>
      <text:p text:style-name="P15">12. Henry Morris, The Long War Against God: The History and the Impact of the Creation, Evolution, Conflict, 8<text:span text:style-name="T38">th</text:span> ed., Michigan: Baker Book House, Mart 1996, p. 81</text:p>
      <text:p text:style-name="P15">13. Pierre-Antoine Donnet, Tibet mort ou vif, Paris, Gallimard, 1990, p. 126</text:p>
      <text:p text:style-name="P15">14. Stéphane Courtois, Nicolas Werth, Jean-Louis Panné, Andrzej Paczkowski, Karel Bartosek, Jean-Louis Margolin, <text:span text:style-name="T24">The Black Book of Communism</text:span>, Harvard University Press, 1999, pp. 470-471</text:p>
      <text:p text:style-name="P15">15. Lenin, Collected Works, Progress Publishers, 1972, Moscow, Vol. 9, pp. 420-424</text:p>
      <text:p text:style-name="P15">16. Lenin, Collected Works, Vol. 9, p. 346</text:p>
      <text:p text:style-name="P15">17. Lenin: "Where to Begin", Collected Works, Vol. 5, Moscow, 1961, p. 19</text:p>
      <text:p text:style-name="P15">18. "Speech to the All-Russia Extraordinary Commission Staff," Collected Works, Vol. 28, pp. 169-170</text:p>
      <text:p text:style-name="P15">19. Lenin, Collected Works, Vol. 35, pp. 237-239</text:p>
      <text:p text:style-name="P15">20. Lenin, Guerrilla Warfare, 30 September 1906, Proletari, No. 5</text:p>
      <text:p text:style-name="P15"><text:soft-page-break/>21. "Meeting of the Presidium of the Petrograd Soviet With Delegates From the Food Supply Organisations," Collected Works, Vol. 26, p. 501</text:p>
      <text:p text:style-name="P15">22. Lenin, The Proletarian Revolution and the Renegade Krautsky; Selected Works in 3 Vols, Moscow; 1964; Vol 3. p. 75</text:p>
      <text:p text:style-name="P15">23. Vladimir I. Lenin, 30 September 1906, Proletari, No. 5</text:p>
      <text:p text:style-name="P15">24. J. V. Stalin, <text:span text:style-name="T24">Works</text:span>, Vol. 8, January-November, 1926, "Concerning Questions of Leninism"</text:p>
      <text:p text:style-name="P15">25. Lenin,<text:span text:style-name="T24"> Two Tactics of Social-Democracy in the Democratic Revolution</text:span></text:p>
      <text:p text:style-name="P15">26. Mao Tse Tung, Red Book, Chapter 2: Classes and the Class Struggle</text:p>
      <text:p text:style-name="P15">27. Leon Trotsky, Terrorism and Communism, Chapter 4: "Terrorism."</text:p>
      <text:p text:style-name="P15">28. Leon Trotsky, Terrorism and Communism, University of Michigan, 1963, p. 58</text:p>
      <text:p text:style-name="P15">29. Joseph Stalin, Concerning Questions of Leninism</text:p>
      <text:p text:style-name="P15">30. <text:span text:style-name="T23">Ibid.</text:span></text:p>
      <text:p text:style-name="P15">31. Message to the Tricontinental, http://www.marxists.org/archive/guevara/1967/04/16.htm</text:p>
      <text:p text:style-name="P15">32. History and Will: Philosophical Perspectives of Mao Tse-Tung's Thought, Author: Frederic E. Wakeman, p. 66</text:p>
      <text:p text:style-name="P15">33. Message to the Tricontinental, http://www.marxists.org/archive/guevara/1967/04/16.htm</text:p>
      <text:p text:style-name="P15">34. <text:span text:style-name="T23">Ibid.</text:span></text:p>
      <text:p text:style-name="P15">35. Philip Short, Pol Pot: Anatomy of a Nightmare, Henry Holt and Company, LLC, 2005, New York, p. 307</text:p>
      <text:p text:style-name="P15">36. V.I. Lenin, Collected Works, Progress Publishers, 1965, Moscow, Vol. 10, pp. 83-87; http://www.marxists.org/archive/lenin/works/1905/dec/03.htm</text:p>
      <text:p text:style-name="P15">37. Letter to Maxim Gorky, written on November 13 or 14, 1913; Lenin Collected Works, Progress Publishers, [1976], Moscow, Vol. 35, pp. 121-124; http://www.marxists.org/archive/lenin/works/1913/nov/00mg.htm</text:p>
      <text:p text:style-name="P15">38. Lenin, in a letter to Maxim Gorky in January 1913. See: J. M. Bochenski, "Marxism-Leninism and Religion," in B. R. Bociurkiw et al, eds., Religion and Atheism in the USSR and Eastern Europe (London: MacMillan, 1975), p. 11.</text:p>
      <text:p text:style-name="P16">39. Lenin Collected Works, Progress Publishers, 1973, Moscow, Vol. 15, pp. 402-413; http://www.marxists.org/archive/lenin/works/1909/may/13.htm</text:p>
      <text:p text:style-name="P15">40. V.I. Lenin, Collected Works, pp. 83-87; http://www.marxists.org/archive/lenin/works/1905/dec/03.htm</text:p>
      <text:p text:style-name="P15">41. <text:span text:style-name="T24">Ibid.</text:span></text:p>
      <text:p text:style-name="P15">42. Lenin Collected Works, Progress Publishers, 1973, Moscow, Vol. 15, pp. 402-413; http://www.marxists.org/archive/lenin/works/1909/may/13.htm</text:p>
      <text:p text:style-name="P15">43. <text:span text:style-name="T23">Ibid</text:span>.</text:p>
      <text:p text:style-name="P15">44. <text:span text:style-name="T23">Ibid</text:span>.</text:p>
      <text:p text:style-name="P15"><text:soft-page-break/>45. http://www.brainyquote.com/quotes/authors/v/vladimir_lenin.html</text:p>
      <text:p text:style-name="P15">46. http://www.marxists.org/archive/lenin/works/1905/dec/03.htm</text:p>
      <text:p text:style-name="P15">47. Karl Marx, A Contribution to the Critique of Hegel's Philosophy of Right; http://www.marxists.org/archive/marx/works/1843/critique-hpr/intro.htm</text:p>
      <text:p text:style-name="P15">48. <text:span text:style-name="T23">Ibid</text:span>.</text:p>
      <text:p text:style-name="P15">49. <text:span text:style-name="T23">Ibid</text:span>.</text:p>
      <text:p text:style-name="P15">50. The Last Days of the Third Reich (1995) by Robin Cross, p. 21</text:p>
      <text:p text:style-name="P15">51. Questions &amp; Answers to American Trade Unionists: Stalin's Interview With the First American Trade Union Delegation to Soviet Russia, <text:span text:style-name="T24">Pravda</text:span> September 15, 1927; http://www.marxists.org/reference/archive/stalin/works/1927/09/15.HTM</text:p>
      <text:p text:style-name="P15">52. Nikita Khrushchev, speech, September 22, 1955, quoted in Bales, <text:span text:style-name="T24">Communism,</text:span> pp. 165–166; http://www.allaboutworldview.org/marxist-theology-and-atheism-in-the-former-soviet-union-faq.htm</text:p>
      <text:p text:style-name="P15">53. http://www.marxists.org/archive/lenin/works/1919/jul/11.htm</text:p>
      <text:p text:style-name="P15">54. (http://komunistzemin.org/index.php?option=com_content&amp;view=article&amp;id=93:egemenlerin-kueltueruenuen-bir-parcas-olarak-aile-kurumu-ve-devrimci-hareketin-bu-kurum-karsndaki-tutumu-uezerine-&amp;catid=31:say4&amp;Itemid=5)</text:p>
      <text:p text:style-name="P15">55. "Speech to the All-Russia Extraordinary Commission Staff," Collected Works, Vol. 28, pp. 169-170</text:p>
      <text:p text:style-name="P15">56. Vladimir Ilyich Lenin, One Step Forward, Two Steps Back, 1904</text:p>
      <text:p text:style-name="P15"><text:span text:style-name="T1">57. Sidney Fox, Klaus Dose, </text:span><text:span text:style-name="T4">Molecular Evolution and The Origin of Life</text:span><text:span text:style-name="T1">, W. H. Freeman and Company, San Francisco, 1972, p. 4.</text:span></text:p>
      <text:p text:style-name="P15"><text:span text:style-name="T1">58. Alexander I. Oparin,</text:span><text:span text:style-name="T4"> Origin of Life</text:span><text:span text:style-name="T1">, Dover Publications, New York, 1936, 1953 (reprint), p. 196.</text:span></text:p>
      <text:p text:style-name="P15"><text:span text:style-name="T1">59. "New Evidence on Evolution of Early Atmosphere and Life," </text:span><text:span text:style-name="T4">Bulletin of the American Meteorological Society</text:span><text:span text:style-name="T1">, vol 63, November 1982, 1328-1330. </text:span></text:p>
      <text:p text:style-name="P15"><text:span text:style-name="T1">60. Stanley Miller, </text:span><text:span text:style-name="T3">Molecular Evolution of Life: Current Status of the Prebiotic Synthesis of Small Molecules</text:span><text:span text:style-name="T1">, 1986, p. 7.</text:span></text:p>
      <text:p text:style-name="P15"><text:span text:style-name="T1">61. Jeffrey Bada, </text:span><text:span text:style-name="T4">Earth</text:span><text:span text:style-name="T1">, February 1998, p. 40.</text:span></text:p>
      <text:p text:style-name="P15"><text:span text:style-name="T1">62. Leslie E. Orgel, "The Origin of Life on Earth," </text:span><text:span text:style-name="T4">Scientific American</text:span><text:span text:style-name="T1">, vol. 271, October 1994, p. 78.</text:span></text:p>
      <text:p text:style-name="P15"><text:span text:style-name="T1">63. Charles Darwin, </text:span><text:span text:style-name="T4">The Origin of Species by Means of Natural Selection</text:span><text:span text:style-name="T1">, The Modern Library, New York, p. 127.</text:span></text:p>
      <text:p text:style-name="P15"><text:span text:style-name="T1">64. Charles Darwin, </text:span><text:span text:style-name="T4">The Origin of Species: A Facsimile of the First Edition</text:span><text:span text:style-name="T1">, Harvard University Press, 1964, p. 184.</text:span></text:p>
      <text:p text:style-name="P15"><text:span text:style-name="T1">65. B. G. Ranganathan, </text:span><text:span text:style-name="T4">Origins?</text:span><text:span text:style-name="T1">, Pennsylvania: The Banner of Truth Trust, 1988, p. 7.</text:span></text:p>
      <text:p text:style-name="P15"><text:span text:style-name="T1">66. Charles Darwin, </text:span><text:span text:style-name="T3">The Origin of Species: A Facsimile of the First Edition</text:span><text:span text:style-name="T1">, p. 179.</text:span></text:p>
      <text:p text:style-name="P15"><text:soft-page-break/><text:span text:style-name="T1">67. Charles Darwin, </text:span><text:span text:style-name="T3">The Origin of Species</text:span><text:span text:style-name="T1">, p. 172.</text:span></text:p>
      <text:p text:style-name="P15"><text:span text:style-name="T1">68. Derek A. Ager, "The Nature of the Fossil Record,"</text:span><text:span text:style-name="T4"> Proceedings of the British Geological Association,</text:span><text:span text:style-name="T1"> vol 87, 1976, p. 133.</text:span></text:p>
      <text:p text:style-name="P15"><text:span text:style-name="T1">69. Douglas J. Futuyma, </text:span><text:span text:style-name="T4">Science on Trial,</text:span><text:span text:style-name="T1"> Pantheon Books, New York, 1983, p. 197.</text:span></text:p>
      <text:p text:style-name="P15"><text:span text:style-name="T1">70. Solly Zuckerman, </text:span><text:span text:style-name="T4">Beyond The Ivory Tower</text:span><text:span text:style-name="T1">, Toplinger Publications, New York, 1970, 75-14; Charles E. Oxnard, "The Place of Australopithecines in Human Evolution: Grounds for Doubt", </text:span><text:span text:style-name="T4">Nature</text:span><text:span text:style-name="T1">, vol 258, 389.</text:span></text:p>
      <text:p text:style-name="P15"><text:span text:style-name="T1">71. "Could science be brought to an end by scientists' belief that they have final answers or by society's reluctance to pay the bills?" </text:span><text:span text:style-name="T4">Scientific American</text:span><text:span text:style-name="T1">, December 1992, p. 20.</text:span></text:p>
      <text:p text:style-name="P15"><text:span text:style-name="T1">72. Alan Walker, </text:span><text:span text:style-name="T4">Science,</text:span><text:span text:style-name="T1"> vol. 207, 7 March 1980, p. 1103; A. J. Kelso, Physical Antropology, 1st ed., J. B. Lipincott Co., New York, 1970, p. 221; M. D. Leakey, Olduvai Gorge, vol. 3, Cambridge University Press, Cambridge, 1971, p. 272.</text:span></text:p>
      <text:p text:style-name="P15"><text:span text:style-name="T1">73. Jeffrey Kluger, "Not So Extinct After All: The Primitive Homo Erectus May Have Survived Long Enough To Coexist With Modern Humans," </text:span><text:span text:style-name="T4">Time</text:span><text:span text:style-name="T1">, 23 December 1996.</text:span></text:p>
      <text:p text:style-name="P15"><text:span text:style-name="T1">74 S. J. Gould, </text:span><text:span text:style-name="T4">Natural History</text:span><text:span text:style-name="T1">, vol. 85, 1976, p. 30.</text:span></text:p>
      <text:p text:style-name="P15"><text:span text:style-name="T1">75. Solly Zuckerman, </text:span><text:span text:style-name="T4">Beyond The Ivory Tower</text:span><text:span text:style-name="T1">, p. 19.</text:span></text:p>
      <text:p text:style-name="P15"><text:span text:style-name="T1">76. Richard Lewontin, "The Demon-Haunted World," </text:span><text:span text:style-name="T4">The New York Review of Books</text:span><text:span text:style-name="T1">, January 9, 1997, p. 28.</text:span></text:p>
      <text:p text:style-name="P15"><text:span text:style-name="T1">77. Malcolm Muggeridge, </text:span><text:span text:style-name="T4">The End of Christendom,</text:span><text:span text:style-name="T1"> Grand Rapids: Eerdmans, 1980, p. 43.</text:span></text:p>
      <text:p text:style-name="P16"/>
      <text:p text:style-name="P16"/>
      <text:h text:style-name="P58" text:outline-level="1">RESİM ALTI YAZILARI</text:h>
      <text:p text:style-name="P15"/>
      <text:p text:style-name="P15"/>
      <text:p text:style-name="P15">s.18</text:p>
      <text:p text:style-name="P15">The PKK terror organization needs to know this; we have not one inch of land to give to communists!</text:p>
      <text:p text:style-name="P15"/>
      <text:p text:style-name="P15">s.21</text:p>
      <text:p text:style-name="P15">The definitive solution to terror is to eliminate its intellectual foundations. That is only possible through anti-Darwinist and anti-materialist scientific activity.</text:p>
      <text:p text:style-name="P15"/>
      <text:p text:style-name="P15">s.25</text:p>
      <text:p text:style-name="P15">ONE NATION, ONE FLAG ONE LAND, ONE STATE</text:p>
      <text:p text:style-name="P19"/>
      <text:p text:style-name="P15">s.40</text:p>
      <text:p text:style-name="P15">We must consider an autonomous state in order to be free from terror. </text:p>
      <text:p text:style-name="P15"/>
      <text:p text:style-name="P15">Is a federation the only solution to the Kurdish problem?</text:p>
      <text:p text:style-name="P15"/>
      <text:p text:style-name="P15">MISLEADING STATEMENTS BY SOME OF THE PRESS</text:p>
      <text:p text:style-name="P15"/>
      <text:p text:style-name="P15">s.41</text:p>
      <text:p text:style-name="P15">The initial preparations for a communist, Stalinist and Leninist rule in Southeast Turkey are being made, and an artificial "Kurdish Problem" is being manufactured for that purpose. By constantly engaging in media propaganda along those lines, some secret communists working in media organizations are encouraging the idea that dividing the motherland can resolve the problem. But the fact is that giving away land is the beginning of terrible disasters.</text:p>
      <text:p text:style-name="P15"/>
      <text:p text:style-name="P15">"Give it up and be freed" for social peace?</text:p>
      <text:p text:style-name="P15"/>
      <text:p text:style-name="P15">s.44</text:p>
      <text:p text:style-name="P15">The fossil record is exceedingly rich and sufficiently numerous for us to understand the origin of life. When we examine fossils we see that living species emerged independently, in a single <text:soft-page-break/>moment and with all their different structures, with no imaginary evolutionary "transitional forms" between them. And this is one of the proofs that Almighty God creates all living things.</text:p>
      <text:p text:style-name="P15"/>
      <text:p text:style-name="P15">This fossil garfish is 152 million years old and has never changed.</text:p>
      <text:p text:style-name="P15"/>
      <text:p text:style-name="P15">This fossil gingko leaf is 290 to 248 million years old and identical to present-day specimens.</text:p>
      <text:p text:style-name="P15"/>
      <text:p text:style-name="P15">A 125-million-year-old fossil scorpion. </text:p>
      <text:p text:style-name="P15"/>
      <text:p text:style-name="P15">s.45</text:p>
      <text:p text:style-name="P15">This beetle, one of the darkling beetles, is 100 million years old and the species is still alive today.</text:p>
      <text:p text:style-name="P15"/>
      <text:p text:style-name="P15">This fossil sycamore leaf is 54 to 37 million years old and has remained unchanged for millions of years.</text:p>
      <text:p text:style-name="P15"/>
      <text:p text:style-name="P15">s.46</text:p>
      <text:p text:style-name="P15">COMMUNISM </text:p>
      <text:p text:style-name="P15"/>
      <text:p text:style-name="P15">FASCISM</text:p>
      <text:p text:style-name="P15"/>
      <text:p text:style-name="P15">s.51</text:p>
      <text:p text:style-name="P16">Examples of the horror caused by Darwinist ideology </text:p>
      <text:p text:style-name="P16">To the side, Red Army prisoners treated like wild animals by being kept in cages</text:p>
      <text:p text:style-name="P16"/>
      <text:p text:style-name="P16">s.52</text:p>
      <text:p text:style-name="P16">Mao</text:p>
      <text:p text:style-name="P16"/>
      <text:p text:style-name="P16">Mussolini</text:p>
      <text:p text:style-name="P16"/>
      <text:p text:style-name="P16">Hitler</text:p>
      <text:p text:style-name="P16"/>
      <text:p text:style-name="P16">s.53</text:p>
      <text:p text:style-name="P16"><text:soft-page-break/>Stalin</text:p>
      <text:p text:style-name="P16"/>
      <text:p text:style-name="P16">Trotsky</text:p>
      <text:p text:style-name="P16"/>
      <text:p text:style-name="P16">Lenin</text:p>
      <text:p text:style-name="P16"/>
      <text:p text:style-name="P16">Marx</text:p>
      <text:p text:style-name="P16"/>
      <text:p text:style-name="P16">Darwin</text:p>
      <text:p text:style-name="P16"/>
      <text:p text:style-name="P16">s.54</text:p>
      <text:p text:style-name="P15">Fascist and communist ideologies that inflicted horror on the world and led to the slaughter of millions drew their ideological foundations from Darwinism. Darwinist logic was installed in people's brains, and they were indoctrinated with the idea that mass slaughter, genocide and persecution are permissible. </text:p>
      <text:p text:style-name="P19"/>
      <text:p text:style-name="P19">s.57</text:p>
      <text:p text:style-name="P15">The idea of superiority among races, ethnicity, nations and classes, and the logic of conflict that resulted, became reality through the application of the false claims of the theory of evolution. People sat back and watched the ruthless genocide and slaughter of millions. </text:p>
      <text:p text:style-name="P15"/>
      <text:p text:style-name="P15">s.58</text:p>
      <text:p text:style-name="P15">As a result of his devotion to Darwinism, Lenin regarded human beings as simply a species of animal. He therefore had no qualms about using the most repressive ways of dealing with the people under his rule and spreading his terror-based ideas. </text:p>
      <text:p text:style-name="P15"/>
      <text:p text:style-name="P15">s.59</text:p>
      <text:p text:style-name="P15">The Bolshevik revolutionaries shown posing with their weapons in St. Petersburg in November 1917 were all symbols of Lenin's ghastly and vile reign of terror.</text:p>
      <text:p text:style-name="P15"/>
      <text:p text:style-name="P15">s.60</text:p>
      <text:p text:style-name="P15">As a result of the famine deliberately engineered by Lenin in 1921 and 1922, 29 million inside the Soviet borders faced starvation. Five million of these died for this reason. The total casualties of the communist terror under Lenin and Stalin are terrible indeed.</text:p>
      <text:p text:style-name="P15"/>
      <text:p text:style-name="P15"><text:soft-page-break/>s.62</text:p>
      <text:p text:style-name="P15">Chinese communism developed and came to power with the support of Stalin's Russia. But the savagery Red China inflicted on the people was so terrible as to leave even that of Stalin's in the shade.</text:p>
      <text:p text:style-name="P15"/>
      <text:p text:style-name="P15">s.63</text:p>
      <text:p text:style-name="P15">Political executions were one of the extraordinary measures implemented by the Red Chinese regime. Many people were executed in plain view on the grounds of "deviating from Mao's path." </text:p>
      <text:p text:style-name="P15"/>
      <text:p text:style-name="P15">s.64</text:p>
      <text:p text:style-name="P15">Red China became the scene of the worst communist savagery and slaughter. Communist publications, however, played host to deceitful communist propaganda, as if they could cover that horror up. Pictures of happy people holding flowers and supporting the regime, happy peasants with copies of the "Little Red Book" (properly, <text:span text:style-name="T24">Quotations from Chairman Mao Tse-Tung</text:span>), smiling soldiers and workers side by side with peasants living in peace, and a happy Mao listening to the problems of workers and peasants was intended to propagate a vast lie to the world. The truth behind these pictures of happiness was in fact most terrible.</text:p>
      <text:p text:style-name="P15"/>
      <text:p text:style-name="P15">COMMUNIST LIES</text:p>
      <text:p text:style-name="P15"/>
      <text:p text:style-name="P15">s.65</text:p>
      <text:p text:style-name="P15">The reality of communism is very different to that of the false picture in communist publications. People were slaughtered en masse for no reason and executed wherever they were.</text:p>
      <text:p text:style-name="P15"/>
      <text:p text:style-name="P15">COMMUNIST REALITY</text:p>
      <text:p text:style-name="P15"/>
      <text:p text:style-name="P15">The propaganda of a happy people in communist publications is a huge lie. Mao's time was one of horror, when a large part of the people of China starved to death, when professors, artists, statesmen and writers condemned as "bourgeois" were humiliated in public, had insulting placards hung round their necks and were executed.</text:p>
      <text:p text:style-name="P15"/>
      <text:p text:style-name="P15">s.67</text:p>
      <text:p text:style-name="P15">Pol Pot, the ruthless Khmer Rouge leader and murderer of 3 million Cambodians</text:p>
      <text:p text:style-name="P15"/>
      <text:p text:style-name="P15">s.68</text:p>
      <text:p text:style-name="P15"><text:soft-page-break/>The Communist Khmer Rouge numbered some of the people they executed and took pictures of them. These photographs are of Cambodians taken before their execution. </text:p>
      <text:p text:style-name="P15">Thousands of mass graves have been found in the "killing fields" of the Khmer Rouge. The bones to the side are those of Cambodians suffocated to death by having plastic bags placed over their heads. Cambodia experienced the very worst of communist barbarity. </text:p>
      <text:p text:style-name="P15"/>
      <text:p text:style-name="P15">s.69</text:p>
      <text:p text:style-name="P15">The Red barbarity in Asia was not limited to China and Cambodia; communist regimes in North Korea and Vietnam also inflicted ruthless terror on their own peoples. The number of people murdered by the North Korean regime under the decades of dictatorship by Kim Il Sung has been out at 1.5 million. </text:p>
      <text:p text:style-name="P15"/>
      <text:p text:style-name="P15">s.70</text:p>
      <text:p text:style-name="P15">Communist barbarity spread to many countries during the Second World War and after. Genocide, executions, famine and hunger in countries that fell into the hands of communism cost the lives of millions. The toll from the communist savagery that spread to Europe, Asia, the Far East and even South America was very high. These historical facts show us once again that the true objective of communism is world domination. </text:p>
      <text:p text:style-name="P15">This perverse ideology that inflicted terror on the 20th century is still alive today. And its aim now, instead of the failed communist initiatives of the 20th century, is to be able to establish a more comprehensive communist dominion to rule the entire world. </text:p>
      <text:p text:style-name="P15"/>
      <text:p text:style-name="P15">Communist forces advance on Shanghai</text:p>
      <text:p text:style-name="P15"/>
      <text:p text:style-name="P15">Communist giants sign friendship pact</text:p>
      <text:p text:style-name="P15"/>
      <text:p text:style-name="P15">Communists stage Czechoslovak coup</text:p>
      <text:p text:style-name="P15"/>
      <text:p text:style-name="P15">s.71</text:p>
      <text:p text:style-name="P15">Lenin seeks to spark revolution in Europe </text:p>
      <text:p text:style-name="P15"/>
      <text:p text:style-name="P15">Communist uprising crushed Berlin </text:p>
      <text:p text:style-name="P15"/>
      <text:p text:style-name="P15">COMMUNISTS’ real objective</text:p>
      <text:p text:style-name="P19"/>
      <text:p text:style-name="P19">s.73</text:p>
      <text:p text:style-name="P15"><text:soft-page-break/>Under the leadership of the bloody communist Pol Pot, Cambodia suffered the most appalling slaughter. Forced to labor in the paddy fields, the populace was constantly exposed to savagery. Writers, professors, artists and scientists were brutally murdered in these killing fields. The time when an estimated one third of the population of Cambodia was slaughtered is that of the bloody communist Pol Pot. </text:p>
      <text:p text:style-name="P15"/>
      <text:p text:style-name="P15">s.75</text:p>
      <text:p text:style-name="P15">THE PKK APPLIES LENINIST, STALINIST AND MARXIST GUERRILLA TACTICS TO THE LETTER </text:p>
      <text:p text:style-name="P15"/>
      <text:p text:style-name="P15">Türkiye, 19.10.2011</text:p>
      <text:p text:style-name="P15"/>
      <text:p text:style-name="P19">Bugün, 26.11.2011</text:p>
      <text:p text:style-name="P19"/>
      <text:p text:style-name="P19">"100,000 people may die. The number is unimportant."</text:p>
      <text:p text:style-name="P19"/>
      <text:p text:style-name="P19">Mine trap for the police in Bitlis: 8 martyred, including 3 civilians</text:p>
      <text:p text:style-name="P19"/>
      <text:p text:style-name="P15">Öcalan's order for "500 soldiers to be killed every day"</text:p>
      <text:p text:style-name="P19"/>
      <text:p text:style-name="P15">Zaman, 20.04.2012</text:p>
      <text:p text:style-name="P15"/>
      <text:p text:style-name="P19">Police station targeted again</text:p>
      <text:p text:style-name="P19"/>
      <text:p text:style-name="P15">The PKK member Bahoz's order: So long as one police officer dies, 50 civilians are not important</text:p>
      <text:p text:style-name="P19"/>
      <text:p text:style-name="P15">Zaman, 29.09.2011</text:p>
      <text:p text:style-name="P15"/>
      <text:p text:style-name="P19">Sabah, 07.07.2010</text:p>
      <text:p text:style-name="P19"/>
      <text:p text:style-name="P15">The police are the PKK's new target</text:p>
      <text:p text:style-name="P19"/>
      <text:p text:style-name="P15">Yeni Akit, 30.06.2011</text:p>
      <text:p text:style-name="P15"/>
      <text:p text:style-name="P15"><text:soft-page-break/>s.77</text:p>
      <text:p text:style-name="P15">Öcalan's chaos plan order: the KCK must encourage tens of thousands to rise up</text:p>
      <text:p text:style-name="P19"/>
      <text:p text:style-name="P15">Zaman, 24.11.2011</text:p>
      <text:p text:style-name="P15"/>
      <text:p text:style-name="P15">Sabah, 14.01.2011</text:p>
      <text:p text:style-name="P15"/>
      <text:p text:style-name="P19">Abdullah Öcalan engaging in mass propaganda accompanied by Communist Party flags, just like his teacher, Lenin </text:p>
      <text:p text:style-name="P19"/>
      <text:p text:style-name="P19">The PKK has pressed the button and the Southeast is in disorder</text:p>
      <text:p text:style-name="P19"/>
      <text:p text:style-name="P15">PKK threat to opinion formers</text:p>
      <text:p text:style-name="P19"/>
      <text:p text:style-name="P15">Bugün, 18.08.2010</text:p>
      <text:p text:style-name="P15"/>
      <text:p text:style-name="P15">s.80</text:p>
      <text:p text:style-name="P16">COMMUNISM SURVIVES THROUGH TERROR </text:p>
      <text:p text:style-name="P48"/>
      <text:p text:style-name="P19">Communism thrives on terror. Bloodshed and terror are the only path in communism. In spreading their own ideologies, the bloody communist leaders of the 20th century constantly emphasized that terror, cunning attacks, propaganda and guerrilla tactics were an essential condition of communism and implemented them accordingly. Therefore, criticizing the acts of terror perpetrated by the communist PKK terror organization as it enters the big cities, martyrs civilians and attacks workers and the police, or condemning them in the press under captions such as "cowardly" or "treacherous" will merely give this communist terror organization the impression it is achieving its aims. The PKK is currently applying the requirements of Stalinist-Leninist ideology to the very letter. </text:p>
      <text:p text:style-name="P19"/>
      <text:p text:style-name="P15">Civilians struck again</text:p>
      <text:p text:style-name="P19"/>
      <text:p text:style-name="P15">Yeni Akit, 05.06.2011</text:p>
      <text:p text:style-name="P15"/>
      <text:p text:style-name="P19">Taraf, 30.10.2011</text:p>
      <text:p text:style-name="P19"/>
      <text:p text:style-name="P19"><text:soft-page-break/>PKK threat to the Kurds: We will burn your hearth and homes</text:p>
      <text:p text:style-name="P19"/>
      <text:p text:style-name="P15">The bomber detonated it, knowing it was in a child's hand</text:p>
      <text:p text:style-name="P19"/>
      <text:p text:style-name="P15">Sabah, 16.07.2012</text:p>
      <text:p text:style-name="P15"/>
      <text:p text:style-name="P19">Vatan, 10.11.2011</text:p>
      <text:p text:style-name="P19"/>
      <text:p text:style-name="P19">Living bomb horror</text:p>
      <text:p text:style-name="P19"/>
      <text:p text:style-name="P15">The PKK's new trap – sensor bombs</text:p>
      <text:p text:style-name="P19"/>
      <text:p text:style-name="P15">Taraf, 30.10.2011</text:p>
      <text:p text:style-name="P15"/>
      <text:p text:style-name="P15">s.81</text:p>
      <text:p text:style-name="P15">PKK kills a laborer</text:p>
      <text:p text:style-name="P19"/>
      <text:p text:style-name="P15">Aydınlık, 21.05.2012</text:p>
      <text:p text:style-name="P15"/>
      <text:p text:style-name="P19">Zaman, 28.09.2011</text:p>
      <text:p text:style-name="P19"/>
      <text:p text:style-name="P15">Same PKK, same violence</text:p>
      <text:p text:style-name="P19"/>
      <text:p text:style-name="P15">Communist terror seeks to spread fear among people and to slaughter as many as possible, regardless of whether they are women or children. With its terrorist actions, the PKK is fulfilling this requirement of communism. Terror will not be eliminated until the communist mindset is done away with. </text:p>
      <text:p text:style-name="P15"/>
      <text:p text:style-name="P15">Members of the PKK terror organization snatch a sea bus</text:p>
      <text:p text:style-name="P19"/>
      <text:p text:style-name="P15">Star, 12.11.2011</text:p>
      <text:p text:style-name="P15"/>
      <text:p text:style-name="P19">They martyred a father, his 2 children and 5 police officers with a bomb: VILE AMBUSH</text:p>
      <text:p text:style-name="P19"><text:soft-page-break/></text:p>
      <text:p text:style-name="P15">PKK members start prison fire</text:p>
      <text:p text:style-name="P19"/>
      <text:p text:style-name="P15">Turkiye, 19.07.2012</text:p>
      <text:p text:style-name="P15"/>
      <text:p text:style-name="P19">Bugün, 19.10.2011</text:p>
      <text:p text:style-name="P19"/>
      <text:p text:style-name="P15">PKK Nerons arrested</text:p>
      <text:p text:style-name="P19"/>
      <text:p text:style-name="P15">Cihan Haber, 12.07.2012</text:p>
      <text:p text:style-name="P15"/>
      <text:p text:style-name="P15">PKK burns ambushed vehicle </text:p>
      <text:p text:style-name="P19"/>
      <text:p text:style-name="P15">Yeni Akit, 09.02.2011</text:p>
      <text:p text:style-name="P15"/>
      <text:p text:style-name="P15">s.87</text:p>
      <text:p text:style-name="P15">The savagery of the 20th century, which everyone sat back and watched, has still not lost its essential mindset. Terror and slaughter will continue so long as the communist threat persists. Therefore, what needs to be eradicated is not those who hold the idea, but the idea itself. </text:p>
      <text:p text:style-name="P15"/>
      <text:p text:style-name="P15">s.95</text:p>
      <text:p text:style-name="P15">THE PKK'S VIEW OF RELIGIOUS MORAL VALUES IS EXACTLY THE SAME AS THAT OF BLOODY LENINIST, STALINIST, MARXIST, COMMUNIST LEADERS </text:p>
      <text:p text:style-name="P15"/>
      <text:p text:style-name="P15">SURELY GOD AND ISLAM ARE BEYOND THIS </text:p>
      <text:p text:style-name="P15"/>
      <text:p text:style-name="P15">Yeni Akit, 23.04.2011</text:p>
      <text:p text:style-name="P15"/>
      <text:p text:style-name="P19">Zaman, 20.03.2011</text:p>
      <text:p text:style-name="P19"/>
      <text:p text:style-name="P19">Ideology of "The PKK is my god" imposed in organization camp</text:p>
      <text:p text:style-name="P19"/>
      <text:p text:style-name="P15">Islam is the main threat for us!</text:p>
      <text:p text:style-name="P19"><text:soft-page-break/></text:p>
      <text:p text:style-name="P15">Yeni Akit, 07.06.2011</text:p>
      <text:p text:style-name="P15"/>
      <text:p text:style-name="P15">Apo thinks prayer is a show</text:p>
      <text:p text:style-name="P19"/>
      <text:p text:style-name="P15">Vakit, 18.08.2010</text:p>
      <text:p text:style-name="P15"/>
      <text:p text:style-name="P19">Yeni Akit, 19.09.2011</text:p>
      <text:p text:style-name="P19"/>
      <text:p text:style-name="P19">PKK burns 4 mosques</text:p>
      <text:p text:style-name="P19"/>
      <text:p text:style-name="P19">Clergymen are the PKK's new targets</text:p>
      <text:p text:style-name="P19"/>
      <text:p text:style-name="P15">PKK uneasy at devout Kurds</text:p>
      <text:p text:style-name="P19"/>
      <text:p text:style-name="P15">Zaman, 30.04.2011</text:p>
      <text:p text:style-name="P15"/>
      <text:p text:style-name="P15">The PKK is against religion and does not want young people to believe</text:p>
      <text:p text:style-name="P19"/>
      <text:p text:style-name="P15">Zaman, 07.06.2011</text:p>
      <text:p text:style-name="P15"/>
      <text:p text:style-name="P15">The PKK's problem is with religion</text:p>
      <text:p text:style-name="P19"/>
      <text:p text:style-name="P15">Yeni Akit, 08.05.2011</text:p>
      <text:p text:style-name="P15"/>
      <text:p text:style-name="P19">Vakit, 08.09.2010</text:p>
      <text:p text:style-name="P19"/>
      <text:p text:style-name="P19">Imams are the new target of the atheist PKK</text:p>
      <text:p text:style-name="P19"/>
      <text:p text:style-name="P15">PKK traitors are stealing our children's faith</text:p>
      <text:p text:style-name="P19"/>
      <text:p text:style-name="P15">Tercüman, 02.11.2007</text:p>
      <text:p text:style-name="P15"><text:soft-page-break/></text:p>
      <text:p text:style-name="P15">s.97</text:p>
      <text:p text:style-name="P15">Communist ideology is opposed to the state and to state institutions. They frequently use this in their ideological propaganda, and seek to impose the idea on the masses.</text:p>
      <text:p text:style-name="P15"/>
      <text:p text:style-name="P15">s.101</text:p>
      <text:p text:style-name="P15">Stalin's aim of "... conduct[ing] anti-religious propaganda against all and every religious prejudice…" is a method espoused and applied by all communist movements today. The dream of communism is to be able to produce irreligious, anti-spiritual and ruthless societies in which children are killed, people made wretched and the concept of the family abolished. </text:p>
      <text:p text:style-name="P15"/>
      <text:p text:style-name="P15">s.102</text:p>
      <text:p text:style-name="P19">SINCE THE PKK'S VIEW OF THE FAMILY CONCEPT IS EXACTLY THE SAME AS THAT OF BLOODY LENINIST, STALINIST, MARXIST, COMMUNIST LEADERS, IT IS MEANINGLESS TO CALL ON THEM TO "RETURN TO THEIR HOMES" </text:p>
      <text:p text:style-name="P19"/>
      <text:p text:style-name="P19">PKK again burn a child!</text:p>
      <text:p text:style-name="P19"/>
      <text:p text:style-name="P15">The PKK kidnaps children and turns them into militants</text:p>
      <text:p text:style-name="P19"/>
      <text:p text:style-name="P15">Türkiye, 01.01.2011</text:p>
      <text:p text:style-name="P15"/>
      <text:p text:style-name="P15">Wicked types throw Molotov cocktail at a baby</text:p>
      <text:p text:style-name="P19"/>
      <text:p text:style-name="P15">Yeni Akit, 08.06.2011</text:p>
      <text:p text:style-name="P15"/>
      <text:p text:style-name="P19">Vatan, 11.11.2011</text:p>
      <text:p text:style-name="P19"/>
      <text:p text:style-name="P19">The PKK has snatched 700 children in Diyarbakır!</text:p>
      <text:p text:style-name="P19"/>
      <text:p text:style-name="P19">Pregnant woman hit by 200 bullets</text:p>
      <text:p text:style-name="P19"/>
      <text:p text:style-name="P15">Bugün, 28.09.2011</text:p>
      <text:p text:style-name="P15"/>
      <text:p text:style-name="P15"><text:soft-page-break/>Türkiye, 01.01.2011</text:p>
      <text:p text:style-name="P15"/>
      <text:p text:style-name="P19">Zaman, 26.04.2011</text:p>
      <text:p text:style-name="P19"/>
      <text:p text:style-name="P15">The PKK demand money for returning to his family the body of a terrorist they killed and burned</text:p>
      <text:p text:style-name="P19"/>
      <text:p text:style-name="P15">Sabah, 18.09.2010</text:p>
      <text:p text:style-name="P15"/>
      <text:p text:style-name="P15">The PKK are always baby-killers</text:p>
      <text:p text:style-name="P19"/>
      <text:p text:style-name="P19">s.103</text:p>
      <text:p text:style-name="P19">Ballistic tests reveal the PKK killed mother and 2 children</text:p>
      <text:p text:style-name="P19"/>
      <text:p text:style-name="P15">"Burn children" command from Öcalan</text:p>
      <text:p text:style-name="P19"/>
      <text:p text:style-name="P15">Zaman, 01.10.2011</text:p>
      <text:p text:style-name="P15"/>
      <text:p text:style-name="P15">Cowardly trap</text:p>
      <text:p text:style-name="P19"/>
      <text:p text:style-name="P15">Bugün, 26.09.2011</text:p>
      <text:p text:style-name="P15"/>
      <text:p text:style-name="P15">Yeni Akit, 25.11.2011</text:p>
      <text:p text:style-name="P15"/>
      <text:p text:style-name="P19">Zaman, 28.10.2011</text:p>
      <text:p text:style-name="P19"/>
      <text:p text:style-name="P15">They gave young people drugs in the Kurdish Language Association and made them attack the police</text:p>
      <text:p text:style-name="P19"/>
      <text:p text:style-name="P19">s.106</text:p>
      <text:p text:style-name="P15">With its matchless fossil pictures and undeniable scientific evidence, the Atlas of Creation deals a deadly blow to the theory of evolution. It is impossible for anyone who reads, sees or learns this information to be deceived by Darwinism and materialism. Materialism disappears wherever the Atlas of Creation is present.</text:p>
      <text:p text:style-name="P15"><text:soft-page-break/></text:p>
      <text:p text:style-name="P15">This 54-to-37-million-year-old moonfish has remained unchanged for millions of years and is still living today. Fossils tell us, "Evolution never happened, Creation is true." </text:p>
      <text:p text:style-name="P15"/>
      <text:p text:style-name="P15">s.114</text:p>
      <text:p text:style-name="P15">Like all communist groupings, the PKK is Darwinist and irreligious. Abdullah Öcalan, the bloody leader of the PKK, also explicitly states his atheistic and Darwinist views. The terror in Southeast Turkey and some people's demands for autonomy are all intended to be able to set up a Darwinist communist and atheist state. </text:p>
      <text:p text:style-name="P15"/>
      <text:p text:style-name="P15">s.119</text:p>
      <text:p text:style-name="P15">Communist ideology is opposed to the family, the state and, most importantly of all, the existence of religion. Statements against religion, the state and the family by the child-killer Öcalan are of such a nature as to confirm that the PKK terror organization is a communist group. </text:p>
      <text:p text:style-name="P15"/>
      <text:p text:style-name="P15">s.122</text:p>
      <text:p text:style-name="P15">The bloody communist leaders of the 20th century spread communism through armed struggle and terror. As a requirement of communism, the PKK terror organization uses the same methods of armed struggle and engages in the same sly and treacherous kinds of attack. </text:p>
      <text:p text:style-name="P15"/>
      <text:p text:style-name="P15">s.125</text:p>
      <text:p text:style-name="P15">The PKK has adopted terror because it is a communist organization. And like all communist organizations, its sole method is shedding blood, spreading terror and inflicting fear and tragedy on society. </text:p>
      <text:p text:style-name="P15"/>
      <text:p text:style-name="P15">s.127</text:p>
      <text:p text:style-name="P15">The hammer and sickle symbols on the PKK terror organization flag, other prominent communist symbols at PKK party meetings and portraits of Marx, Lenin and other communist leaders all explicitly document that the PKK is a communist organization. </text:p>
      <text:p text:style-name="P15"/>
      <text:p text:style-name="P15">s.128</text:p>
      <text:p text:style-name="P15">In order to understand that the separatist terror organization is a communist grouping, one needs to look at the Darwinist and communist statements in the PKK party manifesto on its official web site:</text:p>
      <text:p text:style-name="P15"/>
      <text:p text:style-name="P15"><text:soft-page-break/>Sociality is a form of existence of the human species. The human race breaking away from its animal-like forebears and becoming human takes place at the same rate as the level of socialization. There is no individual life outside social life.</text:p>
      <text:p text:style-name="P15">In social change and development, dialectical dilemmas, the language of the universal system, flow by constantly growing richer or poorer.</text:p>
      <text:p text:style-name="P15"/>
      <text:p text:style-name="P15">References: http://www.pkkonline.com/tr/index.php?sys=article&amp;artID=200</text:p>
      <text:p text:style-name="P15"/>
      <text:p text:style-name="P15">s.129</text:p>
      <text:p text:style-name="P15">Pictures of the separatist terror organization leader, the child-murderer Abdullah Öcalan, from the PKK Party Congress. Those who claim that the PKK terror organization is not communist need to take a long, hard look at these pictures. They will see pictures of Lenin and Engels alongside the red PKK flag with its hammer and sickle emblem. </text:p>
      <text:p text:style-name="P15"/>
      <text:p text:style-name="P15">s.131</text:p>
      <text:p text:style-name="P15">It is important for people to know that the PKK terror organization is a communist separatist organization because people who are unaware of the true face of the PKK cannot grasp how truly dangerous its objectives are. They fail to understand that they will never renounce terror so long as their communist mindsets survive, that if they are given land they will start an even more intensive armed struggle aimed at taking over the whole country, that they will grow stronger and move toward the foundation of a communist world state. That is why it is essential for this terror organization's true aim to be well known and for efforts to be made to eliminate its fundamental logic. Communism, which makes a necessity of terror, draws its main ideas from Darwinism, and it is essential for the fraud of Darwinism to be eliminated from people's brains through intellectual activity. </text:p>
      <text:p text:style-name="P15"/>
      <text:p text:style-name="P15">s.133</text:p>
      <text:p text:style-name="P15">Since the PKK terror organization is a communist grouping, it starts its training by describing the intellectual foundation of communism. Every young person who goes up to the mountains to join it has received a Darwinist, materialist education from an early age. They are taught the false scientific logic of terror as an ideology. Following that education, generations of people who regard man as a species of animal, who believe there is no reason for their existence and that they have to kill to live and who regard conflict as essential begin appearing. The one and only way of halting terrorism is for the fraudulent nature of Darwinism to be exposed. A terrorist who sees he has placed his faith in a false religion will lose all his belief, enthusiasm and false aims. </text:p>
      <text:p text:style-name="P15"/>
      <text:p text:style-name="P15">s.135</text:p>
      <text:p text:style-name="P15">To the side can be seen an award given by the South African Communist Party to the leader of the separatist terror organization, Abdullah Öcalan. In giving him the award, the general-<text:soft-page-break/>secretary of the South African Communist Party, Blade Nzimande, praised Öcalan for his terrorist campaign against imperialism and colonialism, and described him as a beacon of the communist and socialist movement. </text:p>
      <text:p text:style-name="P15">As this shows, the communist movement draws support from communists all over the world. Since the movement in Southeast Turkey is a communist one, and since it perpetrates terror in its most ferocious form as a requirement of that communism, it enjoys constant support from communist countries and groupings until their dream of a communist world state is achieved. </text:p>
      <text:p text:style-name="P15"/>
      <text:p text:style-name="P15">s.138</text:p>
      <text:p text:style-name="P15">People in communist posters holding guns with cold and hate-filled faces represent the essential logic of communist ideology. Communism consists solely of blood, savagery and slaughter.</text:p>
      <text:p text:style-name="P15"/>
      <text:p text:style-name="P15">s.139</text:p>
      <text:p text:style-name="P15">PKK terror organization militants are trained with communist ideology. Therefore, it is the bloodthirsty communist mindset that makes the PKK dangerous. The communist red book next to the weapon of a PKK militant up in the mountains in the picture to the side, and the communist flag hung up in a PKK shelter in the picture above are striking. </text:p>
      <text:p text:style-name="P15"/>
      <text:p text:style-name="P15">s.141</text:p>
      <text:p text:style-name="P15">Shedding blood and taking part in terrorist actions is a matter of superiority and pride in communism. It is therefore totally futile to criticize or condemn a communist for shedding blood or try to get him to heed his conscience. What needs to be done is to eliminate the communist mindset. </text:p>
      <text:p text:style-name="P15"/>
      <text:p text:style-name="P15">s.145</text:p>
      <text:p text:style-name="P16">Despite being in a seemingly highly disadvantageous position, communist North Vietnam won the war using cunning guerrilla tactics. </text:p>
      <text:p text:style-name="P16"/>
      <text:p text:style-name="P16">s.146</text:p>
      <text:p text:style-name="P15">The struggle of the regular Turkish Army against the communist terror organization the PKK that operates using the guerrilla tactics required by communism is of course a heroic one. But the terror organization's cunning tactics cause Turkey to constantly give up new martyrs. The Turkish Nation has no problem with giving up martyrs, but the one thing to be done, as a matter of urgency in order to put an end to terrorism, is the intellectual struggle against communism. </text:p>
      <text:p text:style-name="P15"/>
      <text:p text:style-name="P15">s.148-149</text:p>
      <text:p text:style-name="P15"><text:soft-page-break/>The sly aim of the Stalinist communist PKK terror organization is to establish a Kurdish state over a large swathe of territory. It is to bring in communist rule across that territory, intimidate and control innocent people and surrounding countries by means of terror and then to found a communist world state, by first expanding from Turkey to Armenia. The only solution in the face of this huge threat is the elimination of communism from the roots. The communist threat can only be eradicated through an intellectual and scientific campaign. </text:p>
      <text:p text:style-name="P15"/>
      <text:p text:style-name="P15">TURKEY</text:p>
      <text:p text:style-name="P15"/>
      <text:p text:style-name="P15">ARMENIA</text:p>
      <text:p text:style-name="P15"/>
      <text:p text:style-name="P15">GEORGIA</text:p>
      <text:p text:style-name="P15"/>
      <text:p text:style-name="P15">SYRIA</text:p>
      <text:p text:style-name="P15"/>
      <text:p text:style-name="P15">IRAQ </text:p>
      <text:p text:style-name="P15"/>
      <text:p text:style-name="P15">IRAN</text:p>
      <text:p text:style-name="P15"/>
      <text:p text:style-name="P15">AZERBAIJAN</text:p>
      <text:p text:style-name="P15"/>
      <text:p text:style-name="P15">A Stalinist, Communist</text:p>
      <text:p text:style-name="P15">False Kurdistan</text:p>
      <text:p text:style-name="P15"/>
      <text:p text:style-name="P15">s.159</text:p>
      <text:p text:style-name="P15">There was a plan for a Kurdish state dreamed up 100 years ago, based on Iraq, Iran, Syria and Turkey, where the Kurds predominantly live. A pro-Western puppet state would be established in the region, and the foundations for the evangelical plan would be laid through that state.</text:p>
      <text:p text:style-name="P15"/>
      <text:p text:style-name="P15">s.162</text:p>
      <text:p text:style-name="P16">November 26, 2010, Bugün</text:p>
      <text:p text:style-name="P16"/>
      <text:p text:style-name="P15"><text:span text:style-name="T1">Wikileaks: America helped the PKK</text:span></text:p>
      <text:p text:style-name="P16"/>
      <text:p text:style-name="P16"><text:soft-page-break/>US officers at PKK camp</text:p>
      <text:p text:style-name="P16"/>
      <text:p text:style-name="P16">April 4, 2013, Aydınlık</text:p>
      <text:p text:style-name="P16"/>
      <text:p text:style-name="P16">Special Forces confirmed US-PKK connection in 2007</text:p>
      <text:p text:style-name="P16"/>
      <text:p text:style-name="P16">August 19, 2006, Ortadoğu</text:p>
      <text:p text:style-name="P16"/>
      <text:p text:style-name="P16">PKK view of US call to “lay down arms”: The USA considers us someone worth dealing with</text:p>
      <text:p text:style-name="P16"/>
      <text:p text:style-name="P15"><text:span text:style-name="T1">The PKK’s weapons are ours; sad confession from the USA</text:span></text:p>
      <text:p text:style-name="P16"/>
      <text:p text:style-name="P16">October 17, 2014, Aydınlık</text:p>
      <text:p text:style-name="P16"/>
      <text:p text:style-name="P16">From a covert alliance to open collaboration</text:p>
      <text:p text:style-name="P16"/>
      <text:p text:style-name="P16">US-PKK collaboration official</text:p>
      <text:p text:style-name="P16"/>
      <text:p text:style-name="P16">Signals of military assistance from Germany</text:p>
      <text:p text:style-name="P16"/>
      <text:p text:style-name="P15"><text:span text:style-name="T11">The West’s worst mistake in terms of the planned Kurdish state was to believe it could achieve it by means of the PKK. That is why it backs the PKK at every opportunity. The PKK has assumed an imperialist mask in order to benefit from this, and has declared the U.S. in particular to be its greatest ally. In fact, however, each side is trying to use the other. </text:span></text:p>
      <text:p text:style-name="P19"/>
      <text:p text:style-name="P15">s.164</text:p>
      <text:p text:style-name="P15">The PYD in Syria is nothing but an extension of the PKK, and is a terrorist organization that regards Öcalan as its leader. Indeed, PYD leader Salih Muslim gives speeches and holds meetings under posters of Öcalan.</text:p>
      <text:p text:style-name="P15"/>
      <text:p text:style-name="P16">s.167</text:p>
      <text:p text:style-name="P15">Protests were held in almost all of Europe following ISIL’s attack on Kobane, and pressure was put on Turkey. Yet the administration in Kobane was that of the PYD, an extension of the PKK. The protests in support of Kobane in Europe had posters of Öcalan and PKK banners.</text:p>
      <text:p text:style-name="P15"><text:soft-page-break/></text:p>
      <text:p text:style-name="P16">s.171</text:p>
      <text:p text:style-name="P15">The criticisms of Turkey on the subject of Kobane are all logically flawed. Of course Turkey will not support the PKK in Kobane. At the same time, however, Turkey has done what no other state in the world has done, admitting the entire population of Kobane and even literally building a town for them. The Turkish people and military have mobilized to ensure the comfort of our Kurdish brothers from Kobane. Syrian Kurds shed tears of joy, not solely because they had escaped ISIL, but also because they had escaped the PYD and were now in safety on Turkish soil.</text:p>
      <text:p text:style-name="P15"/>
      <text:p text:style-name="P16">s.182</text:p>
      <text:p text:style-name="P15">Necati Alkan, Symbols, Actors and Women in the PKK </text:p>
      <text:p text:style-name="P15"/>
      <text:p text:style-name="P16">s.183</text:p>
      <text:p text:style-name="P16">October 12, 2014, Taraf</text:p>
      <text:p text:style-name="P16"/>
      <text:p text:style-name="P16">s.186</text:p>
      <text:p text:style-name="P16">November 27, 2014, Washington Post</text:p>
      <text:p text:style-name="P16"/>
      <text:p text:style-name="P15">The depiction of a terrorist as a symbol of love and compassion, and in one of the world’s great newspapers, is important evidence that the media dictatorship is acting as part of the plan for the Middle East.</text:p>
      <text:p text:style-name="P19"/>
      <text:p text:style-name="P16">s.187</text:p>
      <text:p text:style-name="P16">January 15, 2008, Radikal</text:p>
      <text:p text:style-name="P16"/>
      <text:p text:style-name="P16">Kurdish traders in revoit against the PKK</text:p>
      <text:p text:style-name="P16"/>
      <text:p text:style-name="P16">The PKK has damaged the Kurds</text:p>
      <text:p text:style-name="P16"/>
      <text:p text:style-name="P16">November 28, 2012</text:p>
      <text:p text:style-name="P16"/>
      <text:p text:style-name="P16">s.193</text:p>
      <text:p text:style-name="P19">German journalist Udo Ulfkotte</text:p>
      <text:p text:style-name="P19"/>
      <text:p text:style-name="P15"><text:soft-page-break/>s.212</text:p>
      <text:p text:style-name="P15">The aim in communism is not only to rule over one region. Communists have always dreamed of a communist world state.</text:p>
      <text:p text:style-name="P15"/>
      <text:p text:style-name="P15">RUSSIA</text:p>
      <text:p text:style-name="P15"/>
      <text:p text:style-name="P15">s.213</text:p>
      <text:p text:style-name="P15">The PKK's true aim is to install a communist regime on the region, then to spread this to all of Turkey and prepare the foundations for a "communist world state." </text:p>
      <text:p text:style-name="P15"/>
      <text:p text:style-name="P15">s.215</text:p>
      <text:p text:style-name="P15">Communist propaganda posters try to depict everything as perfect. People are shown working happily, and workers as living happy, content lives. But the fact is that they are very far from happy. They are forced to work in great hardship in the rice-paddy fields, live in fear and terror and are constantly oppressed.</text:p>
      <text:p text:style-name="P15"/>
      <text:p text:style-name="P15">s.217</text:p>
      <text:p text:style-name="P15">The events taking place under communist regimes are a far cry from the happy, bright pictures in the posters. Workers are forced to labor under the harshest conditions. They live under the constant threat of death and can be slaughtered for the most trivial reasons.</text:p>
      <text:p text:style-name="P15"/>
      <text:p text:style-name="P15">The end for those who fail to abide by the rules of the communist regime is torture or death. Those who fail to go along with horrifying working conditions are slaughtered individually or en masse, and societies of fear and terror are produced. Twentieth-century communist regimes are full of scenes of such horror. </text:p>
      <text:p text:style-name="P15"/>
      <text:p text:style-name="P15">s.220</text:p>
      <text:p text:style-name="P15">Communists are very well aware that communism cannot come to power by democratic means. That is why the only thing for communism to do is to terrorize people. </text:p>
      <text:p text:style-name="P15"/>
      <text:p text:style-name="P15">s.222</text:p>
      <text:p text:style-name="P15">In the event the autonomous communist state the PKK desires is set up in Southeast Turkey, that communist state will immediately want its own police organization and regular army. It will not listen to the Turkish government, nor recognize its laws, and the savagery and terror required by the communist mindset will continue and grow even stronger.</text:p>
      <text:p text:style-name="P15"/>
      <text:p text:style-name="P15"><text:soft-page-break/>s.225</text:p>
      <text:p text:style-name="P15">The PKK terror organization's first aim is to establish a communist Kurdish state in Southeast Turkey. But this is not the ultimate aim. It is to first turn all of Turkey communist, and then to reach out to the entire world. </text:p>
      <text:p text:style-name="P15">Of course, such a thing can never be allowed. BY GOD'S LEAVE, IT IS IMPOSSIBLE FOR THE MUSLIM TURKISH PEOPLE TO GIVE ONE INCH OF LAND TO A COMMUNIST REGIME. However, the entire Turkish people and the whole world must be aware of this grave danger. </text:p>
      <text:p text:style-name="P15"/>
      <text:p text:style-name="P15">IMAGINARY KURDISTAN</text:p>
      <text:p text:style-name="P15"/>
      <text:p text:style-name="P15">s.227</text:p>
      <text:p text:style-name="P15">No communist receives training to relax in the harsh conditions up in the mountains, or wages an armed struggle in order to relax. A communist will never abandon violence and revolution. The only way of getting him to renounce terror is the elimination of the Darwinist ideology in his brain. </text:p>
      <text:p text:style-name="P15"/>
      <text:p text:style-name="P15">s.231</text:p>
      <text:p text:style-name="P15">Today's communists want the same terror and violence as that inflicted in the 20th century. There has never been any change in communism's need for terror, or guerrilla tactics or objectives. The communist PKK in Southeast Turkey aims to do what communist China, Russia and Cambodia did in the past. Therefore, if communist terror spreads it will inflict a grave disaster on the world. </text:p>
      <text:p text:style-name="P15"/>
      <text:p text:style-name="P15">s.237</text:p>
      <text:p text:style-name="P15">Under the capitalist system, people literally enter a state of deep hypnosis out of their desire for possessions. They are not alert, and are unaware of the danger right beside them. Because people are blinded by the capitalist system, it represents an ideal environment for communism to spread. </text:p>
      <text:p text:style-name="P15"/>
      <text:p text:style-name="P15">s.239</text:p>
      <text:p text:style-name="P15">Communism is currently existing in secret, in line with Lenin's strategy. Communists are currently waiting for capitalism to ready an appropriate climate for them. In this way, they plan to eventually emerge much stronger than before.</text:p>
      <text:p text:style-name="P15"/>
      <text:p text:style-name="P15">s.240</text:p>
      <text:p text:style-name="P15">Communists regard the capitalist system currently enveloping the world as a requirement of Marxism and believe they are on the right path. They think that the damage done to people by the capitalist system will combine with a global economic crisis and that this will represent the <text:soft-page-break/>ideal environment for communism to come to power. That is the underlying reason for the increasing acts of terror and debates about the granting of autonomy to communist regimes. The communist threat has gone into action. </text:p>
      <text:p text:style-name="P15"/>
      <text:p text:style-name="P15">s.242</text:p>
      <text:p text:style-name="P15">The capitalist system eventually gave the communists the opportunity they had been waiting for in 2007. With the global economic crisis, various groups criticized the system under the slogan "Occupy Wall Street" and began giving the message that communism is the only solution. Communist sympathizers poured onto the streets with posters of Ernesto "Che" Guevara in their hands and began shouting slogans about the only solution lying in communism. </text:p>
      <text:p text:style-name="P15"/>
      <text:p text:style-name="P15">s.243</text:p>
      <text:p text:style-name="P15">American communists shouting slogans to "Fight for Socialism" and protesting on Wall Street holding posters of "Che" Guevara were a kind of herald of the fact that communism had gone into action. </text:p>
      <text:p text:style-name="P15"/>
      <text:p text:style-name="P15">s.245</text:p>
      <text:p text:style-name="P15">Young communists in Iran protesting by shouting communist slogans and holding posters making it clear they do not want an Islamic regime in Iran </text:p>
      <text:p text:style-name="P15"/>
      <text:p text:style-name="P15">s.246</text:p>
      <text:p text:style-name="P15">Arab socialism was for many years experienced in an intense form in countries such as Egypt, Syria, Libya and Palestine. The events known as the Arab Spring clearly show that the mass of people were discontent with these socialist regimes and lived unhappy lives. The events in Arab countries are not sectarian conflicts, but a struggle by devout peoples against communism. </text:p>
      <text:p text:style-name="P15"/>
      <text:p text:style-name="P15">s.248</text:p>
      <text:p text:style-name="P15">Although Iran calls itself The Islamic Republic of Iran, it is in fact under Marxist rule. The pictures show Iranian communist sympathizers marching in London in May Day parades. </text:p>
      <text:p text:style-name="P15"/>
      <text:p text:style-name="P15">s.251</text:p>
      <text:p text:style-name="P15">The Shanghai Bloc has brought many Arab countries under its control. Young Iraqi, Syrian and Egyptian communists holding communist posters and wearing "Che" Guevara berets are a clear sign of the effect of Darwinist communist ideologies in those countries. </text:p>
      <text:p text:style-name="P15"/>
      <text:p text:style-name="P15">s.252</text:p>
      <text:p text:style-name="P15"><text:soft-page-break/>Young Lebanese showing their support for communism with hammer and sickle symbols make it quite clear they also support violence, terror and bloodshed. Indeed, communism's only methods are terror and violence. Seeing the domination of this idea in various Arab countries is important in terms of realizing the global threat. </text:p>
      <text:p text:style-name="P15"/>
      <text:p text:style-name="P15">s.253</text:p>
      <text:p text:style-name="P15">The only solution to the Darwinist, Marxist, communist threat in the world is to engage in anti-Darwinist, anti-materialist scientific activity. Neither military measures, nor prohibitions or sanctions can eliminate communist ideology. Communism can only be eliminated by the elimination of the idea that feeds it. </text:p>
      <text:p text:style-name="P15"/>
      <text:p text:style-name="P15">s.255</text:p>
      <text:p text:style-name="P15">Those who think that they can halt terror and communist savagery by shedding blood, or feeble efforts at winning people over, or giving up land have always been defeated because communism lives with its ideology. So long as its ideology survives, neither guns and bullets, nor calls on people to return home to their mothers nor condemnation will do any good. In order to obtain results, communist ideas and ideology must be annihilated. The only thing to be done to that end is to bring down Darwinism, the ideological foundation of communism, in other words, to engage in anti-Darwinist scientific activity. </text:p>
      <text:p text:style-name="P15"/>
      <text:p text:style-name="P15">s.259</text:p>
      <text:p text:style-name="P15">The communist symbol in Taksim Square in Istanbul and the actions taken by MLKP (Marxist Leninist Communist Party) and its supporters are important in showing the extent of communist propaganda in Turkey's largest city. </text:p>
      <text:p text:style-name="P15"/>
      <text:p text:style-name="P15">s.262</text:p>
      <text:p text:style-name="P15">Those who say, "Let us give land to the PKK terror organization and get rid of them," are trying to inflict a terrible disaster on Turkey. Those who say "let us give up land" and who secretly support communism and the terror organization the PKK must realize this: WE HAVE NOT AN INCH OF THE MOTHERLAND WE CAN GIVE AWAY. Instead, what needs to be done is to dry the swamp up with anti-Darwinist activity, in other words, to demolish communist ideology from the roots. </text:p>
      <text:p text:style-name="P15"/>
      <text:p text:style-name="P15">s.272</text:p>
      <text:p text:style-name="P15">We Want to learn the Fact of Creation</text:p>
      <text:p text:style-name="P15"/>
      <text:p text:style-name="P15">s.275</text:p>
      <text:p text:style-name="P15"><text:soft-page-break/>The world has surrendered to the Darwinist dictatorship. So it is not surprising that communism should still be a threat. Even if some people are unaware of the fact, communist ideology constantly feeds off Darwinism. </text:p>
      <text:p text:style-name="P15"/>
      <text:p text:style-name="P15">s.276</text:p>
      <text:p text:style-name="P16">The theory of evolution regards chance as its false god. However, the regularity, harmony and beauty in the world totally refute Darwinists' ideas of chance. Therefore, in order to do away with the lie of Darwinism, it is of great importance for people to be told of the complex features in living things, and to show, with scientific evidence, that these things can never form by chance. When this intellectual activity takes place, the intellectual foundation of communism will disappear and the bloody ideologies that produced mass killers will be consigned to the pages of history.</text:p>
      <text:p text:style-name="P16"/>
      <text:p text:style-name="P16">s.278</text:p>
      <text:p text:style-name="P16">All fossils on Earth show that living things have remained unchanged for millions of years. The 125-million-year-old Cretaceous period bush cricket in the picture is one of the important proofs of this fact.</text:p>
      <text:p text:style-name="P16"/>
      <text:p text:style-name="P16">s.279</text:p>
      <text:p text:style-name="P16">Fraud, demagoguery and propaganda are Darwinists' fundamental techniques. Since the theory of evolution is devoid of any scientific evidence, it resorts to giving the impression that "evidence exists" in order to survive. That is why the history of the theory of evolution is full of hoax fossils that have subsequently been removed from the literature and other untrue reports. Indeed, every fossil produced as evidence for evolution in recent years has been refuted, and every lie about evolution that has been published has been scientifically disproved. </text:p>
      <text:p text:style-name="P16"/>
      <text:p text:style-name="P16">Hoax Skulls and False Ape-Men </text:p>
      <text:p text:style-name="P16"/>
      <text:p text:style-name="P16">s.282</text:p>
      <text:p text:style-name="P15">ALLAH EXISTS EVOLUTION IS A DECEPTION</text:p>
      <text:p text:style-name="P15"/>
      <text:p text:style-name="P15">s.284</text:p>
      <text:p text:style-name="P15">ALLAH IS THE CREATOR OF EVERYTHING</text:p>
      <text:p text:style-name="P15"/>
      <text:p text:style-name="P15">THE THEORY OF EVOLUTION IS NOT SCIENTIFIC</text:p>
      <text:p text:style-name="P15"/>
      <text:p text:style-name="P15"><text:soft-page-break/>It is exceedingly important to spread the fact that evolution is nonsense using all kinds of publications and to make everyone aware of this. </text:p>
      <text:p text:style-name="P15"/>
      <text:p text:style-name="P15">s.286</text:p>
      <text:p text:style-name="P15">FOSSILS SAY THAT EVOLUTION IS A LIE</text:p>
      <text:p text:style-name="P15"/>
      <text:p text:style-name="P15">A HISTORICAL LIE: THE THEORY OF EVOLUTION</text:p>
      <text:p text:style-name="P15"/>
      <text:p text:style-name="P15">s.287</text:p>
      <text:p text:style-name="P15">THERE IS NO EVOLUTION</text:p>
      <text:p text:style-name="P15"/>
      <text:p text:style-name="P15">DARWIN WAS A GREAT LIAR EVOLUTION IS A DECEPTION</text:p>
      <text:p text:style-name="P15"/>
      <text:p text:style-name="P16">Fossil exhibitions and conferences are very important in terms of showing people the facts about evolution being nonsense. Just one piece of scientific evidence produced during such activities will be enough for them to realize that evolution is nonsense, and the truth will spread ever wider. </text:p>
      <text:p text:style-name="P25"/>
      <text:p text:style-name="P16">s.288</text:p>
      <text:p text:style-name="P15">350 MILLION FOSSILS PROVE THAT EVOLUTION DOES NOT EXIST</text:p>
      <text:p text:style-name="P21"/>
      <text:p text:style-name="P15">s.289</text:p>
      <text:p text:style-name="P15">www.harunyahya.com</text:p>
      <text:p text:style-name="P16"/>
      <text:p text:style-name="P16">Through personal activities, everyone can spread the fact that Darwinism is a deception to as many people as possible. Handing out little leaflets, talking in cafes and coffee houses and restaurants, writing articles on the Internet and making effective use of social networking sites are some of the ways of doing this.</text:p>
      <text:p text:style-name="P16"/>
      <text:p text:style-name="P15"><text:span text:style-name="T1">s.290-291</text:span></text:p>
      <text:p text:style-name="P15"><text:span text:style-name="T1">ANTI-DARWINIST EDUCATION IS HIGHLY IMPORTANT EVERYWHERE, ESPECIALLY IN SOUTHEAST TURKEY</text:span></text:p>
      <text:p text:style-name="P16"/>
      <text:p text:style-name="P16">The Harun Yahya web sites must be spread everywhere possible in order to bring Darwinism down. These sites document the nonsense of evolution in great detail and provide flawless proofs <text:soft-page-break/>of Creation. All these works contain highly significant information and can be downloaded free of charge. </text:p>
      <text:p text:style-name="P16"/>
      <text:p text:style-name="P16">350 MILLION FOSSILS PROVE THAT EVOLUTION DOES NOT EXIST</text:p>
      <text:p text:style-name="P16"/>
      <text:p text:style-name="P15"><text:span text:style-name="T1">s.294-295</text:span></text:p>
      <text:p text:style-name="P16">ANTI-DARWINIST EDUCATION IS HIGHLY IMPORTANT EVERYWHERE, ESPECIALLY IN SOUTHEAST TURKEY</text:p>
      <text:p text:style-name="P16"/>
      <text:p text:style-name="P15">ALLAH CREATED MAN AND ALL THE UNIVERSE</text:p>
      <text:p text:style-name="P15"/>
      <text:p text:style-name="P16">Anti-Darwinist activity is the form of opposition that communists least wish and expect to encounter because they know that with the collapse of Darwinism their bloody ideologies will disappear, that people will turn to God and that the world will move in the direction of a fine Islamic union. </text:p>
      <text:p text:style-name="P16"/>
      <text:p text:style-name="P16">TURKISH-ISLAMIC UNION</text:p>
      <text:p text:style-name="P16"/>
      <text:p text:style-name="P15">s.296</text:p>
      <text:p text:style-name="P16">What needs to be done together with anti-Darwinist activity is for people to be told about the signs leading to faith. Someone who sees the extraordinary abilities of the honeybee, for example, can never believe it came into being by chance. </text:p>
      <text:p text:style-name="P16"/>
      <text:p text:style-name="P16">s.298</text:p>
      <text:p text:style-name="P16">As the result of anti-Darwinist activity, the Darwinist, communist mindset that makes people loveless and turns the world into a place of darkness will give way to a world full of laughter, light, love, joy and peace. People will no longer be deceived, and they will realize that peace and security are the way that life should be lived. </text:p>
      <text:p text:style-name="P16"/>
      <text:p text:style-name="P16">s.302</text:p>
      <text:p text:style-name="P16">Turkish-Islamic Union will embrace everyone, regardless of religion, language, race, culture or nation. Nobody will be kept down, or oppressed, or poor or humiliated. Brotherhood, peace and security will settle across the world with Turkish-Islamic Union. </text:p>
      <text:p text:style-name="P16"/>
      <text:p text:style-name="P16">s.305</text:p>
      <text:p text:style-name="P16"><text:soft-page-break/>Turkish-Islamic Union will bring an economic well-being unseen since the Age of Felicity. The whole world will grow rich, and commercial activity will increase enormously. </text:p>
      <text:p text:style-name="P16"/>
      <text:p text:style-name="P16">s.307</text:p>
      <text:p text:style-name="P16">Our Kurdish brothers will be the first to take their places in Turkish-Islamic Union. They will be freed from PKK pressure and the label of second-class citizens imposed on them by the PKK for so many years, and will enjoy living as brothers, in peace, plenty and well-being. </text:p>
      <text:p text:style-name="P16"/>
      <text:p text:style-name="P16">s.309</text:p>
      <text:p text:style-name="P16">With Turkish-Islamic Union, borders will be purely symbolic. States and political regimes will remain as they are, but borders will be gateways to love and friendship. </text:p>
      <text:p text:style-name="P16"/>
      <text:p text:style-name="P15"><text:span text:style-name="T1">s.311</text:span></text:p>
      <text:p text:style-name="P16">Turkish-Islamic Union will foil the PKK's loathsome plans, and our fine, worthy Kurdish brothers will open up to everywhere in the world and live as they please. </text:p>
      <text:p text:style-name="P16"/>
      <text:p text:style-name="P16">s.320</text:p>
      <text:p text:style-name="P15">Charles Darwin</text:p>
      <text:p text:style-name="P19"/>
      <text:p text:style-name="P19">s.322</text:p>
      <text:p text:style-name="P15">Louise Pasteur</text:p>
      <text:p text:style-name="P19"/>
      <text:p text:style-name="P19">s.323</text:p>
      <text:p text:style-name="P16">As accepted also by the latest evolutionist theorists, the origin of life is still a great stumbling block for the theory of evolution.</text:p>
      <text:p text:style-name="P16"/>
      <text:p text:style-name="P16">Alexander Oparin's attempts to offer an evolutionist explanation for the origin of life ended in a great fiasco.</text:p>
      <text:p text:style-name="P16"/>
      <text:p text:style-name="P16">s.325</text:p>
      <text:p text:style-name="P16">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text:soft-page-break/>up of 900 volumes. Unquestionably, such extraordinary information definitively refutes the concept of coincidence.</text:p>
      <text:p text:style-name="P16"/>
      <text:p text:style-name="P16">s.329</text:p>
      <text:p text:style-name="P16">Since the beginning of the twentieth century, evolutionary biologists have sought examples of beneficial mutations by creating mutant flies. But these efforts have always resulted in sick and deformed creatures. The picture on the left shows the head of a normal fruit fly, and the picture on the right shows the head of a fruit fly with legs coming out of it, the result of mutation.</text:p>
      <text:p text:style-name="P16"/>
      <text:p text:style-name="P16">leg</text:p>
      <text:p text:style-name="P16"/>
      <text:p text:style-name="P16">antennae</text:p>
      <text:p text:style-name="P16"/>
      <text:p text:style-name="P16">eyes</text:p>
      <text:p text:style-name="P16"/>
      <text:p text:style-name="P16">mouth</text:p>
      <text:p text:style-name="P16"/>
      <text:p text:style-name="P16">s.332</text:p>
      <text:p text:style-name="P16">LIVING FOSSILS REFUTE EVOLUTION</text:p>
      <text:p text:style-name="P16"/>
      <text:p text:style-name="P19">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God created all living things.</text:p>
      <text:p text:style-name="P19"/>
      <text:p text:style-name="P19">A 54-to-37-million-year-old fossil sunfish </text:p>
      <text:p text:style-name="P19"/>
      <text:p text:style-name="P16">Crane Fly</text:p>
      <text:p text:style-name="P16">Period: Cenozoic Era, Eocene epoch</text:p>
      <text:p text:style-name="P16">Age: 48 to 37 million years old</text:p>
      <text:p text:style-name="P16"/>
      <text:p text:style-name="P15">A 295-million-year-old fossil sea urchin </text:p>
      <text:p text:style-name="P19"/>
      <text:p text:style-name="P19">s.333</text:p>
      <text:p text:style-name="P16"><text:soft-page-break/>Starfish</text:p>
      <text:p text:style-name="P16">Period: Ordovician</text:p>
      <text:p text:style-name="P16">Age: 500 to 440 million years old</text:p>
      <text:p text:style-name="P16"/>
      <text:p text:style-name="P16">Birch Leaf</text:p>
      <text:p text:style-name="P16">Period: Eocene</text:p>
      <text:p text:style-name="P16">Age: 50 million years old</text:p>
      <text:p text:style-name="P16"/>
      <text:p text:style-name="P15">A 125-million-year-old fossil cicada </text:p>
      <text:p text:style-name="P15"/>
      <text:p text:style-name="P15">A 50-million-year-old fossil sequoia leaf </text:p>
      <text:p text:style-name="P19"/>
      <text:p text:style-name="P19">s.334</text:p>
      <text:p text:style-name="P19">FALSE</text:p>
      <text:p text:style-name="P19"/>
      <text:p text:style-name="P16">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16"/>
      <text:p text:style-name="P16">s.338</text:p>
      <text:p text:style-name="P16">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on the right page. Then mix all these substances, using all possible physical and chemical techniques. But whatever you do, no matter how long you wait, not a single living cell will emerge from that barrel.</text:p>
      <text:p text:style-name="P16"/>
      <text:p text:style-name="P16">s.343</text:p>
      <text:p text:style-name="P16">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16"/>
      <text:p text:style-name="P16"><text:soft-page-break/>s.345</text:p>
      <text:p text:style-name="P16">Compared to cameras and sound recording devices, the eye and ear are much more complex, much more successful and possess far superior features to these products of high technology.</text:p>
      <text:p text:style-name="P16"/>
      <text:p text:style-name="P16">s.349</text:p>
      <text:p text:style-name="P15">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 </text:p>
      <text:p text:style-name="P19"/>
      <text:p text:style-name="P19"/>
      <text:h text:style-name="P58" text:outline-level="1">BACK COVER</text:h>
      <text:p text:style-name="P15"/>
      <text:p text:style-name="P15"/>
      <text:p text:style-name="P16">Members of this terror organization, raised on Darwinist and communist principles, perpetrate what communism requires by carrying out cowardly attacks, as bequeathed to them by Lenin. Those who say, “Enough, let us give up some land just so long as this terror comes to an end” are unaware of the true scale of the danger: The PKK wants a world communist state, starting with the Southeast and then extending to the entirety of the country as a whole.</text:p>
      <text:p text:style-name="P16">This communist threat we live side by side with will never end through mere condemnation, or feeble psychological conditioning nor with greater conflict. Terror will not end until the idea that killing is justified can be eliminated. The basis of that idea is Darwinism. Therefore, the only way to destroy the intellectual foundations of terror is to engage in scientific, anti-Darwinist and anti-communist activities. As a result of that scientific activity, the communist ideology will soon cease to exist and lose its purpose. </text:p>
      <text:p text:style-name="P16">What we say to the PKK is this: WE HAVE NOT ONE INCH OF LAND TO GIVE AWAY. Our aim IS TO SILENCE THE SCOURGE OF COMMUNISM BY ENGAGING IN THE ANTI-DARWINIST AND ANTI-MATERIALIST ACTIVITIES THAT SO TERRIFIED LENIN. Those who wish to come to an agreement with the PKK should heed these words. This is all we promise the PKK: </text:p>
      <text:p text:style-name="P7">“SUCH A NATION SHOULD RATHER DISAPPEAR THAN LIVE UNDER CAPTIVITY. INDEPENDENCE OR DEATH!” </text:p>
      <text:p text:style-name="P11">Mustafa Kemal Atatürk </text:p>
      <text:p text:style-name="P16"/>
      <text:p text:style-name="P15"><text:span text:style-name="T20">About the Author: </text:span><text:span text:style-name="T1">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p>
      <text:p text:style-name="P15"><text:span text:style-name="T1">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span></text:p>
      <text:p text:style-name="P16">By the will of Allah, the books of Harun Yahya will be a means through which people in the twenty-first century will attain the peace, justice, and happiness promised in the Qur'an.</text:p>
      <text:p text:style-name="P49"/>
      <text:p text:style-name="P4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BenquiatBold" svg:font-family="BenquiatBold, Calibri"/>
    <style:font-face style:name="Lohit Hindi1" svg:font-family="'Lohit Hindi'"/>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hocolateBox" svg:font-family="ChocolateBox" style:font-pitch="variable"/>
    <style:font-face style:name="Courier New" svg:font-family="'Courier New'" style:font-pitch="variable"/>
    <style:font-face style:name="Frutiger65Bold" svg:font-family="Frutiger65Bold" style:font-pitch="variable"/>
    <style:font-face style:name="Larissa Bold" svg:font-family="'Larissa Bol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style:font-name-asian="ヒラギノ角ゴ Pro W3" style:font-family-asian="'ヒラギノ角ゴ Pro W3'" style:font-pitch-asian="variable" style:font-size-asian="16pt"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text-underline-style="solid" style:text-underline-width="auto" style:text-underline-color="font-color"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font-style="normal" fo:font-weight="bold" style:font-style-asian="normal" style:font-weight-asian="bold"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LTI_20_SON" style:display-name="RESIM ALTI SON" style:family="paragraph" style:next-style-name="baslik_20_lider">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seri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RESIM_20_ALTI_20_SON">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yetalt">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next-style-name="baslik_20_lider">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next-style-name="baslik_20_lider">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Baslik_20_4">
      <style:text-properties fo:language="tr" fo:country="TR" fo:font-style="italic" fo:font-weight="bold" style:font-style-asian="italic" style:font-weight-asian="bold"/>
    </style:style>
    <style:style style:name="TR_20_Baslik_20_6" style:display-name="TR Baslik 6" style:family="paragraph" style:parent-style-name="TR_20_Baslik_20_5">
      <style:text-properties fo:font-style="normal" style:font-style-asian="normal"/>
    </style:style>
    <style:style style:name="TR_20_Alinti_20_Italik_20_bold" style:display-name="TR Alinti Italik bold" style:family="paragraph" style:parent-style-name="TR_20_Alinti_20_Italik">
      <style:text-properties fo:language="tr" fo:country="TR" fo:font-weight="bold" style:font-weight-asian="bold"/>
    </style:style>
    <style:style style:name="TR_20_Baslik_20_7" style:display-name="TR Baslik 7" style:family="paragraph" style:parent-style-name="TR_20_Baslik_20_5">
      <style:text-properties fo:font-size="14pt" style:text-underline-style="none" style:font-size-asian="14pt"/>
    </style:style>
    <style:style style:name="gazete" style:family="paragraph" style:next-style-name="baslik1">
      <style:paragraph-properties fo:margin-left="0.199cm" fo:margin-right="0.199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ra_20_baslik" style:display-name="kutu ara baslik" style:family="paragraph" style:next-style-name="baslik1">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charset="x-symbol" fo:letter-spacing="0.026cm" style:font-name-complex="Symbol" style:font-family-complex="Symbol" style:font-pitch-complex="variable" style:font-charset-complex="x-symbol" style:font-size-complex="11pt"/>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charset="x-symbol" fo:language="en" fo:country="GB"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10pt" fo:language="en" fo:country="GB" style:font-size-asian="10pt" style:font-name-complex="PalatinoTurk" style:font-family-complex="PalatinoTurk"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ANGER OF A COMMUNIST KURDISTAN</dc:title>
    <dc:subject>THE DANGER OF A COMMUNIST KURDISTAN</dc:subject>
    <meta:initial-creator>Harun Yahya</meta:initial-creator>
    <meta:creation-date>2015-03-03T23:59:00</meta:creation-date>
    <dc:date>2020-06-22T22:19:13.994958326</dc:date>
    <meta:print-date>2012-02-09T12:44:00</meta:print-date>
    <meta:editing-cycles>31</meta:editing-cycles>
    <meta:editing-duration>PT1H57M19S</meta:editing-duration>
    <meta:generator>LibreOffice/6.4.4.2$Linux_X86_64 LibreOffice_project/523b8e55cdb4890550c54dc0a0ee2ea29d34e811</meta:generator>
    <meta:keyword>THE DANGER OF A COMMUNIST KURDISTAN</meta:keyword>
    <meta:document-statistic meta:table-count="0" meta:image-count="0" meta:object-count="0" meta:page-count="171" meta:paragraph-count="1475" meta:word-count="65392" meta:character-count="392500" meta:non-whitespace-character-count="328043"/>
  </office:meta>
</office:document-meta>
</file>